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新細明體" svg:font-family="新細明體"/>
    <style:font-face style:name="標楷體1" svg:font-family="標楷體"/>
    <style:font-face style:name="細明體1" svg:font-family="細明體"/>
    <style:font-face style:name="細明體" svg:font-family="細明體" style:font-family-generic="modern"/>
    <style:font-face style:name="標楷體" svg:font-family="標楷體" style:font-family-generic="scrip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60.59mm"/>
    </style:style>
    <style:style style:name="co3" style:family="table-column">
      <style:table-column-properties fo:break-before="auto" style:column-width="34.93mm"/>
    </style:style>
    <style:style style:name="co4" style:family="table-column">
      <style:table-column-properties fo:break-before="auto" style:column-width="28.84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52.12mm"/>
    </style:style>
    <style:style style:name="co8" style:family="table-column">
      <style:table-column-properties fo:break-before="auto" style:column-width="23.55mm"/>
    </style:style>
    <style:style style:name="co9" style:family="table-column">
      <style:table-column-properties fo:break-before="auto" style:column-width="21.7mm"/>
    </style:style>
    <style:style style:name="co10" style:family="table-column">
      <style:table-column-properties fo:break-before="auto" style:column-width="45.24mm"/>
    </style:style>
    <style:style style:name="co11" style:family="table-column">
      <style:table-column-properties fo:break-before="auto" style:column-width="32.5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32.28mm"/>
    </style:style>
    <style:style style:name="co14" style:family="table-column">
      <style:table-column-properties fo:break-before="auto" style:column-width="18.79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28.26mm" fo:break-before="auto" style:use-optimal-row-height="false"/>
    </style:style>
    <style:style style:name="ro6" style:family="table-row">
      <style:table-row-properties style:row-height="14.09mm" fo:break-before="auto" style:use-optimal-row-height="false"/>
    </style:style>
    <style:style style:name="ro7" style:family="table-row">
      <style:table-row-properties style:row-height="38.84mm" fo:break-before="auto" style:use-optimal-row-height="false"/>
    </style:style>
    <style:style style:name="ro8" style:family="table-row">
      <style:table-row-properties style:row-height="42.33mm" fo:break-before="auto" style:use-optimal-row-height="false"/>
    </style:style>
    <style:style style:name="ro9" style:family="table-row">
      <style:table-row-properties style:row-height="52.92mm" fo:break-before="auto" style:use-optimal-row-height="false"/>
    </style:style>
    <style:style style:name="ro10" style:family="table-row">
      <style:table-row-properties style:row-height="31.75mm" fo:break-before="auto" style:use-optimal-row-height="false"/>
    </style:style>
    <style:style style:name="ro11" style:family="table-row">
      <style:table-row-properties style:row-height="21.17mm" fo:break-before="auto" style:use-optimal-row-height="false"/>
    </style:style>
    <style:style style:name="ro12" style:family="table-row">
      <style:table-row-properties style:row-height="24.68mm" fo:break-before="auto" style:use-optimal-row-height="false"/>
    </style:style>
    <style:style style:name="ro13" style:family="table-row">
      <style:table-row-properties style:row-height="49.42mm" fo:break-before="auto" style:use-optimal-row-height="false"/>
    </style:style>
    <style:style style:name="ro14" style:family="table-row">
      <style:table-row-properties style:row-height="35.26mm" fo:break-before="auto" style:use-optimal-row-height="false"/>
    </style:style>
    <style:style style:name="ro15" style:family="table-row">
      <style:table-row-properties style:row-height="22.97mm" fo:break-before="auto" style:use-optimal-row-height="false"/>
    </style:style>
    <style:style style:name="ro16" style:family="table-row">
      <style:table-row-properties style:row-height="31.75mm" fo:break-before="page" style:use-optimal-row-height="false"/>
    </style:style>
    <style:style style:name="ro17" style:family="table-row">
      <style:table-row-properties style:row-height="17.67mm" fo:break-before="auto" style:use-optimal-row-height="false"/>
    </style:style>
    <style:style style:name="ro18" style:family="table-row">
      <style:table-row-properties style:row-height="45.84mm" fo:break-before="auto" style:use-optimal-row-height="false"/>
    </style:style>
    <style:style style:name="ro19" style:family="table-row">
      <style:table-row-properties style:row-height="8.8mm" fo:break-before="auto" style:use-optimal-row-height="false"/>
    </style:style>
    <style:style style:name="ro20" style:family="table-row">
      <style:table-row-properties style:row-height="17.67mm" fo:break-before="page" style:use-optimal-row-height="false"/>
    </style:style>
    <style:style style:name="ro21" style:family="table-row">
      <style:table-row-properties style:row-height="11.91mm" fo:break-before="auto" style:use-optimal-row-height="false"/>
    </style:style>
    <style:style style:name="ro2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Arial" fo:font-size="14pt" style:font-name-asian="Arial1" style:font-size-asian="14pt" style:font-name-complex="Arial1" style:font-size-complex="14pt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4pt" style:font-name-asian="Arial1" style:font-size-asian="14pt" style:font-name-complex="Arial1" style:font-size-complex="14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5" style:family="table-cell" style:parent-style-name="千分位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標楷體" style:font-name-asian="標楷體1" style:font-name-complex="標楷體1"/>
    </style:style>
    <style:style style:name="ce6" style:family="table-cell" style:parent-style-name="千分位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7" style:family="table-cell" style:parent-style-name="Default" style:data-style-name="N0">
      <style:table-cell-properties fo:wrap-option="wrap" style:vertical-align="middle"/>
      <style:text-properties style:font-name="Arial" style:font-name-asian="Arial1" style:font-name-complex="Arial1"/>
    </style:style>
    <style:style style:name="ce8" style:family="table-cell" style:parent-style-name="千分位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style:font-name-asian="Arial1" style:font-name-complex="Arial1"/>
    </style:style>
    <style:style style:name="ce9" style:family="table-cell" style:parent-style-name="千分位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10" style:family="table-cell" style:parent-style-name="千分位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font-name="標楷體" style:font-name-asian="標楷體1" style:font-name-complex="標楷體1"/>
    </style:style>
    <style:style style:name="ce11" style:family="table-cell" style:parent-style-name="千分位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4pt" style:font-name-asian="Arial1" style:font-size-asian="14pt" style:font-name-complex="Arial1" style:font-size-complex="14pt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標楷體" fo:font-size="14pt" style:font-name-asian="標楷體1" style:font-size-asian="14pt" style:font-name-complex="標楷體1" style:font-size-complex="14pt"/>
    </style:style>
    <style:style style:name="ce14" style:family="table-cell" style:parent-style-name="千分位" style:data-style-name="N0">
      <style:table-cell-properties fo:border-bottom="0.06pt solid #000000" fo:wrap-option="wrap" fo:border-left="0.06pt solid #000000" fo:border-right="0.06pt solid #000000" fo:border-top="none" style:vertical-align="middle"/>
      <style:text-properties style:font-name="Arial" style:font-name-asian="Arial1" style:font-name-complex="Arial1"/>
    </style:style>
    <style:style style:name="ce15" style:family="table-cell" style:parent-style-name="千分位" style:data-style-name="N0">
      <style:table-cell-properties fo:border-bottom="0.06pt solid #000000" fo:background-color="transparent" fo:wrap-option="wrap" fo:border-left="0.06pt solid #000000" fo:border-right="0.06pt solid #000000" fo:border-top="none" style:vertical-align="middle"/>
      <style:text-properties style:font-name="標楷體" style:font-name-asian="標楷體1" style:font-name-complex="標楷體1"/>
    </style:style>
    <style:style style:name="ce16" style:family="table-cell" style:parent-style-name="千分位" style:data-style-name="N0">
      <style:table-cell-properties fo:wrap-option="wrap" fo:border="0.06pt solid #000000" style:vertical-align="middle"/>
      <style:text-properties style:font-name="Arial" style:font-name-asian="Arial1" style:font-name-complex="Arial1"/>
    </style:style>
    <style:style style:name="ce17" style:family="table-cell" style:parent-style-name="千分位" style:data-style-name="N0">
      <style:table-cell-properties fo:wrap-option="wrap" fo:border="0.06pt solid #000000" style:vertical-align="middle"/>
      <style:text-properties style:font-name="標楷體" style:font-name-asian="標楷體1" style:font-name-complex="標楷體1"/>
    </style:style>
    <style:style style:name="ce18" style:family="table-cell" style:parent-style-name="千分位" style:data-style-name="N0">
      <style:table-cell-properties fo:border-bottom="0.06pt solid #000000" fo:background-color="transparent" fo:wrap-option="wrap" fo:border-left="0.06pt solid #000000" fo:border-right="0.06pt solid #000000" fo:border-top="none" style:vertical-align="middle"/>
      <style:text-properties style:font-name="Arial" style:font-name-asian="Arial1" style:font-name-complex="Arial1"/>
    </style:style>
    <style:style style:name="ce19" style:family="table-cell" style:parent-style-name="千分位" style:data-style-name="N0">
      <style:table-cell-properties fo:background-color="transparent" fo:wrap-option="wrap" fo:border="0.06pt solid #000000" style:vertical-align="middle"/>
      <style:text-properties style:font-name="Arial" style:font-name-asian="Arial1" style:font-name-complex="Arial1"/>
    </style:style>
    <style:style style:name="ce20" style:family="table-cell" style:parent-style-name="千分位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style:font-name="Arial" style:font-name-asian="Arial1" style:font-name-complex="Arial1"/>
    </style:style>
    <style:style style:name="ce21" style:family="table-cell" style:parent-style-name="千分位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style:font-name-asian="Arial1" style:font-name-complex="Arial1"/>
    </style:style>
    <style:style style:name="ce22" style:family="table-cell" style:parent-style-name="千分位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mm"/>
      <style:text-properties style:font-name="Arial" style:font-name-asian="Arial1" style:font-name-complex="Arial1"/>
    </style:style>
    <style:style style:name="ce23" style:family="table-cell" style:parent-style-name="千分位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標楷體" style:font-name-asian="標楷體1" style:font-name-complex="標楷體1"/>
    </style:style>
    <style:style style:name="ce24" style:family="table-cell" style:parent-style-name="千分位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mm"/>
      <style:text-properties style:font-name="標楷體" style:font-name-asian="標楷體1" style:font-name-complex="標楷體1"/>
    </style:style>
    <style:style style:name="ce25" style:family="table-cell" style:parent-style-name="千分位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標楷體" style:font-name-asian="標楷體1" style:font-name-complex="標楷體1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標楷體" fo:font-size="16pt" style:font-name-asian="標楷體1" style:font-size-asian="16pt" style:font-name-complex="標楷體1" style:font-size-complex="16pt"/>
    </style:style>
    <style:style style:name="ce27" style:family="table-cell" style:parent-style-name="千分位" style:data-style-name="N0">
      <style:table-cell-properties fo:border-bottom="0.06pt solid #000000" fo:wrap-option="wrap" fo:border-left="0.06pt solid #000000" fo:border-right="0.06pt solid #000000" fo:border-top="none" style:vertical-align="middle"/>
      <style:text-properties style:font-name="標楷體" style:font-name-asian="標楷體1" style:font-name-complex="標楷體1"/>
    </style:style>
    <style:style style:name="ce28" style:family="table-cell" style:parent-style-name="千分位" style:data-style-name="N0">
      <style:table-cell-properties fo:background-color="transparent" fo:wrap-option="wrap" fo:border="0.06pt solid #000000" style:vertical-align="middle"/>
      <style:text-properties style:font-name="標楷體" style:font-name-asian="標楷體1" style:font-name-complex="標楷體1"/>
    </style:style>
    <style:style style:name="ce29" style:family="table-cell" style:parent-style-name="千分位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style:font-name="標楷體" style:font-name-asian="標楷體1" style:font-name-complex="標楷體1"/>
    </style:style>
    <style:style style:name="ce30" style:family="table-cell" style:parent-style-name="千分位" style:data-style-name="N142">
      <style:table-cell-properties fo:border-bottom="0.06pt solid #000000" fo:border-left="0.06pt solid #000000" fo:border-right="0.06pt solid #000000" fo:border-top="none" style:vertical-align="middle"/>
      <style:text-properties style:font-name="Arial" style:font-name-asian="Arial1" style:font-name-complex="Arial1"/>
    </style:style>
    <style:style style:name="ce31" style:family="table-cell" style:parent-style-name="千分位" style:data-style-name="N142">
      <style:table-cell-properties fo:border-bottom="0.06pt solid #000000" fo:background-color="transparent" fo:border-left="0.06pt solid #000000" fo:border-right="0.06pt solid #000000" fo:border-top="none" style:vertical-align="middle"/>
      <style:text-properties style:font-name="Arial" style:font-name-asian="Arial1" style:font-name-complex="Arial1"/>
    </style:style>
    <style:style style:name="ce32" style:family="table-cell" style:parent-style-name="千分位" style:data-style-name="N142">
      <style:table-cell-properties fo:border="0.06pt solid #000000" style:vertical-align="middle"/>
      <style:text-properties style:font-name="Arial" style:font-name-asian="Arial1" style:font-name-complex="Arial1"/>
    </style:style>
    <style:style style:name="ce33" style:family="table-cell" style:parent-style-name="千分位" style:data-style-name="N142">
      <style:table-cell-properties fo:background-color="transparent" fo:border="0.06pt solid #000000" style:vertical-align="middle"/>
      <style:text-properties style:font-name="Arial" style:font-name-asian="Arial1" style:font-name-complex="Arial1"/>
    </style:style>
    <style:style style:name="ce34" style:family="table-cell" style:parent-style-name="千分位" style:data-style-name="N142">
      <style:table-cell-properties fo:wrap-option="wrap" fo:border="0.06pt solid #000000" style:vertical-align="middle"/>
      <style:text-properties style:font-name="Arial" style:font-name-asian="Arial1" style:font-name-complex="Arial1"/>
    </style:style>
    <style:style style:name="ce35" style:family="table-cell" style:parent-style-name="千分位" style:data-style-name="N3">
      <style:table-cell-properties fo:border-bottom="0.06pt solid #000000" fo:border-left="0.06pt solid #000000" fo:border-right="0.06pt solid #000000" fo:border-top="none" style:vertical-align="middle"/>
      <style:text-properties style:font-name="Arial" style:font-name-asian="Arial1" style:font-name-complex="Arial1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font-name="Arial" fo:font-size="14pt" style:font-name-asian="Arial1" style:font-size-asian="14pt" style:font-name-complex="Arial1" style:font-size-complex="14pt"/>
    </style:style>
    <style:style style:name="ce37" style:family="table-cell" style:parent-style-name="千分位" style:data-style-name="N142">
      <style:table-cell-properties fo:border-bottom="none" fo:border-left="0.06pt solid #000000" fo:border-right="0.06pt solid #000000" fo:border-top="0.06pt solid #000000" style:vertical-align="middle"/>
      <style:text-properties style:font-name="Arial" style:font-name-asian="Arial1" style:font-name-complex="Arial1"/>
    </style:style>
    <style:style style:name="ce38" style:family="table-cell" style:parent-style-name="千分位" style:data-style-name="N144">
      <style:table-cell-properties style:diagonal-tl-br="0.06pt solid #000000"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3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Arial" fo:font-size="14pt" style:font-name-asian="Arial1" style:font-size-asian="14pt" style:font-name-complex="Arial1" style:font-size-complex="14pt"/>
    </style:style>
    <style:style style:name="ce40" style:family="table-cell" style:parent-style-name="Default" style:data-style-name="N0">
      <style:table-cell-properties style:vertical-align="middle"/>
      <style:text-properties fo:color="#ffc000" style:font-name="細明體" fo:font-size="16pt" fo:font-weight="bold" style:font-name-asian="細明體1" style:font-size-asian="16pt" style:font-weight-asian="bold" style:font-name-complex="細明體1" style:font-size-complex="16pt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標楷體" style:font-name-asian="標楷體1" style:font-name-complex="標楷體1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標楷體" style:font-name-asian="標楷體1" style:font-name-complex="標楷體1"/>
    </style:style>
    <style:style style:name="ce44" style:family="table-cell" style:parent-style-name="一般_5f_空白備查簿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標楷體" style:font-name-asian="標楷體1" style:font-name-complex="標楷體1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4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49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標楷體" style:font-name-asian="標楷體1" style:font-name-complex="標楷體1"/>
    </style:style>
    <style:style style:name="ce5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5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細明體" style:font-name-asian="細明體1" style:font-name-complex="細明體1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style:font-name-asian="Arial1" style:font-name-complex="Arial1"/>
    </style:style>
    <style:style style:name="ce53" style:family="table-cell" style:parent-style-name="Default" style:data-style-name="N0">
      <style:table-cell-properties fo:wrap-option="wrap" fo:border="0.06pt solid #000000" style:vertical-align="middle"/>
      <style:text-properties style:font-name="細明體" style:font-name-asian="細明體1" style:font-name-complex="細明體1"/>
    </style:style>
    <style:style style:name="ce5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細明體" style:font-name-asian="細明體1" style:font-name-complex="細明體1"/>
    </style:style>
    <style:style style:name="ce5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細明體" style:font-name-asian="細明體1" style:font-name-complex="細明體1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細明體" style:font-name-asian="細明體1" style:font-name-complex="細明體1"/>
    </style:style>
    <style:style style:name="ce5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mm"/>
      <style:text-properties style:font-name="Arial" style:font-name-asian="Arial1" style:font-name-complex="Arial1"/>
    </style:style>
    <style:style style:name="ce58" style:family="table-cell" style:parent-style-name="Default" style:data-style-name="N0">
      <style:table-cell-properties fo:wrap-option="wrap" fo:border="0.06pt solid #000000" style:vertical-align="middle"/>
      <style:text-properties style:font-name="Arial" style:font-name-asian="Arial1" style:font-name-complex="Arial1"/>
    </style:style>
    <style:style style:name="ce5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style:font-name-asian="Arial1" style:font-name-complex="Arial1"/>
    </style:style>
    <style:style style:name="ce60" style:family="table-cell" style:parent-style-name="Default" style:data-style-name="N0">
      <style:table-cell-properties fo:background-color="#ffff00" fo:wrap-option="wrap" fo:border="0.06pt solid #000000" style:vertical-align="middle"/>
      <style:text-properties style:font-name="Arial" style:font-name-asian="Arial1" style:font-name-complex="Arial1"/>
    </style:style>
    <style:style style:name="ce61" style:family="table-cell" style:parent-style-name="Default" style:data-style-name="N142">
      <style:table-cell-properties fo:wrap-option="wrap" style:vertical-align="middle"/>
      <style:text-properties style:font-name="Arial" style:font-name-asian="Arial1" style:font-name-complex="Arial1"/>
    </style:style>
    <style:style style:name="ce62" style:family="table-cell" style:parent-style-name="Default" style:data-style-name="N142">
      <style:table-cell-properties fo:background-color="transparent" fo:wrap-option="wrap" style:vertical-align="middle"/>
      <style:text-properties style:font-name="Arial" style:font-name-asian="Arial1" style:font-name-complex="Arial1"/>
    </style:style>
    <style:style style:name="ce63" style:family="table-cell" style:parent-style-name="Default" style:data-style-name="N0">
      <style:table-cell-properties fo:background-color="transparent" fo:wrap-option="wrap" style:vertical-align="middle"/>
      <style:text-properties style:font-name="Arial" style:font-name-asian="Arial1" style:font-name-complex="Arial1"/>
    </style:style>
    <style:style style:name="T1" style:family="text">
      <style:text-properties fo:color="#000000" style:font-name="標楷體" fo:font-size="18pt" fo:font-weight="bold" style:text-underline-style="none" style:text-underline-color="font-color" style:text-line-through-type="none" fo:font-style="normal" style:text-outline="false" fo:text-shadow="none" style:font-name-asian="標楷體" style:font-name-complex="標楷體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color="#000000" style:font-name="標楷體" fo:font-size="14pt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style:font-name="標楷體" fo:font-size="12pt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新細明體" style:font-name-asian="新細明體" style:font-name-complex="新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標楷體" style:font-name-asian="標楷體" style:font-name-complex="標楷體"/>
    </style:style>
    <style:style style:name="T7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font-name-asian="細明體" style:font-name-complex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10612議員建議事項" table:style-name="ta1" table:print-ranges="10612議員建議事項.A1:10612議員建議事項.J56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visibility="collapse" table:default-cell-style-name="ce7"/>
        <table:table-column table:style-name="co9" table:visibility="collapse" table:default-cell-style-name="ce7"/>
        <table:table-column table:style-name="co10" table:visibility="collapse" table:default-cell-style-name="ce7"/>
        <table:table-column table:style-name="co11" table:visibility="collapse" table:default-cell-style-name="ce7"/>
        <table:table-column table:style-name="co12" table:visibility="collapse" table:default-cell-style-name="ce7"/>
        <table:table-column table:style-name="co13" table:visibility="collapse" table:default-cell-style-name="ce7"/>
        <table:table-column table:style-name="co14" table:number-columns-repeated="1009" table:default-cell-style-name="ce7"/>
        <table:table-row table:style-name="ro1">
          <table:table-cell table:style-name="ce1" office:value-type="string" calcext:value-type="string" table:number-columns-spanned="9" table:number-rows-spanned="1">
            <text:p><text:span text:style-name="T1">新北市政府</text:span>106<text:span text:style-name="T1">年度對議員所提地方建設建議事項處理明細表</text:span></text:p>
          </table:table-cell>
          <table:covered-table-cell table:number-columns-repeated="8"/>
          <table:table-cell table:style-name="ce40"/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9" table:number-rows-spanned="1">
            <text:p><text:span text:style-name="T1">至</text:span>106<text:span text:style-name="T1">年</text:span>12<text:span text:style-name="T1">月止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26" office:value-type="string" calcext:value-type="string" table:number-columns-spanned="6" table:number-rows-spanned="1">
            <text:p><text:s text:c="21"/>(本表為半年報)</text:p>
          </table:table-cell>
          <table:covered-table-cell table:number-columns-repeated="5"/>
          <table:table-cell table:style-name="ce39" office:value-type="string" calcext:value-type="string">
            <text:p><text:span text:style-name="T2">單位：新臺幣千元</text:span>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<text:span text:style-name="T2">議員姓名</text:span></text:p>
          </table:table-cell>
          <table:table-cell table:style-name="ce13" office:value-type="string" calcext:value-type="string" table:number-columns-spanned="1" table:number-rows-spanned="2">
            <text:p>建議項目及內容</text:p>
          </table:table-cell>
          <table:table-cell table:style-name="ce3" office:value-type="string" calcext:value-type="string" table:number-columns-spanned="1" table:number-rows-spanned="2">
            <text:p><text:span text:style-name="T2">建議地點</text:span></text:p>
          </table:table-cell>
          <table:table-cell table:style-name="ce3" office:value-type="string" calcext:value-type="string" table:number-columns-spanned="1" table:number-rows-spanned="2">
            <text:p><text:span text:style-name="T2">建議金額</text:span></text:p>
          </table:table-cell>
          <table:table-cell table:style-name="ce3" office:value-type="string" calcext:value-type="string" table:number-columns-spanned="5" table:number-rows-spanned="1">
            <text:p><text:span text:style-name="T2">核定情形</text:span></text:p>
          </table:table-cell>
          <table:covered-table-cell table:number-columns-repeated="4" table:style-name="ce4"/>
          <table:table-cell table:number-columns-repeated="1015"/>
        </table:table-row>
        <table:table-row table:style-name="ro4">
          <table:covered-table-cell table:number-columns-repeated="4" table:style-name="ce4"/>
          <table:table-cell table:style-name="ce36" office:value-type="string" calcext:value-type="string">
            <text:p><text:span text:style-name="T2">核定金額</text:span></text:p>
          </table:table-cell>
          <table:table-cell table:style-name="ce36" office:value-type="string" calcext:value-type="string">
            <text:p><text:span text:style-name="T2">經費支用科目</text:span></text:p>
          </table:table-cell>
          <table:table-cell table:style-name="ce36" office:value-type="string" calcext:value-type="string">
            <text:p><text:span text:style-name="T2">主辦機關</text:span></text:p>
          </table:table-cell>
          <table:table-cell table:style-name="ce36" office:value-type="string" calcext:value-type="string">
            <text:p><text:span text:style-name="T2">招標方式</text:span></text:p>
          </table:table-cell>
          <table:table-cell table:style-name="ce36" office:value-type="string" calcext:value-type="string">
            <text:p><text:span text:style-name="T2">得標廠商</text:span></text:p>
          </table:table-cell>
          <table:table-cell table:style-name="ce41" office:value-type="string" calcext:value-type="string">
            <text:p>核對無誤</text:p>
            <text:p>(v)</text:p>
          </table:table-cell>
          <table:table-cell table:style-name="ce41" office:value-type="string" calcext:value-type="string">
            <text:p>須請機關確認</text:p>
            <text:p>(v)</text:p>
          </table:table-cell>
          <table:table-cell table:style-name="ce41" office:value-type="string" calcext:value-type="string">
            <text:p>待確認事項</text:p>
          </table:table-cell>
          <table:table-cell table:style-name="ce56" office:value-type="string" calcext:value-type="string">
            <text:p>跟上半年公告資料核對</text:p>
          </table:table-cell>
          <table:table-cell table:style-name="ce56" office:value-type="string" calcext:value-type="string">
            <text:p>機關回應</text:p>
          </table:table-cell>
          <table:table-cell table:style-name="ce56" office:value-type="string" calcext:value-type="string">
            <text:p>最終結果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黃俊哲</text:p>
          </table:table-cell>
          <table:table-cell table:style-name="ce14" office:value-type="string" calcext:value-type="string">
            <text:p><text:span text:style-name="T4">板橋區溪崑第二市民活動中心購置</text:span>RO<text:span text:style-name="T4">逆滲透飲水機、血壓計、多媒體影音主機、擴大機、無麥克風組設備計畫</text:span></text:p>
          </table:table-cell>
          <table:table-cell table:style-name="ce14" office:value-type="string" calcext:value-type="string">
            <text:p><text:span text:style-name="T4">板橋區溪崑第二市民活動中心</text:span></text:p>
          </table:table-cell>
          <table:table-cell table:number-columns-repeated="2" table:style-name="ce30" office:value-type="float" office:value="152" calcext:value-type="float">
            <text:p>152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板橋區公所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頂能企業股份有限公司</text:p>
            <text:p>陞霖科技股份有限公司</text:p>
            <text:p>長江飲水機企業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白珮茹</text:p>
          </table:table-cell>
          <table:table-cell table:style-name="ce14" office:value-type="string" calcext:value-type="string">
            <text:p><text:span text:style-name="T4">汐止區保長市民活動中心設施改善案</text:span></text:p>
          </table:table-cell>
          <table:table-cell table:style-name="ce14" office:value-type="string" calcext:value-type="string">
            <text:p><text:span text:style-name="T4">汐止區保長市民活動中心</text:span></text:p>
          </table:table-cell>
          <table:table-cell table:number-columns-repeated="2" table:style-name="ce30" office:value-type="float" office:value="600" calcext:value-type="float">
            <text:p>6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汐止區公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弈捷營造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3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彭成龍</text:p>
          </table:table-cell>
          <table:table-cell table:style-name="ce14" office:value-type="string" calcext:value-type="string">
            <text:p><text:span text:style-name="T4">土城區購置延壽市民活動中心冷氣機設備</text:span></text:p>
          </table:table-cell>
          <table:table-cell table:style-name="ce14" office:value-type="string" calcext:value-type="string">
            <text:p><text:span text:style-name="T4">土城區延壽市民活動中心</text:span></text:p>
          </table:table-cell>
          <table:table-cell table:style-name="ce30" office:value-type="float" office:value="50" calcext:value-type="float">
            <text:p>50 </text:p>
          </table:table-cell>
          <table:table-cell table:style-name="ce30" office:value-type="float" office:value="45" calcext:value-type="float">
            <text:p>45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土城區公所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百恆威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劉美芳</text:p>
          </table:table-cell>
          <table:table-cell table:style-name="ce14" office:value-type="string" calcext:value-type="string">
            <text:p><text:span text:style-name="T4">板橋區購置老人休閒活動中心影印機</text:span></text:p>
          </table:table-cell>
          <table:table-cell table:style-name="ce14" office:value-type="string" calcext:value-type="string">
            <text:p><text:span text:style-name="T4">板橋區老人休閒活動中心</text:span></text:p>
          </table:table-cell>
          <table:table-cell table:number-columns-repeated="2" table:style-name="ce30" office:value-type="float" office:value="85" calcext:value-type="float">
            <text:p>85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板橋區公所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金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洪佳君</text:p>
          </table:table-cell>
          <table:table-cell table:style-name="ce14" office:value-type="string" calcext:value-type="string">
            <text:p><text:span text:style-name="T4">鶯歌區休閒活動中心整修工程</text:span></text:p>
          </table:table-cell>
          <table:table-cell table:style-name="ce14" office:value-type="string" calcext:value-type="string">
            <text:p><text:span text:style-name="T4">鶯歌區休閒活動中心</text:span>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鶯歌區公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華泰興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銘仁</text:p>
          </table:table-cell>
          <table:table-cell table:style-name="ce14" office:value-type="string" calcext:value-type="string">
            <text:p><text:span text:style-name="T4">三峽區</text:span>APP<text:span text:style-name="T4">觸控電腦廣播系統</text:span></text:p>
          </table:table-cell>
          <table:table-cell table:style-name="ce14" office:value-type="string" calcext:value-type="string">
            <text:p><text:span text:style-name="T4">三峽區龍埔市民活動中心</text:span></text:p>
          </table:table-cell>
          <table:table-cell table:number-columns-repeated="2" table:style-name="ce30" office:value-type="float" office:value="85" calcext:value-type="float">
            <text:p>85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峽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天圓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7">
          <table:table-cell table:style-name="ce5" office:value-type="string" calcext:value-type="string">
            <text:p>王建章</text:p>
          </table:table-cell>
          <table:table-cell table:style-name="ce14" office:value-type="string" calcext:value-type="string">
            <text:p><text:span text:style-name="T4">烏來區公所購置跑步機、有氧健身車、立式健身車、交叉訓練機、扭腰踏步機、全功能</text:span>4<text:span text:style-name="T4">人式重量訓練機、多功能舉重健身機、組合式電鍍啞鈴、電鍍啞鈴</text:span></text:p>
          </table:table-cell>
          <table:table-cell table:style-name="ce14" office:value-type="string" calcext:value-type="string">
            <text:p><text:span text:style-name="T4">烏來區第一活動中心</text:span></text:p>
          </table:table-cell>
          <table:table-cell table:style-name="ce30" office:value-type="float" office:value="400" calcext:value-type="float">
            <text:p>400 </text:p>
          </table:table-cell>
          <table:table-cell table:style-name="ce30" office:value-type="float" office:value="200" calcext:value-type="float">
            <text:p>2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烏來區公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強生運動科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5">
          <table:table-cell table:style-name="ce5" office:value-type="string" calcext:value-type="string">
            <text:p>王建章</text:p>
          </table:table-cell>
          <table:table-cell table:style-name="ce15" office:value-type="string" calcext:value-type="string">
            <text:p>烏來區公所購置移動式冷氣機、電扇、樟木餐桌椅組、收納櫃、鐵櫃、茶車組、原木椅組合</text:p>
          </table:table-cell>
          <table:table-cell table:style-name="ce14" office:value-type="string" calcext:value-type="string">
            <text:p><text:span text:style-name="T4">烏來區信賢活動中心</text:span></text:p>
          </table:table-cell>
          <table:table-cell table:number-columns-repeated="2" table:style-name="ce30" office:value-type="float" office:value="138" calcext:value-type="float">
            <text:p>138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烏來區公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強生運動科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王淑慧</text:p>
          </table:table-cell>
          <table:table-cell table:style-name="ce14" office:value-type="string" calcext:value-type="string">
            <text:p><text:span text:style-name="T4">板橋區購置老人休閒活動中心冷氣機</text:span></text:p>
          </table:table-cell>
          <table:table-cell table:style-name="ce14" office:value-type="string" calcext:value-type="string">
            <text:p><text:span text:style-name="T4">板橋區老人休閒活動中心</text:span></text:p>
          </table:table-cell>
          <table:table-cell table:number-columns-repeated="2" table:style-name="ce30" office:value-type="float" office:value="80" calcext:value-type="float">
            <text:p>8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板橋區公所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吉盛興電器有線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8">
          <table:table-cell table:style-name="ce5" office:value-type="string" calcext:value-type="string">
            <text:p>沈發惠</text:p>
          </table:table-cell>
          <table:table-cell table:style-name="ce14" office:value-type="string" calcext:value-type="string">
            <text:p><text:span text:style-name="T4">萬里區購置市民活動中心設備及用具</text:span><text:span text:style-name="T5">—</text:span><text:span text:style-name="T6">辦公桌、雙層公文鐵櫃、長桌、流理檯、電子快速爐、飲水機、壁掛式電扇、</text:span>LED<text:span text:style-name="T4">電視、廚房用品</text:span></text:p>
          </table:table-cell>
          <table:table-cell table:style-name="ce14" office:value-type="string" calcext:value-type="string">
            <text:p><text:span text:style-name="T4">萬里區龜吼市民活動中心</text:span></text:p>
          </table:table-cell>
          <table:table-cell table:number-columns-repeated="2" table:style-name="ce30" office:value-type="float" office:value="46" calcext:value-type="float">
            <text:p>46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萬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漢興傢俱店</text:p>
            <text:p>日日水電工程有限公所</text:p>
            <text:p>萬里煤氣行</text:p>
            <text:p>賀正飲水科技事業有限公司</text:p>
            <text:p>裕輝電器行</text:p>
            <text:p>上其禮品企業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查無此筆</text:p>
          </table:table-cell>
          <table:table-cell table:style-name="ce58"/>
          <table:table-cell table:style-name="ce58" office:value-type="string" calcext:value-type="string">
            <text:p>已提供簽文，原建議補助100，資本門46，經常門54</text:p>
          </table:table-cell>
          <table:table-cell table:style-name="ce58" office:value-type="string" calcext:value-type="string">
            <text:p>ok<text:span text:style-name="T8">，不用改</text:span></text:p>
          </table:table-cell>
          <table:table-cell table:style-name="ce61"/>
          <table:table-cell table:number-columns-repeated="1008"/>
        </table:table-row>
        <table:table-row table:style-name="ro9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瑞芳區購置市民活動中心設備</text:span><text:span text:style-name="T5">—</text:span><text:span text:style-name="T6">投影機、投影布幕、筆記型電腦、印表機、辦公桌、辦公椅、飲水機、印表機碳粉匣、排油煙機、手提移動擴音器、電扇、餐具組設備及用具</text:span></text:p>
          </table:table-cell>
          <table:table-cell table:style-name="ce27" office:value-type="string" calcext:value-type="string">
            <text:p>瑞芳區瑞龍市民活動中心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瑞芳區公所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賀眾企業股份有限公司</text:p>
            <text:p>互盛股份有限公司</text:p>
            <text:p>富佳工程行</text:p>
            <text:p>欣晟電器有限公司</text:p>
            <text:p>全國電子股份有限公司</text:p>
            <text:p>任騰禮品有限公司</text:p>
            <text:p>震旦行股份有限公司</text:p>
            <text:p>國眾電腦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黃永昌</text:p>
          </table:table-cell>
          <table:table-cell table:style-name="ce14" office:value-type="string" calcext:value-type="string">
            <text:p><text:span text:style-name="T4">土城區員林市民活動中心裝置吊扇設備</text:span></text:p>
          </table:table-cell>
          <table:table-cell table:style-name="ce14" office:value-type="string" calcext:value-type="string">
            <text:p><text:span text:style-name="T4">土城區員林市民活動中心</text:span></text:p>
          </table:table-cell>
          <table:table-cell table:style-name="ce30" office:value-type="float" office:value="28" calcext:value-type="float">
            <text:p>28 </text:p>
          </table:table-cell>
          <table:table-cell table:style-name="ce30" office:value-type="float" office:value="27" calcext:value-type="float">
            <text:p>27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土城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玳加電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啟能</text:p>
          </table:table-cell>
          <table:table-cell table:style-name="ce14" office:value-type="string" calcext:value-type="string">
            <text:p><text:span text:style-name="T4">三重區環境改善工程</text:span></text:p>
          </table:table-cell>
          <table:table-cell table:style-name="ce27" office:value-type="string" calcext:value-type="string">
            <text:p>三重區永盛市民活動中心</text:p>
          </table:table-cell>
          <table:table-cell table:style-name="ce30" office:value-type="float" office:value="96" calcext:value-type="float">
            <text:p>96 </text:p>
          </table:table-cell>
          <table:table-cell table:style-name="ce30" office:value-type="float" office:value="95" calcext:value-type="float">
            <text:p>95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重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新標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沈發惠</text:p>
          </table:table-cell>
          <table:table-cell table:style-name="ce14" office:value-type="string" calcext:value-type="string">
            <text:p><text:span text:style-name="T4">汐止區購置視聽設備及按摩椅</text:span></text:p>
          </table:table-cell>
          <table:table-cell table:style-name="ce14" office:value-type="string" calcext:value-type="string">
            <text:p><text:span text:style-name="T4">汐止區茄苳市民活動中心</text:span></text:p>
          </table:table-cell>
          <table:table-cell table:number-columns-repeated="2"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汐止區公所</text:p>
          </table:table-cell>
          <table:table-cell table:style-name="ce27" office:value-type="string" calcext:value-type="string">
            <text:p>共同供應契約</text:p>
            <text:p>逕洽廠商</text:p>
          </table:table-cell>
          <table:table-cell table:style-name="ce27" office:value-type="string" calcext:value-type="string">
            <text:p>明音電器行</text:p>
            <text:p>玉軒運動器材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白珮茹</text:p>
          </table:table-cell>
          <table:table-cell table:style-name="ce14" office:value-type="string" calcext:value-type="string">
            <text:p><text:span text:style-name="T4">金山區按摩器材設備增購案</text:span></text:p>
          </table:table-cell>
          <table:table-cell table:style-name="ce14" office:value-type="string" calcext:value-type="string">
            <text:p><text:span text:style-name="T4">金山區清泉市民活動中心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.8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金山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強生運動科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賴秋媚</text:p>
          </table:table-cell>
          <table:table-cell table:style-name="ce14" office:value-type="string" calcext:value-type="string">
            <text:p><text:span text:style-name="T4">泰山區楓樹福泰市民活動中心購置擴大機、音圓多媒體播放器、機櫃、電視螢幕、無線麥克風、有線麥克風設備</text:span></text:p>
          </table:table-cell>
          <table:table-cell table:style-name="ce14" office:value-type="string" calcext:value-type="string">
            <text:p><text:span text:style-name="T4">泰山區楓樹福泰市民活動中心</text:span></text:p>
          </table:table-cell>
          <table:table-cell table:number-columns-repeated="2" table:style-name="ce30" office:value-type="float" office:value="70" calcext:value-type="float">
            <text:p>7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泰山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長餘國際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世榮</text:p>
          </table:table-cell>
          <table:table-cell table:style-name="ce14" office:value-type="string" calcext:value-type="string">
            <text:p><text:span text:style-name="T4">鶯歌區購置體健設施設備</text:span></text:p>
          </table:table-cell>
          <table:table-cell table:style-name="ce14" office:value-type="string" calcext:value-type="string">
            <text:p><text:span text:style-name="T4">鶯歌區永昌世民活動中心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鶯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聖聿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蘇有仁</text:p>
          </table:table-cell>
          <table:table-cell table:style-name="ce14" office:value-type="string" calcext:value-type="string">
            <text:p><text:span text:style-name="T4">鶯歌區購置電腦音樂伴唱機等相關設備</text:span></text:p>
          </table:table-cell>
          <table:table-cell table:style-name="ce14" office:value-type="string" calcext:value-type="string">
            <text:p><text:span text:style-name="T4">鶯歌區西鶯市民活動中心</text:span></text:p>
          </table:table-cell>
          <table:table-cell table:style-name="ce30" office:value-type="float" office:value="60" calcext:value-type="float">
            <text:p>60 </text:p>
          </table:table-cell>
          <table:table-cell table:style-name="ce30" office:value-type="float" office:value="59" calcext:value-type="float">
            <text:p>5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鶯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光旭影音企業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賴秋媚</text:p>
          </table:table-cell>
          <table:table-cell table:style-name="ce14" office:value-type="string" calcext:value-type="string">
            <text:p><text:span text:style-name="T4">泰山區購置飲水機</text:span></text:p>
          </table:table-cell>
          <table:table-cell table:style-name="ce14" office:value-type="string" calcext:value-type="string">
            <text:p><text:span text:style-name="T4">泰山區貴和市民活動中心</text:span></text:p>
          </table:table-cell>
          <table:table-cell table:number-columns-repeated="2" table:style-name="ce30" office:value-type="float" office:value="21" calcext:value-type="float">
            <text:p>21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泰山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賀眾企業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啟能</text:p>
          </table:table-cell>
          <table:table-cell table:style-name="ce14" office:value-type="string" calcext:value-type="string">
            <text:p><text:span text:style-name="T4">三重區購置音響擴音設備</text:span></text:p>
          </table:table-cell>
          <table:table-cell table:style-name="ce14" office:value-type="string" calcext:value-type="string">
            <text:p><text:span text:style-name="T4">三重區永盛市民活動中心</text:span></text:p>
          </table:table-cell>
          <table:table-cell table:number-columns-repeated="2" table:style-name="ce30" office:value-type="float" office:value="80" calcext:value-type="float">
            <text:p>8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重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欣詮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雙溪區屋頂漏水修繕工程</text:span></text:p>
          </table:table-cell>
          <table:table-cell table:style-name="ce27" office:value-type="string" calcext:value-type="string">
            <text:p>雙溪區中正市民活動中心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雙溪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連鴻工程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平溪區購置鑼鼓陣器材</text:span></text:p>
          </table:table-cell>
          <table:table-cell table:style-name="ce27" office:value-type="string" calcext:value-type="string">
            <text:p>平溪區東勢市民活動中心</text:p>
          </table:table-cell>
          <table:table-cell table:style-name="ce31" office:value-type="float" office:value="64" calcext:value-type="float">
            <text:p>64 </text:p>
          </table:table-cell>
          <table:table-cell table:style-name="ce30" office:value-type="float" office:value="64" calcext:value-type="float">
            <text:p>64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平溪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林午薪傳工業社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建議金額有修正</text:p>
          </table:table-cell>
          <table:table-cell table:style-name="ce58"/>
          <table:table-cell table:style-name="ce58" office:value-type="string" calcext:value-type="string">
            <text:p>已提供簽文，原建議補助100，資本門64，經常門36</text:p>
          </table:table-cell>
          <table:table-cell table:style-name="ce53" office:value-type="string" calcext:value-type="string">
            <text:p>建議金額改64千元</text:p>
          </table:table-cell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楊春妹</text:p>
          </table:table-cell>
          <table:table-cell table:style-name="ce14" office:value-type="string" calcext:value-type="string">
            <text:p><text:span text:style-name="T4">土城區原住民族活動中心設備修繕工程</text:span></text:p>
          </table:table-cell>
          <table:table-cell table:style-name="ce14" office:value-type="string" calcext:value-type="string">
            <text:p><text:span text:style-name="T4">土城區原住民族活動中心</text:span></text:p>
          </table:table-cell>
          <table:table-cell table:style-name="ce30" office:value-type="float" office:value="90" calcext:value-type="float">
            <text:p>90 </text:p>
          </table:table-cell>
          <table:table-cell table:style-name="ce30" office:value-type="float" office:value="86" calcext:value-type="float">
            <text:p>86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土城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福陞工程行 <text:s text:c="16"/>順正鋼製傢俱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雙溪區燦光分校籃球場設備設置工程</text:span></text:p>
          </table:table-cell>
          <table:table-cell table:style-name="ce14" office:value-type="string" calcext:value-type="string">
            <text:p><text:span text:style-name="T4">雙溪區燦光分校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雙溪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連氏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劉美芳</text:p>
          </table:table-cell>
          <table:table-cell table:style-name="ce14" office:value-type="string" calcext:value-type="string">
            <text:p><text:span text:style-name="T4">板橋區裕民街、長江路一段及四維路照明改善工程</text:span></text:p>
          </table:table-cell>
          <table:table-cell table:style-name="ce14" office:value-type="string" calcext:value-type="string">
            <text:p><text:span text:style-name="T4">板橋區裕民街、長江路一段及四維路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板橋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碼寶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廖正良</text:p>
          </table:table-cell>
          <table:table-cell table:style-name="ce14" office:value-type="string" calcext:value-type="string">
            <text:p><text:span text:style-name="T4">金山區老人健康樂活場地建築物修繕案</text:span></text:p>
          </table:table-cell>
          <table:table-cell table:style-name="ce14" office:value-type="string" calcext:value-type="string">
            <text:p><text:span text:style-name="T4">金山區美田里中山路</text:span>277<text:span text:style-name="T4">號</text:span>3<text:span text:style-name="T4">樓</text:span>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金山區公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磐丞營造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劉哲彰</text:p>
          </table:table-cell>
          <table:table-cell table:style-name="ce14" office:value-type="string" calcext:value-type="string">
            <text:p><text:span text:style-name="T4">新店區安民街</text:span>121<text:span text:style-name="T4">巷空地旁鋪設</text:span>PC<text:span text:style-name="T4">工程</text:span></text:p>
          </table:table-cell>
          <table:table-cell table:style-name="ce14" office:value-type="string" calcext:value-type="string">
            <text:p><text:span text:style-name="T4">新店區安民街</text:span>121<text:span text:style-name="T4">巷</text:span>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上誠營造事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金中玉</text:p>
          </table:table-cell>
          <table:table-cell table:style-name="ce14" office:value-type="string" calcext:value-type="string">
            <text:p><text:span text:style-name="T4">新店區永平街</text:span>53<text:span text:style-name="T4">巷口坡地施作里民休憩區工程</text:span></text:p>
          </table:table-cell>
          <table:table-cell table:style-name="ce14" office:value-type="string" calcext:value-type="string">
            <text:p><text:span text:style-name="T4">新店區永平街</text:span>53<text:span text:style-name="T4">巷口</text:span>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詠勝營造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廖本煙</text:p>
          </table:table-cell>
          <table:table-cell table:style-name="ce14" office:value-type="string" calcext:value-type="string">
            <text:p><text:span text:style-name="T4">鶯歌區北鶯公園旁登山步道入口處新增不銹鋼欄杆工程</text:span></text:p>
          </table:table-cell>
          <table:table-cell table:style-name="ce14" office:value-type="string" calcext:value-type="string">
            <text:p><text:span text:style-name="T4">鶯歌區北鶯公園旁登山步道入口</text:span>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鶯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展豪土木包工業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陳儀君</text:p>
          </table:table-cell>
          <table:table-cell table:style-name="ce14" office:value-type="string" calcext:value-type="string">
            <text:p><text:span text:style-name="T4">新店區參與式預算－碧潭和美山規劃石板賞螢生態步道工程</text:span></text:p>
          </table:table-cell>
          <table:table-cell table:style-name="ce14" office:value-type="string" calcext:value-type="string">
            <text:p><text:span text:style-name="T4">新店區和美山登山步道</text:span></text:p>
          </table:table-cell>
          <table:table-cell table:number-columns-repeated="2" table:style-name="ce30" office:value-type="float" office:value="487" calcext:value-type="float">
            <text:p>487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建林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宋明宗</text:p>
          </table:table-cell>
          <table:table-cell table:style-name="ce14" office:value-type="string" calcext:value-type="string">
            <text:p><text:span text:style-name="T4">泰山區</text:span>106<text:span text:style-name="T4">年里基礎改善等工程</text:span></text:p>
          </table:table-cell>
          <table:table-cell table:style-name="ce14" office:value-type="string" calcext:value-type="string">
            <text:p><text:span text:style-name="T4">泰山區貴賢里、同榮里、福興里、楓樹里、貴和里、貴子里等</text:span>6<text:span text:style-name="T4">里</text:span></text:p>
          </table:table-cell>
          <table:table-cell table:number-columns-repeated="2" table:style-name="ce30" office:value-type="float" office:value="1109" calcext:value-type="float">
            <text:p>110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泰山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興鑫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高敏慧</text:p>
          </table:table-cell>
          <table:table-cell table:style-name="ce14" office:value-type="string" calcext:value-type="string">
            <text:p><text:span text:style-name="T4">雙溪區長源里</text:span>4<text:span text:style-name="T4">鄰道路護坡工程</text:span></text:p>
          </table:table-cell>
          <table:table-cell table:style-name="ce14" office:value-type="string" calcext:value-type="string">
            <text:p><text:span text:style-name="T4">雙溪區長源里</text:span>4<text:span text:style-name="T4">鄰</text:span>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雙溪區公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千甲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白珮茹</text:p>
          </table:table-cell>
          <table:table-cell table:style-name="ce14" office:value-type="string" calcext:value-type="string">
            <text:p><text:span text:style-name="T4">汐止區湖光里籃球場改善工程</text:span></text:p>
          </table:table-cell>
          <table:table-cell table:style-name="ce14" office:value-type="string" calcext:value-type="string">
            <text:p><text:span text:style-name="T4">汐止區湖光里內廣場</text:span></text:p>
          </table:table-cell>
          <table:table-cell table:number-columns-repeated="2" table:style-name="ce30" office:value-type="float" office:value="390" calcext:value-type="float">
            <text:p>39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汐止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福君土木包工業友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瑞芳區龍潭里中正路排水溝改善工程</text:span></text:p>
          </table:table-cell>
          <table:table-cell table:style-name="ce14" office:value-type="string" calcext:value-type="string">
            <text:p><text:span text:style-name="T4">瑞芳區龍潭里</text:span>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瑞芳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裕基土木包工業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張瑞山</text:p>
          </table:table-cell>
          <table:table-cell table:style-name="ce16" office:value-type="string" calcext:value-type="string" table:number-columns-spanned="1" table:number-rows-spanned="2">
            <text:p><text:span text:style-name="T4">鶯歌區溝蓋更新及排水改善工程</text:span></text:p>
          </table:table-cell>
          <table:table-cell table:style-name="ce16" office:value-type="string" calcext:value-type="string" table:number-columns-spanned="1" table:number-rows-spanned="2">
            <text:p><text:span text:style-name="T4">鶯歌區高職西街、鄭厝巷口、國中街尖山路口</text:span>(<text:span text:style-name="T4">近尖山國中</text:span>)</text:p>
          </table:table-cell>
          <table:table-cell table:style-name="ce30" office:value-type="float" office:value="200" calcext:value-type="float">
            <text:p>200 </text:p>
          </table:table-cell>
          <table:table-cell table:style-name="ce32" office:value-type="float" office:value="500" calcext:value-type="float" table:number-columns-spanned="1" table:number-rows-spanned="2">
            <text:p>500 </text:p>
          </table:table-cell>
          <table:table-cell table:style-name="ce17" office:value-type="string" calcext:value-type="string" table:number-columns-spanned="1" table:number-rows-spanned="2">
            <text:p>民政業務-民政業務-獎補助費 </text:p>
          </table:table-cell>
          <table:table-cell table:style-name="ce6" office:value-type="string" calcext:value-type="string" table:number-columns-spanned="1" table:number-rows-spanned="2">
            <text:p>鶯歌區公所</text:p>
          </table:table-cell>
          <table:table-cell table:style-name="ce17" office:value-type="string" calcext:value-type="string" table:number-columns-spanned="1" table:number-rows-spanned="2">
            <text:p>開口合約</text:p>
          </table:table-cell>
          <table:table-cell table:style-name="ce17" office:value-type="string" calcext:value-type="string" table:number-columns-spanned="1" table:number-rows-spanned="2">
            <text:p>五嶺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何淑峯</text:p>
          </table:table-cell>
          <table:covered-table-cell table:number-columns-repeated="2"/>
          <table:table-cell table:style-name="ce30" office:value-type="float" office:value="300" calcext:value-type="float">
            <text:p>3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廖本煙</text:p>
          </table:table-cell>
          <table:table-cell table:style-name="ce14" office:value-type="string" calcext:value-type="string">
            <text:p><text:span text:style-name="T4">鶯歌區中正一路</text:span>65<text:span text:style-name="T4">巷</text:span>AC<text:span text:style-name="T4">鋪設工程</text:span></text:p>
          </table:table-cell>
          <table:table-cell table:style-name="ce14" office:value-type="string" calcext:value-type="string">
            <text:p><text:span text:style-name="T4">鶯歌區中正一路</text:span>65<text:span text:style-name="T4">巷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5" calcext:value-type="float">
            <text:p>95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鶯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展豪土木包工業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廖本煙</text:p>
          </table:table-cell>
          <table:table-cell table:style-name="ce16" office:value-type="string" calcext:value-type="string" table:number-columns-spanned="1" table:number-rows-spanned="2">
            <text:p><text:span text:style-name="T4">鶯歌區中正二路溝蓋更新工程</text:span></text:p>
          </table:table-cell>
          <table:table-cell table:style-name="ce16" office:value-type="string" calcext:value-type="string" table:number-columns-spanned="1" table:number-rows-spanned="2">
            <text:p><text:span text:style-name="T4">鶯歌區中正二路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2" office:value-type="float" office:value="200" calcext:value-type="float" table:number-columns-spanned="1" table:number-rows-spanned="2">
            <text:p>200 </text:p>
          </table:table-cell>
          <table:table-cell table:style-name="ce17" office:value-type="string" calcext:value-type="string" table:number-columns-spanned="1" table:number-rows-spanned="2">
            <text:p>民政業務-民政業務-獎補助費 </text:p>
          </table:table-cell>
          <table:table-cell table:style-name="ce6" office:value-type="string" calcext:value-type="string" table:number-columns-spanned="1" table:number-rows-spanned="2">
            <text:p>鶯歌區公所</text:p>
          </table:table-cell>
          <table:table-cell table:style-name="ce17" office:value-type="string" calcext:value-type="string" table:number-columns-spanned="1" table:number-rows-spanned="2">
            <text:p>開口合約</text:p>
          </table:table-cell>
          <table:table-cell table:style-name="ce17" office:value-type="string" calcext:value-type="string" table:number-columns-spanned="1" table:number-rows-spanned="2">
            <text:p>五嶺營造有限公司</text:p>
          </table:table-cell>
          <table:table-cell table:style-name="ce42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彭成龍</text:p>
          </table:table-cell>
          <table:covered-table-cell table:number-columns-repeated="2"/>
          <table:table-cell table:style-name="ce30" office:value-type="float" office:value="100" calcext:value-type="float">
            <text:p>100 </text:p>
          </table:table-cell>
          <table:covered-table-cell table:number-columns-repeated="5"/>
          <table:table-cell table:style-name="ce43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世榮</text:p>
          </table:table-cell>
          <table:table-cell table:style-name="ce14" office:value-type="string" calcext:value-type="string">
            <text:p><text:span text:style-name="T4">鶯歌區西比亞溪旁過路段排水改善工程</text:span></text:p>
          </table:table-cell>
          <table:table-cell table:style-name="ce14" office:value-type="string" calcext:value-type="string">
            <text:p><text:span text:style-name="T4">鶯歌區西比亞溪橋旁路段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鶯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大面興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彭成龍</text:p>
          </table:table-cell>
          <table:table-cell table:style-name="ce14" office:value-type="string" calcext:value-type="string">
            <text:p><text:span text:style-name="T4">鶯歌區國慶街</text:span>9<text:span text:style-name="T4">號前溝蓋更新</text:span></text:p>
          </table:table-cell>
          <table:table-cell table:style-name="ce14" office:value-type="string" calcext:value-type="string">
            <text:p><text:span text:style-name="T4">鶯歌區國慶街</text:span>9<text:span text:style-name="T4">號前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84" calcext:value-type="float">
            <text:p>84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鶯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大面興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蘇有仁</text:p>
          </table:table-cell>
          <table:table-cell table:style-name="ce14" office:value-type="string" calcext:value-type="string">
            <text:p><text:span text:style-name="T4">鶯歌區北鶯公園階梯修繕工程</text:span></text:p>
          </table:table-cell>
          <table:table-cell table:style-name="ce14" office:value-type="string" calcext:value-type="string">
            <text:p><text:span text:style-name="T4">鶯歌區北鶯公園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鶯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大面興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瑞芳區吉安里大埔路水溝加蓋工程</text:span></text:p>
          </table:table-cell>
          <table:table-cell table:style-name="ce14" office:value-type="string" calcext:value-type="string">
            <text:p><text:span text:style-name="T4">瑞芳區吉安里大埔路</text:span></text:p>
          </table:table-cell>
          <table:table-cell table:number-columns-repeated="2" table:style-name="ce30" office:value-type="float" office:value="400" calcext:value-type="float">
            <text:p>4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瑞芳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裕基土木包工業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雙溪區泰平里烏山往</text:span>18<text:span text:style-name="T4">鄰道路護欄新設工程</text:span></text:p>
          </table:table-cell>
          <table:table-cell table:style-name="ce14" office:value-type="string" calcext:value-type="string">
            <text:p><text:span text:style-name="T4">雙溪區泰平里烏平路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雙溪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連氏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雙溪區雙溪里太平路遮雨棚修繕工程</text:span></text:p>
          </table:table-cell>
          <table:table-cell table:style-name="ce27" office:value-type="string" calcext:value-type="string">
            <text:p>雙溪區雙溪里太平路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雙溪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連氏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雙溪區新基里新基東街公園護欄修繕工程</text:span></text:p>
          </table:table-cell>
          <table:table-cell table:style-name="ce27" office:value-type="string" calcext:value-type="string">
            <text:p>雙溪區新基里新基東街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雙溪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上鼎營造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雙溪區外柑里崩山坑</text:span>2<text:span text:style-name="T4">鄰排水溝改善工程</text:span></text:p>
          </table:table-cell>
          <table:table-cell table:style-name="ce14" office:value-type="string" calcext:value-type="string">
            <text:p><text:span text:style-name="T4">雙溪區外柑里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雙溪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千甲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雙溪區長源里</text:span>7<text:span text:style-name="T4">鄰步道階梯改善工程</text:span></text:p>
          </table:table-cell>
          <table:table-cell table:style-name="ce14" office:value-type="string" calcext:value-type="string">
            <text:p><text:span text:style-name="T4">雙溪區長源里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雙溪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千甲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雙溪區上林里往</text:span>11<text:span text:style-name="T4">鄰往</text:span>60<text:span text:style-name="T4">－</text:span>5<text:span text:style-name="T4">號前道路路面改善工程</text:span></text:p>
          </table:table-cell>
          <table:table-cell table:style-name="ce14" office:value-type="string" calcext:value-type="string">
            <text:p><text:span text:style-name="T4">雙溪區上林里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雙溪區公所</text:p>
          </table:table-cell>
          <table:table-cell table:style-name="ce27" office:value-type="string" calcext:value-type="string">
            <text:p>逕洽廠商 </text:p>
          </table:table-cell>
          <table:table-cell table:style-name="ce27" office:value-type="string" calcext:value-type="string">
            <text:p>千甲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平溪區東勢里道路維護工程</text:span></text:p>
          </table:table-cell>
          <table:table-cell table:style-name="ce14" office:value-type="string" calcext:value-type="string">
            <text:p><text:span text:style-name="T4">平溪區番子坑及火燒寮村里道路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平溪區公所</text:p>
          </table:table-cell>
          <table:table-cell table:style-name="ce27" office:value-type="string" calcext:value-type="string">
            <text:p>逕洽廠商 </text:p>
          </table:table-cell>
          <table:table-cell table:style-name="ce27" office:value-type="string" calcext:value-type="string">
            <text:p>固德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雙溪區共和里</text:span>10<text:span text:style-name="T4">鄰道路邊坡改善工程</text:span></text:p>
          </table:table-cell>
          <table:table-cell table:style-name="ce14" office:value-type="string" calcext:value-type="string">
            <text:p><text:span text:style-name="T4">雙溪區共和里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雙溪區公所</text:p>
          </table:table-cell>
          <table:table-cell table:style-name="ce27" office:value-type="string" calcext:value-type="string">
            <text:p>逕洽廠商 </text:p>
          </table:table-cell>
          <table:table-cell table:style-name="ce27" office:value-type="string" calcext:value-type="string">
            <text:p>三貂土木包工業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白珮茹</text:p>
          </table:table-cell>
          <table:table-cell table:style-name="ce14" office:value-type="string" calcext:value-type="string">
            <text:p><text:span text:style-name="T4">汐止區忠孝東路</text:span>233<text:span text:style-name="T4">巷暨</text:span>258<text:span text:style-name="T4">巷</text:span>15<text:span text:style-name="T4">弄道路路面養護及改善工程</text:span></text:p>
          </table:table-cell>
          <table:table-cell table:style-name="ce14" office:value-type="string" calcext:value-type="string">
            <text:p><text:span text:style-name="T4">汐止區忠孝東路</text:span>233<text:span text:style-name="T4">巷暨</text:span>258<text:span text:style-name="T4">巷</text:span>15<text:span text:style-name="T4">弄</text:span></text:p>
          </table:table-cell>
          <table:table-cell table:number-columns-repeated="2" table:style-name="ce30" office:value-type="float" office:value="521" calcext:value-type="float">
            <text:p>521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汐止區公所</text:p>
          </table:table-cell>
          <table:table-cell table:style-name="ce27" office:value-type="string" calcext:value-type="string">
            <text:p>開口合約 </text:p>
          </table:table-cell>
          <table:table-cell table:style-name="ce27" office:value-type="string" calcext:value-type="string">
            <text:p>松盛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雙溪區牡丹里石笋路往土地公廟旁道路排水設施改善工程</text:span></text:p>
          </table:table-cell>
          <table:table-cell table:style-name="ce14" office:value-type="string" calcext:value-type="string">
            <text:p><text:span text:style-name="T4">雙溪區牡丹里石笋路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雙溪區公所</text:p>
          </table:table-cell>
          <table:table-cell table:style-name="ce27" office:value-type="string" calcext:value-type="string">
            <text:p>逕洽廠商 </text:p>
          </table:table-cell>
          <table:table-cell table:style-name="ce27" office:value-type="string" calcext:value-type="string">
            <text:p>千甲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洪佳君</text:p>
          </table:table-cell>
          <table:table-cell table:style-name="ce14" office:value-type="string" calcext:value-type="string">
            <text:p><text:span text:style-name="T4">樹林區東昇公園綠廊道設施新建工程</text:span></text:p>
          </table:table-cell>
          <table:table-cell table:style-name="ce14" office:value-type="string" calcext:value-type="string">
            <text:p><text:span text:style-name="T4">東昇公園</text:span>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樹林區公所</text:p>
          </table:table-cell>
          <table:table-cell table:style-name="ce27" office:value-type="string" calcext:value-type="string">
            <text:p>開口合約 </text:p>
          </table:table-cell>
          <table:table-cell table:style-name="ce27" office:value-type="string" calcext:value-type="string">
            <text:p>國玳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廖正良</text:p>
          </table:table-cell>
          <table:table-cell table:style-name="ce14" office:value-type="string" calcext:value-type="string">
            <text:p><text:span text:style-name="T4">瑞芳區爪峯里三爪子坑路</text:span>100<text:span text:style-name="T4">號口下處牆面美化工程</text:span></text:p>
          </table:table-cell>
          <table:table-cell table:style-name="ce14" office:value-type="string" calcext:value-type="string">
            <text:p><text:span text:style-name="T4">瑞芳區爪峯里三爪子坑路</text:span>100<text:span text:style-name="T4">號</text:span>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瑞芳區公所</text:p>
          </table:table-cell>
          <table:table-cell table:style-name="ce27" office:value-type="string" calcext:value-type="string">
            <text:p>開口合約 </text:p>
          </table:table-cell>
          <table:table-cell table:style-name="ce27" office:value-type="string" calcext:value-type="string">
            <text:p>和嵩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銘仁</text:p>
          </table:table-cell>
          <table:table-cell table:style-name="ce14" office:value-type="string" calcext:value-type="string">
            <text:p><text:span text:style-name="T4">三峽區溪北里橫溪路</text:span>120<text:span text:style-name="T4">巷內施作仿松竹欄杆工程</text:span></text:p>
          </table:table-cell>
          <table:table-cell table:style-name="ce14" office:value-type="string" calcext:value-type="string">
            <text:p><text:span text:style-name="T4">三峽區溪北里橫溪路</text:span>120<text:span text:style-name="T4">巷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峽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嘉新園藝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宋明宗</text:p>
          </table:table-cell>
          <table:table-cell table:style-name="ce14" office:value-type="string" calcext:value-type="string">
            <text:p><text:span text:style-name="T4">泰山區綠美化抽水設備</text:span></text:p>
          </table:table-cell>
          <table:table-cell table:style-name="ce14" office:value-type="string" calcext:value-type="string">
            <text:p><text:span text:style-name="T4">泰山區明志路</text:span>3<text:span text:style-name="T4">段</text:span>432<text:span text:style-name="T4">巷內</text:span></text:p>
          </table:table-cell>
          <table:table-cell table:number-columns-repeated="2" table:style-name="ce30" office:value-type="float" office:value="55" calcext:value-type="float">
            <text:p>55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泰山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昌億電氣工程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宋明宗</text:p>
          </table:table-cell>
          <table:table-cell table:style-name="ce14" office:value-type="string" calcext:value-type="string">
            <text:p><text:span text:style-name="T4">泰山區購置綠美化盆栽</text:span></text:p>
          </table:table-cell>
          <table:table-cell table:style-name="ce14" office:value-type="string" calcext:value-type="string">
            <text:p><text:span text:style-name="T4">泰山區犁頭窠路</text:span>12<text:span text:style-name="T4">號</text:span>~12-4<text:span text:style-name="T4">號</text:span></text:p>
          </table:table-cell>
          <table:table-cell table:number-columns-repeated="2" table:style-name="ce30" office:value-type="float" office:value="41" calcext:value-type="float">
            <text:p>41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泰山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名圃園藝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2">
          <table:table-cell table:style-name="ce5" office:value-type="string" calcext:value-type="string">
            <text:p>林秀惠</text:p>
          </table:table-cell>
          <table:table-cell table:style-name="ce14" office:value-type="string" calcext:value-type="string">
            <text:p><text:span text:style-name="T4">中和區購置</text:span>LED<text:span text:style-name="T4">燈飾及遮雨棚架</text:span></text:p>
          </table:table-cell>
          <table:table-cell table:style-name="ce14" office:value-type="string" calcext:value-type="string">
            <text:p><text:span text:style-name="T4">中和區勝利路</text:span>35<text:span text:style-name="T4">巷口對面樹木、</text:span></text:p>
            <text:p><text:span text:style-name="T4">山北市民活動中心</text:span>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中和區公所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誼源國際有限公司</text:p>
            <text:p>華緯企業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瑞芳區柑坪里櫻花樹花圃增設灑水系統工程</text:span></text:p>
          </table:table-cell>
          <table:table-cell table:style-name="ce14" office:value-type="string" calcext:value-type="string">
            <text:p><text:span text:style-name="T4">瑞芳區柑坪里</text:span></text:p>
          </table:table-cell>
          <table:table-cell table:number-columns-repeated="2" table:style-name="ce30" office:value-type="float" office:value="30" calcext:value-type="float">
            <text:p>3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瑞芳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建威企業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劉哲彰</text:p>
          </table:table-cell>
          <table:table-cell table:style-name="ce14" office:value-type="string" calcext:value-type="string">
            <text:p><text:span text:style-name="T4">新店區花園十路簡易自來水自動過濾槽清洗工程</text:span></text:p>
          </table:table-cell>
          <table:table-cell table:style-name="ce14" office:value-type="string" calcext:value-type="string">
            <text:p><text:span text:style-name="T4">新店區花園十路</text:span>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一誠水電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黃俊哲</text:p>
          </table:table-cell>
          <table:table-cell table:style-name="ce14" office:value-type="string" calcext:value-type="string">
            <text:p><text:span text:style-name="T4">板橋區板新路</text:span>27<text:span text:style-name="T4">號至</text:span>35<text:span text:style-name="T4">號民生大廈大樓後外牆面美化工程</text:span></text:p>
          </table:table-cell>
          <table:table-cell table:style-name="ce14" office:value-type="string" calcext:value-type="string">
            <text:p><text:span text:style-name="T4">板橋區板新路</text:span>27<text:span text:style-name="T4">號至</text:span>35<text:span text:style-name="T4">號民生大廈大樓後外牆面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板橋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鼎鑫工程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啟能</text:p>
          </table:table-cell>
          <table:table-cell table:style-name="ce14" office:value-type="string" calcext:value-type="string">
            <text:p><text:span text:style-name="T4">三重區公所購置冷氣機設備</text:span></text:p>
          </table:table-cell>
          <table:table-cell table:style-name="ce14" office:value-type="string" calcext:value-type="string">
            <text:p><text:span text:style-name="T4">三重區公所</text:span></text:p>
          </table:table-cell>
          <table:table-cell table:number-columns-repeated="2" table:style-name="ce30" office:value-type="float" office:value="49" calcext:value-type="float">
            <text:p>4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重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長餘國際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廖正良</text:p>
          </table:table-cell>
          <table:table-cell table:style-name="ce14" office:value-type="string" calcext:value-type="string">
            <text:p><text:span text:style-name="T4">瑞芳區上天里粗坑口路</text:span>1<text:span text:style-name="T4">巷長興宮前牆面美化工程</text:span></text:p>
          </table:table-cell>
          <table:table-cell table:style-name="ce14" office:value-type="string" calcext:value-type="string">
            <text:p><text:span text:style-name="T4">瑞芳區上天里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瑞芳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宏瑋土木包工業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劉哲彰</text:p>
          </table:table-cell>
          <table:table-cell table:style-name="ce14" office:value-type="string" calcext:value-type="string">
            <text:p><text:span text:style-name="T4">新店區安泰路</text:span>60<text:span text:style-name="T4">巷沿線喬木修剪工程</text:span></text:p>
          </table:table-cell>
          <table:table-cell table:style-name="ce14" office:value-type="string" calcext:value-type="string">
            <text:p><text:span text:style-name="T4">新店區安泰路</text:span>60<text:span text:style-name="T4">巷</text:span>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松茂景觀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陳啟能</text:p>
          </table:table-cell>
          <table:table-cell table:style-name="ce17" office:value-type="string" calcext:value-type="string" table:number-columns-spanned="1" table:number-rows-spanned="2">
            <text:p>三重區購置電話連線廣播控制器設備</text:p>
          </table:table-cell>
          <table:table-cell table:style-name="ce16" office:value-type="string" calcext:value-type="string" table:number-columns-spanned="1" table:number-rows-spanned="2">
            <text:p><text:span text:style-name="T4">三重區仁愛街</text:span>377<text:span text:style-name="T4">巷</text:span>41<text:span text:style-name="T4">號、後竹圍街</text:span>171-1<text:span text:style-name="T4">號</text:span>6<text:span text:style-name="T4">樓、龍門路</text:span>120<text:span text:style-name="T4">號、仁政街</text:span>82<text:span text:style-name="T4">號、碧華街</text:span>216<text:span text:style-name="T4">巷</text:span>11<text:span text:style-name="T4">弄</text:span>9<text:span text:style-name="T4">號</text:span></text:p>
          </table:table-cell>
          <table:table-cell table:style-name="ce30" office:value-type="float" office:value="124" calcext:value-type="float">
            <text:p>124 </text:p>
          </table:table-cell>
          <table:table-cell table:style-name="ce32" office:value-type="float" office:value="155" calcext:value-type="float" table:number-columns-spanned="1" table:number-rows-spanned="2">
            <text:p>155 </text:p>
          </table:table-cell>
          <table:table-cell table:style-name="ce17" office:value-type="string" calcext:value-type="string" table:number-columns-spanned="1" table:number-rows-spanned="2">
            <text:p>民政業務-民政業務-獎補助費 </text:p>
          </table:table-cell>
          <table:table-cell table:style-name="ce6" office:value-type="string" calcext:value-type="string" table:number-columns-spanned="1" table:number-rows-spanned="2">
            <text:p>三重區公所</text:p>
          </table:table-cell>
          <table:table-cell table:style-name="ce17" office:value-type="string" calcext:value-type="string" table:number-columns-spanned="1" table:number-rows-spanned="2">
            <text:p>公開招標</text:p>
          </table:table-cell>
          <table:table-cell table:style-name="ce17" office:value-type="string" calcext:value-type="string" table:number-columns-spanned="1" table:number-rows-spanned="2">
            <text:p>泰誠系統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李倩萍</text:p>
          </table:table-cell>
          <table:covered-table-cell table:number-columns-repeated="2"/>
          <table:table-cell table:style-name="ce30" office:value-type="float" office:value="31" calcext:value-type="float">
            <text:p>31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廖本煙</text:p>
          </table:table-cell>
          <table:table-cell table:style-name="ce14" office:value-type="string" calcext:value-type="string">
            <text:p><text:span text:style-name="T4">鶯歌區購置廣播系統、擴大機及液晶電視</text:span></text:p>
          </table:table-cell>
          <table:table-cell table:style-name="ce14" office:value-type="string" calcext:value-type="string">
            <text:p><text:span text:style-name="T4">鶯歌區二甲市民活動中心</text:span></text:p>
          </table:table-cell>
          <table:table-cell table:number-columns-repeated="2" table:style-name="ce30" office:value-type="float" office:value="90" calcext:value-type="float">
            <text:p>9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鶯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筌駿有限公司</text:p>
            <text:p>澄洽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1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金中玉</text:p>
          </table:table-cell>
          <table:table-cell table:style-name="ce14" office:value-type="string" calcext:value-type="string">
            <text:p><text:span text:style-name="T4">新店區僑信路及僑義路沿線喬木修剪工程</text:span></text:p>
          </table:table-cell>
          <table:table-cell table:style-name="ce14" office:value-type="string" calcext:value-type="string">
            <text:p><text:span text:style-name="T4">新店區僑信路、僑義路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松茂景觀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蔡明堂</text:p>
          </table:table-cell>
          <table:table-cell table:style-name="ce14" office:value-type="string" calcext:value-type="string">
            <text:p><text:span text:style-name="T4">三重區環境綠美化改善及彩繪工程</text:span></text:p>
          </table:table-cell>
          <table:table-cell table:style-name="ce14" office:value-type="string" calcext:value-type="string">
            <text:p><text:span text:style-name="T4">三重區重陽路一段</text:span>79<text:span text:style-name="T4">號</text:span></text:p>
          </table:table-cell>
          <table:table-cell table:style-name="ce30" office:value-type="float" office:value="97" calcext:value-type="float">
            <text:p>97 </text:p>
          </table:table-cell>
          <table:table-cell table:style-name="ce30" office:value-type="float" office:value="96" calcext:value-type="float">
            <text:p>96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重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華玲整合行銷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金中玉</text:p>
          </table:table-cell>
          <table:table-cell table:style-name="ce14" office:value-type="string" calcext:value-type="string">
            <text:p><text:span text:style-name="T4">新店區車子路自來水加壓站電表箱及配電盤燒毀維修</text:span></text:p>
          </table:table-cell>
          <table:table-cell table:style-name="ce14" office:value-type="string" calcext:value-type="string">
            <text:p><text:span text:style-name="T4">新店區車子路與安康路口</text:span>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一誠水電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楊春妹</text:p>
          </table:table-cell>
          <table:table-cell table:style-name="ce14" office:value-type="string" calcext:value-type="string">
            <text:p><text:span text:style-name="T4">萬里區綜合文化大樓冷氣裝設</text:span></text:p>
          </table:table-cell>
          <table:table-cell table:style-name="ce14" office:value-type="string" calcext:value-type="string">
            <text:p><text:span text:style-name="T4">萬里區綜合文化大樓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萬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勁毅空調水電工程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宋明宗</text:p>
          </table:table-cell>
          <table:table-cell table:style-name="ce14" office:value-type="string" calcext:value-type="string">
            <text:p><text:span text:style-name="T4">泰山區</text:span>106<text:span text:style-name="T4">年楓樹里和平公園地坪修建工程</text:span></text:p>
          </table:table-cell>
          <table:table-cell table:style-name="ce14" office:value-type="string" calcext:value-type="string">
            <text:p><text:span text:style-name="T4">泰山區楓樹里和平公園</text:span></text:p>
          </table:table-cell>
          <table:table-cell table:number-columns-repeated="2" table:style-name="ce30" office:value-type="float" office:value="98" calcext:value-type="float">
            <text:p>98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泰山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寰泰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宋雨蓁<text:span text:style-name="T3"> Nikar</text:span>‧<text:span text:style-name="T3">Falong</text:span></text:p>
          </table:table-cell>
          <table:table-cell table:style-name="ce14" office:value-type="string" calcext:value-type="string">
            <text:p><text:span text:style-name="T4">汐止區公所購置流動廁所</text:span></text:p>
          </table:table-cell>
          <table:table-cell table:style-name="ce14" office:value-type="string" calcext:value-type="string">
            <text:p><text:span text:style-name="T4">汐止花東新村原住民臨時安置住所</text:span></text:p>
          </table:table-cell>
          <table:table-cell table:number-columns-repeated="2" table:style-name="ce30" office:value-type="float" office:value="46" calcext:value-type="float">
            <text:p>46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汐止區公所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聿民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蘇有仁</text:p>
          </table:table-cell>
          <table:table-cell table:style-name="ce14" office:value-type="string" calcext:value-type="string">
            <text:p><text:span text:style-name="T4">三芝區</text:span>106<text:span text:style-name="T4">年三芝文史室設備環境改善</text:span></text:p>
          </table:table-cell>
          <table:table-cell table:style-name="ce14" office:value-type="string" calcext:value-type="string">
            <text:p><text:span text:style-name="T4">三芝區公所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芝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磐丞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錦錠</text:p>
          </table:table-cell>
          <table:table-cell table:style-name="ce14" office:value-type="string" calcext:value-type="string">
            <text:p><text:span text:style-name="T4">中和區購置專業型血壓計設備</text:span></text:p>
          </table:table-cell>
          <table:table-cell table:style-name="ce14" office:value-type="string" calcext:value-type="string">
            <text:p><text:span text:style-name="T4">中和區公所</text:span></text:p>
          </table:table-cell>
          <table:table-cell table:style-name="ce30" office:value-type="float" office:value="65" calcext:value-type="float">
            <text:p>65 </text:p>
          </table:table-cell>
          <table:table-cell table:style-name="ce30" office:value-type="float" office:value="63" calcext:value-type="float">
            <text:p>63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中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寶兒國際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白珮茹</text:p>
          </table:table-cell>
          <table:table-cell table:style-name="ce14" office:value-type="string" calcext:value-type="string">
            <text:p><text:span text:style-name="T4">金山區公所</text:span>106<text:span text:style-name="T4">年度購置桌球設備案</text:span></text:p>
          </table:table-cell>
          <table:table-cell table:style-name="ce14" office:value-type="string" calcext:value-type="string">
            <text:p><text:span text:style-name="T4">金山區公所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8" calcext:value-type="float">
            <text:p>98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金山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欣禧體育器材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白珮茹</text:p>
          </table:table-cell>
          <table:table-cell table:style-name="ce14" office:value-type="string" calcext:value-type="string">
            <text:p><text:span text:style-name="T4">金山區公所行政大樓智慧融合</text:span>IP<text:span text:style-name="T4">電話交換機改善工程</text:span></text:p>
          </table:table-cell>
          <table:table-cell table:style-name="ce14" office:value-type="string" calcext:value-type="string">
            <text:p><text:span text:style-name="T4">金山區公所</text:span>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金山區公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喬陽通信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蘇有仁</text:p>
          </table:table-cell>
          <table:table-cell table:style-name="ce14" office:value-type="string" calcext:value-type="string">
            <text:p><text:span text:style-name="T4">三芝區行政大樓二樓廊道牆面美化設計之親民環境改善</text:span></text:p>
          </table:table-cell>
          <table:table-cell table:style-name="ce14" office:value-type="string" calcext:value-type="string">
            <text:p><text:span text:style-name="T4">三芝區公所</text:span>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芝區公所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御創整合廣告有限公司</text:p>
            <text:p>沛和整合行銷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何淑峯</text:p>
          </table:table-cell>
          <table:table-cell table:style-name="ce14" office:value-type="string" calcext:value-type="string">
            <text:p><text:span text:style-name="T4">五股區影印機及開飲機設備</text:span></text:p>
          </table:table-cell>
          <table:table-cell table:style-name="ce14" office:value-type="string" calcext:value-type="string">
            <text:p><text:span text:style-name="T4">五股區成德集會所</text:span></text:p>
          </table:table-cell>
          <table:table-cell table:number-columns-repeated="2" table:style-name="ce30" office:value-type="float" office:value="98" calcext:value-type="float">
            <text:p>98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五股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冠轍數位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何淑峯</text:p>
          </table:table-cell>
          <table:table-cell table:style-name="ce14" office:value-type="string" calcext:value-type="string">
            <text:p><text:span text:style-name="T4">新莊區彩繪美化工程</text:span></text:p>
          </table:table-cell>
          <table:table-cell table:style-name="ce14" office:value-type="string" calcext:value-type="string">
            <text:p><text:span text:style-name="T4">新莊區化成路</text:span>750<text:span text:style-name="T4">號</text:span>1<text:span text:style-name="T4">樓</text:span></text:p>
          </table:table-cell>
          <table:table-cell table:number-columns-repeated="2" table:style-name="ce30" office:value-type="float" office:value="70" calcext:value-type="float">
            <text:p>7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莊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華玲行銷創意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金中玉</text:p>
          </table:table-cell>
          <table:table-cell table:style-name="ce14" office:value-type="string" calcext:value-type="string">
            <text:p><text:span text:style-name="T4">新店區購置</text:span>LED<text:span text:style-name="T4">電子看板設備</text:span></text:p>
          </table:table-cell>
          <table:table-cell table:style-name="ce14" office:value-type="string" calcext:value-type="string">
            <text:p><text:span text:style-name="T4">新店區北宜路</text:span>3<text:span text:style-name="T4">段</text:span>66<text:span text:style-name="T4">號</text:span></text:p>
          </table:table-cell>
          <table:table-cell table:style-name="ce30" office:value-type="float" office:value="200" calcext:value-type="float">
            <text:p>200 </text:p>
          </table:table-cell>
          <table:table-cell table:style-name="ce30" office:value-type="float" office:value="168" calcext:value-type="float">
            <text:p>168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大樣光電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宋明宗</text:p>
          </table:table-cell>
          <table:table-cell table:style-name="ce14" office:value-type="string" calcext:value-type="string">
            <text:p><text:span text:style-name="T4">泰山區綠美化工程經費</text:span></text:p>
          </table:table-cell>
          <table:table-cell table:style-name="ce14" office:value-type="string" calcext:value-type="string">
            <text:p><text:span text:style-name="T4">泰山區黎明里泰林路三段黎明技術學院前沿線</text:span></text:p>
          </table:table-cell>
          <table:table-cell table:style-name="ce30" office:value-type="float" office:value="96" calcext:value-type="float">
            <text:p>96 </text:p>
          </table:table-cell>
          <table:table-cell table:style-name="ce30" office:value-type="float" office:value="95" calcext:value-type="float">
            <text:p>95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泰山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寰泰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賴秋媚</text:p>
          </table:table-cell>
          <table:table-cell table:style-name="ce14" office:value-type="string" calcext:value-type="string">
            <text:p><text:span text:style-name="T4">泰山區</text:span>106<text:span text:style-name="T4">年全興公園綠美化及設施改善工程</text:span></text:p>
          </table:table-cell>
          <table:table-cell table:style-name="ce14" office:value-type="string" calcext:value-type="string">
            <text:p><text:span text:style-name="T4">泰山區全興公園內</text:span></text:p>
          </table:table-cell>
          <table:table-cell table:number-columns-repeated="2" table:style-name="ce30" office:value-type="float" office:value="30" calcext:value-type="float">
            <text:p>3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泰山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寰泰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錦錠</text:p>
          </table:table-cell>
          <table:table-cell table:style-name="ce14" office:value-type="string" calcext:value-type="string">
            <text:p><text:span text:style-name="T4">中和區購罝埋入型冷氣機設備</text:span></text:p>
          </table:table-cell>
          <table:table-cell table:style-name="ce14" office:value-type="string" calcext:value-type="string">
            <text:p><text:span text:style-name="T4">中和區公所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中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華營電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蘇有仁</text:p>
          </table:table-cell>
          <table:table-cell table:style-name="ce14" office:value-type="string" calcext:value-type="string">
            <text:p><text:span text:style-name="T4">鶯歌區購置電視字幕機</text:span></text:p>
          </table:table-cell>
          <table:table-cell table:style-name="ce14" office:value-type="string" calcext:value-type="string">
            <text:p><text:span text:style-name="T4">鶯歌區鶯桃路與德昌街交叉口</text:span></text:p>
          </table:table-cell>
          <table:table-cell table:number-columns-repeated="2" table:style-name="ce30" office:value-type="float" office:value="90" calcext:value-type="float">
            <text:p>9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鶯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臺灣節能光電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啟能</text:p>
          </table:table-cell>
          <table:table-cell table:style-name="ce14" office:value-type="string" calcext:value-type="string">
            <text:p><text:span text:style-name="T4">三重區購置分離式冷氣機設備</text:span></text:p>
          </table:table-cell>
          <table:table-cell table:style-name="ce14" office:value-type="string" calcext:value-type="string">
            <text:p><text:span text:style-name="T4">三重區公所</text:span></text:p>
          </table:table-cell>
          <table:table-cell table:number-columns-repeated="2" table:style-name="ce30" office:value-type="float" office:value="49" calcext:value-type="float">
            <text:p>4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重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緯泰電氣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宋明宗</text:p>
          </table:table-cell>
          <table:table-cell table:style-name="ce14" office:value-type="string" calcext:value-type="string">
            <text:p><text:span text:style-name="T4">泰山區公所購置槌球設備</text:span></text:p>
          </table:table-cell>
          <table:table-cell table:style-name="ce14" office:value-type="string" calcext:value-type="string">
            <text:p><text:span text:style-name="T4">泰山區公所</text:span></text:p>
          </table:table-cell>
          <table:table-cell table:number-columns-repeated="2" table:style-name="ce30" office:value-type="float" office:value="76" calcext:value-type="float">
            <text:p>76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泰山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寰泰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3">
          <table:table-cell table:style-name="ce5" office:value-type="string" calcext:value-type="string">
            <text:p>賴秋媚</text:p>
          </table:table-cell>
          <table:table-cell table:style-name="ce14" office:value-type="string" calcext:value-type="string">
            <text:p><text:span text:style-name="T4">泰山區廣播喇叭路線架設暨廣播喇叭新增及汰換工程</text:span></text:p>
          </table:table-cell>
          <table:table-cell table:style-name="ce14" office:value-type="string" calcext:value-type="string">
            <text:p><text:span text:style-name="T4">泰山區泰林路</text:span>2<text:span text:style-name="T4">段</text:span>/<text:span text:style-name="T4">福德街</text:span>43<text:span text:style-name="T4">號、福德街口</text:span>~<text:span text:style-name="T4">泰林路</text:span>2<text:span text:style-name="T4">段</text:span>229<text:span text:style-name="T4">巷</text:span>17<text:span text:style-name="T4">號、忠孝街</text:span>42<text:span text:style-name="T4">巷口</text:span>~<text:span text:style-name="T4">美寧街</text:span>59<text:span text:style-name="T4">號、台北圓山社區</text:span></text:p>
          </table:table-cell>
          <table:table-cell table:number-columns-repeated="2" table:style-name="ce30" office:value-type="float" office:value="90" calcext:value-type="float">
            <text:p>9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泰山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昌帝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8">
          <table:table-cell table:style-name="ce6" office:value-type="string" calcext:value-type="string" table:number-columns-spanned="1" table:number-rows-spanned="2">
            <text:p>宋明宗</text:p>
          </table:table-cell>
          <table:table-cell table:style-name="ce14" office:value-type="string" calcext:value-type="string">
            <text:p><text:span text:style-name="T4">泰山區廣播喇叭線路架設工程</text:span></text:p>
          </table:table-cell>
          <table:table-cell table:style-name="ce14" office:value-type="string" calcext:value-type="string">
            <text:p><text:span text:style-name="T4">泰山區明志路</text:span>3<text:span text:style-name="T4">段</text:span>74<text:span text:style-name="T4">巷口至</text:span>74<text:span text:style-name="T4">巷、明志路</text:span>3<text:span text:style-name="T4">段</text:span>74<text:span text:style-name="T4">巷口至</text:span>142<text:span text:style-name="T4">巷口、明志路</text:span>3<text:span text:style-name="T4">段</text:span>74<text:span text:style-name="T4">巷底至工專路</text:span>82<text:span text:style-name="T4">巷底</text:span></text:p>
          </table:table-cell>
          <table:table-cell table:style-name="ce32" office:value-type="float" office:value="200" calcext:value-type="float" table:number-columns-spanned="1" table:number-rows-spanned="2">
            <text:p>200 </text:p>
          </table:table-cell>
          <table:table-cell table:style-name="ce30" office:value-type="float" office:value="98" calcext:value-type="float">
            <text:p>98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6" office:value-type="string" calcext:value-type="string">
            <text:p>泰山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全員有限公司</text:p>
          </table:table-cell>
          <table:table-cell table:style-name="ce41" office:value-type="string" calcext:value-type="string" table:number-columns-spanned="1" table:number-rows-spanned="2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covered-table-cell/>
          <table:table-cell table:style-name="ce14" office:value-type="string" calcext:value-type="string">
            <text:p><text:span text:style-name="T4">泰山區貴和公園南方松圍籬新建工程</text:span></text:p>
          </table:table-cell>
          <table:table-cell table:style-name="ce14" office:value-type="string" calcext:value-type="string">
            <text:p><text:span text:style-name="T4">泰山區貴和公園</text:span></text:p>
          </table:table-cell>
          <table:covered-table-cell/>
          <table:table-cell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6" office:value-type="string" calcext:value-type="string">
            <text:p>泰山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東龍廣告工程行</text:p>
          </table:table-cell>
          <table:covered-table-cell/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銘仁</text:p>
          </table:table-cell>
          <table:table-cell table:style-name="ce14" office:value-type="string" calcext:value-type="string">
            <text:p><text:span text:style-name="T4">土城區購置汽油引擎式高壓沖洗機及吹葉機設備</text:span></text:p>
          </table:table-cell>
          <table:table-cell table:style-name="ce14" office:value-type="string" calcext:value-type="string">
            <text:p><text:span text:style-name="T4">土城區公所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6" office:value-type="string" calcext:value-type="string">
            <text:p>土城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大益農機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蔡明堂</text:p>
          </table:table-cell>
          <table:table-cell table:style-name="ce14" office:value-type="string" calcext:value-type="string">
            <text:p><text:span text:style-name="T4">三重區魚菜共生環境改善工程</text:span></text:p>
          </table:table-cell>
          <table:table-cell table:style-name="ce14" office:value-type="string" calcext:value-type="string">
            <text:p><text:span text:style-name="T4">三重區金國戲院至正義北路</text:span>2<text:span text:style-name="T4">巷</text:span>1<text:span text:style-name="T4">號</text:span></text:p>
          </table:table-cell>
          <table:table-cell table:number-columns-repeated="2" table:style-name="ce30" office:value-type="float" office:value="98" calcext:value-type="float">
            <text:p>98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重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天元船葉企業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蘇有仁</text:p>
          </table:table-cell>
          <table:table-cell table:style-name="ce14" office:value-type="string" calcext:value-type="string">
            <text:p><text:span text:style-name="T4">鶯歌區購置飲水機設備</text:span></text:p>
          </table:table-cell>
          <table:table-cell table:style-name="ce14" office:value-type="string" calcext:value-type="string">
            <text:p><text:span text:style-name="T4">鶯歌區建國休閒廣場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8" calcext:value-type="float">
            <text:p>98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鶯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展豪土木包工業</text:p>
            <text:p>賀安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黃永昌</text:p>
          </table:table-cell>
          <table:table-cell table:style-name="ce14" office:value-type="string" calcext:value-type="string">
            <text:p><text:span text:style-name="T4">土城區購置飲水機及字幕機設備</text:span></text:p>
          </table:table-cell>
          <table:table-cell table:style-name="ce14" office:value-type="string" calcext:value-type="string">
            <text:p><text:span text:style-name="T4">土城區員林市民活動中心、裕民路</text:span>147<text:span text:style-name="T4">號外牆</text:span></text:p>
          </table:table-cell>
          <table:table-cell table:number-columns-repeated="2" table:style-name="ce30" office:value-type="float" office:value="70" calcext:value-type="float">
            <text:p>7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土城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日月光淨水股份有限公司</text:p>
            <text:p>錦山電子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儀君</text:p>
          </table:table-cell>
          <table:table-cell table:style-name="ce14" office:value-type="string" calcext:value-type="string">
            <text:p><text:span text:style-name="T4">新店區安平路涵洞內美化工程</text:span></text:p>
          </table:table-cell>
          <table:table-cell table:style-name="ce14" office:value-type="string" calcext:value-type="string">
            <text:p><text:span text:style-name="T4">新店區安平路涵洞</text:span></text:p>
          </table:table-cell>
          <table:table-cell table:number-columns-repeated="2" table:style-name="ce30" office:value-type="float" office:value="120" calcext:value-type="float">
            <text:p>12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公開招標</text:p>
          </table:table-cell>
          <table:table-cell table:style-name="ce15" office:value-type="string" calcext:value-type="string">
            <text:p>陳<text:span text:style-name="T7">○</text:span>顯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金中玉</text:p>
          </table:table-cell>
          <table:table-cell table:style-name="ce14" office:value-type="string" calcext:value-type="string">
            <text:p><text:span text:style-name="T4">新店區大鵬華城社區中庭（中正路</text:span>700<text:span text:style-name="T4">巷）喬木修剪工程</text:span></text:p>
          </table:table-cell>
          <table:table-cell table:style-name="ce14" office:value-type="string" calcext:value-type="string">
            <text:p><text:span text:style-name="T4">新店區大鵬華城社區中庭（中正路</text:span>700<text:span text:style-name="T4">巷）</text:span>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甲運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劉哲彰</text:p>
          </table:table-cell>
          <table:table-cell table:style-name="ce14" office:value-type="string" calcext:value-type="string">
            <text:p><text:span text:style-name="T4">新店區大鵬華城社區設置公共體健設施與庭園照明設備工程</text:span></text:p>
          </table:table-cell>
          <table:table-cell table:style-name="ce14" office:value-type="string" calcext:value-type="string">
            <text:p><text:span text:style-name="T4">新店區大鵬華城社區（中正路</text:span>700<text:span text:style-name="T4">巷）</text:span></text:p>
          </table:table-cell>
          <table:table-cell table:number-columns-repeated="2" table:style-name="ce30" office:value-type="float" office:value="201" calcext:value-type="float">
            <text:p>201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萬信工程有限公司</text:p>
            <text:p>嘉大興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洪佳君</text:p>
          </table:table-cell>
          <table:table-cell table:style-name="ce14" office:value-type="string" calcext:value-type="string">
            <text:p><text:span text:style-name="T4">樹林區吉祥街</text:span>5<text:span text:style-name="T4">巷及中正路</text:span>657<text:span text:style-name="T4">巷路面改善工程</text:span></text:p>
          </table:table-cell>
          <table:table-cell table:style-name="ce14" office:value-type="string" calcext:value-type="string">
            <text:p><text:span text:style-name="T4">樹林區吉祥街</text:span>5<text:span text:style-name="T4">巷及中正路</text:span>657<text:span text:style-name="T4">巷</text:span>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樹林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立向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秀惠</text:p>
          </table:table-cell>
          <table:table-cell table:style-name="ce14" office:value-type="string" calcext:value-type="string">
            <text:p><text:span text:style-name="T4">中和區中和公園涼亭區旁地坪整修工程</text:span></text:p>
          </table:table-cell>
          <table:table-cell table:style-name="ce14" office:value-type="string" calcext:value-type="string">
            <text:p><text:span text:style-name="T4">中和區中和公園</text:span></text:p>
          </table:table-cell>
          <table:table-cell table:number-columns-repeated="2" table:style-name="ce30" office:value-type="float" office:value="97" calcext:value-type="float">
            <text:p>97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中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國華營造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錦錠</text:p>
          </table:table-cell>
          <table:table-cell table:style-name="ce14" office:value-type="string" calcext:value-type="string">
            <text:p><text:span text:style-name="T4">中和區購置分離式冷氣機設備</text:span></text:p>
          </table:table-cell>
          <table:table-cell table:style-name="ce14" office:value-type="string" calcext:value-type="string">
            <text:p><text:span text:style-name="T4">中和區公所</text:span></text:p>
          </table:table-cell>
          <table:table-cell table:number-columns-repeated="2" table:style-name="ce30" office:value-type="float" office:value="97" calcext:value-type="float">
            <text:p>97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中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冠成家電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蔡明堂</text:p>
          </table:table-cell>
          <table:table-cell table:style-name="ce14" office:value-type="string" calcext:value-type="string">
            <text:p><text:span text:style-name="T4">三重區購置</text:span>LED<text:span text:style-name="T4">字幕機</text:span></text:p>
          </table:table-cell>
          <table:table-cell table:style-name="ce14" office:value-type="string" calcext:value-type="string">
            <text:p><text:span text:style-name="T4">三重區仁義街</text:span>161<text:span text:style-name="T4">號</text:span></text:p>
          </table:table-cell>
          <table:table-cell table:number-columns-repeated="2" table:style-name="ce30" office:value-type="float" office:value="96" calcext:value-type="float">
            <text:p>96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重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彩紅空間設計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錦錠</text:p>
          </table:table-cell>
          <table:table-cell table:style-name="ce16" office:value-type="string" calcext:value-type="string" table:number-columns-spanned="1" table:number-rows-spanned="4">
            <text:p><text:span text:style-name="T4">中和區德穗里新北綠家園增設遊憩器材</text:span></text:p>
          </table:table-cell>
          <table:table-cell table:style-name="ce17" office:value-type="string" calcext:value-type="string" table:number-columns-spanned="1" table:number-rows-spanned="4">
            <text:p>中和區德穗里新北綠家園</text:p>
          </table:table-cell>
          <table:table-cell table:style-name="ce30" office:value-type="float" office:value="500" calcext:value-type="float">
            <text:p>500 </text:p>
          </table:table-cell>
          <table:table-cell table:style-name="ce32" office:value-type="float" office:value="1300" calcext:value-type="float" table:number-columns-spanned="1" table:number-rows-spanned="4">
            <text:p>1300 </text:p>
          </table:table-cell>
          <table:table-cell table:style-name="ce17" office:value-type="string" calcext:value-type="string" table:number-columns-spanned="1" table:number-rows-spanned="4">
            <text:p>民政業務-民政業務-獎補助費 </text:p>
          </table:table-cell>
          <table:table-cell table:style-name="ce6" office:value-type="string" calcext:value-type="string" table:number-columns-spanned="1" table:number-rows-spanned="4">
            <text:p>中和區公所</text:p>
          </table:table-cell>
          <table:table-cell table:style-name="ce17" office:value-type="string" calcext:value-type="string" table:number-columns-spanned="1" table:number-rows-spanned="4">
            <text:p>公開招標</text:p>
          </table:table-cell>
          <table:table-cell table:style-name="ce17" office:value-type="string" calcext:value-type="string" table:number-columns-spanned="1" table:number-rows-spanned="4">
            <text:p>宏仲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張瑞山</text:p>
          </table:table-cell>
          <table:covered-table-cell table:number-columns-repeated="2"/>
          <table:table-cell table:style-name="ce30" office:value-type="float" office:value="400" calcext:value-type="float">
            <text:p>4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劉哲彰</text:p>
          </table:table-cell>
          <table:covered-table-cell table:number-columns-repeated="2"/>
          <table:table-cell table:style-name="ce30" office:value-type="float" office:value="300" calcext:value-type="float">
            <text:p>300 </text:p>
          </table:table-cell>
          <table:covered-table-cell table:number-columns-repeated="5"/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查無此筆</text:p>
          </table:table-cell>
          <table:table-cell table:style-name="ce58"/>
          <table:table-cell table:style-name="ce58" office:value-type="string" calcext:value-type="string">
            <text:p>已提供簽文</text:p>
          </table:table-cell>
          <table:table-cell table:style-name="ce58" office:value-type="string" calcext:value-type="string">
            <text:p>ok<text:span text:style-name="T8">，不用改</text:span></text:p>
          </table:table-cell>
          <table:table-cell table:style-name="ce61"/>
          <table:table-cell table:number-columns-repeated="1008"/>
        </table:table-row>
        <table:table-row table:style-name="ro11">
          <table:table-cell table:style-name="ce8" office:value-type="string" calcext:value-type="string">
            <text:p><text:span text:style-name="T4">宋雨蓁</text:span> Nikar<text:span text:style-name="T4">‧</text:span>Falong</text:p>
          </table:table-cell>
          <table:covered-table-cell table:number-columns-repeated="2"/>
          <table:table-cell table:style-name="ce30" office:value-type="float" office:value="100" calcext:value-type="float">
            <text:p>100 </text:p>
          </table:table-cell>
          <table:covered-table-cell table:number-columns-repeated="5"/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查無此筆</text:p>
          </table:table-cell>
          <table:table-cell table:style-name="ce58"/>
          <table:table-cell table:style-name="ce58" office:value-type="string" calcext:value-type="string">
            <text:p>已提供簽文</text:p>
          </table:table-cell>
          <table:table-cell table:style-name="ce58" office:value-type="string" calcext:value-type="string">
            <text:p>ok<text:span text:style-name="T8">，不用改</text:span></text:p>
          </table:table-cell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劉哲彰</text:p>
          </table:table-cell>
          <table:table-cell table:style-name="ce14" office:value-type="string" calcext:value-type="string">
            <text:p><text:span text:style-name="T4">新店區大鵬華城社區中庭生態池周邊花圃改善工程</text:span></text:p>
          </table:table-cell>
          <table:table-cell table:style-name="ce14" office:value-type="string" calcext:value-type="string">
            <text:p><text:span text:style-name="T4">新店區大鵬華城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長儂園藝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白珮茹</text:p>
          </table:table-cell>
          <table:table-cell table:style-name="ce14" office:value-type="string" calcext:value-type="string">
            <text:p><text:span text:style-name="T4">萬里區冷氣設備購置</text:span></text:p>
          </table:table-cell>
          <table:table-cell table:style-name="ce14" office:value-type="string" calcext:value-type="string">
            <text:p><text:span text:style-name="T4">萬里區公所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.54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萬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勁毅空調水電工程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4">
          <table:table-cell table:style-name="ce5" office:value-type="string" calcext:value-type="string">
            <text:p>陳鴻源</text:p>
          </table:table-cell>
          <table:table-cell table:style-name="ce14" office:value-type="string" calcext:value-type="string">
            <text:p><text:span text:style-name="T4">永和區牆面彩繪綠美化</text:span></text:p>
          </table:table-cell>
          <table:table-cell table:style-name="ce14" office:value-type="string" calcext:value-type="string">
            <text:p><text:span text:style-name="T4">永和區自由街</text:span>77<text:span text:style-name="T4">巷</text:span>22<text:span text:style-name="T4">號兩側牆面、自由街</text:span>77<text:span text:style-name="T4">巷</text:span>20<text:span text:style-name="T4">弄</text:span>10<text:span text:style-name="T4">號附近、永和路一段</text:span>18<text:span text:style-name="T4">巷</text:span>10<text:span text:style-name="T4">號牆面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永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大昕國際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1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啟能</text:p>
          </table:table-cell>
          <table:table-cell table:style-name="ce14" office:value-type="string" calcext:value-type="string">
            <text:p><text:span text:style-name="T4">三重區購置廣播主機設備</text:span></text:p>
          </table:table-cell>
          <table:table-cell table:style-name="ce14" office:value-type="string" calcext:value-type="string">
            <text:p><text:span text:style-name="T4">三重區龍濱路</text:span>219<text:span text:style-name="T4">巷</text:span>5<text:span text:style-name="T4">號</text:span></text:p>
          </table:table-cell>
          <table:table-cell table:number-columns-repeated="2" table:style-name="ce30" office:value-type="float" office:value="30" calcext:value-type="float">
            <text:p>3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重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峰信通信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游輝宂</text:p>
          </table:table-cell>
          <table:table-cell table:style-name="ce14" office:value-type="string" calcext:value-type="string">
            <text:p><text:span text:style-name="T4">中和區牆面彩繪工程</text:span></text:p>
          </table:table-cell>
          <table:table-cell table:style-name="ce14" office:value-type="string" calcext:value-type="string">
            <text:p><text:span text:style-name="T4">中和區景新街</text:span>39<text:span text:style-name="T4">巷底登山步道</text:span></text:p>
          </table:table-cell>
          <table:table-cell table:number-columns-repeated="2" table:style-name="ce30" office:value-type="float" office:value="390" calcext:value-type="float">
            <text:p>39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中和區公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華玲整合行銷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陳世榮</text:p>
          </table:table-cell>
          <table:table-cell table:style-name="ce14" office:value-type="string" calcext:value-type="string">
            <text:p><text:span text:style-name="T4">樹林區圍籬建置工程</text:span></text:p>
          </table:table-cell>
          <table:table-cell table:style-name="ce14" office:value-type="string" calcext:value-type="string">
            <text:p><text:span text:style-name="T4">樹林區俊英街</text:span>116<text:span text:style-name="T4">巷對向人行道</text:span></text:p>
          </table:table-cell>
          <table:table-cell table:number-columns-repeated="2" table:style-name="ce30" office:value-type="float" office:value="80" calcext:value-type="float">
            <text:p>8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樹林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友村工業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蘇有仁</text:p>
          </table:table-cell>
          <table:table-cell table:style-name="ce14" office:value-type="string" calcext:value-type="string">
            <text:p><text:span text:style-name="T4">三峽區插角里往李山神宮</text:span>2<text:span text:style-name="T4">公里路旁綠美化改善工程</text:span></text:p>
          </table:table-cell>
          <table:table-cell table:style-name="ce14" office:value-type="string" calcext:value-type="string">
            <text:p><text:span text:style-name="T4">三峽區插角里往李山神宮</text:span>2<text:span text:style-name="T4">公里路旁</text:span>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峽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玄民土木包工業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黃永昌</text:p>
          </table:table-cell>
          <table:table-cell table:style-name="ce14" office:value-type="string" calcext:value-type="string">
            <text:p><text:span text:style-name="T4">土城區修復中央路</text:span>1<text:span text:style-name="T4">巷公館溝欄杆破損嚴重處</text:span></text:p>
          </table:table-cell>
          <table:table-cell table:style-name="ce14" office:value-type="string" calcext:value-type="string">
            <text:p><text:span text:style-name="T4">土城區中央路</text:span>1<text:span text:style-name="T4">巷公館溝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土城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啟正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邱婷蔚</text:p>
          </table:table-cell>
          <table:table-cell table:style-name="ce14" office:value-type="string" calcext:value-type="string">
            <text:p><text:span text:style-name="T4">三重區購置影印機及碎紙機設備</text:span></text:p>
          </table:table-cell>
          <table:table-cell table:style-name="ce27" office:value-type="string" calcext:value-type="string">
            <text:p>三重區公所</text:p>
          </table:table-cell>
          <table:table-cell table:number-columns-repeated="2" table:style-name="ce30" office:value-type="float" office:value="86" calcext:value-type="float">
            <text:p>86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重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強亞貿易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永福</text:p>
          </table:table-cell>
          <table:table-cell table:style-name="ce14" office:value-type="string" calcext:value-type="string">
            <text:p><text:span text:style-name="T4">新店區長興路</text:span>62<text:span text:style-name="T4">號設置鋼板護欄工程</text:span></text:p>
          </table:table-cell>
          <table:table-cell table:style-name="ce14" office:value-type="string" calcext:value-type="string">
            <text:p><text:span text:style-name="T4">新店區長興路</text:span>62<text:span text:style-name="T4">號</text:span></text:p>
          </table:table-cell>
          <table:table-cell table:number-columns-repeated="2" table:style-name="ce30" office:value-type="float" office:value="600" calcext:value-type="float">
            <text:p>6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鳳凰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儀君</text:p>
          </table:table-cell>
          <table:table-cell table:style-name="ce14" office:value-type="string" calcext:value-type="string">
            <text:p><text:span text:style-name="T4">新店區達觀里</text:span>A<text:span text:style-name="T4">自來水加壓站電錶箱破損更換工程</text:span></text:p>
          </table:table-cell>
          <table:table-cell table:style-name="ce14" office:value-type="string" calcext:value-type="string">
            <text:p><text:span text:style-name="T4">新店區車子路與安康路口</text:span>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開口合約</text:p>
          </table:table-cell>
          <table:table-cell table:style-name="ce27" office:value-type="string" calcext:value-type="string">
            <text:p>一誠水電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平溪區十分老街彩繪</text:span></text:p>
          </table:table-cell>
          <table:table-cell table:style-name="ce14" office:value-type="string" calcext:value-type="string">
            <text:p><text:span text:style-name="T4">平溪區十分老街後段</text:span>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平溪區公所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江<text:span text:style-name="T7">○</text:span>豐工作室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蘇有仁</text:p>
          </table:table-cell>
          <table:table-cell table:style-name="ce14" office:value-type="string" calcext:value-type="string">
            <text:p><text:span text:style-name="T4">三峽區插角里北</text:span>114<text:span text:style-name="T4">線利豐煤礦旁涼亭修繕工程</text:span></text:p>
          </table:table-cell>
          <table:table-cell table:style-name="ce14" office:value-type="string" calcext:value-type="string">
            <text:p><text:span text:style-name="T4">三峽區插角里北</text:span>114<text:span text:style-name="T4">線利豐煤礦旁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峽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仕文土木包工業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雙溪區三貂運動公園公廁改善工程</text:span></text:p>
          </table:table-cell>
          <table:table-cell table:style-name="ce14" office:value-type="string" calcext:value-type="string">
            <text:p><text:span text:style-name="T4">雙溪區三貂運動公園</text:span>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雙溪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同泰土木包工業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幸進</text:p>
          </table:table-cell>
          <table:table-cell table:style-name="ce14" office:value-type="string" calcext:value-type="string">
            <text:p><text:span text:style-name="T4">三重區購置移動式</text:span>APP<text:span text:style-name="T4">廣播系統</text:span></text:p>
          </table:table-cell>
          <table:table-cell table:style-name="ce14" office:value-type="string" calcext:value-type="string">
            <text:p><text:span text:style-name="T4">三重區碧華街</text:span>50<text:span text:style-name="T4">號</text:span></text:p>
          </table:table-cell>
          <table:table-cell table:number-columns-repeated="2" table:style-name="ce30" office:value-type="float" office:value="91" calcext:value-type="float">
            <text:p>91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重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金通多媒體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瑞芳區東和里中山路及東和路擋土牆改善工程</text:span></text:p>
          </table:table-cell>
          <table:table-cell table:style-name="ce14" office:value-type="string" calcext:value-type="string">
            <text:p><text:span text:style-name="T4">瑞芳區東和里中山路及東和路</text:span></text:p>
          </table:table-cell>
          <table:table-cell table:number-columns-repeated="2" table:style-name="ce30" office:value-type="float" office:value="198" calcext:value-type="float">
            <text:p>198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瑞芳區公所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志誠營造 <text:s text:c="26"/>宏瑋土木包工業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蔡明堂</text:p>
          </table:table-cell>
          <table:table-cell table:style-name="ce14" office:value-type="string" calcext:value-type="string">
            <text:p><text:span text:style-name="T4">三重區社區綠美化彩繪工程</text:span></text:p>
          </table:table-cell>
          <table:table-cell table:style-name="ce14" office:value-type="string" calcext:value-type="string">
            <text:p><text:span text:style-name="T4">三重區中正北路</text:span>380<text:span text:style-name="T4">巷</text:span>7<text:span text:style-name="T4">號</text:span></text:p>
          </table:table-cell>
          <table:table-cell table:style-name="ce30" office:value-type="float" office:value="69" calcext:value-type="float">
            <text:p>69 </text:p>
          </table:table-cell>
          <table:table-cell table:style-name="ce30" office:value-type="float" office:value="68" calcext:value-type="float">
            <text:p>68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重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畢卡索彩繪廣告實業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蔡明堂</text:p>
          </table:table-cell>
          <table:table-cell table:style-name="ce14" office:value-type="string" calcext:value-type="string">
            <text:p><text:span text:style-name="T4">三重區環境綠美化噴繪工程</text:span></text:p>
          </table:table-cell>
          <table:table-cell table:style-name="ce14" office:value-type="string" calcext:value-type="string">
            <text:p><text:span text:style-name="T4">三重區五谷里五谷王北街</text:span>77<text:span text:style-name="T4">號</text:span></text:p>
          </table:table-cell>
          <table:table-cell table:number-columns-repeated="2" table:style-name="ce30" office:value-type="float" office:value="98" calcext:value-type="float">
            <text:p>98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三重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夢幻星空彩繪工作坊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金中玉</text:p>
          </table:table-cell>
          <table:table-cell table:style-name="ce14" office:value-type="string" calcext:value-type="string">
            <text:p><text:span text:style-name="T4">新店區</text:span>2017<text:span text:style-name="T4">新店名人巷燈飾美化工程</text:span></text:p>
          </table:table-cell>
          <table:table-cell table:style-name="ce14" office:value-type="string" calcext:value-type="string">
            <text:p><text:span text:style-name="T4">新店區寶橋路</text:span>78<text:span text:style-name="T4">巷、</text:span>85<text:span text:style-name="T4">巷</text:span></text:p>
          </table:table-cell>
          <table:table-cell table:number-columns-repeated="2" table:style-name="ce30" office:value-type="float" office:value="230" calcext:value-type="float">
            <text:p>23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恒億光電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黃永昌</text:p>
          </table:table-cell>
          <table:table-cell table:style-name="ce14" office:value-type="string" calcext:value-type="string">
            <text:p><text:span text:style-name="T4">土城區柑林埤溝環境綠美化工程</text:span></text:p>
          </table:table-cell>
          <table:table-cell table:style-name="ce14" office:value-type="string" calcext:value-type="string">
            <text:p><text:span text:style-name="T4">土城區學府路</text:span>1<text:span text:style-name="T4">段</text:span>23<text:span text:style-name="T4">巷</text:span></text:p>
          </table:table-cell>
          <table:table-cell table:number-columns-repeated="2" table:style-name="ce30" office:value-type="float" office:value="90" calcext:value-type="float">
            <text:p>9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土城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盈家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林裔綺</text:p>
          </table:table-cell>
          <table:table-cell table:style-name="ce14" office:value-type="string" calcext:value-type="string">
            <text:p><text:span text:style-name="T4">瑞芳區基隆河傑魚坑段護岸步道自動噴灌系統工程</text:span></text:p>
          </table:table-cell>
          <table:table-cell table:style-name="ce14" office:value-type="string" calcext:value-type="string">
            <text:p><text:span text:style-name="T4">瑞芳區基隆河傑魚坑段護岸步道</text:span></text:p>
          </table:table-cell>
          <table:table-cell table:number-columns-repeated="2"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瑞芳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長昱水電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錦錠</text:p>
          </table:table-cell>
          <table:table-cell table:style-name="ce14" office:value-type="string" calcext:value-type="string">
            <text:p><text:span text:style-name="T4">中和區路燈電表裝設工程</text:span></text:p>
          </table:table-cell>
          <table:table-cell table:style-name="ce14" office:value-type="string" calcext:value-type="string">
            <text:p><text:span text:style-name="T4">中和區新生街</text:span>186<text:span text:style-name="T4">巷</text:span>2<text:span text:style-name="T4">號旁、中和區員山路</text:span>148<text:span text:style-name="T4">巷</text:span>23<text:span text:style-name="T4">弄</text:span>6<text:span text:style-name="T4">號防火巷</text:span></text:p>
          </table:table-cell>
          <table:table-cell table:number-columns-repeated="2" table:style-name="ce30" office:value-type="float" office:value="70" calcext:value-type="float">
            <text:p>7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中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榮展水電工程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查無此筆</text:p>
          </table:table-cell>
          <table:table-cell table:style-name="ce58"/>
          <table:table-cell table:style-name="ce58" office:value-type="string" calcext:value-type="string">
            <text:p>已提供簽文</text:p>
          </table:table-cell>
          <table:table-cell table:style-name="ce58" office:value-type="string" calcext:value-type="string">
            <text:p>ok<text:span text:style-name="T8">，不用改</text:span></text:p>
          </table:table-cell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錦錠</text:p>
          </table:table-cell>
          <table:table-cell table:style-name="ce14" office:value-type="string" calcext:value-type="string">
            <text:p><text:span text:style-name="T4">中和區設置七安集會所圍籬</text:span></text:p>
          </table:table-cell>
          <table:table-cell table:style-name="ce14" office:value-type="string" calcext:value-type="string">
            <text:p><text:span text:style-name="T4">中和區七安集會所</text:span></text:p>
          </table:table-cell>
          <table:table-cell table:number-columns-repeated="2" table:style-name="ce30" office:value-type="float" office:value="80" calcext:value-type="float">
            <text:p>8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中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耀程實業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查無此筆</text:p>
          </table:table-cell>
          <table:table-cell table:style-name="ce58"/>
          <table:table-cell table:style-name="ce58" office:value-type="string" calcext:value-type="string">
            <text:p>已提供簽文</text:p>
          </table:table-cell>
          <table:table-cell table:style-name="ce58" office:value-type="string" calcext:value-type="string">
            <text:p>ok<text:span text:style-name="T8">，不用改</text:span></text:p>
          </table:table-cell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陳錦錠</text:p>
          </table:table-cell>
          <table:table-cell table:style-name="ce14" office:value-type="string" calcext:value-type="string">
            <text:p><text:span text:style-name="T4">中和區設置七安集會所監視系統</text:span></text:p>
          </table:table-cell>
          <table:table-cell table:style-name="ce14" office:value-type="string" calcext:value-type="string">
            <text:p><text:span text:style-name="T4">中和區七安集會所</text:span>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中和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旭隆企業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劉哲彰</text:p>
          </table:table-cell>
          <table:table-cell table:style-name="ce14" office:value-type="string" calcext:value-type="string">
            <text:p><text:span text:style-name="T4">新店區大鵬華城社區內綠美化花圃及農場客沃土工程</text:span></text:p>
          </table:table-cell>
          <table:table-cell table:style-name="ce14" office:value-type="string" calcext:value-type="string">
            <text:p><text:span text:style-name="T4">新店區大鵬華城社區</text:span></text:p>
          </table:table-cell>
          <table:table-cell table:number-columns-repeated="2"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店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甲運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楊春妹</text:p>
          </table:table-cell>
          <table:table-cell table:style-name="ce14" office:value-type="string" calcext:value-type="string">
            <text:p><text:span text:style-name="T4">汐止區原住民族公園橋墩彩繪</text:span></text:p>
          </table:table-cell>
          <table:table-cell table:style-name="ce14" office:value-type="string" calcext:value-type="string">
            <text:p><text:span text:style-name="T4">汐止區原住民族公園</text:span>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汐止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美熙工程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6">
          <table:table-cell table:style-name="ce5" office:value-type="string" calcext:value-type="string">
            <text:p>楊春妹</text:p>
          </table:table-cell>
          <table:table-cell table:style-name="ce14" office:value-type="string" calcext:value-type="string">
            <text:p><text:span text:style-name="T4">新莊區原住民老人日間關懷站購置投影機及飲水機</text:span></text:p>
          </table:table-cell>
          <table:table-cell table:style-name="ce14" office:value-type="string" calcext:value-type="string">
            <text:p><text:span text:style-name="T4">新莊原住民老人日間關懷站</text:span></text:p>
          </table:table-cell>
          <table:table-cell table:style-name="ce30" office:value-type="float" office:value="70" calcext:value-type="float">
            <text:p>70 </text:p>
          </table:table-cell>
          <table:table-cell table:style-name="ce30" office:value-type="float" office:value="69" calcext:value-type="float">
            <text:p>69 </text:p>
          </table:table-cell>
          <table:table-cell table:style-name="ce27" office:value-type="string" calcext:value-type="string">
            <text:p>民政業務-民政業務-獎補助費 </text:p>
          </table:table-cell>
          <table:table-cell table:style-name="ce5" office:value-type="string" calcext:value-type="string">
            <text:p>新莊區公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賀眾企業股份有限公司</text:p>
            <text:p>昌達資訊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宋明宗</text:p>
          </table:table-cell>
          <table:table-cell table:style-name="ce14" office:value-type="string" calcext:value-type="string">
            <text:p><text:span text:style-name="T4">面罩</text:span>*3<text:span text:style-name="T4">、消防鞋</text:span>*30</text:p>
          </table:table-cell>
          <table:table-cell table:style-name="ce27" office:value-type="string" calcext:value-type="string">
            <text:p>德音義消特搜分隊</text:p>
          </table:table-cell>
          <table:table-cell table:style-name="ce30" office:value-type="float" office:value="200" calcext:value-type="float">
            <text:p>200 </text:p>
          </table:table-cell>
          <table:table-cell table:style-name="ce30" office:value-type="float" office:value="183" calcext:value-type="float">
            <text:p>183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亘祐有限公司</text:p>
            <text:p>台灣開廣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劉美芳</text:p>
          </table:table-cell>
          <table:table-cell table:style-name="ce14" office:value-type="string" calcext:value-type="string">
            <text:p><text:span text:style-name="T4">消防衣褲帽鞋組</text:span>(<text:span text:style-name="T4">含手套、頭套</text:span>)*6</text:p>
          </table:table-cell>
          <table:table-cell table:style-name="ce27" office:value-type="string" calcext:value-type="string">
            <text:p>莒光義消分隊</text:p>
          </table:table-cell>
          <table:table-cell table:number-columns-repeated="2" table:style-name="ce30" office:value-type="float" office:value="259" calcext:value-type="float">
            <text:p>259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周勝考</text:p>
          </table:table-cell>
          <table:table-cell table:style-name="ce14" office:value-type="string" calcext:value-type="string">
            <text:p><text:span text:style-name="T4">災情勘查車</text:span>(<text:span text:style-name="T4">含車裝無線電</text:span>)</text:p>
          </table:table-cell>
          <table:table-cell table:style-name="ce27" office:value-type="string" calcext:value-type="string">
            <text:p>莒光義消分隊</text:p>
          </table:table-cell>
          <table:table-cell table:style-name="ce30" office:value-type="float" office:value="850" calcext:value-type="float">
            <text:p>850 </text:p>
          </table:table-cell>
          <table:table-cell table:style-name="ce30" office:value-type="float" office:value="846" calcext:value-type="float">
            <text:p>846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鴻源汽車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林國春</text:p>
          </table:table-cell>
          <table:table-cell table:style-name="ce14" office:value-type="string" calcext:value-type="string">
            <text:p><text:span text:style-name="T4">呼吸用高壓氣瓶組</text:span>*4<text:span text:style-name="T4">、面罩</text:span>*6</text:p>
          </table:table-cell>
          <table:table-cell table:style-name="ce27" office:value-type="string" calcext:value-type="string">
            <text:p>海山義消分隊</text:p>
          </table:table-cell>
          <table:table-cell table:style-name="ce30" office:value-type="float" office:value="196" calcext:value-type="float">
            <text:p>196 </text:p>
          </table:table-cell>
          <table:table-cell table:style-name="ce30" office:value-type="float" office:value="193" calcext:value-type="float">
            <text:p>193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亘祐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周勝考</text:p>
          </table:table-cell>
          <table:table-cell table:style-name="ce14" office:value-type="string" calcext:value-type="string">
            <text:p><text:span text:style-name="T4">災情勘查車</text:span>(<text:span text:style-name="T4">含車裝無線電</text:span>)</text:p>
          </table:table-cell>
          <table:table-cell table:style-name="ce27" office:value-type="string" calcext:value-type="string">
            <text:p>板橋義消分隊</text:p>
          </table:table-cell>
          <table:table-cell table:style-name="ce30" office:value-type="float" office:value="850" calcext:value-type="float">
            <text:p>850 </text:p>
          </table:table-cell>
          <table:table-cell table:style-name="ce30" office:value-type="float" office:value="846" calcext:value-type="float">
            <text:p>846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鴻源汽車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黃俊哲</text:p>
          </table:table-cell>
          <table:table-cell table:style-name="ce14" office:value-type="string" calcext:value-type="string">
            <text:p><text:span text:style-name="T4">消防衣褲帽鞋組</text:span>(<text:span text:style-name="T4">含手套、頭套</text:span>)*1</text:p>
          </table:table-cell>
          <table:table-cell table:style-name="ce27" office:value-type="string" calcext:value-type="string">
            <text:p>大觀義消分隊</text:p>
          </table:table-cell>
          <table:table-cell table:number-columns-repeated="2" table:style-name="ce30" office:value-type="float" office:value="43" calcext:value-type="float">
            <text:p>43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陳科名</text:p>
          </table:table-cell>
          <table:table-cell table:style-name="ce14" office:value-type="string" calcext:value-type="string">
            <text:p><text:span text:style-name="T4">面罩</text:span>*10</text:p>
          </table:table-cell>
          <table:table-cell table:style-name="ce27" office:value-type="string" calcext:value-type="string">
            <text:p>中港義消分隊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1" calcext:value-type="float">
            <text:p>91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亘祐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陳科名</text:p>
          </table:table-cell>
          <table:table-cell table:style-name="ce14" office:value-type="string" calcext:value-type="string">
            <text:p><text:span text:style-name="T4">消防帽</text:span>*2</text:p>
          </table:table-cell>
          <table:table-cell table:style-name="ce27" office:value-type="string" calcext:value-type="string">
            <text:p>五工義消分隊</text:p>
          </table:table-cell>
          <table:table-cell table:number-columns-repeated="2" table:style-name="ce30" office:value-type="float" office:value="28" calcext:value-type="float">
            <text:p>28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賴秋媚</text:p>
          </table:table-cell>
          <table:table-cell table:style-name="ce14" office:value-type="string" calcext:value-type="string">
            <text:p><text:span text:style-name="T4">呼吸用高壓氣瓶組</text:span>*2<text:span text:style-name="T4">、面罩</text:span>*2</text:p>
          </table:table-cell>
          <table:table-cell table:style-name="ce27" office:value-type="string" calcext:value-type="string">
            <text:p>五股義消分隊</text:p>
          </table:table-cell>
          <table:table-cell table:style-name="ce30" office:value-type="float" office:value="88" calcext:value-type="float">
            <text:p>88 </text:p>
          </table:table-cell>
          <table:table-cell table:style-name="ce30" office:value-type="float" office:value="85" calcext:value-type="float">
            <text:p>85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亘祐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陳文治</text:p>
          </table:table-cell>
          <table:table-cell table:style-name="ce14" office:value-type="string" calcext:value-type="string">
            <text:p><text:span text:style-name="T4">消防衣褲帽鞋組</text:span>(<text:span text:style-name="T4">含手套、頭套</text:span>)*1<text:span text:style-name="T4">、消防手套</text:span>*22<text:span text:style-name="T4">、消防頭套</text:span>*1</text:p>
          </table:table-cell>
          <table:table-cell table:style-name="ce27" office:value-type="string" calcext:value-type="string">
            <text:p>裕民義消分隊</text:p>
          </table:table-cell>
          <table:table-cell table:style-name="ce30" office:value-type="float" office:value="130" calcext:value-type="float">
            <text:p>130 </text:p>
          </table:table-cell>
          <table:table-cell table:style-name="ce30" office:value-type="float" office:value="125" calcext:value-type="float">
            <text:p>125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陳科名</text:p>
          </table:table-cell>
          <table:table-cell table:style-name="ce14" office:value-type="string" calcext:value-type="string">
            <text:p><text:span text:style-name="T4">迷你攝影機</text:span>*3<text:span text:style-name="T4">、乾濕兩用吸塵器</text:span>*1<text:span text:style-name="T4">、手提無線電</text:span>*3</text:p>
          </table:table-cell>
          <table:table-cell table:style-name="ce27" office:value-type="string" calcext:value-type="string">
            <text:p>頭前義消分隊</text:p>
          </table:table-cell>
          <table:table-cell table:style-name="ce30" office:value-type="float" office:value="126" calcext:value-type="float">
            <text:p>126 </text:p>
          </table:table-cell>
          <table:table-cell table:style-name="ce30" office:value-type="float" office:value="124" calcext:value-type="float">
            <text:p>124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精彩電腦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宋明宗</text:p>
          </table:table-cell>
          <table:table-cell table:style-name="ce14" office:value-type="string" calcext:value-type="string">
            <text:p><text:span text:style-name="T4">災情勘查車</text:span>(<text:span text:style-name="T4">含車裝無線電</text:span>)</text:p>
          </table:table-cell>
          <table:table-cell table:style-name="ce27" office:value-type="string" calcext:value-type="string">
            <text:p>五泰林義消中隊</text:p>
          </table:table-cell>
          <table:table-cell table:style-name="ce30" office:value-type="float" office:value="850" calcext:value-type="float">
            <text:p>850 </text:p>
          </table:table-cell>
          <table:table-cell table:style-name="ce30" office:value-type="float" office:value="846" calcext:value-type="float">
            <text:p>846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鴻源汽車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李翁月娥</text:p>
          </table:table-cell>
          <table:table-cell table:style-name="ce14" office:value-type="string" calcext:value-type="string">
            <text:p><text:span text:style-name="T4">面罩</text:span>*8<text:span text:style-name="T4">、消防帽</text:span>*3</text:p>
          </table:table-cell>
          <table:table-cell table:style-name="ce27" office:value-type="string" calcext:value-type="string">
            <text:p>鷺江義消分隊</text:p>
          </table:table-cell>
          <table:table-cell table:style-name="ce30" office:value-type="float" office:value="122" calcext:value-type="float">
            <text:p>122 </text:p>
          </table:table-cell>
          <table:table-cell table:style-name="ce30" office:value-type="float" office:value="121" calcext:value-type="float">
            <text:p>121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亘祐有限公司</text:p>
            <text:p>台灣開廣股份有限公司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鄭宇恩</text:p>
          </table:table-cell>
          <table:table-cell table:style-name="ce14" office:value-type="string" calcext:value-type="string">
            <text:p><text:span text:style-name="T4">消防手套</text:span>*21<text:span text:style-name="T4">、消防鞋</text:span>*21</text:p>
          </table:table-cell>
          <table:table-cell table:style-name="ce27" office:value-type="string" calcext:value-type="string">
            <text:p>八里義消分隊</text:p>
          </table:table-cell>
          <table:table-cell table:style-name="ce30" office:value-type="float" office:value="197" calcext:value-type="float">
            <text:p>197 </text:p>
          </table:table-cell>
          <table:table-cell table:style-name="ce30" office:value-type="float" office:value="184" calcext:value-type="float">
            <text:p>184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李余典</text:p>
          </table:table-cell>
          <table:table-cell table:style-name="ce14" office:value-type="string" calcext:value-type="string">
            <text:p><text:span text:style-name="T4">手提無線電</text:span>*3</text:p>
          </table:table-cell>
          <table:table-cell table:style-name="ce27" office:value-type="string" calcext:value-type="string">
            <text:p>重陽義消分隊</text:p>
          </table:table-cell>
          <table:table-cell table:number-columns-repeated="2" table:style-name="ce30" office:value-type="float" office:value="85" calcext:value-type="float">
            <text:p>85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國鈱科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蔡錦賢</text:p>
          </table:table-cell>
          <table:table-cell table:style-name="ce14" office:value-type="string" calcext:value-type="string">
            <text:p><text:span text:style-name="T4">消防衣褲帽鞋組</text:span>(<text:span text:style-name="T4">含手套、頭套</text:span>)*1<text:span text:style-name="T4">、消防鞋</text:span>*5<text:span text:style-name="T4">、面罩</text:span>*5</text:p>
          </table:table-cell>
          <table:table-cell table:style-name="ce27" office:value-type="string" calcext:value-type="string">
            <text:p>龍源義消分隊</text:p>
          </table:table-cell>
          <table:table-cell table:style-name="ce30" office:value-type="float" office:value="121" calcext:value-type="float">
            <text:p>121 </text:p>
          </table:table-cell>
          <table:table-cell table:style-name="ce30" office:value-type="float" office:value="114" calcext:value-type="float">
            <text:p>114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陳永福</text:p>
          </table:table-cell>
          <table:table-cell table:style-name="ce14" office:value-type="string" calcext:value-type="string">
            <text:p><text:span text:style-name="T4">高畫質多媒體電腦影音系統設備</text:span>*1<text:span text:style-name="T4">、擴大機</text:span>*1<text:span text:style-name="T4">、無線麥克風組</text:span>(<text:span text:style-name="T4">含有線、無線</text:span>)*1</text:p>
          </table:table-cell>
          <table:table-cell table:style-name="ce27" office:value-type="string" calcext:value-type="string">
            <text:p>義消第四大隊</text:p>
          </table:table-cell>
          <table:table-cell table:number-columns-repeated="2" table:style-name="ce30" office:value-type="float" office:value="67" calcext:value-type="float">
            <text:p>67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精彩電腦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陳永福</text:p>
          </table:table-cell>
          <table:table-cell table:style-name="ce18" office:value-type="string" calcext:value-type="string">
            <text:p><text:span text:style-name="T4">沙發組</text:span>*1<text:span text:style-name="T4">、咖啡機</text:span>*1</text:p>
          </table:table-cell>
          <table:table-cell table:style-name="ce27" office:value-type="string" calcext:value-type="string">
            <text:p>義消第四大隊</text:p>
          </table:table-cell>
          <table:table-cell table:number-columns-repeated="2" table:style-name="ce30" office:value-type="float" office:value="49" calcext:value-type="float">
            <text:p>49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莎發匠實業有限公司</text:p>
            <text:p>精彩電腦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陳永福</text:p>
          </table:table-cell>
          <table:table-cell table:style-name="ce14" office:value-type="string" calcext:value-type="string">
            <text:p><text:span text:style-name="T4">移動式擴音機</text:span>*1</text:p>
          </table:table-cell>
          <table:table-cell table:style-name="ce27" office:value-type="string" calcext:value-type="string">
            <text:p>安康義消分隊</text:p>
          </table:table-cell>
          <table:table-cell table:style-name="ce30" office:value-type="float" office:value="34" calcext:value-type="float">
            <text:p>34 </text:p>
          </table:table-cell>
          <table:table-cell table:style-name="ce30" office:value-type="float" office:value="32" calcext:value-type="float">
            <text:p>32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精彩電腦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劉哲彰</text:p>
          </table:table-cell>
          <table:table-cell table:style-name="ce14" office:value-type="string" calcext:value-type="string">
            <text:p><text:span text:style-name="T4">電視機</text:span>(50<text:span text:style-name="T4">吋</text:span>)*1</text:p>
          </table:table-cell>
          <table:table-cell table:style-name="ce27" office:value-type="string" calcext:value-type="string">
            <text:p>安和義消分隊</text:p>
          </table:table-cell>
          <table:table-cell table:number-columns-repeated="2" table:style-name="ce30" office:value-type="float" office:value="25" calcext:value-type="float">
            <text:p>25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精彩電腦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王建章</text:p>
          </table:table-cell>
          <table:table-cell table:style-name="ce14" office:value-type="string" calcext:value-type="string">
            <text:p><text:span text:style-name="T4">簡易深蹲架</text:span>*1<text:span text:style-name="T4">、黑色高彈力片</text:span>*1</text:p>
          </table:table-cell>
          <table:table-cell table:style-name="ce27" office:value-type="string" calcext:value-type="string">
            <text:p>烏來義消分隊</text:p>
          </table:table-cell>
          <table:table-cell table:number-columns-repeated="2" table:style-name="ce30" office:value-type="float" office:value="26" calcext:value-type="float">
            <text:p>26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飛活運動行銷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林金結</text:p>
          </table:table-cell>
          <table:table-cell table:style-name="ce14" office:value-type="string" calcext:value-type="string">
            <text:p><text:span text:style-name="T4">消防衣</text:span>*2<text:span text:style-name="T4">、消防帽</text:span>*2<text:span text:style-name="T4">、消防褲</text:span>*2<text:span text:style-name="T4">、消防鞋</text:span>*4</text:p>
          </table:table-cell>
          <table:table-cell table:style-name="ce27" office:value-type="string" calcext:value-type="string">
            <text:p>土城義消分隊</text:p>
          </table:table-cell>
          <table:table-cell table:style-name="ce30" office:value-type="float" office:value="95" calcext:value-type="float">
            <text:p>95 </text:p>
          </table:table-cell>
          <table:table-cell table:style-name="ce30" office:value-type="float" office:value="94" calcext:value-type="float">
            <text:p>94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陳世榮</text:p>
          </table:table-cell>
          <table:table-cell table:style-name="ce14" office:value-type="string" calcext:value-type="string">
            <text:p><text:span text:style-name="T4">呼吸用高壓氣瓶組</text:span>*2<text:span text:style-name="T4">、面罩</text:span>*2<text:span text:style-name="T4">、消防鞋</text:span>*2</text:p>
          </table:table-cell>
          <table:table-cell table:style-name="ce27" office:value-type="string" calcext:value-type="string">
            <text:p>樹林義消分隊</text:p>
          </table:table-cell>
          <table:table-cell table:style-name="ce30" office:value-type="float" office:value="99" calcext:value-type="float">
            <text:p>99 </text:p>
          </table:table-cell>
          <table:table-cell table:style-name="ce30" office:value-type="float" office:value="95" calcext:value-type="float">
            <text:p>95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亘祐有限公司</text:p>
            <text:p>台灣開廣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廖本煙</text:p>
          </table:table-cell>
          <table:table-cell table:style-name="ce14" office:value-type="string" calcext:value-type="string">
            <text:p><text:span text:style-name="T4">消防衣</text:span>*1<text:span text:style-name="T4">、消防褲</text:span>*1<text:span text:style-name="T4">、消防頭套</text:span>*4</text:p>
          </table:table-cell>
          <table:table-cell table:style-name="ce27" office:value-type="string" calcext:value-type="string">
            <text:p>樹潭義消分隊</text:p>
          </table:table-cell>
          <table:table-cell table:style-name="ce30" office:value-type="float" office:value="23" calcext:value-type="float">
            <text:p>23 </text:p>
          </table:table-cell>
          <table:table-cell table:style-name="ce30" office:value-type="float" office:value="21" calcext:value-type="float">
            <text:p>21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高敏慧</text:p>
          </table:table-cell>
          <table:table-cell table:style-name="ce14" office:value-type="string" calcext:value-type="string">
            <text:p><text:span text:style-name="T4">消防衣褲帽鞋組</text:span>(<text:span text:style-name="T4">含手套、頭套</text:span>)*1</text:p>
          </table:table-cell>
          <table:table-cell table:style-name="ce27" office:value-type="string" calcext:value-type="string">
            <text:p>樹潭義消分隊</text:p>
          </table:table-cell>
          <table:table-cell table:number-columns-repeated="2" table:style-name="ce30" office:value-type="float" office:value="43" calcext:value-type="float">
            <text:p>43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彭成龍</text:p>
          </table:table-cell>
          <table:table-cell table:style-name="ce14" office:value-type="string" calcext:value-type="string">
            <text:p><text:span text:style-name="T4">災情勘查車</text:span>(<text:span text:style-name="T4">含車裝無線電</text:span>)</text:p>
          </table:table-cell>
          <table:table-cell table:style-name="ce27" office:value-type="string" calcext:value-type="string">
            <text:p>義消第五大隊</text:p>
          </table:table-cell>
          <table:table-cell table:style-name="ce30" office:value-type="float" office:value="850" calcext:value-type="float">
            <text:p>850 </text:p>
          </table:table-cell>
          <table:table-cell table:style-name="ce30" office:value-type="float" office:value="846" calcext:value-type="float">
            <text:p>846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鴻源汽車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林金結</text:p>
          </table:table-cell>
          <table:table-cell table:style-name="ce14" office:value-type="string" calcext:value-type="string">
            <text:p><text:span text:style-name="T4">捲式擔架含分力盤滑輪</text:span>*1</text:p>
          </table:table-cell>
          <table:table-cell table:style-name="ce27" office:value-type="string" calcext:value-type="string">
            <text:p>清水義消分隊</text:p>
          </table:table-cell>
          <table:table-cell table:number-columns-repeated="2" table:style-name="ce30" office:value-type="float" office:value="40" calcext:value-type="float">
            <text:p>40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倡昇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彭成龍</text:p>
          </table:table-cell>
          <table:table-cell table:style-name="ce14" office:value-type="string" calcext:value-type="string">
            <text:p><text:span text:style-name="T4">消防帽</text:span>*5<text:span text:style-name="T4">、消防衣</text:span>*5<text:span text:style-name="T4">、消防褲</text:span>*5<text:span text:style-name="T4">、消防頭套</text:span>*22</text:p>
          </table:table-cell>
          <table:table-cell table:style-name="ce27" office:value-type="string" calcext:value-type="string">
            <text:p>清水義消分隊</text:p>
          </table:table-cell>
          <table:table-cell table:number-columns-repeated="2" table:style-name="ce30" office:value-type="float" office:value="188" calcext:value-type="float">
            <text:p>188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1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林金結</text:p>
          </table:table-cell>
          <table:table-cell table:style-name="ce14" office:value-type="string" calcext:value-type="string">
            <text:p><text:span text:style-name="T4">消防衣</text:span>*5<text:span text:style-name="T4">、消防褲</text:span>*5</text:p>
          </table:table-cell>
          <table:table-cell table:style-name="ce27" office:value-type="string" calcext:value-type="string">
            <text:p>頂埔義消分隊</text:p>
          </table:table-cell>
          <table:table-cell table:style-name="ce30" office:value-type="float" office:value="93" calcext:value-type="float">
            <text:p>93 </text:p>
          </table:table-cell>
          <table:table-cell table:style-name="ce30" office:value-type="float" office:value="87" calcext:value-type="float">
            <text:p>87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彭成龍</text:p>
          </table:table-cell>
          <table:table-cell table:style-name="ce14" office:value-type="string" calcext:value-type="string">
            <text:p><text:span text:style-name="T4">消防帽</text:span>*6</text:p>
          </table:table-cell>
          <table:table-cell table:style-name="ce27" office:value-type="string" calcext:value-type="string">
            <text:p>三峽義消分隊</text:p>
          </table:table-cell>
          <table:table-cell table:style-name="ce31" office:value-type="float" office:value="100" calcext:value-type="float">
            <text:p>100 </text:p>
          </table:table-cell>
          <table:table-cell table:style-name="ce30" office:value-type="float" office:value="85" calcext:value-type="float">
            <text:p>85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建議金額有修正</text:p>
          </table:table-cell>
          <table:table-cell table:style-name="ce58"/>
          <table:table-cell table:style-name="ce53" office:value-type="string" calcext:value-type="string">
            <text:p>建議金額為10萬元</text:p>
          </table:table-cell>
          <table:table-cell table:style-name="ce53" office:value-type="string" calcext:value-type="string">
            <text:p>ok，已修改</text:p>
          </table:table-cell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黃永昌</text:p>
          </table:table-cell>
          <table:table-cell table:style-name="ce14" office:value-type="string" calcext:value-type="string">
            <text:p><text:span text:style-name="T4">呼吸用高壓氣瓶組</text:span>*2<text:span text:style-name="T4">、面罩</text:span>*3</text:p>
          </table:table-cell>
          <table:table-cell table:style-name="ce27" office:value-type="string" calcext:value-type="string">
            <text:p>三峽義消分隊</text:p>
          </table:table-cell>
          <table:table-cell table:style-name="ce31" office:value-type="float" office:value="100" calcext:value-type="float">
            <text:p>100 </text:p>
          </table:table-cell>
          <table:table-cell table:style-name="ce30" office:value-type="float" office:value="94" calcext:value-type="float">
            <text:p>94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亘祐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2" office:value-type="string" calcext:value-type="string">
            <text:p>建議金額有修正</text:p>
          </table:table-cell>
          <table:table-cell table:style-name="ce58"/>
          <table:table-cell table:style-name="ce53" office:value-type="string" calcext:value-type="string">
            <text:p>建議金額為10萬元</text:p>
          </table:table-cell>
          <table:table-cell table:style-name="ce53" office:value-type="string" calcext:value-type="string">
            <text:p>ok，已修改</text:p>
          </table:table-cell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林金結</text:p>
          </table:table-cell>
          <table:table-cell table:style-name="ce14" office:value-type="string" calcext:value-type="string">
            <text:p><text:span text:style-name="T4">移動式擴音機</text:span>*1<text:span text:style-name="T4">、</text:span>GPS<text:span text:style-name="T4">衛星定位機</text:span>*1<text:span text:style-name="T4">、</text:span>LED<text:span text:style-name="T4">氣球燈</text:span>(24W<text:span text:style-name="T4">全光型</text:span>)<text:span text:style-name="T4">及三腳架</text:span>*1</text:p>
          </table:table-cell>
          <table:table-cell table:style-name="ce27" office:value-type="string" calcext:value-type="string">
            <text:p>義消第五大隊</text:p>
          </table:table-cell>
          <table:table-cell table:style-name="ce30" office:value-type="float" office:value="90" calcext:value-type="float">
            <text:p>90 </text:p>
          </table:table-cell>
          <table:table-cell table:style-name="ce30" office:value-type="float" office:value="89" calcext:value-type="float">
            <text:p>89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精彩電腦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廖正良</text:p>
          </table:table-cell>
          <table:table-cell table:style-name="ce14" office:value-type="string" calcext:value-type="string">
            <text:p><text:span text:style-name="T4">消防鞋</text:span>*23<text:span text:style-name="T4">、</text:span>GPS<text:span text:style-name="T4">衛星定位機</text:span>*1</text:p>
          </table:table-cell>
          <table:table-cell table:style-name="ce27" office:value-type="string" calcext:value-type="string">
            <text:p>汐止義消分隊</text:p>
          </table:table-cell>
          <table:table-cell table:style-name="ce30" office:value-type="float" office:value="143" calcext:value-type="float">
            <text:p>143 </text:p>
          </table:table-cell>
          <table:table-cell table:style-name="ce30" office:value-type="float" office:value="133" calcext:value-type="float">
            <text:p>133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精彩電腦股份有限公司</text:p>
            <text:p>台灣開廣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白珮茹</text:p>
          </table:table-cell>
          <table:table-cell table:style-name="ce14" office:value-type="string" calcext:value-type="string">
            <text:p><text:span text:style-name="T4">消防衣褲帽鞋組</text:span>(<text:span text:style-name="T4">含手套、頭套</text:span>)*1<text:span text:style-name="T4">、面罩</text:span>*1<text:span text:style-name="T4">、乾濕兩用吸塵器</text:span>*1</text:p>
          </table:table-cell>
          <table:table-cell table:style-name="ce27" office:value-type="string" calcext:value-type="string">
            <text:p>秀峰義消分隊</text:p>
          </table:table-cell>
          <table:table-cell table:style-name="ce30" office:value-type="float" office:value="64" calcext:value-type="float">
            <text:p>64 </text:p>
          </table:table-cell>
          <table:table-cell table:style-name="ce30" office:value-type="float" office:value="63" calcext:value-type="float">
            <text:p>63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精彩電腦股份有限公司</text:p>
            <text:p>台灣開廣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3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鄭宇恩</text:p>
            <text:p>鄭戴麗香</text:p>
          </table:table-cell>
          <table:table-cell table:style-name="ce14" office:value-type="string" calcext:value-type="string">
            <text:p><text:span text:style-name="T4">潛水裝備</text:span></text:p>
          </table:table-cell>
          <table:table-cell table:style-name="ce27" office:value-type="string" calcext:value-type="string">
            <text:p>石門義消分隊</text:p>
          </table:table-cell>
          <table:table-cell table:style-name="ce30" office:value-type="float" office:value="120" calcext:value-type="float">
            <text:p>120 </text:p>
          </table:table-cell>
          <table:table-cell table:style-name="ce30" office:value-type="float" office:value="114" calcext:value-type="float">
            <text:p>114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深度事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5">
          <table:table-cell table:style-name="ce5" office:value-type="string" calcext:value-type="string">
            <text:p>鄭戴麗香</text:p>
          </table:table-cell>
          <table:table-cell table:style-name="ce14" office:value-type="string" calcext:value-type="string">
            <text:p><text:span text:style-name="T4">潛水裝備</text:span></text:p>
          </table:table-cell>
          <table:table-cell table:style-name="ce27" office:value-type="string" calcext:value-type="string">
            <text:p>石門義消分隊</text:p>
          </table:table-cell>
          <table:table-cell table:style-name="ce30" office:value-type="float" office:value="60" calcext:value-type="float">
            <text:p>60 </text:p>
          </table:table-cell>
          <table:table-cell table:style-name="ce30" office:value-type="float" office:value="57" calcext:value-type="float">
            <text:p>57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深度事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5">
          <table:table-cell table:style-name="ce5" office:value-type="string" calcext:value-type="string">
            <text:p>廖正良</text:p>
          </table:table-cell>
          <table:table-cell table:style-name="ce14" office:value-type="string" calcext:value-type="string">
            <text:p><text:span text:style-name="T4">投影機</text:span>*1<text:span text:style-name="T4">、</text:span>GPS<text:span text:style-name="T4">衛星定位機</text:span>*1</text:p>
          </table:table-cell>
          <table:table-cell table:style-name="ce27" office:value-type="string" calcext:value-type="string">
            <text:p>長青義消分隊</text:p>
          </table:table-cell>
          <table:table-cell table:style-name="ce30" office:value-type="float" office:value="41" calcext:value-type="float">
            <text:p>41 </text:p>
          </table:table-cell>
          <table:table-cell table:style-name="ce30" office:value-type="float" office:value="39" calcext:value-type="float">
            <text:p>39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精彩電腦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5">
          <table:table-cell table:style-name="ce5" office:value-type="string" calcext:value-type="string">
            <text:p>廖正良</text:p>
          </table:table-cell>
          <table:table-cell table:style-name="ce14" office:value-type="string" calcext:value-type="string">
            <text:p><text:span text:style-name="T4">消防衣褲帽鞋組</text:span>(<text:span text:style-name="T4">含手套、頭套</text:span>)*3</text:p>
          </table:table-cell>
          <table:table-cell table:style-name="ce27" office:value-type="string" calcext:value-type="string">
            <text:p>萬里義消分隊</text:p>
          </table:table-cell>
          <table:table-cell table:style-name="ce30" office:value-type="float" office:value="130" calcext:value-type="float">
            <text:p>130 </text:p>
          </table:table-cell>
          <table:table-cell table:style-name="ce30" office:value-type="float" office:value="129" calcext:value-type="float">
            <text:p>129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5">
          <table:table-cell table:style-name="ce5" office:value-type="string" calcext:value-type="string">
            <text:p>陳鴻源</text:p>
          </table:table-cell>
          <table:table-cell table:style-name="ce14" office:value-type="string" calcext:value-type="string">
            <text:p><text:span text:style-name="T4">消防衣</text:span>*4<text:span text:style-name="T4">、消防褲</text:span>*4<text:span text:style-name="T4">、消防手套</text:span>*4<text:span text:style-name="T4">、消防帽</text:span>*1<text:span text:style-name="T4">、消防鞋</text:span>*5<text:span text:style-name="T4">、消防頭套</text:span>*2<text:span text:style-name="T4">、面罩</text:span>*1</text:p>
          </table:table-cell>
          <table:table-cell table:style-name="ce27" office:value-type="string" calcext:value-type="string">
            <text:p>永和義消分隊</text:p>
          </table:table-cell>
          <table:table-cell table:style-name="ce30" office:value-type="float" office:value="144" calcext:value-type="float">
            <text:p>144 </text:p>
          </table:table-cell>
          <table:table-cell table:style-name="ce30" office:value-type="float" office:value="137" calcext:value-type="float">
            <text:p>137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5">
          <table:table-cell table:style-name="ce5" office:value-type="string" calcext:value-type="string">
            <text:p>林秀惠</text:p>
          </table:table-cell>
          <table:table-cell table:style-name="ce14" office:value-type="string" calcext:value-type="string">
            <text:p><text:span text:style-name="T4">消防衣</text:span>*2<text:span text:style-name="T4">、消防褲</text:span>*2<text:span text:style-name="T4">、消防鞋</text:span>*1<text:span text:style-name="T4">、消防帽</text:span>*9<text:span text:style-name="T4">、消防手套</text:span>*2</text:p>
          </table:table-cell>
          <table:table-cell table:style-name="ce27" office:value-type="string" calcext:value-type="string">
            <text:p>中和義消分隊</text:p>
          </table:table-cell>
          <table:table-cell table:number-columns-repeated="2" table:style-name="ce30" office:value-type="float" office:value="177" calcext:value-type="float">
            <text:p>177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3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5">
          <table:table-cell table:style-name="ce5" office:value-type="string" calcext:value-type="string">
            <text:p>邱烽堯</text:p>
          </table:table-cell>
          <table:table-cell table:style-name="ce14" office:value-type="string" calcext:value-type="string">
            <text:p><text:span text:style-name="T4">消防衣褲帽鞋組</text:span>(<text:span text:style-name="T4">含手套、頭套</text:span>)*2<text:span text:style-name="T4">、消防帽</text:span>*3<text:span text:style-name="T4">、消防衣</text:span>*2<text:span text:style-name="T4">、消防褲</text:span>*2<text:span text:style-name="T4">、消防手套</text:span>*3<text:span text:style-name="T4">、消防鞋</text:span>*2</text:p>
          </table:table-cell>
          <table:table-cell table:style-name="ce27" office:value-type="string" calcext:value-type="string">
            <text:p>國光義消分隊</text:p>
          </table:table-cell>
          <table:table-cell table:number-columns-repeated="2" table:style-name="ce30" office:value-type="float" office:value="189" calcext:value-type="float">
            <text:p>189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開廣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3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5">
          <table:table-cell table:style-name="ce5" office:value-type="string" calcext:value-type="string">
            <text:p>羅文崇</text:p>
          </table:table-cell>
          <table:table-cell table:style-name="ce14" office:value-type="string" calcext:value-type="string">
            <text:p><text:span text:style-name="T4">廚櫃</text:span>*1</text:p>
          </table:table-cell>
          <table:table-cell table:style-name="ce27" office:value-type="string" calcext:value-type="string">
            <text:p>永平義消分隊</text:p>
          </table:table-cell>
          <table:table-cell table:style-name="ce31" office:value-type="float" office:value="99" calcext:value-type="float">
            <text:p>99 </text:p>
          </table:table-cell>
          <table:table-cell table:style-name="ce30" office:value-type="float" office:value="99" calcext:value-type="float">
            <text:p>99 </text:p>
          </table:table-cell>
          <table:table-cell table:style-name="ce27" office:value-type="string" calcext:value-type="string">
            <text:p>一般建築及設備-建築及設備-設備及投資</text:p>
          </table:table-cell>
          <table:table-cell table:style-name="ce5" office:value-type="string" calcext:value-type="string">
            <text:p>消防局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宏積國際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確認金額(補助服裝17.6萬元)</text:p>
          </table:table-cell>
          <table:table-cell table:style-name="ce58"/>
          <table:table-cell table:style-name="ce58" office:value-type="string" calcext:value-type="string">
            <text:p><text:span text:style-name="T8">資本門建議金額</text:span>9.9<text:span text:style-name="T8">萬</text:span></text:p>
            <text:p><text:span text:style-name="T8">補助服裝為經常門</text:span></text:p>
          </table:table-cell>
          <table:table-cell table:style-name="ce58" office:value-type="string" calcext:value-type="string">
            <text:p>ok<text:span text:style-name="T8">，無須修改</text:span></text:p>
          </table:table-cell>
          <table:table-cell table:style-name="ce61"/>
          <table:table-cell table:number-columns-repeated="1008"/>
        </table:table-row>
        <table:table-row table:style-name="ro10">
          <table:table-cell table:style-name="ce9" office:value-type="string" calcext:value-type="string">
            <text:p>黃俊哲</text:p>
          </table:table-cell>
          <table:table-cell table:style-name="ce19" office:value-type="string" calcext:value-type="string">
            <text:p><text:span text:style-name="T4">提昇資訊服務設備計畫</text:span>—<text:span text:style-name="T4">網路附加儲存系統、電腦教室管理系統</text:span></text:p>
          </table:table-cell>
          <table:table-cell table:style-name="ce28" office:value-type="string" calcext:value-type="string">
            <text:p>板橋國中</text:p>
          </table:table-cell>
          <table:table-cell table:number-columns-repeated="2" table:style-name="ce33" office:value-type="float" office:value="134" calcext:value-type="float">
            <text:p>134 </text:p>
          </table:table-cell>
          <table:table-cell table:style-name="ce19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9" office:value-type="string" calcext:value-type="string">
            <text:p>板橋國中</text:p>
          </table:table-cell>
          <table:table-cell table:style-name="ce28" office:value-type="string" calcext:value-type="string">
            <text:p>共同供應契約</text:p>
          </table:table-cell>
          <table:table-cell table:style-name="ce28" office:value-type="string" calcext:value-type="string">
            <text:p>平順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/>
          <table:table-cell table:style-name="ce58" office:value-type="string" calcext:value-type="string">
            <text:p>經查未填報，建議金額請修正為134千元。</text:p>
          </table:table-cell>
          <table:table-cell table:style-name="ce58" office:value-type="string" calcext:value-type="string">
            <text:p>OK<text:span text:style-name="T8">，已修正</text:span></text:p>
          </table:table-cell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鍾宏仁</text:p>
          </table:table-cell>
          <table:table-cell table:style-name="ce20" office:value-type="string" calcext:value-type="string">
            <text:p>106<text:span text:style-name="T4">年度校門入口鋪面安全改善工程－校門入口鋪面改善工程含安全警示設施</text:span></text:p>
          </table:table-cell>
          <table:table-cell table:style-name="ce29" office:value-type="string" calcext:value-type="string">
            <text:p>中平國中</text:p>
          </table:table-cell>
          <table:table-cell table:number-columns-repeated="2" table:style-name="ce30" office:value-type="float" office:value="1000" calcext:value-type="float">
            <text:p>10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平國中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埕園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國春</text:p>
          </table:table-cell>
          <table:table-cell table:style-name="ce20" office:value-type="string" calcext:value-type="string">
            <text:p><text:span text:style-name="T4">改善及充實教學環境設備</text:span>-<text:span text:style-name="T4">增設班級壁扇－壁扇</text:span>*4<text:span text:style-name="T4">、電源配管配線安裝</text:span></text:p>
          </table:table-cell>
          <table:table-cell table:style-name="ce29" office:value-type="string" calcext:value-type="string">
            <text:p>莒光國小</text:p>
          </table:table-cell>
          <table:table-cell table:number-columns-repeated="2" table:style-name="ce30" office:value-type="float" office:value="430" calcext:value-type="float">
            <text:p>43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莒光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詠盛水電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劉哲彰</text:p>
          </table:table-cell>
          <table:table-cell table:style-name="ce20" office:value-type="string" calcext:value-type="string">
            <text:p>106<text:span text:style-name="T4">年度辦公室牆面改善計畫－牆壁裝修工程</text:span>(<text:span text:style-name="T4">含牆面粉刷、壁板拆除運棄及桌椅搬遷</text:span>)<text:span text:style-name="T4">、電源設備重整</text:span></text:p>
          </table:table-cell>
          <table:table-cell table:style-name="ce29" office:value-type="string" calcext:value-type="string">
            <text:p>石碇國小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石碇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承易室內裝修設計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 table:number-columns-spanned="1" table:number-rows-spanned="2">
            <text:p>李婉鈺</text:p>
          </table:table-cell>
          <table:table-cell table:style-name="ce20" office:value-type="string" calcext:value-type="string">
            <text:p><text:span text:style-name="T4">簡易廚房設置計畫－工作桌含施工</text:span>*2<text:span text:style-name="T4">、照明設置、進排水、電、瓦斯排油煙機安裝排煙罩、管路及安裝</text:span>(<text:span text:style-name="T4">切割開孔</text:span>)</text:p>
          </table:table-cell>
          <table:table-cell table:style-name="ce25" office:value-type="string" calcext:value-type="string" table:number-columns-spanned="1" table:number-rows-spanned="2">
            <text:p>板橋高中</text:p>
          </table:table-cell>
          <table:table-cell table:style-name="ce32" office:value-type="float" office:value="300" calcext:value-type="float" table:number-columns-spanned="1" table:number-rows-spanned="2">
            <text:p>300 </text:p>
          </table:table-cell>
          <table:table-cell table:style-name="ce30" office:value-type="float" office:value="176" calcext:value-type="float">
            <text:p>176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板橋高中</text:p>
          </table:table-cell>
          <table:table-cell table:style-name="ce17" office:value-type="string" calcext:value-type="string" table:number-columns-spanned="1" table:number-rows-spanned="2">
            <text:p>公開取得企劃書</text:p>
          </table:table-cell>
          <table:table-cell table:style-name="ce17" office:value-type="string" calcext:value-type="string" table:number-columns-spanned="1" table:number-rows-spanned="2">
            <text:p>台灣學聯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/>
          <table:table-cell table:style-name="ce20" office:value-type="string" calcext:value-type="string">
            <text:p><text:span text:style-name="T4">簡易廚房設置計畫－低坐櫃</text:span>*2</text:p>
          </table:table-cell>
          <table:covered-table-cell table:number-columns-repeated="2"/>
          <table:table-cell table:style-name="ce30" office:value-type="float" office:value="124" calcext:value-type="float">
            <text:p>124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 table:number-columns-repeated="3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許昭興</text:p>
          </table:table-cell>
          <table:table-cell table:style-name="ce20" office:value-type="string" calcext:value-type="string">
            <text:p><text:span text:style-name="T4">改善設備組辦公室環境申請計畫</text:span>-<text:span text:style-name="T4">改善設備組辦公室環境暨藏書庫空間申請計畫－設備組辦公室及儲藏空間整修</text:span></text:p>
          </table:table-cell>
          <table:table-cell table:style-name="ce29" office:value-type="string" calcext:value-type="string">
            <text:p>永和國中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永和國中</text:p>
          </table:table-cell>
          <table:table-cell table:style-name="ce27" office:value-type="string" calcext:value-type="string">
            <text:p>公開取得企劃書</text:p>
            <text:p>共同供應契約</text:p>
          </table:table-cell>
          <table:table-cell table:style-name="ce27" office:value-type="string" calcext:value-type="string">
            <text:p>崇榮裝潢工程有限公司</text:p>
            <text:p>泰安傢俱有限公司</text:p>
            <text:p>東圍空調工程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鴻源</text:p>
          </table:table-cell>
          <table:table-cell table:style-name="ce20" office:value-type="string" calcext:value-type="string">
            <text:p>106<text:span text:style-name="T4">年度明德樓廁所門板更新整修工程－明德樓廁所門板更新、通氣管工程</text:span></text:p>
          </table:table-cell>
          <table:table-cell table:style-name="ce29" office:value-type="string" calcext:value-type="string">
            <text:p>永和國中</text:p>
          </table:table-cell>
          <table:table-cell table:number-columns-repeated="2" table:style-name="ce30" office:value-type="float" office:value="1160" calcext:value-type="float">
            <text:p>116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永和國中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億丞營造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世榮</text:p>
          </table:table-cell>
          <table:table-cell table:style-name="ce20" office:value-type="string" calcext:value-type="string">
            <text:p><text:span text:style-name="T4">校園生態農園教育－建置生態農園</text:span></text:p>
          </table:table-cell>
          <table:table-cell table:style-name="ce29" office:value-type="string" calcext:value-type="string">
            <text:p>育德國小</text:p>
          </table:table-cell>
          <table:table-cell table:number-columns-repeated="2" table:style-name="ce30" office:value-type="float" office:value="250" calcext:value-type="float">
            <text:p>25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育德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輝煌草堂花譜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1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 table:number-columns-spanned="1" table:number-rows-spanned="2">
            <text:p>張瑞山</text:p>
          </table:table-cell>
          <table:table-cell table:style-name="ce20" office:value-type="string" calcext:value-type="string">
            <text:p>105<text:span text:style-name="T4">學年度校園安全監控設備增設與教學設備改善採購－門扇更新</text:span>*4</text:p>
          </table:table-cell>
          <table:table-cell table:style-name="ce25" office:value-type="string" calcext:value-type="string" table:number-columns-spanned="1" table:number-rows-spanned="2">
            <text:p>興南國小</text:p>
          </table:table-cell>
          <table:table-cell table:style-name="ce32" office:value-type="float" office:value="300" calcext:value-type="float" table:number-columns-spanned="1" table:number-rows-spanned="2">
            <text:p>300 </text:p>
          </table:table-cell>
          <table:table-cell table:style-name="ce30" office:value-type="float" office:value="30" calcext:value-type="float">
            <text:p>3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興南國小</text:p>
          </table:table-cell>
          <table:table-cell table:style-name="ce17" office:value-type="string" calcext:value-type="string" table:number-columns-spanned="1" table:number-rows-spanned="2">
            <text:p>公開取得企劃書</text:p>
          </table:table-cell>
          <table:table-cell table:style-name="ce17" office:value-type="string" calcext:value-type="string" table:number-columns-spanned="1" table:number-rows-spanned="2">
            <text:p>幼翔企業有限公司</text:p>
          </table:table-cell>
          <table:table-cell table:style-name="ce41"/>
          <table:table-cell table:style-name="ce41" office:value-type="string" calcext:value-type="string" table:number-columns-spanned="1" table:number-rows-spanned="2">
            <text:p>V</text:p>
          </table:table-cell>
          <table:table-cell table:style-name="ce53" office:value-type="string" calcext:value-type="string" table:number-columns-spanned="1" table:number-rows-spanned="2">
            <text:p>上半年已公告</text:p>
          </table:table-cell>
          <table:table-cell table:style-name="ce53" office:value-type="string" calcext:value-type="string" table:number-columns-spanned="1" table:number-rows-spanned="2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covered-table-cell/>
          <table:table-cell table:style-name="ce20" office:value-type="string" calcext:value-type="string">
            <text:p>105<text:span text:style-name="T4">學年度校園安全監控設備增設與教學設備改善採購－增設監控設備、折合桌、移動式活動桌、電動式磨豆機</text:span></text:p>
          </table:table-cell>
          <table:covered-table-cell table:number-columns-repeated="2"/>
          <table:table-cell table:style-name="ce30" office:value-type="float" office:value="270" calcext:value-type="float">
            <text:p>27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 table:number-columns-repeated="3"/>
          <table:table-cell table:style-name="ce41"/>
          <table:covered-table-cell table:number-columns-repeated="3"/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鍾宏仁</text:p>
          </table:table-cell>
          <table:table-cell table:style-name="ce20" office:value-type="string" calcext:value-type="string">
            <text:p><text:span text:style-name="T4">改善暨充實教學環境設備－建置戶外教學體驗園區</text:span>(<text:span text:style-name="T4">洗手台、窯烤爐、整地</text:span>)</text:p>
          </table:table-cell>
          <table:table-cell table:style-name="ce29" office:value-type="string" calcext:value-type="string">
            <text:p>佳林國中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佳林國中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台灣學聯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3">
          <table:table-cell table:style-name="ce5" office:value-type="string" calcext:value-type="string">
            <text:p>李倩萍</text:p>
          </table:table-cell>
          <table:table-cell table:style-name="ce21" office:value-type="string" calcext:value-type="string" table:number-columns-spanned="1" table:number-rows-spanned="6">
            <text:p>106<text:span text:style-name="T4">年度大門改造計畫－校門改建工程</text:span></text:p>
          </table:table-cell>
          <table:table-cell table:style-name="ce25" office:value-type="string" calcext:value-type="string" table:number-columns-spanned="1" table:number-rows-spanned="6">
            <text:p>成功國小</text:p>
          </table:table-cell>
          <table:table-cell table:style-name="ce30" office:value-type="float" office:value="300" calcext:value-type="float">
            <text:p>300 </text:p>
          </table:table-cell>
          <table:table-cell table:style-name="ce32" office:value-type="float" office:value="1700" calcext:value-type="float" table:number-columns-spanned="1" table:number-rows-spanned="6">
            <text:p>1700 </text:p>
          </table:table-cell>
          <table:table-cell table:style-name="ce16" office:value-type="string" calcext:value-type="string" table:number-columns-spanned="1" table:number-rows-spanned="6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6">
            <text:p>成功國小</text:p>
          </table:table-cell>
          <table:table-cell table:style-name="ce17" office:value-type="string" calcext:value-type="string" table:number-columns-spanned="1" table:number-rows-spanned="6">
            <text:p>公開招標</text:p>
          </table:table-cell>
          <table:table-cell table:style-name="ce17" office:value-type="string" calcext:value-type="string" table:number-columns-spanned="1" table:number-rows-spanned="6">
            <text:p>古采藝創環境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3">
          <table:table-cell table:style-name="ce5" office:value-type="string" calcext:value-type="string">
            <text:p>鄭金隆</text:p>
          </table:table-cell>
          <table:covered-table-cell table:number-columns-repeated="2"/>
          <table:table-cell table:style-name="ce30" office:value-type="float" office:value="300" calcext:value-type="float">
            <text:p>3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3">
          <table:table-cell table:style-name="ce5" office:value-type="string" calcext:value-type="string">
            <text:p>李余典</text:p>
          </table:table-cell>
          <table:covered-table-cell table:number-columns-repeated="2"/>
          <table:table-cell table:style-name="ce30" office:value-type="float" office:value="200" calcext:value-type="float">
            <text:p>2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3">
          <table:table-cell table:style-name="ce5" office:value-type="string" calcext:value-type="string">
            <text:p>李翁月娥</text:p>
          </table:table-cell>
          <table:covered-table-cell table:number-columns-repeated="2"/>
          <table:table-cell table:style-name="ce30" office:value-type="float" office:value="300" calcext:value-type="float">
            <text:p>3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3">
          <table:table-cell table:style-name="ce5" office:value-type="string" calcext:value-type="string">
            <text:p>陳啟能</text:p>
          </table:table-cell>
          <table:covered-table-cell table:number-columns-repeated="2"/>
          <table:table-cell table:style-name="ce30" office:value-type="float" office:value="300" calcext:value-type="float">
            <text:p>3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3">
          <table:table-cell table:style-name="ce5" office:value-type="string" calcext:value-type="string">
            <text:p>李坤城</text:p>
          </table:table-cell>
          <table:covered-table-cell table:number-columns-repeated="2"/>
          <table:table-cell table:style-name="ce30" office:value-type="float" office:value="300" calcext:value-type="float">
            <text:p>3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3">
          <table:table-cell table:style-name="ce5" office:value-type="string" calcext:value-type="string">
            <text:p>林秀惠</text:p>
          </table:table-cell>
          <table:table-cell table:style-name="ce21" office:value-type="string" calcext:value-type="string" table:number-columns-spanned="1" table:number-rows-spanned="3">
            <text:p>106<text:span text:style-name="T4">年度食育教室改造設計及裝修工程統包案－食育教室改造工程</text:span></text:p>
          </table:table-cell>
          <table:table-cell table:style-name="ce25" office:value-type="string" calcext:value-type="string" table:number-columns-spanned="1" table:number-rows-spanned="3">
            <text:p>中和國小</text:p>
          </table:table-cell>
          <table:table-cell table:style-name="ce30" office:value-type="float" office:value="200" calcext:value-type="float">
            <text:p>200 </text:p>
          </table:table-cell>
          <table:table-cell table:style-name="ce32" office:value-type="float" office:value="743" calcext:value-type="float" table:number-columns-spanned="1" table:number-rows-spanned="3">
            <text:p>743 </text:p>
          </table:table-cell>
          <table:table-cell table:style-name="ce16" office:value-type="string" calcext:value-type="string" table:number-columns-spanned="1" table:number-rows-spanned="3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3">
            <text:p>中和國小</text:p>
          </table:table-cell>
          <table:table-cell table:style-name="ce17" office:value-type="string" calcext:value-type="string" table:number-columns-spanned="1" table:number-rows-spanned="3">
            <text:p>公開招標</text:p>
          </table:table-cell>
          <table:table-cell table:style-name="ce17" office:value-type="string" calcext:value-type="string" table:number-columns-spanned="1" table:number-rows-spanned="3">
            <text:p>澳亞室內裝修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3">
          <table:table-cell table:style-name="ce5" office:value-type="string" calcext:value-type="string">
            <text:p>游輝宂</text:p>
          </table:table-cell>
          <table:covered-table-cell table:number-columns-repeated="2"/>
          <table:table-cell table:style-name="ce30" office:value-type="float" office:value="300" calcext:value-type="float">
            <text:p>300 </text:p>
          </table:table-cell>
          <table:covered-table-cell table:number-columns-repeated="5"/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3">
          <table:table-cell table:style-name="ce5" office:value-type="string" calcext:value-type="string">
            <text:p>陳錦錠</text:p>
          </table:table-cell>
          <table:covered-table-cell table:number-columns-repeated="2"/>
          <table:table-cell table:style-name="ce30" office:value-type="float" office:value="300" calcext:value-type="float">
            <text:p>3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 table:number-columns-spanned="1" table:number-rows-spanned="2">
            <text:p>廖正良</text:p>
          </table:table-cell>
          <table:table-cell table:style-name="ce20" office:value-type="string" calcext:value-type="string">
            <text:p>105<text:span text:style-name="T4">學年度改善與充實教學環境設備－教室通風設備改善工程</text:span>*8<text:span text:style-name="T4">間</text:span></text:p>
          </table:table-cell>
          <table:table-cell table:style-name="ce25" office:value-type="string" calcext:value-type="string" table:number-columns-spanned="1" table:number-rows-spanned="2">
            <text:p>金美國小</text:p>
          </table:table-cell>
          <table:table-cell table:style-name="ce32" office:value-type="float" office:value="150" calcext:value-type="float" table:number-columns-spanned="1" table:number-rows-spanned="2">
            <text:p>150 </text:p>
          </table:table-cell>
          <table:table-cell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金美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龍翔燈飾水電行</text:p>
          </table:table-cell>
          <table:table-cell table:style-name="ce41"/>
          <table:table-cell table:style-name="ce41" office:value-type="string" calcext:value-type="string" table:number-columns-spanned="1" table:number-rows-spanned="2">
            <text:p>V</text:p>
          </table:table-cell>
          <table:table-cell table:style-name="ce53" office:value-type="string" calcext:value-type="string" table:number-columns-spanned="1" table:number-rows-spanned="2">
            <text:p>上半年已公告</text:p>
          </table:table-cell>
          <table:table-cell table:style-name="ce58" office:value-type="string" calcext:value-type="string" table:number-columns-spanned="1" table:number-rows-spanned="2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covered-table-cell/>
          <table:table-cell table:style-name="ce20" office:value-type="string" calcext:value-type="string">
            <text:p>105<text:span text:style-name="T4">學年度改善與充實教學環境設備－無線擴音器</text:span>*2<text:span text:style-name="T4">、無線喊話器</text:span>*2</text:p>
          </table:table-cell>
          <table:covered-table-cell table:number-columns-repeated="2"/>
          <table:table-cell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/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享達音響有限公司</text:p>
          </table:table-cell>
          <table:table-cell table:style-name="ce41"/>
          <table:covered-table-cell table:number-columns-repeated="3"/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6">
          <table:table-cell table:style-name="ce6" office:value-type="string" calcext:value-type="string" table:number-columns-spanned="1" table:number-rows-spanned="2">
            <text:p>蔡淑君</text:p>
          </table:table-cell>
          <table:table-cell table:style-name="ce20" office:value-type="string" calcext:value-type="string">
            <text:p><text:span text:style-name="T4">校園環境改善暨充實教學設備－戶外園藝工程</text:span></text:p>
          </table:table-cell>
          <table:table-cell table:style-name="ce25" office:value-type="string" calcext:value-type="string" table:number-columns-spanned="1" table:number-rows-spanned="2">
            <text:p>佳林國中</text:p>
          </table:table-cell>
          <table:table-cell table:style-name="ce32" office:value-type="float" office:value="400" calcext:value-type="float" table:number-columns-spanned="1" table:number-rows-spanned="2">
            <text:p>400 </text:p>
          </table:table-cell>
          <table:table-cell table:style-name="ce30" office:value-type="float" office:value="98" calcext:value-type="float">
            <text:p>98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佳林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亞柏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/>
          <table:table-cell table:style-name="ce20" office:value-type="string" calcext:value-type="string">
            <text:p><text:span text:style-name="T4">校園環境改善暨充實教學設備－無線分享器</text:span>*3<text:span text:style-name="T4">、電子白板、監視器、警衛室空調設備</text:span></text:p>
          </table:table-cell>
          <table:covered-table-cell table:number-columns-repeated="2"/>
          <table:table-cell table:style-name="ce30" office:value-type="float" office:value="141" calcext:value-type="float">
            <text:p>141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/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非比電腦有限公司</text:p>
            <text:p>大同股份有限公司</text:p>
            <text:p>樺翔企業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國春</text:p>
          </table:table-cell>
          <table:table-cell table:style-name="ce20" office:value-type="string" calcext:value-type="string">
            <text:p><text:span text:style-name="T4">學習環境改善計畫－日暄樓</text:span>3<text:span text:style-name="T4">樓雙排教室、星采樓</text:span>2<text:span text:style-name="T4">樓教師辦公室整繕工程</text:span></text:p>
          </table:table-cell>
          <table:table-cell table:style-name="ce29" office:value-type="string" calcext:value-type="string">
            <text:p>海山國小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海山國小</text:p>
          </table:table-cell>
          <table:table-cell table:style-name="ce27" office:value-type="string" calcext:value-type="string">
            <text:p>公開取得企劃書</text:p>
            <text:p>共同供應契約</text:p>
          </table:table-cell>
          <table:table-cell table:style-name="ce27" office:value-type="string" calcext:value-type="string">
            <text:p>壬新室內裝修工程有限公司</text:p>
            <text:p>豪鑫電機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戴麗香</text:p>
          </table:table-cell>
          <table:table-cell table:style-name="ce20" office:value-type="string" calcext:value-type="string">
            <text:p>106<text:span text:style-name="T4">年度舊大樓遮雨棚工程計畫－透明雨遮含骨架、五金零件</text:span></text:p>
          </table:table-cell>
          <table:table-cell table:style-name="ce29" office:value-type="string" calcext:value-type="string">
            <text:p>興仁國小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興仁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偉榤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儀君</text:p>
          </table:table-cell>
          <table:table-cell table:style-name="ce20" office:value-type="string" calcext:value-type="string">
            <text:p><text:span text:style-name="T4">多功能表演場地舞台整修</text:span></text:p>
          </table:table-cell>
          <table:table-cell table:style-name="ce29" office:value-type="string" calcext:value-type="string">
            <text:p>安坑國小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安坑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大於展覽設計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游輝宂</text:p>
          </table:table-cell>
          <table:table-cell table:style-name="ce20" office:value-type="string" calcext:value-type="string">
            <text:p>106<text:span text:style-name="T4">年度第二次建築物防雨積水改善加裝雨遮工程實施計畫－雨遮工程</text:span></text:p>
          </table:table-cell>
          <table:table-cell table:style-name="ce29" office:value-type="string" calcext:value-type="string">
            <text:p>中和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和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瓏承工程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裔綺</text:p>
          </table:table-cell>
          <table:table-cell table:style-name="ce20" office:value-type="string" calcext:value-type="string">
            <text:p><text:span text:style-name="T4">校門口扶手立柱及照明改善－校門口扶手立柱改善工程、</text:span>LED<text:span text:style-name="T4">投射照明燈</text:span>*4<text:span text:style-name="T4">、不鏽鋼燈桿</text:span>*2</text:p>
          </table:table-cell>
          <table:table-cell table:style-name="ce29" office:value-type="string" calcext:value-type="string">
            <text:p>九份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九份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童心園營造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葉偉</text:p>
          </table:table-cell>
          <table:table-cell table:style-name="ce20" office:value-type="string" calcext:value-type="string">
            <text:p>Mission X<text:span text:style-name="T4">情境營造工程－高空半透明溜滑梯</text:span></text:p>
          </table:table-cell>
          <table:table-cell table:style-name="ce29" office:value-type="string" calcext:value-type="string">
            <text:p>水源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水源國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億勝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 table:number-columns-spanned="1" table:number-rows-spanned="2">
            <text:p>廖正良</text:p>
          </table:table-cell>
          <table:table-cell table:style-name="ce20" office:value-type="string" calcext:value-type="string">
            <text:p><text:span text:style-name="T4">建置食農教室－木質貼皮耐磨地板、壁癌處理及油漆粉刷、布告欄、實農意象營造、循環扇</text:span></text:p>
          </table:table-cell>
          <table:table-cell table:style-name="ce25" office:value-type="string" calcext:value-type="string" table:number-columns-spanned="1" table:number-rows-spanned="2">
            <text:p>三和國小</text:p>
          </table:table-cell>
          <table:table-cell table:style-name="ce32" office:value-type="float" office:value="250" calcext:value-type="float" table:number-columns-spanned="1" table:number-rows-spanned="2">
            <text:p>250 </text:p>
          </table:table-cell>
          <table:table-cell table:style-name="ce30" office:value-type="float" office:value="156" calcext:value-type="float">
            <text:p>156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三和國小</text:p>
          </table:table-cell>
          <table:table-cell table:style-name="ce17" office:value-type="string" calcext:value-type="string" table:number-columns-spanned="1" table:number-rows-spanned="2">
            <text:p>公開取得企劃書</text:p>
          </table:table-cell>
          <table:table-cell table:style-name="ce17" office:value-type="string" calcext:value-type="string" table:number-columns-spanned="1" table:number-rows-spanned="2">
            <text:p>東晶工程有限公司</text:p>
          </table:table-cell>
          <table:table-cell table:style-name="ce41"/>
          <table:table-cell table:style-name="ce41" office:value-type="string" calcext:value-type="string" table:number-columns-spanned="1" table:number-rows-spanned="2">
            <text:p>V</text:p>
          </table:table-cell>
          <table:table-cell table:style-name="ce53" office:value-type="string" calcext:value-type="string" table:number-columns-spanned="1" table:number-rows-spanned="2">
            <text:p>上半年已公告</text:p>
          </table:table-cell>
          <table:table-cell table:style-name="ce58" office:value-type="string" calcext:value-type="string" table:number-columns-spanned="1" table:number-rows-spanned="2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covered-table-cell/>
          <table:table-cell table:style-name="ce20" office:value-type="string" calcext:value-type="string">
            <text:p><text:span text:style-name="T4">建置食農教室－仿古實木傢俱組</text:span>*4<text:span text:style-name="T4">、單槍投影機及布幕</text:span></text:p>
          </table:table-cell>
          <table:covered-table-cell table:number-columns-repeated="2"/>
          <table:table-cell table:style-name="ce30" office:value-type="float" office:value="94" calcext:value-type="float">
            <text:p>94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 table:number-columns-repeated="3"/>
          <table:table-cell table:style-name="ce41"/>
          <table:covered-table-cell table:number-columns-repeated="3"/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蔣根煌</text:p>
          </table:table-cell>
          <table:table-cell table:style-name="ce20" office:value-type="string" calcext:value-type="string">
            <text:p><text:span text:style-name="T4">走廊照明燈採購計畫－</text:span>3-5<text:span text:style-name="T4">樓走廊照明燈</text:span>(T5<text:span text:style-name="T4">燈管含燈座</text:span>)*270<text:span text:style-name="T4">座、樓梯照明燈</text:span>(T5<text:span text:style-name="T4">燈管含燈座</text:span>)*90</text:p>
          </table:table-cell>
          <table:table-cell table:style-name="ce29" office:value-type="string" calcext:value-type="string">
            <text:p>裕民國小</text:p>
          </table:table-cell>
          <table:table-cell table:number-columns-repeated="2" table:style-name="ce30" office:value-type="float" office:value="270" calcext:value-type="float">
            <text:p>27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裕民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欣旺節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銘仁</text:p>
          </table:table-cell>
          <table:table-cell table:style-name="ce20" office:value-type="string" calcext:value-type="string">
            <text:p><text:span text:style-name="T4">群英樓</text:span>B<text:span text:style-name="T4">、</text:span>C<text:span text:style-name="T4">棟</text:span>2<text:span text:style-name="T4">樓</text:span>3<text:span text:style-name="T4">間教室油漆整修工程－三間教室牆面天花板油漆</text:span></text:p>
          </table:table-cell>
          <table:table-cell table:style-name="ce29" office:value-type="string" calcext:value-type="string">
            <text:p>土城國小</text:p>
          </table:table-cell>
          <table:table-cell table:number-columns-repeated="2" table:style-name="ce30" office:value-type="float" office:value="90" calcext:value-type="float">
            <text:p>9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土城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竣峰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游輝宂</text:p>
          </table:table-cell>
          <table:table-cell table:style-name="ce21" office:value-type="string" calcext:value-type="string" table:number-columns-spanned="1" table:number-rows-spanned="2">
            <text:p>106<text:span text:style-name="T4">年度校史室修繕工程－校史室修繕</text:span></text:p>
          </table:table-cell>
          <table:table-cell table:style-name="ce25" office:value-type="string" calcext:value-type="string" table:number-columns-spanned="1" table:number-rows-spanned="2">
            <text:p>錦和國小</text:p>
          </table:table-cell>
          <table:table-cell table:style-name="ce32" office:value-type="float" office:value="500" calcext:value-type="float" table:number-columns-spanned="1" table:number-rows-spanned="2">
            <text:p>500 </text:p>
          </table:table-cell>
          <table:table-cell table:style-name="ce32" office:value-type="float" office:value="500" calcext:value-type="float" table:number-columns-spanned="1" table:number-rows-spanned="2">
            <text:p>500 </text:p>
          </table:table-cell>
          <table:table-cell table:style-name="ce16" office:value-type="string" calcext:value-type="string" table:number-columns-spanned="1" table:number-rows-spanned="2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錦和國小</text:p>
          </table:table-cell>
          <table:table-cell table:style-name="ce17" office:value-type="string" calcext:value-type="string" table:number-columns-spanned="1" table:number-rows-spanned="2">
            <text:p>公開取得企劃書</text:p>
          </table:table-cell>
          <table:table-cell table:style-name="ce17" office:value-type="string" calcext:value-type="string" table:number-columns-spanned="1" table:number-rows-spanned="2">
            <text:p>崇榮裝潢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邱烽堯</text:p>
          </table:table-cell>
          <table:covered-table-cell table:number-columns-repeated="8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洪佳君</text:p>
          </table:table-cell>
          <table:table-cell table:style-name="ce20" office:value-type="string" calcext:value-type="string">
            <text:p><text:span text:style-name="T4">校園教學特色空間改造計畫－蝴蝶園網室修繕</text:span></text:p>
          </table:table-cell>
          <table:table-cell table:style-name="ce29" office:value-type="string" calcext:value-type="string">
            <text:p>五寮國小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83" calcext:value-type="float">
            <text:p>83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五寮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佳旺景觀園藝工程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黃林玲玲</text:p>
          </table:table-cell>
          <table:table-cell table:style-name="ce21" office:value-type="string" calcext:value-type="string" table:number-columns-spanned="1" table:number-rows-spanned="2">
            <text:p>106<text:span text:style-name="T4">年度視聽教室整修及設備更新</text:span></text:p>
          </table:table-cell>
          <table:table-cell table:style-name="ce25" office:value-type="string" calcext:value-type="string" table:number-columns-spanned="1" table:number-rows-spanned="2">
            <text:p>興化國小</text:p>
          </table:table-cell>
          <table:table-cell table:style-name="ce30" office:value-type="float" office:value="300" calcext:value-type="float">
            <text:p>300 </text:p>
          </table:table-cell>
          <table:table-cell table:style-name="ce32" office:value-type="float" office:value="700" calcext:value-type="float" table:number-columns-spanned="1" table:number-rows-spanned="2">
            <text:p>700 </text:p>
          </table:table-cell>
          <table:table-cell table:style-name="ce16" office:value-type="string" calcext:value-type="string" table:number-columns-spanned="1" table:number-rows-spanned="2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興化國小</text:p>
          </table:table-cell>
          <table:table-cell table:style-name="ce17" office:value-type="string" calcext:value-type="string" table:number-columns-spanned="1" table:number-rows-spanned="2">
            <text:p>公開招標</text:p>
          </table:table-cell>
          <table:table-cell table:style-name="ce17" office:value-type="string" calcext:value-type="string" table:number-columns-spanned="1" table:number-rows-spanned="2">
            <text:p>華藝室內裝潢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蔣根煌</text:p>
          </table:table-cell>
          <table:covered-table-cell table:number-columns-repeated="2"/>
          <table:table-cell table:style-name="ce30" office:value-type="float" office:value="400" calcext:value-type="float">
            <text:p>4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儀君</text:p>
          </table:table-cell>
          <table:table-cell table:style-name="ce20" office:value-type="string" calcext:value-type="string">
            <text:p>106<text:span text:style-name="T4">年度校園短柱及洗手台美化工程計畫－教學大樓立面短柱及洗手台美化工程</text:span></text:p>
          </table:table-cell>
          <table:table-cell table:style-name="ce29" office:value-type="string" calcext:value-type="string">
            <text:p>坪林國中</text:p>
          </table:table-cell>
          <table:table-cell table:number-columns-repeated="2" table:style-name="ce30" office:value-type="float" office:value="400" calcext:value-type="float">
            <text:p>4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坪林國中</text:p>
          </table:table-cell>
          <table:table-cell table:style-name="ce27" office:value-type="string" calcext:value-type="string">
            <text:p>限制性招標</text:p>
          </table:table-cell>
          <table:table-cell table:style-name="ce27" office:value-type="string" calcext:value-type="string">
            <text:p>富利翰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余典</text:p>
          </table:table-cell>
          <table:table-cell table:style-name="ce20" office:value-type="string" calcext:value-type="string">
            <text:p><text:span text:style-name="T4">龍鳳樓教室門板更新計畫－龍鳳樓教室門板更新</text:span>*52<text:span text:style-name="T4">片</text:span></text:p>
          </table:table-cell>
          <table:table-cell table:style-name="ce29" office:value-type="string" calcext:value-type="string">
            <text:p>修德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修德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連策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楊春妹</text:p>
          </table:table-cell>
          <table:table-cell table:style-name="ce20" office:value-type="string" calcext:value-type="string">
            <text:p>106<text:span text:style-name="T4">年度前後門校名牆改善計畫－前、後校門校名牆、學務處遮光防燄捲簾</text:span>*4</text:p>
          </table:table-cell>
          <table:table-cell table:style-name="ce29" office:value-type="string" calcext:value-type="string">
            <text:p>烏來國民中小學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烏來國民中小學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真佳豪裝潢行</text:p>
            <text:p>柏瑪設計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洪佳君</text:p>
          </table:table-cell>
          <table:table-cell table:style-name="ce20" office:value-type="string" calcext:value-type="string">
            <text:p><text:span text:style-name="T4">校園教學環境改善計畫－育才樓</text:span>3-4<text:span text:style-name="T4">樓多功能教室窗簾、多功能</text:span>PU<text:span text:style-name="T4">場地修繕、垃圾場綠美化、活動中心屋頂水塔通道工程</text:span></text:p>
          </table:table-cell>
          <table:table-cell table:style-name="ce29" office:value-type="string" calcext:value-type="string">
            <text:p>育德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育德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台灣學聯有限公司</text:p>
            <text:p>澄品企業有限公司</text:p>
            <text:p>勃發企業有限公司</text:p>
            <text:p>叡陞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余典</text:p>
          </table:table-cell>
          <table:table-cell table:style-name="ce20" office:value-type="string" calcext:value-type="string">
            <text:p>106<text:span text:style-name="T4">年度照明設備改善更新計畫－圖書館、英語專科教室、人事室燈具汰換</text:span>(T5-28W*3-80<text:span text:style-name="T4">具、</text:span>T5-14W*4-12<text:span text:style-name="T4">具</text:span>)</text:p>
          </table:table-cell>
          <table:table-cell table:style-name="ce29" office:value-type="string" calcext:value-type="string">
            <text:p>三重高中</text:p>
          </table:table-cell>
          <table:table-cell table:style-name="ce30" office:value-type="float" office:value="117" calcext:value-type="float">
            <text:p>117 </text:p>
          </table:table-cell>
          <table:table-cell table:style-name="ce30" office:value-type="float" office:value="116" calcext:value-type="float">
            <text:p>116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重高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上鑫科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王建章</text:p>
          </table:table-cell>
          <table:table-cell table:style-name="ce20" office:value-type="string" calcext:value-type="string">
            <text:p><text:span text:style-name="T4">教學環境改善工程－舊圖書館拆除並變更為四年級教室、整修班級教室環境工程</text:span></text:p>
          </table:table-cell>
          <table:table-cell table:style-name="ce29" office:value-type="string" calcext:value-type="string">
            <text:p>雲海國小</text:p>
          </table:table-cell>
          <table:table-cell table:style-name="ce30" office:value-type="float" office:value="300" calcext:value-type="float">
            <text:p>300 </text:p>
          </table:table-cell>
          <table:table-cell table:style-name="ce30" office:value-type="float" office:value="257" calcext:value-type="float">
            <text:p>257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雲海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海詠營造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宋明宗</text:p>
          </table:table-cell>
          <table:table-cell table:style-name="ce20" office:value-type="string" calcext:value-type="string">
            <text:p><text:span text:style-name="T4">改善校長宿舍廚具計畫－廚具下櫃</text:span>*1<text:span text:style-name="T4">、舊廚具拆除運棄</text:span></text:p>
          </table:table-cell>
          <table:table-cell table:style-name="ce29" office:value-type="string" calcext:value-type="string">
            <text:p>新泰國中</text:p>
          </table:table-cell>
          <table:table-cell table:style-name="ce30" office:value-type="float" office:value="98" calcext:value-type="float">
            <text:p>98 </text:p>
          </table:table-cell>
          <table:table-cell table:style-name="ce30" office:value-type="float" office:value="67" calcext:value-type="float">
            <text:p>67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新泰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阿源廚具衛浴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宋明宗</text:p>
          </table:table-cell>
          <table:table-cell table:style-name="ce20" office:value-type="string" calcext:value-type="string">
            <text:p><text:span text:style-name="T4">增設南日新樓圍籬安全工程計畫－頂樓圍籬安全工程</text:span></text:p>
          </table:table-cell>
          <table:table-cell table:style-name="ce29" office:value-type="string" calcext:value-type="string">
            <text:p>泰山國小</text:p>
          </table:table-cell>
          <table:table-cell table:style-name="ce30" office:value-type="float" office:value="400" calcext:value-type="float">
            <text:p>400 </text:p>
          </table:table-cell>
          <table:table-cell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泰山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椿鑫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錦錠</text:p>
          </table:table-cell>
          <table:table-cell table:style-name="ce20" office:value-type="string" calcext:value-type="string">
            <text:p>106<text:span text:style-name="T4">年度辦公室及教學大樓會議室環境改善申請計畫－校長室地板更新</text:span>(<text:span text:style-name="T4">木紋塑膠材質</text:span>)<text:span text:style-name="T4">含辦公室傢俱搬移及復原</text:span></text:p>
          </table:table-cell>
          <table:table-cell table:style-name="ce29" office:value-type="string" calcext:value-type="string">
            <text:p>錦和高中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71" calcext:value-type="float">
            <text:p>71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錦和高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樂晟企業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宋明宗</text:p>
          </table:table-cell>
          <table:table-cell table:style-name="ce20" office:value-type="string" calcext:value-type="string">
            <text:p><text:span text:style-name="T4">實習工廠照明設備改善計畫－輕鋼架標準型燈具</text:span>*6<text:span text:style-name="T4">、標準吸頂燈具</text:span>*113<text:span text:style-name="T4">、格柵型燈具</text:span>*111<text:span text:style-name="T4">、吊管及線材、拆除及施工</text:span></text:p>
          </table:table-cell>
          <table:table-cell table:style-name="ce29" office:value-type="string" calcext:value-type="string">
            <text:p>泰山高中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泰山高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上鑫科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 table:number-columns-spanned="1" table:number-rows-spanned="2">
            <text:p>宋明宗</text:p>
          </table:table-cell>
          <table:table-cell table:style-name="ce20" office:value-type="string" calcext:value-type="string">
            <text:p><text:span text:style-name="T4">行政及教學環境改善－室內羽球場地坪整修</text:span></text:p>
          </table:table-cell>
          <table:table-cell table:style-name="ce25" office:value-type="string" calcext:value-type="string" table:number-columns-spanned="1" table:number-rows-spanned="2">
            <text:p>義學國小</text:p>
          </table:table-cell>
          <table:table-cell table:style-name="ce32" office:value-type="float" office:value="200" calcext:value-type="float" table:number-columns-spanned="1" table:number-rows-spanned="2">
            <text:p>200 </text:p>
          </table:table-cell>
          <table:table-cell table:style-name="ce30" office:value-type="float" office:value="77" calcext:value-type="float">
            <text:p>77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義學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童心園營造工程有限公司</text:p>
          </table:table-cell>
          <table:table-cell table:style-name="ce41" office:value-type="string" calcext:value-type="string" table:number-columns-spanned="1" table:number-rows-spanned="2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/>
          <table:table-cell table:style-name="ce20" office:value-type="string" calcext:value-type="string">
            <text:p><text:span text:style-name="T4">行政及教學環境改善－會議室及校長室一對一分離式冷氣各一組</text:span></text:p>
          </table:table-cell>
          <table:covered-table-cell table:number-columns-repeated="2"/>
          <table:table-cell table:style-name="ce30" office:value-type="float" office:value="123" calcext:value-type="float">
            <text:p>123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/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冠成家電有限公司</text:p>
          </table:table-cell>
          <table:covered-table-cell/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宋明宗</text:p>
          </table:table-cell>
          <table:table-cell table:style-name="ce20" office:value-type="string" calcext:value-type="string">
            <text:p><text:span text:style-name="T4">校園設備節電更新建置計畫－</text:span>LED<text:span text:style-name="T4">照明燈具</text:span>*46<text:span text:style-name="T4">套、電源箱、電表箱、控制箱、電纜線材、</text:span>PVC<text:span text:style-name="T4">管料、配線工資</text:span></text:p>
          </table:table-cell>
          <table:table-cell table:style-name="ce29" office:value-type="string" calcext:value-type="string">
            <text:p>明志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明志國小</text:p>
          </table:table-cell>
          <table:table-cell table:style-name="ce27" office:value-type="string" calcext:value-type="string">
            <text:p>限制性招標</text:p>
          </table:table-cell>
          <table:table-cell table:style-name="ce27" office:value-type="string" calcext:value-type="string">
            <text:p>聯基水電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宋明宗</text:p>
          </table:table-cell>
          <table:table-cell table:style-name="ce20" office:value-type="string" calcext:value-type="string">
            <text:p><text:span text:style-name="T4">日新捷運書香站美化校園設施－日新樓穿堂增設閱讀角工程</text:span></text:p>
          </table:table-cell>
          <table:table-cell table:style-name="ce29" office:value-type="string" calcext:value-type="string">
            <text:p>泰山國小</text:p>
          </table:table-cell>
          <table:table-cell table:style-name="ce30" office:value-type="float" office:value="300" calcext:value-type="float">
            <text:p>300 </text:p>
          </table:table-cell>
          <table:table-cell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泰山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茂聖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邱婷蔚</text:p>
          </table:table-cell>
          <table:table-cell table:style-name="ce20" office:value-type="string" calcext:value-type="string">
            <text:p><text:span text:style-name="T4">校園設施改善計畫－教學大樓增設雨遮工程</text:span></text:p>
          </table:table-cell>
          <table:table-cell table:style-name="ce29" office:value-type="string" calcext:value-type="string">
            <text:p>蘆洲國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蘆洲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英竹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明堂</text:p>
          </table:table-cell>
          <table:table-cell table:style-name="ce20" office:value-type="string" calcext:value-type="string">
            <text:p>106<text:span text:style-name="T4">年度至聖樓安全防護圍籬改善計畫－至聖樓各樓層圍籬防銹、除銹整修工程</text:span></text:p>
          </table:table-cell>
          <table:table-cell table:style-name="ce29" office:value-type="string" calcext:value-type="string">
            <text:p>三重高中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重高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金韋企業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秀惠</text:p>
          </table:table-cell>
          <table:table-cell table:style-name="ce20" office:value-type="string" calcext:value-type="string">
            <text:p><text:span text:style-name="T4">群英樓</text:span>B<text:span text:style-name="T4">、</text:span>C<text:span text:style-name="T4">棟</text:span>2<text:span text:style-name="T4">樓</text:span>2<text:span text:style-name="T4">間教室暨走廊牆面天花板油漆整修工程</text:span></text:p>
          </table:table-cell>
          <table:table-cell table:style-name="ce29" office:value-type="string" calcext:value-type="string">
            <text:p>土城國小</text:p>
          </table:table-cell>
          <table:table-cell table:number-columns-repeated="2" table:style-name="ce30" office:value-type="float" office:value="90" calcext:value-type="float">
            <text:p>9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土城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竣峰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8" office:value-type="string" calcext:value-type="string">
            <text:p><text:span text:style-name="T4">宋雨蓁</text:span> Nikar<text:span text:style-name="T4">‧</text:span>Falong</text:p>
          </table:table-cell>
          <table:table-cell table:style-name="ce20" office:value-type="string" calcext:value-type="string">
            <text:p><text:span text:style-name="T4">改善及充實教學環境設備申請計畫－教室櫥櫃打除、天花板輕鋼架修復、油漆粉刷工程</text:span>*12<text:span text:style-name="T4">間教室</text:span></text:p>
          </table:table-cell>
          <table:table-cell table:style-name="ce29" office:value-type="string" calcext:value-type="string">
            <text:p>頂埔國小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頂埔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巧匠室內裝修工程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坤城</text:p>
          </table:table-cell>
          <table:table-cell table:style-name="ce20" office:value-type="string" calcext:value-type="string">
            <text:p>106<text:span text:style-name="T4">年度至聖樓廁所門板改善更新計畫－廁所門板更新</text:span>*40<text:span text:style-name="T4">組</text:span></text:p>
          </table:table-cell>
          <table:table-cell table:style-name="ce29" office:value-type="string" calcext:value-type="string">
            <text:p>三重高中</text:p>
          </table:table-cell>
          <table:table-cell table:number-columns-repeated="2" table:style-name="ce30" office:value-type="float" office:value="140" calcext:value-type="float">
            <text:p>14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重高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金韋企業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連斐璠</text:p>
          </table:table-cell>
          <table:table-cell table:style-name="ce20" office:value-type="string" calcext:value-type="string">
            <text:p><text:span text:style-name="T4">德育樓西側三樓廁所改善工程計畫－重整德育樓廁所管線及降低階梯門檻</text:span></text:p>
          </table:table-cell>
          <table:table-cell table:style-name="ce29" office:value-type="string" calcext:value-type="string">
            <text:p>永和國小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永和國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德記土木包工業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余典</text:p>
          </table:table-cell>
          <table:table-cell table:style-name="ce20" office:value-type="string" calcext:value-type="string">
            <text:p><text:span text:style-name="T4">校園設施改善計畫－培英樓增設疏散出入口工程</text:span></text:p>
          </table:table-cell>
          <table:table-cell table:style-name="ce29" office:value-type="string" calcext:value-type="string">
            <text:p>蘆洲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蘆洲國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竑瑞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明義</text:p>
          </table:table-cell>
          <table:table-cell table:style-name="ce20" office:value-type="string" calcext:value-type="string">
            <text:p><text:span text:style-name="T4">校門入口意象設置計畫－校門入口意象設置工程</text:span>(<text:span text:style-name="T4">含布告欄、左右牆面情境、校徽空間情境</text:span>)</text:p>
          </table:table-cell>
          <table:table-cell table:style-name="ce29" office:value-type="string" calcext:value-type="string">
            <text:p>德音國小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德音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禾甫室內設計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科名</text:p>
          </table:table-cell>
          <table:table-cell table:style-name="ce20" office:value-type="string" calcext:value-type="string">
            <text:p>106<text:span text:style-name="T4">年度後棟教室改善教學環境計畫－後棟教室</text:span>1-3<text:span text:style-name="T4">樓走廊牆面及</text:span>1<text:span text:style-name="T4">樓通道牆面粉刷工程</text:span>(<text:span text:style-name="T4">含刮除及批土</text:span>)</text:p>
          </table:table-cell>
          <table:table-cell table:style-name="ce29" office:value-type="string" calcext:value-type="string">
            <text:p>新莊國小</text:p>
          </table:table-cell>
          <table:table-cell table:number-columns-repeated="2" table:style-name="ce30" office:value-type="float" office:value="83" calcext:value-type="float">
            <text:p>83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新莊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展誌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黃永昌</text:p>
          </table:table-cell>
          <table:table-cell table:style-name="ce20" office:value-type="string" calcext:value-type="string">
            <text:p><text:span text:style-name="T4">校門樓梯小門與布告欄施作計畫－樓梯小門</text:span>*2<text:span text:style-name="T4">扇、布告欄</text:span>*1</text:p>
          </table:table-cell>
          <table:table-cell table:style-name="ce29" office:value-type="string" calcext:value-type="string">
            <text:p>五寮國小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五寮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鄒藝裝潢工程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1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宇恩</text:p>
          </table:table-cell>
          <table:table-cell table:style-name="ce20" office:value-type="string" calcext:value-type="string">
            <text:p>106<text:span text:style-name="T4">年度校門綠屋頂及屋沿改善計畫－校門綠屋頂防水改善工程、校門屋沿整修工程</text:span></text:p>
          </table:table-cell>
          <table:table-cell table:style-name="ce29" office:value-type="string" calcext:value-type="string">
            <text:p>鄧公國小</text:p>
          </table:table-cell>
          <table:table-cell table:number-columns-repeated="2" table:style-name="ce30" office:value-type="float" office:value="230" calcext:value-type="float">
            <text:p>23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鄧公國小</text:p>
          </table:table-cell>
          <table:table-cell table:style-name="ce27" office:value-type="string" calcext:value-type="string">
            <text:p>公開取得企劃書</text:p>
            <text:p>逕洽廠商</text:p>
          </table:table-cell>
          <table:table-cell table:style-name="ce27" office:value-type="string" calcext:value-type="string">
            <text:p>年高室內裝修工程行</text:p>
            <text:p>家鎂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6">
          <table:table-cell table:style-name="ce6" office:value-type="string" calcext:value-type="string" table:number-columns-spanned="1" table:number-rows-spanned="2">
            <text:p>賴秋媚</text:p>
          </table:table-cell>
          <table:table-cell table:style-name="ce20" office:value-type="string" calcext:value-type="string">
            <text:p>106<text:span text:style-name="T4">年辦公設備更新增購－</text:span>LED<text:span text:style-name="T4">節能燈具</text:span>*12<text:span text:style-name="T4">、防燄捲簾</text:span>*8</text:p>
          </table:table-cell>
          <table:table-cell table:style-name="ce25" office:value-type="string" calcext:value-type="string" table:number-columns-spanned="1" table:number-rows-spanned="2">
            <text:p>泰山國中</text:p>
          </table:table-cell>
          <table:table-cell table:style-name="ce30" office:value-type="float" office:value="510" calcext:value-type="float">
            <text:p>510 </text:p>
          </table:table-cell>
          <table:table-cell table:style-name="ce30" office:value-type="float" office:value="73" calcext:value-type="float">
            <text:p>73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泰山國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連策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/>
          <table:table-cell table:style-name="ce22" office:value-type="string" calcext:value-type="string">
            <text:p>107<text:span text:style-name="T4">年辦公設備更新增購－置物櫃高櫃</text:span>*8<text:span text:style-name="T4">、置物櫃矮櫃</text:span>*7<text:span text:style-name="T4">、會議桌</text:span>*1<text:span text:style-name="T4">、冷氣</text:span>*2<text:span text:style-name="T4">、</text:span>LED<text:span text:style-name="T4">觸控螢幕</text:span>*1</text:p>
          </table:table-cell>
          <table:covered-table-cell/>
          <table:table-cell table:style-name="ce30" office:value-type="float" office:value="510" calcext:value-type="float">
            <text:p>510 </text:p>
          </table:table-cell>
          <table:table-cell table:style-name="ce30" office:value-type="float" office:value="382" calcext:value-type="float">
            <text:p>382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/>
          <table:table-cell table:style-name="ce27" office:value-type="string" calcext:value-type="string">
            <text:p>公開取得企劃書</text:p>
            <text:p>共同供應契約</text:p>
            <text:p>逕洽廠商</text:p>
          </table:table-cell>
          <table:table-cell table:style-name="ce27" office:value-type="string" calcext:value-type="string">
            <text:p>連策企業有限公司</text:p>
            <text:p>年富電器有限公司</text:p>
            <text:p>彩天科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/>
          <table:table-cell table:style-name="ce58" office:value-type="string" calcext:value-type="string">
            <text:p>經查無誤</text:p>
          </table:table-cell>
          <table:table-cell table:style-name="ce58" office:value-type="string" calcext:value-type="string">
            <text:p>ok</text:p>
          </table:table-cell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王淑慧</text:p>
          </table:table-cell>
          <table:table-cell table:style-name="ce21" office:value-type="string" calcext:value-type="string" table:number-columns-spanned="1" table:number-rows-spanned="2">
            <text:p>106<text:span text:style-name="T4">年改善校園設施計畫－後校門自動感應門、行政大樓安全扶梯及防滑磚工程</text:span></text:p>
          </table:table-cell>
          <table:table-cell table:style-name="ce25" office:value-type="string" calcext:value-type="string" table:number-columns-spanned="1" table:number-rows-spanned="2">
            <text:p>板橋高中</text:p>
          </table:table-cell>
          <table:table-cell table:style-name="ce30" office:value-type="float" office:value="300" calcext:value-type="float">
            <text:p>300 </text:p>
          </table:table-cell>
          <table:table-cell table:style-name="ce32" office:value-type="float" office:value="600" calcext:value-type="float" table:number-columns-spanned="1" table:number-rows-spanned="2">
            <text:p>600 </text:p>
          </table:table-cell>
          <table:table-cell table:style-name="ce16" office:value-type="string" calcext:value-type="string" table:number-columns-spanned="1" table:number-rows-spanned="2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板橋高中</text:p>
          </table:table-cell>
          <table:table-cell table:style-name="ce17" office:value-type="string" calcext:value-type="string" table:number-columns-spanned="1" table:number-rows-spanned="2">
            <text:p>公開取得企劃書</text:p>
          </table:table-cell>
          <table:table-cell table:style-name="ce17" office:value-type="string" calcext:value-type="string" table:number-columns-spanned="1" table:number-rows-spanned="2">
            <text:p>禾寓室內裝修企業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劉美芳</text:p>
          </table:table-cell>
          <table:covered-table-cell table:number-columns-repeated="2"/>
          <table:table-cell table:style-name="ce30" office:value-type="float" office:value="300" calcext:value-type="float">
            <text:p>3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蔣根煌</text:p>
          </table:table-cell>
          <table:table-cell table:style-name="ce20" office:value-type="string" calcext:value-type="string">
            <text:p><text:span text:style-name="T4">行政大樓外牆維修暨表演台整修工程－行政大樓外牆美化工程、增設電動式伸縮棚架</text:span>(<text:span text:style-name="T4">規劃臨時司令台</text:span>)</text:p>
          </table:table-cell>
          <table:table-cell table:style-name="ce29" office:value-type="string" calcext:value-type="string">
            <text:p>坪林國小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坪林國小</text:p>
          </table:table-cell>
          <table:table-cell table:style-name="ce27" office:value-type="string" calcext:value-type="string">
            <text:p>限制性招標</text:p>
          </table:table-cell>
          <table:table-cell table:style-name="ce27" office:value-type="string" calcext:value-type="string">
            <text:p>創宇土木包工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楊春妹</text:p>
          </table:table-cell>
          <table:table-cell table:style-name="ce20" office:value-type="string" calcext:value-type="string">
            <text:p>106<text:span text:style-name="T4">年警衛亭入口意象美化及蘭嶼風情圍牆美化－警衛室屋簷意象美化、穿堂矮牆美化工程</text:span></text:p>
          </table:table-cell>
          <table:table-cell table:style-name="ce29" office:value-type="string" calcext:value-type="string">
            <text:p>丹鳳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丹鳳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經傳形象景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張瑞山</text:p>
          </table:table-cell>
          <table:table-cell table:style-name="ce20" office:value-type="string" calcext:value-type="string">
            <text:p><text:span text:style-name="T4">掃具間改裝工程－至誠樓高二掃具間改裝工程</text:span>(<text:span text:style-name="T4">含舊有鋁門拆除及清運</text:span>)</text:p>
          </table:table-cell>
          <table:table-cell table:style-name="ce29" office:value-type="string" calcext:value-type="string">
            <text:p>中和高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和高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薩能家具廠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坤城</text:p>
          </table:table-cell>
          <table:table-cell table:style-name="ce20" office:value-type="string" calcext:value-type="string">
            <text:p>106<text:span text:style-name="T4">年度學生小便斗感應器改善計畫－小便斗電眼控制器</text:span>*26</text:p>
          </table:table-cell>
          <table:table-cell table:style-name="ce29" office:value-type="string" calcext:value-type="string">
            <text:p>忠義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忠義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達軒國際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楊春妹</text:p>
          </table:table-cell>
          <table:table-cell table:style-name="ce20" office:value-type="string" calcext:value-type="string">
            <text:p><text:span text:style-name="T4">掃具間改裝工程－至誠樓、中和樓高一掃具間改裝工程</text:span>(<text:span text:style-name="T4">含舊有鋁門拆除及清運</text:span>)</text:p>
          </table:table-cell>
          <table:table-cell table:style-name="ce29" office:value-type="string" calcext:value-type="string">
            <text:p>中和高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和高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薩能家具廠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國春</text:p>
          </table:table-cell>
          <table:table-cell table:style-name="ce22" office:value-type="string" calcext:value-type="string">
            <text:p><text:span text:style-name="T4">建置情境教室－屏風、桌板、櫃台板、活動櫃、線槽盒、網路及電話線</text:span>(<text:span text:style-name="T4">移機並重新佈線</text:span>)<text:span text:style-name="T4">、廣播機整體移機</text:span></text:p>
          </table:table-cell>
          <table:table-cell table:style-name="ce29" office:value-type="string" calcext:value-type="string">
            <text:p>光復高中</text:p>
          </table:table-cell>
          <table:table-cell table:number-columns-repeated="2" table:style-name="ce30" office:value-type="float" office:value="180" calcext:value-type="float">
            <text:p>18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光復高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探訪設計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/>
          <table:table-cell table:style-name="ce58" office:value-type="string" calcext:value-type="string">
            <text:p>已修正</text:p>
          </table:table-cell>
          <table:table-cell table:style-name="ce58" office:value-type="string" calcext:value-type="string">
            <text:p>ok<text:span text:style-name="T8">，已修正</text:span></text:p>
          </table:table-cell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張瑞山</text:p>
          </table:table-cell>
          <table:table-cell table:style-name="ce20" office:value-type="string" calcext:value-type="string">
            <text:p>106<text:span text:style-name="T4">年度校園安全維護改善－琴聲樓護欄加封</text:span>PC<text:span text:style-name="T4">工程、操場排水溝修護、樹穴水泥台修護、公托後小門安全改善工程</text:span></text:p>
          </table:table-cell>
          <table:table-cell table:style-name="ce29" office:value-type="string" calcext:value-type="string">
            <text:p>景新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景新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元昇土木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黃永昌</text:p>
          </table:table-cell>
          <table:table-cell table:style-name="ce20" office:value-type="string" calcext:value-type="string">
            <text:p>106<text:span text:style-name="T4">年辦公室及專科教室保全系統改善計畫－辦公室及專科教室保全系統修復</text:span></text:p>
          </table:table-cell>
          <table:table-cell table:style-name="ce29" office:value-type="string" calcext:value-type="string">
            <text:p>土城國中</text:p>
          </table:table-cell>
          <table:table-cell table:number-columns-repeated="2" table:style-name="ce30" office:value-type="float" office:value="75" calcext:value-type="float">
            <text:p>75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土城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學成保全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蘇有仁</text:p>
          </table:table-cell>
          <table:table-cell table:style-name="ce20" office:value-type="string" calcext:value-type="string">
            <text:p>106<text:span text:style-name="T4">年度沙坑洗腳池環境改善工程計畫－洗腳池整修工程</text:span></text:p>
          </table:table-cell>
          <table:table-cell table:style-name="ce29" office:value-type="string" calcext:value-type="string">
            <text:p>龍埔國小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龍埔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佳旺景觀園藝工程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張瑞山</text:p>
          </table:table-cell>
          <table:table-cell table:style-name="ce20" office:value-type="string" calcext:value-type="string">
            <text:p>106<text:span text:style-name="T4">年度漂書站修繕工程－漂書站建置工程</text:span></text:p>
          </table:table-cell>
          <table:table-cell table:style-name="ce29" office:value-type="string" calcext:value-type="string">
            <text:p>錦和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錦和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新象學辰室內裝修設計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葉偉</text:p>
          </table:table-cell>
          <table:table-cell table:style-name="ce20" office:value-type="string" calcext:value-type="string">
            <text:p><text:span text:style-name="T4">改善朝陽樓地下室雨天潑雨計畫－不鏽鋼採光罩</text:span></text:p>
          </table:table-cell>
          <table:table-cell table:style-name="ce29" office:value-type="string" calcext:value-type="string">
            <text:p>八里國小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八里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震德室內裝修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科名</text:p>
          </table:table-cell>
          <table:table-cell table:style-name="ce20" office:value-type="string" calcext:value-type="string">
            <text:p><text:span text:style-name="T4">改善教師共同備課空間環境計畫－隔間工程、沙發設備</text:span></text:p>
          </table:table-cell>
          <table:table-cell table:style-name="ce29" office:value-type="string" calcext:value-type="string">
            <text:p>頭前國中</text:p>
          </table:table-cell>
          <table:table-cell table:number-columns-repeated="2" table:style-name="ce30" office:value-type="float" office:value="83" calcext:value-type="float">
            <text:p>83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頭前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威臣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劉哲彰</text:p>
          </table:table-cell>
          <table:table-cell table:style-name="ce20" office:value-type="string" calcext:value-type="string">
            <text:p><text:span text:style-name="T4">校園圍牆改善工程－安忠路校園圍牆改善工程</text:span></text:p>
          </table:table-cell>
          <table:table-cell table:style-name="ce29" office:value-type="string" calcext:value-type="string">
            <text:p>安坑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安坑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誠新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游輝宂</text:p>
          </table:table-cell>
          <table:table-cell table:style-name="ce20" office:value-type="string" calcext:value-type="string">
            <text:p><text:span text:style-name="T4">忠孝樓</text:span>3<text:span text:style-name="T4">樓校史會議室內部建置工程計畫－校史會議室整修工程</text:span></text:p>
          </table:table-cell>
          <table:table-cell table:style-name="ce29" office:value-type="string" calcext:value-type="string">
            <text:p>興南國小</text:p>
          </table:table-cell>
          <table:table-cell table:style-name="ce30" office:value-type="float" office:value="400" calcext:value-type="float">
            <text:p>400 </text:p>
          </table:table-cell>
          <table:table-cell table:style-name="ce30" office:value-type="float" office:value="392" calcext:value-type="float">
            <text:p>392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興南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弘鎰鋼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游輝宂</text:p>
          </table:table-cell>
          <table:table-cell table:style-name="ce20" office:value-type="string" calcext:value-type="string">
            <text:p>106<text:span text:style-name="T4">年度警衛室改善一期工程計畫－整修警衛室環境工程、改善校園出入口地面不平、管制門調整增設、屋頂防水修繕</text:span></text:p>
          </table:table-cell>
          <table:table-cell table:style-name="ce29" office:value-type="string" calcext:value-type="string">
            <text:p>景新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景新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鼎鎮室內裝修設計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10" office:value-type="string" calcext:value-type="string">
            <text:p>洪佳君</text:p>
          </table:table-cell>
          <table:table-cell table:style-name="ce22" office:value-type="string" calcext:value-type="string">
            <text:p><text:span text:style-name="T4">擋土牆修繕工程－擋土牆修繕工程</text:span></text:p>
          </table:table-cell>
          <table:table-cell table:style-name="ce24" office:value-type="string" calcext:value-type="string">
            <text:p>成福國小</text:p>
          </table:table-cell>
          <table:table-cell table:number-columns-repeated="2" table:style-name="ce31" office:value-type="float" office:value="100" calcext:value-type="float">
            <text:p>100 </text:p>
          </table:table-cell>
          <table:table-cell table:style-name="ce18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10" office:value-type="string" calcext:value-type="string">
            <text:p>成福國小</text:p>
          </table:table-cell>
          <table:table-cell table:style-name="ce15" office:value-type="string" calcext:value-type="string">
            <text:p>公開取得企劃書</text:p>
          </table:table-cell>
          <table:table-cell table:style-name="ce15" office:value-type="string" calcext:value-type="string">
            <text:p>陶自在陶藝行</text:p>
          </table:table-cell>
          <table:table-cell table:style-name="ce45"/>
          <table:table-cell table:style-name="ce45" office:value-type="string" calcext:value-type="string">
            <text:p>V</text:p>
          </table:table-cell>
          <table:table-cell table:style-name="ce54" office:value-type="string" calcext:value-type="string">
            <text:p>查無此筆</text:p>
          </table:table-cell>
          <table:table-cell table:style-name="ce59"/>
          <table:table-cell table:style-name="ce59" office:value-type="string" calcext:value-type="string">
            <text:p>經查確有本案(11/27上午有會主計處溫綉琴，文號1062312999)</text:p>
          </table:table-cell>
          <table:table-cell table:style-name="ce59" office:value-type="string" calcext:value-type="string">
            <text:p>ok</text:p>
          </table:table-cell>
          <table:table-cell table:style-name="ce61"/>
          <table:table-cell table:style-name="ce63" table:number-columns-repeated="1008"/>
        </table:table-row>
        <table:table-row table:style-name="ro10">
          <table:table-cell table:style-name="ce5" office:value-type="string" calcext:value-type="string">
            <text:p>張瑞山</text:p>
          </table:table-cell>
          <table:table-cell table:style-name="ce20" office:value-type="string" calcext:value-type="string">
            <text:p><text:span text:style-name="T4">車道鋪設工程計畫－活動中心旁車道柏油路面重新鋪設</text:span></text:p>
          </table:table-cell>
          <table:table-cell table:style-name="ce29" office:value-type="string" calcext:value-type="string">
            <text:p>秀山國小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秀山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博客停車場開發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張瑞山</text:p>
          </table:table-cell>
          <table:table-cell table:style-name="ce20" office:value-type="string" calcext:value-type="string">
            <text:p>106<text:span text:style-name="T4">年度改善教學環境申請計畫－天花板高壓灌注防水工程</text:span>-<text:span text:style-name="T4">北辰樓辦公室、樓梯間屋頂、</text:span>101<text:span text:style-name="T4">教室天花板高壓灌注防水工程</text:span></text:p>
          </table:table-cell>
          <table:table-cell table:style-name="ce29" office:value-type="string" calcext:value-type="string">
            <text:p>錦和高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錦和高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吉峰室內裝修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9" office:value-type="string" calcext:value-type="string" table:number-columns-spanned="1" table:number-rows-spanned="2">
            <text:p>白珮茹</text:p>
          </table:table-cell>
          <table:table-cell table:style-name="ce22" office:value-type="string" calcext:value-type="string">
            <text:p><text:span text:style-name="T4">改善與充實教學環境設備－木棧道修繕</text:span></text:p>
          </table:table-cell>
          <table:table-cell table:style-name="ce23" office:value-type="string" calcext:value-type="string" table:number-columns-spanned="1" table:number-rows-spanned="2">
            <text:p>金美國小</text:p>
          </table:table-cell>
          <table:table-cell table:style-name="ce33" office:value-type="float" office:value="44" calcext:value-type="float" table:number-columns-spanned="1" table:number-rows-spanned="2">
            <text:p>44 </text:p>
          </table:table-cell>
          <table:table-cell table:style-name="ce31" office:value-type="float" office:value="19" calcext:value-type="float">
            <text:p>19 </text:p>
          </table:table-cell>
          <table:table-cell table:style-name="ce18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9" office:value-type="string" calcext:value-type="string" table:number-columns-spanned="1" table:number-rows-spanned="2">
            <text:p>金美國小</text:p>
          </table:table-cell>
          <table:table-cell table:style-name="ce15" office:value-type="string" calcext:value-type="string">
            <text:p>逕洽廠商</text:p>
          </table:table-cell>
          <table:table-cell table:style-name="ce15" office:value-type="string" calcext:value-type="string">
            <text:p>金山魯班木業有限公司</text:p>
          </table:table-cell>
          <table:table-cell table:style-name="ce45"/>
          <table:table-cell table:style-name="ce45" office:value-type="string" calcext:value-type="string" table:number-columns-spanned="1" table:number-rows-spanned="2">
            <text:p>V</text:p>
          </table:table-cell>
          <table:table-cell table:style-name="ce55" office:value-type="string" calcext:value-type="string" table:number-columns-spanned="1" table:number-rows-spanned="2">
            <text:p>會辦時為經常門</text:p>
          </table:table-cell>
          <table:table-cell table:style-name="ce59"/>
          <table:table-cell table:style-name="ce59" office:value-type="string" calcext:value-type="string">
            <text:p>經查為資本門</text:p>
          </table:table-cell>
          <table:table-cell table:style-name="ce55" office:value-type="string" calcext:value-type="string">
            <text:p>ok，修改建議金額</text:p>
          </table:table-cell>
          <table:table-cell table:style-name="ce61"/>
          <table:table-cell table:style-name="ce63" table:number-columns-repeated="1008"/>
        </table:table-row>
        <table:table-row table:style-name="ro10">
          <table:covered-table-cell/>
          <table:table-cell table:style-name="ce22" office:value-type="string" calcext:value-type="string">
            <text:p><text:span text:style-name="T4">改善與充實教學環境設備－視聽教室冷氣</text:span>*1</text:p>
          </table:table-cell>
          <table:covered-table-cell table:number-columns-repeated="2"/>
          <table:table-cell table:style-name="ce31" office:value-type="float" office:value="25" calcext:value-type="float">
            <text:p>25 </text:p>
          </table:table-cell>
          <table:table-cell table:style-name="ce18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/>
          <table:table-cell table:style-name="ce15" office:value-type="string" calcext:value-type="string">
            <text:p>逕洽廠商</text:p>
          </table:table-cell>
          <table:table-cell table:style-name="ce15" office:value-type="string" calcext:value-type="string">
            <text:p>裕輝電器行</text:p>
          </table:table-cell>
          <table:table-cell table:style-name="ce45"/>
          <table:covered-table-cell table:number-columns-repeated="2"/>
          <table:table-cell table:style-name="ce59"/>
          <table:table-cell table:style-name="ce59" office:value-type="string" calcext:value-type="string">
            <text:p>經查為資本門</text:p>
          </table:table-cell>
          <table:table-cell table:style-name="ce55" office:value-type="string" calcext:value-type="string">
            <text:p>ok，修改建議金額</text:p>
          </table:table-cell>
          <table:table-cell table:style-name="ce61"/>
          <table:table-cell table:style-name="ce63" table:number-columns-repeated="1008"/>
        </table:table-row>
        <table:table-row table:style-name="ro10">
          <table:table-cell table:style-name="ce5" office:value-type="string" calcext:value-type="string">
            <text:p>李坤城</text:p>
          </table:table-cell>
          <table:table-cell table:style-name="ce20" office:value-type="string" calcext:value-type="string">
            <text:p><text:span text:style-name="T4">冷氣設備及教師辦公椅改善計畫－冷氣機</text:span>*4<text:span text:style-name="T4">、教師辦公椅</text:span>*45</text:p>
          </table:table-cell>
          <table:table-cell table:style-name="ce29" office:value-type="string" calcext:value-type="string">
            <text:p>三民高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民高中</text:p>
          </table:table-cell>
          <table:table-cell table:style-name="ce27" office:value-type="string" calcext:value-type="string">
            <text:p>共同供應契約</text:p>
            <text:p>逕洽廠商</text:p>
          </table:table-cell>
          <table:table-cell table:style-name="ce27" office:value-type="string" calcext:value-type="string">
            <text:p>長餘國際有限公司</text:p>
            <text:p>安力企業社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3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王淑慧</text:p>
          </table:table-cell>
          <table:table-cell table:style-name="ce20" office:value-type="string" calcext:value-type="string">
            <text:p>106<text:span text:style-name="T4">年度建置教學教材櫃及改善廣播設備－教學教材櫃</text:span>*16<text:span text:style-name="T4">、廣播設備</text:span></text:p>
          </table:table-cell>
          <table:table-cell table:style-name="ce29" office:value-type="string" calcext:value-type="string">
            <text:p>重慶國小</text:p>
          </table:table-cell>
          <table:table-cell table:number-columns-repeated="2" table:style-name="ce30" office:value-type="float" office:value="420" calcext:value-type="float">
            <text:p>42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重慶國小</text:p>
          </table:table-cell>
          <table:table-cell table:style-name="ce27" office:value-type="string" calcext:value-type="string">
            <text:p>公開招標</text:p>
            <text:p>逕洽廠商</text:p>
          </table:table-cell>
          <table:table-cell table:style-name="ce27" office:value-type="string" calcext:value-type="string">
            <text:p>盈泰室內裝修有限公司</text:p>
            <text:p>璟漢企業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3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鍾宏仁</text:p>
          </table:table-cell>
          <table:table-cell table:style-name="ce20" office:value-type="string" calcext:value-type="string">
            <text:p><text:span text:style-name="T4">改善校園廣播設備－喇叭</text:span>*70<text:span text:style-name="T4">、線材及安裝、舊系統移機</text:span></text:p>
          </table:table-cell>
          <table:table-cell table:style-name="ce29" office:value-type="string" calcext:value-type="string">
            <text:p>新泰國中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新泰國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彩達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廖正良</text:p>
          </table:table-cell>
          <table:table-cell table:style-name="ce20" office:value-type="string" calcext:value-type="string">
            <text:p>106<text:span text:style-name="T4">年度樂活館冷氣設備採購－氣冷式箱型機</text:span>(<text:span text:style-name="T4">含配電安裝</text:span>)*2</text:p>
          </table:table-cell>
          <table:table-cell table:style-name="ce29" office:value-type="string" calcext:value-type="string">
            <text:p>保長國小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保長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百裕電業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 table:number-columns-spanned="1" table:number-rows-spanned="2">
            <text:p>李婉鈺</text:p>
          </table:table-cell>
          <table:table-cell table:style-name="ce20" office:value-type="string" calcext:value-type="string">
            <text:p>105<text:span text:style-name="T4">學年度申請機動性直播系統－直播主機</text:span></text:p>
          </table:table-cell>
          <table:table-cell table:style-name="ce25" office:value-type="string" calcext:value-type="string" table:number-columns-spanned="1" table:number-rows-spanned="2">
            <text:p>海山國小</text:p>
          </table:table-cell>
          <table:table-cell table:style-name="ce32" office:value-type="float" office:value="150" calcext:value-type="float" table:number-columns-spanned="1" table:number-rows-spanned="2">
            <text:p>150 </text:p>
          </table:table-cell>
          <table:table-cell table:style-name="ce30" office:value-type="float" office:value="86" calcext:value-type="float">
            <text:p>86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海山國小</text:p>
          </table:table-cell>
          <table:table-cell table:style-name="ce17" office:value-type="string" calcext:value-type="string" table:number-columns-spanned="1" table:number-rows-spanned="2">
            <text:p>公開取得企劃書</text:p>
          </table:table-cell>
          <table:table-cell table:style-name="ce17" office:value-type="string" calcext:value-type="string" table:number-columns-spanned="1" table:number-rows-spanned="2">
            <text:p>恆茂電料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/>
          <table:table-cell table:style-name="ce20" office:value-type="string" calcext:value-type="string">
            <text:p>105<text:span text:style-name="T4">學年度申請機動性直播系統－直播管理系統</text:span></text:p>
          </table:table-cell>
          <table:covered-table-cell table:number-columns-repeated="2"/>
          <table:table-cell table:style-name="ce30" office:value-type="float" office:value="64" calcext:value-type="float">
            <text:p>64 </text:p>
          </table:table-cell>
          <table:table-cell table:style-name="ce14" office:value-type="string" calcext:value-type="string">
            <text:p>5M<text:span text:style-name="T4">建築及設備計畫</text:span>-5M5<text:span text:style-name="T4">無形資產</text:span>-5-<text:span text:style-name="T4">購建固定資產、無形資產及非理財目的之長期投資</text:span></text:p>
          </table:table-cell>
          <table:covered-table-cell table:number-columns-repeated="3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陳幸進</text:p>
          </table:table-cell>
          <table:table-cell table:style-name="ce21" office:value-type="string" calcext:value-type="string" table:number-columns-spanned="1" table:number-rows-spanned="2">
            <text:p>106<text:span text:style-name="T4">年度多功能視聽教室空調改善更新計畫－氣冷式箱型冷氣</text:span>28kw<text:span text:style-name="T4">含安裝</text:span>*2</text:p>
          </table:table-cell>
          <table:table-cell table:style-name="ce25" office:value-type="string" calcext:value-type="string" table:number-columns-spanned="1" table:number-rows-spanned="2">
            <text:p>三重高中</text:p>
          </table:table-cell>
          <table:table-cell table:style-name="ce30" office:value-type="float" office:value="200" calcext:value-type="float">
            <text:p>200 </text:p>
          </table:table-cell>
          <table:table-cell table:style-name="ce32" office:value-type="float" office:value="450" calcext:value-type="float" table:number-columns-spanned="1" table:number-rows-spanned="2">
            <text:p>450 </text:p>
          </table:table-cell>
          <table:table-cell table:style-name="ce16" office:value-type="string" calcext:value-type="string" table:number-columns-spanned="1" table:number-rows-spanned="2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三重高中</text:p>
          </table:table-cell>
          <table:table-cell table:style-name="ce17" office:value-type="string" calcext:value-type="string" table:number-columns-spanned="1" table:number-rows-spanned="2">
            <text:p>公開取得企劃書</text:p>
          </table:table-cell>
          <table:table-cell table:style-name="ce17" office:value-type="string" calcext:value-type="string" table:number-columns-spanned="1" table:number-rows-spanned="2">
            <text:p>大同綜合訊電股份有限公司淡水分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邱婷蔚</text:p>
          </table:table-cell>
          <table:covered-table-cell table:number-columns-repeated="2"/>
          <table:table-cell table:style-name="ce30" office:value-type="float" office:value="250" calcext:value-type="float">
            <text:p>25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廖正良</text:p>
          </table:table-cell>
          <table:table-cell table:style-name="ce20" office:value-type="string" calcext:value-type="string">
            <text:p>106<text:span text:style-name="T4">年度體育館播音系統設置計畫－體育館播音設備</text:span></text:p>
          </table:table-cell>
          <table:table-cell table:style-name="ce29" office:value-type="string" calcext:value-type="string">
            <text:p>青山國民中小學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青山國民中小學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國碩資訊科技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淑君</text:p>
          </table:table-cell>
          <table:table-cell table:style-name="ce20" office:value-type="string" calcext:value-type="string">
            <text:p>106<text:span text:style-name="T4">年度校園廣播暨英語聽力播放系統更新計畫－新建教學大樓及羽球館廣播設備</text:span></text:p>
          </table:table-cell>
          <table:table-cell table:style-name="ce29" office:value-type="string" calcext:value-type="string">
            <text:p>林口國中</text:p>
          </table:table-cell>
          <table:table-cell table:number-columns-repeated="2" table:style-name="ce30" office:value-type="float" office:value="400" calcext:value-type="float">
            <text:p>4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林口國中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嘉利達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金結</text:p>
          </table:table-cell>
          <table:table-cell table:style-name="ce20" office:value-type="string" calcext:value-type="string">
            <text:p><text:span text:style-name="T4">廣播設備與檔案室改善計畫－混音器、擴大機、喇叭</text:span>*2<text:span text:style-name="T4">、音響架、電動布幕、公文櫃</text:span>*6</text:p>
          </table:table-cell>
          <table:table-cell table:style-name="ce29" office:value-type="string" calcext:value-type="string">
            <text:p>頂埔國小</text:p>
          </table:table-cell>
          <table:table-cell table:number-columns-repeated="2" table:style-name="ce30" office:value-type="float" office:value="250" calcext:value-type="float">
            <text:p>2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頂埔國小</text:p>
          </table:table-cell>
          <table:table-cell table:style-name="ce27" office:value-type="string" calcext:value-type="string">
            <text:p>公開取得企劃書</text:p>
            <text:p>共同供應契約</text:p>
          </table:table-cell>
          <table:table-cell table:style-name="ce27" office:value-type="string" calcext:value-type="string">
            <text:p>中日股份有限公司</text:p>
            <text:p>日鴻資訊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黃林玲玲</text:p>
          </table:table-cell>
          <table:table-cell table:style-name="ce20" office:value-type="string" calcext:value-type="string">
            <text:p>106<text:span text:style-name="T4">年度視聽教室兼演藝廳空調設備改善－埋入式冷氣機</text:span>*10</text:p>
          </table:table-cell>
          <table:table-cell table:style-name="ce29" office:value-type="string" calcext:value-type="string">
            <text:p>中信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信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大羿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銘仁</text:p>
          </table:table-cell>
          <table:table-cell table:style-name="ce20" office:value-type="string" calcext:value-type="string">
            <text:p><text:span text:style-name="T4">全彩</text:span>LED<text:span text:style-name="T4">顯示幕設置工程－全彩</text:span>LED<text:span text:style-name="T4">顯示幕、播放軟體主機、固定機構、吊掛工程、五金零件</text:span></text:p>
          </table:table-cell>
          <table:table-cell table:style-name="ce29" office:value-type="string" calcext:value-type="string">
            <text:p>土城國小</text:p>
          </table:table-cell>
          <table:table-cell table:number-columns-repeated="2" table:style-name="ce30" office:value-type="float" office:value="170" calcext:value-type="float">
            <text:p>17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土城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漢金國際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淑君</text:p>
          </table:table-cell>
          <table:table-cell table:style-name="ce20" office:value-type="string" calcext:value-type="string">
            <text:p>106<text:span text:style-name="T4">年度各處室辦公設備改善－鋼製屏風、屏風桌板、走線槽、辦公椅、活動櫃</text:span></text:p>
          </table:table-cell>
          <table:table-cell table:style-name="ce29" office:value-type="string" calcext:value-type="string">
            <text:p>麗林國小</text:p>
          </table:table-cell>
          <table:table-cell table:number-columns-repeated="2" table:style-name="ce30" office:value-type="float" office:value="399" calcext:value-type="float">
            <text:p>399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麗林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中日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7">
          <table:table-cell table:style-name="ce5" office:value-type="string" calcext:value-type="string">
            <text:p>鄭金隆</text:p>
          </table:table-cell>
          <table:table-cell table:style-name="ce20" office:value-type="string" calcext:value-type="string">
            <text:p>106<text:span text:style-name="T4">年度學校舞台燈光設備維修計畫暨</text:span>106<text:span text:style-name="T4">年度學校辦公室增置資料櫃及置物櫃計畫－投射燈、擴音機、無線信號收發器、燈光控制臺、資料櫃、置物鐵櫃</text:span></text:p>
          </table:table-cell>
          <table:table-cell table:style-name="ce29" office:value-type="string" calcext:value-type="string">
            <text:p>貢寮國中</text:p>
          </table:table-cell>
          <table:table-cell table:style-name="ce30" office:value-type="float" office:value="300" calcext:value-type="float">
            <text:p>300 </text:p>
          </table:table-cell>
          <table:table-cell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貢寮國中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台灣學聯有限公司</text:p>
            <text:p>金寶珍器材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連斐璠</text:p>
          </table:table-cell>
          <table:table-cell table:style-name="ce20" office:value-type="string" calcext:value-type="string">
            <text:p>106<text:span text:style-name="T4">年度中正體育館音響設備改善－音響設備、系統整合安裝、無線麥克風組、系統音場整合調校</text:span></text:p>
          </table:table-cell>
          <table:table-cell table:style-name="ce29" office:value-type="string" calcext:value-type="string">
            <text:p>永平高中</text:p>
          </table:table-cell>
          <table:table-cell table:style-name="ce30" office:value-type="float" office:value="400" calcext:value-type="float">
            <text:p>400 </text:p>
          </table:table-cell>
          <table:table-cell table:style-name="ce30" office:value-type="float" office:value="372" calcext:value-type="float">
            <text:p>372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永平高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宏逸系統科技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3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金中玉</text:p>
          </table:table-cell>
          <table:table-cell table:style-name="ce20" office:value-type="string" calcext:value-type="string">
            <text:p>106<text:span text:style-name="T4">年度辦公設備增置計畫－導</text:span>7-<text:span text:style-name="T4">導</text:span>8<text:span text:style-name="T4">辦公室</text:span>OA<text:span text:style-name="T4">屏風</text:span>*72<text:span text:style-name="T4">套</text:span></text:p>
          </table:table-cell>
          <table:table-cell table:style-name="ce29" office:value-type="string" calcext:value-type="string">
            <text:p>五峰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五峰國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華邑創意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10" office:value-type="string" calcext:value-type="string">
            <text:p>陳啟能</text:p>
          </table:table-cell>
          <table:table-cell table:style-name="ce22" office:value-type="string" calcext:value-type="string">
            <text:p>106<text:span text:style-name="T4">年校園環境設備改善－混音擴大器、數位播放器、迴音器、無線擴大器、無線喊話器、無線基地台</text:span></text:p>
          </table:table-cell>
          <table:table-cell table:style-name="ce24" office:value-type="string" calcext:value-type="string">
            <text:p>正義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8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10" office:value-type="string" calcext:value-type="string">
            <text:p>正義國小</text:p>
          </table:table-cell>
          <table:table-cell table:style-name="ce15" office:value-type="string" calcext:value-type="string">
            <text:p>逕洽廠商</text:p>
            <text:p>限制性招標</text:p>
          </table:table-cell>
          <table:table-cell table:style-name="ce15" office:value-type="string" calcext:value-type="string">
            <text:p>大同股份有限公司</text:p>
            <text:p>嘉俊安全系統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2"/>
          <table:table-cell table:style-name="ce63" table:number-columns-repeated="1008"/>
        </table:table-row>
        <table:table-row table:style-name="ro10">
          <table:table-cell table:style-name="ce5" office:value-type="string" calcext:value-type="string">
            <text:p>陳文治</text:p>
          </table:table-cell>
          <table:table-cell table:style-name="ce20" office:value-type="string" calcext:value-type="string">
            <text:p><text:span text:style-name="T4">老舊設備汰換補助－音響設備、升降大幕、側幕、背景對開幕、監視系統主機、燈光自動感應啟閉系統</text:span></text:p>
          </table:table-cell>
          <table:table-cell table:style-name="ce29" office:value-type="string" calcext:value-type="string">
            <text:p>丹鳳高中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丹鳳高中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仁水企業有限公司</text:p>
            <text:p>朱臣企業有限公司</text:p>
            <text:p>巧芝家視聽有限公司</text:p>
            <text:p>盈家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銘仁</text:p>
          </table:table-cell>
          <table:table-cell table:style-name="ce20" office:value-type="string" calcext:value-type="string">
            <text:p><text:span text:style-name="T4">改善及充實教學環境設備計畫－密碼塑鋼置物櫃</text:span>*6<text:span text:style-name="T4">班</text:span></text:p>
          </table:table-cell>
          <table:table-cell table:style-name="ce29" office:value-type="string" calcext:value-type="string">
            <text:p>頂埔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頂埔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中日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彭成龍</text:p>
          </table:table-cell>
          <table:table-cell table:style-name="ce20" office:value-type="string" calcext:value-type="string">
            <text:p><text:span text:style-name="T4">活動中心</text:span>2<text:span text:style-name="T4">樓場域視聽影音設施－投影播放系統計畫</text:span>-<text:span text:style-name="T4">投影播放系統設備</text:span>(<text:span text:style-name="T4">電動銀幕、投影機、吊架、安裝測試</text:span>)</text:p>
          </table:table-cell>
          <table:table-cell table:style-name="ce29" office:value-type="string" calcext:value-type="string">
            <text:p>中湖國小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湖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易全影音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邱烽堯</text:p>
          </table:table-cell>
          <table:table-cell table:style-name="ce20" office:value-type="string" calcext:value-type="string">
            <text:p>106<text:span text:style-name="T4">年度空調設備增設更新計畫－桌球室</text:span>*3<text:span text:style-name="T4">、多功能教室</text:span>*2<text:span text:style-name="T4">、輔導處</text:span>*1<text:span text:style-name="T4">、輔導處旁會議室</text:span>*1</text:p>
          </table:table-cell>
          <table:table-cell table:style-name="ce29" office:value-type="string" calcext:value-type="string">
            <text:p>興南國小</text:p>
          </table:table-cell>
          <table:table-cell table:number-columns-repeated="2" table:style-name="ce30" office:value-type="float" office:value="288" calcext:value-type="float">
            <text:p>288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興南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蓁筳園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游輝宂</text:p>
          </table:table-cell>
          <table:table-cell table:style-name="ce20" office:value-type="string" calcext:value-type="string">
            <text:p>106<text:span text:style-name="T4">年度分年級教學廣播系統改善計畫－公共廣播混音擴大機、機櫃、防水喇叭、單槍投影機、含配線、施工、安裝、五金等</text:span></text:p>
          </table:table-cell>
          <table:table-cell table:style-name="ce29" office:value-type="string" calcext:value-type="string">
            <text:p>自強國中</text:p>
          </table:table-cell>
          <table:table-cell table:style-name="ce30" office:value-type="float" office:value="300" calcext:value-type="float">
            <text:p>300 </text:p>
          </table:table-cell>
          <table:table-cell table:style-name="ce30" office:value-type="float" office:value="285" calcext:value-type="float">
            <text:p>28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自強國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佶音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啟能</text:p>
          </table:table-cell>
          <table:table-cell table:style-name="ce20" office:value-type="string" calcext:value-type="string">
            <text:p>105<text:span text:style-name="T4">學年度第二學期校園空氣品質監測器暨空污旗連動系統實施計畫－空氣品質監測告示板、空品旗自動升降裝置含施工</text:span></text:p>
          </table:table-cell>
          <table:table-cell table:style-name="ce29" office:value-type="string" calcext:value-type="string">
            <text:p>溪崑國中</text:p>
          </table:table-cell>
          <table:table-cell table:number-columns-repeated="2" table:style-name="ce30" office:value-type="float" office:value="149" calcext:value-type="float">
            <text:p>149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溪崑國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巨晶實業有限公司</text:p>
            <text:p>全球雲端運算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啟能</text:p>
          </table:table-cell>
          <table:table-cell table:style-name="ce20" office:value-type="string" calcext:value-type="string">
            <text:p><text:span text:style-name="T4">校園空氣品質監測器暨空品旗警示系統實施計畫－空氣品質監測告示板、空品旗自動升降裝置含施工</text:span></text:p>
          </table:table-cell>
          <table:table-cell table:style-name="ce29" office:value-type="string" calcext:value-type="string">
            <text:p>金山高中</text:p>
          </table:table-cell>
          <table:table-cell table:number-columns-repeated="2" table:style-name="ce30" office:value-type="float" office:value="149" calcext:value-type="float">
            <text:p>149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金山高中</text:p>
          </table:table-cell>
          <table:table-cell table:style-name="ce27" office:value-type="string" calcext:value-type="string">
            <text:p>共同供應契約</text:p>
            <text:p>逕洽廠商</text:p>
          </table:table-cell>
          <table:table-cell table:style-name="ce27" office:value-type="string" calcext:value-type="string">
            <text:p>巨晶實業有限公司</text:p>
            <text:p>全球雲端運算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陳幸進</text:p>
          </table:table-cell>
          <table:table-cell table:style-name="ce21" office:value-type="string" calcext:value-type="string" table:number-columns-spanned="1" table:number-rows-spanned="2">
            <text:p><text:span text:style-name="T4">教室冷氣增設計畫－</text:span>706<text:span text:style-name="T4">、</text:span>901<text:span text:style-name="T4">教室冷氣各</text:span>2<text:span text:style-name="T4">臺</text:span></text:p>
          </table:table-cell>
          <table:table-cell table:style-name="ce25" office:value-type="string" calcext:value-type="string" table:number-columns-spanned="1" table:number-rows-spanned="2">
            <text:p>光榮國中</text:p>
          </table:table-cell>
          <table:table-cell table:style-name="ce32" office:value-type="float" office:value="200" calcext:value-type="float" table:number-columns-spanned="1" table:number-rows-spanned="2">
            <text:p>200 </text:p>
          </table:table-cell>
          <table:table-cell table:style-name="ce32" office:value-type="float" office:value="200" calcext:value-type="float" table:number-columns-spanned="1" table:number-rows-spanned="2">
            <text:p>200 </text:p>
          </table:table-cell>
          <table:table-cell table:style-name="ce16" office:value-type="string" calcext:value-type="string" table:number-columns-spanned="1" table:number-rows-spanned="2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光榮國中</text:p>
          </table:table-cell>
          <table:table-cell table:style-name="ce17" office:value-type="string" calcext:value-type="string" table:number-columns-spanned="1" table:number-rows-spanned="2">
            <text:p>共同供應契約</text:p>
          </table:table-cell>
          <table:table-cell table:style-name="ce17" office:value-type="string" calcext:value-type="string" table:number-columns-spanned="1" table:number-rows-spanned="2">
            <text:p>淨寶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李倩萍</text:p>
          </table:table-cell>
          <table:covered-table-cell table:number-columns-repeated="8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楊春妹</text:p>
          </table:table-cell>
          <table:table-cell table:style-name="ce22" office:value-type="string" calcext:value-type="string">
            <text:p>106<text:span text:style-name="T4">年度改善學校教學設備補助計畫－共用扶手沙發連結椅</text:span>(3<text:span text:style-name="T4">張</text:span>1<text:span text:style-name="T4">組</text:span>*4<text:span text:style-name="T4">、</text:span>7<text:span text:style-name="T4">張</text:span>1<text:span text:style-name="T4">組</text:span>*2)</text:p>
          </table:table-cell>
          <table:table-cell table:style-name="ce29" office:value-type="string" calcext:value-type="string">
            <text:p>興福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興福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台南椅業股份有限公司</text:p>
          </table:table-cell>
          <table:table-cell table:style-name="ce46" office:value-type="string" calcext:value-type="string">
            <text:p>V</text:p>
          </table:table-cell>
          <table:table-cell table:style-name="ce41"/>
          <table:table-cell table:style-name="ce52"/>
          <table:table-cell table:style-name="ce58"/>
          <table:table-cell table:style-name="ce58" office:value-type="string" calcext:value-type="string">
            <text:p>已修正</text:p>
          </table:table-cell>
          <table:table-cell table:style-name="ce58" office:value-type="string" calcext:value-type="string">
            <text:p>ok<text:span text:style-name="T8">，已修正</text:span></text:p>
          </table:table-cell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邱婷蔚</text:p>
          </table:table-cell>
          <table:table-cell table:style-name="ce21" office:value-type="string" calcext:value-type="string" table:number-columns-spanned="1" table:number-rows-spanned="2">
            <text:p><text:span text:style-name="T4">教室冷氣增設計畫－家政教室、</text:span>902<text:span text:style-name="T4">、</text:span>903<text:span text:style-name="T4">教室冷氣</text:span>(<text:span text:style-name="T4">各</text:span>2<text:span text:style-name="T4">臺</text:span>)</text:p>
          </table:table-cell>
          <table:table-cell table:style-name="ce25" office:value-type="string" calcext:value-type="string" table:number-columns-spanned="1" table:number-rows-spanned="2">
            <text:p>光榮國中</text:p>
          </table:table-cell>
          <table:table-cell table:style-name="ce30" office:value-type="float" office:value="100" calcext:value-type="float">
            <text:p>100 </text:p>
          </table:table-cell>
          <table:table-cell table:style-name="ce32" office:value-type="float" office:value="300" calcext:value-type="float" table:number-columns-spanned="1" table:number-rows-spanned="2">
            <text:p>300 </text:p>
          </table:table-cell>
          <table:table-cell table:style-name="ce16" office:value-type="string" calcext:value-type="string" table:number-columns-spanned="1" table:number-rows-spanned="2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光榮國中</text:p>
          </table:table-cell>
          <table:table-cell table:style-name="ce17" office:value-type="string" calcext:value-type="string" table:number-columns-spanned="1" table:number-rows-spanned="2">
            <text:p>共同供應契約</text:p>
          </table:table-cell>
          <table:table-cell table:style-name="ce17" office:value-type="string" calcext:value-type="string" table:number-columns-spanned="1" table:number-rows-spanned="2">
            <text:p>淨寶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李坤城</text:p>
          </table:table-cell>
          <table:covered-table-cell table:number-columns-repeated="2"/>
          <table:table-cell table:style-name="ce30" office:value-type="float" office:value="200" calcext:value-type="float">
            <text:p>2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楊春妹</text:p>
          </table:table-cell>
          <table:table-cell table:style-name="ce20" office:value-type="string" calcext:value-type="string">
            <text:p><text:span text:style-name="T4">改善教學環境設備（建置公文檔案室）－鐵窗</text:span>*2<text:span text:style-name="T4">、雙面移動櫃</text:span>*6</text:p>
          </table:table-cell>
          <table:table-cell table:style-name="ce29" office:value-type="string" calcext:value-type="string">
            <text:p>福營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福營國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廣展新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宇恩</text:p>
          </table:table-cell>
          <table:table-cell table:style-name="ce22" office:value-type="string" calcext:value-type="string">
            <text:p>106<text:span text:style-name="T4">年度公共視聽器材及防災警報主機改善購置計畫－電腦</text:span>*2<text:span text:style-name="T4">、單槍投影機</text:span>*3<text:span text:style-name="T4">、投影布幕</text:span>*1</text:p>
          </table:table-cell>
          <table:table-cell table:style-name="ce29" office:value-type="string" calcext:value-type="string">
            <text:p>鄧公國小</text:p>
          </table:table-cell>
          <table:table-cell table:number-columns-repeated="2" table:style-name="ce30" office:value-type="float" office:value="170" calcext:value-type="float">
            <text:p>17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鄧公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康萊企業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/>
          <table:table-cell table:style-name="ce58" office:value-type="string" calcext:value-type="string">
            <text:p>已修正</text:p>
          </table:table-cell>
          <table:table-cell table:style-name="ce58" office:value-type="string" calcext:value-type="string">
            <text:p>ok<text:span text:style-name="T8">，已修正</text:span></text:p>
          </table:table-cell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宋明宗</text:p>
          </table:table-cell>
          <table:table-cell table:style-name="ce20" office:value-type="string" calcext:value-type="string">
            <text:p><text:span text:style-name="T4">改善校長室儲櫃計畫－書櫃</text:span>*1<text:span text:style-name="T4">、</text:span>L<text:span text:style-name="T4">型書櫃</text:span>*1<text:span text:style-name="T4">、置物櫃</text:span>*2</text:p>
          </table:table-cell>
          <table:table-cell table:style-name="ce29" office:value-type="string" calcext:value-type="string">
            <text:p>新泰國中</text:p>
          </table:table-cell>
          <table:table-cell table:number-columns-repeated="2" table:style-name="ce30" office:value-type="float" office:value="96" calcext:value-type="float">
            <text:p>96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新泰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開元家具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宋明宗</text:p>
          </table:table-cell>
          <table:table-cell table:style-name="ce20" office:value-type="string" calcext:value-type="string">
            <text:p><text:span text:style-name="T4">攝影設備改善計畫－防手震攝影機及指向性麥克風</text:span>*2<text:span text:style-name="T4">、數位相機</text:span>*1<text:span text:style-name="T4">、縮時攝影機</text:span>*1</text:p>
          </table:table-cell>
          <table:table-cell table:style-name="ce29" office:value-type="string" calcext:value-type="string">
            <text:p>光華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光華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<text:span text:style-name="T3">PChome ONLINE</text:span> 網路家庭國際資訊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宋明宗</text:p>
          </table:table-cell>
          <table:table-cell table:style-name="ce20" office:value-type="string" calcext:value-type="string">
            <text:p>105<text:span text:style-name="T4">學年演藝廳廣播系統改善工程計畫－無線麥克風組</text:span>*5<text:span text:style-name="T4">、混音器</text:span>*1</text:p>
          </table:table-cell>
          <table:table-cell table:style-name="ce29" office:value-type="string" calcext:value-type="string">
            <text:p>義學國中</text:p>
          </table:table-cell>
          <table:table-cell table:number-columns-repeated="2" table:style-name="ce30" office:value-type="float" office:value="95" calcext:value-type="float">
            <text:p>9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義學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全楙國際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賴秋媚</text:p>
          </table:table-cell>
          <table:table-cell table:style-name="ce20" office:value-type="string" calcext:value-type="string">
            <text:p><text:span text:style-name="T4">教室電扇及會議室冷氣設備－冷氣機</text:span>*1</text:p>
          </table:table-cell>
          <table:table-cell table:style-name="ce29" office:value-type="string" calcext:value-type="string">
            <text:p>義學國小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義學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冠成家電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宋明宗</text:p>
          </table:table-cell>
          <table:table-cell table:style-name="ce20" office:value-type="string" calcext:value-type="string">
            <text:p><text:span text:style-name="T4">圖書館、校長室及會議室冷氣設備更新－一對一分離式冷氣</text:span>*5</text:p>
          </table:table-cell>
          <table:table-cell table:style-name="ce29" office:value-type="string" calcext:value-type="string">
            <text:p>裕民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裕民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百恆威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7">
          <table:table-cell table:style-name="ce5" office:value-type="string" calcext:value-type="string">
            <text:p>連斐璠</text:p>
          </table:table-cell>
          <table:table-cell table:style-name="ce20" office:value-type="string" calcext:value-type="string">
            <text:p><text:span text:style-name="T4">函詠樓大型多功能會議室暨資訊中心電腦機房空調設備改善－水冷式箱型冷氣機</text:span>*4<text:span text:style-name="T4">、窗型冷氣機</text:span>*1<text:span text:style-name="T4">、舊機拆除、安裝架、冷卻水塔管線及油漆、電源電磁開關更換</text:span></text:p>
          </table:table-cell>
          <table:table-cell table:style-name="ce29" office:value-type="string" calcext:value-type="string">
            <text:p>永和國中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永和國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梅山安順電器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羅文崇</text:p>
          </table:table-cell>
          <table:table-cell table:style-name="ce20" office:value-type="string" calcext:value-type="string">
            <text:p><text:span text:style-name="T4">因應捷運施工改善空氣品質設備採購－空氣清淨機</text:span>*22</text:p>
          </table:table-cell>
          <table:table-cell table:style-name="ce29" office:value-type="string" calcext:value-type="string">
            <text:p>永平國小</text:p>
          </table:table-cell>
          <table:table-cell table:number-columns-repeated="2" table:style-name="ce30" office:value-type="float" office:value="308" calcext:value-type="float">
            <text:p>308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永平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金正興國際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何淑峯</text:p>
          </table:table-cell>
          <table:table-cell table:style-name="ce20" office:value-type="string" calcext:value-type="string">
            <text:p>106<text:span text:style-name="T4">年度教學環境改善實施計畫－活動中心音響設備</text:span>(<text:span text:style-name="T4">含擴大機、麥克風、喇叭及安裝工資、線材配件等</text:span>)</text:p>
          </table:table-cell>
          <table:table-cell table:style-name="ce29" office:value-type="string" calcext:value-type="string">
            <text:p>頭前國小</text:p>
          </table:table-cell>
          <table:table-cell table:number-columns-repeated="2" table:style-name="ce30" office:value-type="float" office:value="90" calcext:value-type="float">
            <text:p>9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頭前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力笙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儀君</text:p>
          </table:table-cell>
          <table:table-cell table:style-name="ce20" office:value-type="string" calcext:value-type="string">
            <text:p><text:span text:style-name="T4">國一班級冷氣增設計畫－分離式冷氣</text:span>*4<text:span text:style-name="T4">、數位電錶</text:span>*2<text:span text:style-name="T4">、冷氣卡機</text:span>*2</text:p>
          </table:table-cell>
          <table:table-cell table:style-name="ce29" office:value-type="string" calcext:value-type="string">
            <text:p>石碇高中</text:p>
          </table:table-cell>
          <table:table-cell table:style-name="ce30" office:value-type="float" office:value="140" calcext:value-type="float">
            <text:p>140 </text:p>
          </table:table-cell>
          <table:table-cell table:style-name="ce30" office:value-type="float" office:value="139" calcext:value-type="float">
            <text:p>139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石碇高中</text:p>
          </table:table-cell>
          <table:table-cell table:style-name="ce27" office:value-type="string" calcext:value-type="string">
            <text:p>共同供應契約</text:p>
            <text:p>逕洽廠商</text:p>
          </table:table-cell>
          <table:table-cell table:style-name="ce27" office:value-type="string" calcext:value-type="string">
            <text:p>台新電氣行</text:p>
            <text:p>綠能國際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鍾宏仁</text:p>
          </table:table-cell>
          <table:table-cell table:style-name="ce21" office:value-type="string" calcext:value-type="string" table:number-columns-spanned="1" table:number-rows-spanned="2">
            <text:p><text:span text:style-name="T4">體育教學環境空調設備改善及充實申請計畫－一對一變頻冷氣</text:span>(<text:span text:style-name="T4">含配管安裝施工</text:span>)*6</text:p>
          </table:table-cell>
          <table:table-cell table:style-name="ce25" office:value-type="string" calcext:value-type="string" table:number-columns-spanned="1" table:number-rows-spanned="2">
            <text:p>豐年國小</text:p>
          </table:table-cell>
          <table:table-cell table:style-name="ce30" office:value-type="float" office:value="100" calcext:value-type="float">
            <text:p>100 </text:p>
          </table:table-cell>
          <table:table-cell table:style-name="ce32" office:value-type="float" office:value="300" calcext:value-type="float" table:number-columns-spanned="1" table:number-rows-spanned="2">
            <text:p>300 </text:p>
          </table:table-cell>
          <table:table-cell table:style-name="ce16" office:value-type="string" calcext:value-type="string" table:number-columns-spanned="1" table:number-rows-spanned="2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豐年國小</text:p>
          </table:table-cell>
          <table:table-cell table:style-name="ce17" office:value-type="string" calcext:value-type="string" table:number-columns-spanned="1" table:number-rows-spanned="2">
            <text:p>共同供應契約</text:p>
          </table:table-cell>
          <table:table-cell table:style-name="ce17" office:value-type="string" calcext:value-type="string" table:number-columns-spanned="1" table:number-rows-spanned="2">
            <text:p>緯泰電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宋明宗</text:p>
          </table:table-cell>
          <table:covered-table-cell table:number-columns-repeated="2"/>
          <table:table-cell table:style-name="ce30" office:value-type="float" office:value="200" calcext:value-type="float">
            <text:p>2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文治</text:p>
          </table:table-cell>
          <table:table-cell table:style-name="ce20" office:value-type="string" calcext:value-type="string">
            <text:p>106<text:span text:style-name="T4">年度校園設備改善－坪林及漁光校區監視器</text:span>(<text:span text:style-name="T4">含安裝</text:span>)*11<text:span text:style-name="T4">組、飲水機</text:span>*2<text:span text:style-name="T4">、防潮箱</text:span>*4<text:span text:style-name="T4">、宮鼓</text:span>*3<text:span text:style-name="T4">、桶鼓</text:span>*3<text:span text:style-name="T4">、網路儲存伺服器</text:span>*1</text:p>
          </table:table-cell>
          <table:table-cell table:style-name="ce29" office:value-type="string" calcext:value-type="string">
            <text:p>坪林國小</text:p>
          </table:table-cell>
          <table:table-cell table:number-columns-repeated="2" table:style-name="ce30" office:value-type="float" office:value="350" calcext:value-type="float">
            <text:p>3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坪林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橋林有限公司</text:p>
            <text:p>賀眾企業股份有限公司</text:p>
            <text:p>雅光電器商城</text:p>
            <text:p>林玉龍製鼓工作室</text:p>
            <text:p>高效能系統股份有限公司 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劉哲彰</text:p>
          </table:table-cell>
          <table:table-cell table:style-name="ce20" office:value-type="string" calcext:value-type="string">
            <text:p><text:span text:style-name="T4">視聽教室及電腦教室冷氣增設</text:span>(<text:span text:style-name="T4">汰換</text:span>)<text:span text:style-name="T4">計畫－視聽教室冷氣</text:span>*2<text:span text:style-name="T4">、電腦教視冷氣</text:span>*2</text:p>
          </table:table-cell>
          <table:table-cell table:style-name="ce29" office:value-type="string" calcext:value-type="string">
            <text:p>石碇高中</text:p>
          </table:table-cell>
          <table:table-cell table:number-columns-repeated="2" table:style-name="ce30" office:value-type="float" office:value="140" calcext:value-type="float">
            <text:p>14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石碇高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台新電氣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楊春妹</text:p>
          </table:table-cell>
          <table:table-cell table:style-name="ce20" office:value-type="string" calcext:value-type="string">
            <text:p><text:span text:style-name="T4">教學環境－黑板汰換改善－信義樓教室黑板</text:span>*5</text:p>
          </table:table-cell>
          <table:table-cell table:style-name="ce29" office:value-type="string" calcext:value-type="string">
            <text:p>民安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民安國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鼎盛教育科技有限公司</text:p>
          </table:table-cell>
          <table:table-cell table:style-name="ce46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沈發惠</text:p>
          </table:table-cell>
          <table:table-cell table:style-name="ce20" office:value-type="string" calcext:value-type="string">
            <text:p><text:span text:style-name="T4">申請校舍活動用拱門及帳蓬組實施計畫－拱門</text:span>*1<text:span text:style-name="T4">、帳蓬組</text:span>*9</text:p>
          </table:table-cell>
          <table:table-cell table:style-name="ce29" office:value-type="string" calcext:value-type="string">
            <text:p>三和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和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詠弘國際展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王淑慧</text:p>
          </table:table-cell>
          <table:table-cell table:style-name="ce20" office:value-type="string" calcext:value-type="string">
            <text:p>106<text:span text:style-name="T4">年度校園環境設施設備改善更新計畫－不鏽鋼防火門</text:span>*2<text:span text:style-name="T4">、不鏽鋼門組</text:span>*1</text:p>
          </table:table-cell>
          <table:table-cell table:style-name="ce29" office:value-type="string" calcext:value-type="string">
            <text:p>文聖國小</text:p>
          </table:table-cell>
          <table:table-cell table:number-columns-repeated="2" table:style-name="ce30" office:value-type="float" office:value="74" calcext:value-type="float">
            <text:p>74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文聖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年建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銘仁</text:p>
          </table:table-cell>
          <table:table-cell table:style-name="ce20" office:value-type="string" calcext:value-type="string">
            <text:p><text:span text:style-name="T4">社區教室音響設備採購需求－移動式</text:span>APP<text:span text:style-name="T4">觸控電腦廣播系統</text:span>*1<text:span text:style-name="T4">、有線主動式喇叭</text:span>*1</text:p>
          </table:table-cell>
          <table:table-cell table:style-name="ce29" office:value-type="string" calcext:value-type="string">
            <text:p>北大國小</text:p>
          </table:table-cell>
          <table:table-cell table:number-columns-repeated="2" table:style-name="ce30" office:value-type="float" office:value="85" calcext:value-type="float">
            <text:p>8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北大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頂能企業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張瑞山</text:p>
          </table:table-cell>
          <table:table-cell table:style-name="ce20" office:value-type="string" calcext:value-type="string">
            <text:p><text:span text:style-name="T4">活動中心電動投影布幕安裝工程－活動中心電動投影布幕</text:span>300<text:span text:style-name="T4">吋</text:span></text:p>
          </table:table-cell>
          <table:table-cell table:style-name="ce29" office:value-type="string" calcext:value-type="string">
            <text:p>積穗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積穗國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正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秀惠</text:p>
          </table:table-cell>
          <table:table-cell table:style-name="ce20" office:value-type="string" calcext:value-type="string">
            <text:p><text:span text:style-name="T4">辦公室冷氣及監視設備改善－</text:span>10KW<text:span text:style-name="T4">冷氣機</text:span>*1<text:span text:style-name="T4">、</text:span>14KW<text:span text:style-name="T4">冷氣機</text:span>*2<text:span text:style-name="T4">、監視器</text:span>*1</text:p>
          </table:table-cell>
          <table:table-cell table:style-name="ce29" office:value-type="string" calcext:value-type="string">
            <text:p>積穗國中</text:p>
          </table:table-cell>
          <table:table-cell table:number-columns-repeated="2" table:style-name="ce30" office:value-type="float" office:value="250" calcext:value-type="float">
            <text:p>2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積穗國中</text:p>
          </table:table-cell>
          <table:table-cell table:style-name="ce27" office:value-type="string" calcext:value-type="string">
            <text:p>共同供應契約</text:p>
            <text:p>逕洽廠商</text:p>
          </table:table-cell>
          <table:table-cell table:style-name="ce27" office:value-type="string" calcext:value-type="string">
            <text:p>吉盛興電器有限公司</text:p>
            <text:p>正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連斐璠</text:p>
          </table:table-cell>
          <table:table-cell table:style-name="ce20" office:value-type="string" calcext:value-type="string">
            <text:p><text:span text:style-name="T4">改善及充實教學環境設備申請計畫－九年級教室安裝冷氣</text:span>*58<text:span text:style-name="T4">台</text:span></text:p>
          </table:table-cell>
          <table:table-cell table:style-name="ce29" office:value-type="string" calcext:value-type="string">
            <text:p>福和國中</text:p>
          </table:table-cell>
          <table:table-cell table:number-columns-repeated="2" table:style-name="ce30" office:value-type="float" office:value="1000" calcext:value-type="float">
            <text:p>10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福和國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豪鑫電機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7">
          <table:table-cell table:style-name="ce5" office:value-type="string" calcext:value-type="string">
            <text:p>李婉鈺</text:p>
          </table:table-cell>
          <table:table-cell table:style-name="ce20" office:value-type="string" calcext:value-type="string">
            <text:p>106<text:span text:style-name="T4">年校園環境警示系統實施計畫－自動控制升降系統、空氣品質監測告示板、警示燈、控制主機桌上型電腦、液晶螢幕</text:span>(<text:span text:style-name="T4">含施工費、線材、五金</text:span>)</text:p>
          </table:table-cell>
          <table:table-cell table:style-name="ce29" office:value-type="string" calcext:value-type="string">
            <text:p>北新國小</text:p>
          </table:table-cell>
          <table:table-cell table:style-name="ce30" office:value-type="float" office:value="440" calcext:value-type="float">
            <text:p>440 </text:p>
          </table:table-cell>
          <table:table-cell table:style-name="ce30" office:value-type="float" office:value="433" calcext:value-type="float">
            <text:p>433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北新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全球雲端運算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文治</text:p>
          </table:table-cell>
          <table:table-cell table:style-name="ce20" office:value-type="string" calcext:value-type="string">
            <text:p>106<text:span text:style-name="T4">年度改善校園環境設備</text:span>-<text:span text:style-name="T4">辦公室冷氣設備改善計畫－窗型冷氣</text:span>(<text:span text:style-name="T4">總務處、教務處、資訊組、學務處、生科教室</text:span>)<text:span text:style-name="T4">共</text:span>8<text:span text:style-name="T4">台、原舊機拆除</text:span></text:p>
          </table:table-cell>
          <table:table-cell table:style-name="ce29" office:value-type="string" calcext:value-type="string">
            <text:p>福營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福營國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緯泰電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世榮</text:p>
          </table:table-cell>
          <table:table-cell table:style-name="ce20" office:value-type="string" calcext:value-type="string">
            <text:p>106<text:span text:style-name="T4">年度改善辦公設備－分離式冷氣</text:span>*1(<text:span text:style-name="T4">含安裝架、鋼管追加</text:span>)<text:span text:style-name="T4">、沙發</text:span>*2<text:span text:style-name="T4">組</text:span></text:p>
          </table:table-cell>
          <table:table-cell table:style-name="ce29" office:value-type="string" calcext:value-type="string">
            <text:p>介壽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介壽國小</text:p>
          </table:table-cell>
          <table:table-cell table:style-name="ce27" office:value-type="string" calcext:value-type="string">
            <text:p>共同供應契約</text:p>
            <text:p>逕洽廠商</text:p>
          </table:table-cell>
          <table:table-cell table:style-name="ce27" office:value-type="string" calcext:value-type="string">
            <text:p>得興電器有限公司</text:p>
            <text:p>協富沙發工廠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沈發惠</text:p>
          </table:table-cell>
          <table:table-cell table:style-name="ce20" office:value-type="string" calcext:value-type="string">
            <text:p>106<text:span text:style-name="T4">年度申請補助教學設備購置計畫－窗型冷氣</text:span>*2<text:span text:style-name="T4">、分離式冷氣</text:span>*1</text:p>
          </table:table-cell>
          <table:table-cell table:style-name="ce29" office:value-type="string" calcext:value-type="string">
            <text:p>萬里國中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80" calcext:value-type="float">
            <text:p>8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萬里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裕輝電器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金中玉</text:p>
          </table:table-cell>
          <table:table-cell table:style-name="ce20" office:value-type="string" calcext:value-type="string">
            <text:p><text:span text:style-name="T4">術科教室設備補助計畫－分離式冷氣</text:span>*2</text:p>
          </table:table-cell>
          <table:table-cell table:style-name="ce29" office:value-type="string" calcext:value-type="string">
            <text:p>新店高中</text:p>
          </table:table-cell>
          <table:table-cell table:style-name="ce30" office:value-type="float" office:value="95" calcext:value-type="float">
            <text:p>95 </text:p>
          </table:table-cell>
          <table:table-cell table:style-name="ce30" office:value-type="float" office:value="81" calcext:value-type="float">
            <text:p>81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新店高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天昌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坤城</text:p>
          </table:table-cell>
          <table:table-cell table:style-name="ce20" office:value-type="string" calcext:value-type="string">
            <text:p>106<text:span text:style-name="T4">年度教學環境改善</text:span>-<text:span text:style-name="T4">增置管樂分部教室空調設備－冷氣</text:span>(<text:span text:style-name="T4">含配線、五金另料、安裝等</text:span>)*2</text:p>
          </table:table-cell>
          <table:table-cell table:style-name="ce29" office:value-type="string" calcext:value-type="string">
            <text:p>鷺江國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鷺江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日大冷氣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張瑞山</text:p>
          </table:table-cell>
          <table:table-cell table:style-name="ce20" office:value-type="string" calcext:value-type="string">
            <text:p>106<text:span text:style-name="T4">年度改善學校環境及充實教學設備申請計畫－冷氣</text:span>*6<text:span text:style-name="T4">組</text:span>(<text:span text:style-name="T4">圖書館、電腦教室、健康中心</text:span>)</text:p>
          </table:table-cell>
          <table:table-cell table:style-name="ce29" office:value-type="string" calcext:value-type="string">
            <text:p>積穗國小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積穗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豪鑫電機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游輝宂</text:p>
          </table:table-cell>
          <table:table-cell table:style-name="ce20" office:value-type="string" calcext:value-type="string">
            <text:p>106<text:span text:style-name="T4">年空調設備汰換更新計畫－新增冷氣</text:span>(<text:span text:style-name="T4">輔導室</text:span>*1)<text:span text:style-name="T4">、汰換冷氣</text:span>(<text:span text:style-name="T4">校長室</text:span>*1<text:span text:style-name="T4">、電腦教室</text:span>*4<text:span text:style-name="T4">、音樂教室</text:span>*2)</text:p>
          </table:table-cell>
          <table:table-cell table:style-name="ce29" office:value-type="string" calcext:value-type="string">
            <text:p>興南國小</text:p>
          </table:table-cell>
          <table:table-cell table:style-name="ce30" office:value-type="float" office:value="350" calcext:value-type="float">
            <text:p>350 </text:p>
          </table:table-cell>
          <table:table-cell table:style-name="ce30" office:value-type="float" office:value="327" calcext:value-type="float">
            <text:p>327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興南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蓁筳園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坤城</text:p>
          </table:table-cell>
          <table:table-cell table:style-name="ce20" office:value-type="string" calcext:value-type="string">
            <text:p>106<text:span text:style-name="T4">年度會議室空間改善計畫－沙發組</text:span>*1</text:p>
          </table:table-cell>
          <table:table-cell table:style-name="ce29" office:value-type="string" calcext:value-type="string">
            <text:p>光興國小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光興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史代新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許昭興</text:p>
          </table:table-cell>
          <table:table-cell table:style-name="ce20" office:value-type="string" calcext:value-type="string">
            <text:p>106<text:span text:style-name="T4">年度教學環境改善－生科與數理教室空調設備建置</text:span>-<text:span text:style-name="T4">一對一分離式冷氣</text:span>(<text:span text:style-name="T4">含安裝施工</text:span>)*14</text:p>
          </table:table-cell>
          <table:table-cell table:style-name="ce29" office:value-type="string" calcext:value-type="string">
            <text:p>福和國中</text:p>
          </table:table-cell>
          <table:table-cell table:number-columns-repeated="2" table:style-name="ce30" office:value-type="float" office:value="490" calcext:value-type="float">
            <text:p>49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福和國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豪鑫電機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坤城</text:p>
          </table:table-cell>
          <table:table-cell table:style-name="ce20" office:value-type="string" calcext:value-type="string">
            <text:p>106<text:span text:style-name="T4">學年度充實學校設備實施計畫－小號</text:span>*1<text:span text:style-name="T4">、冷氣</text:span>*3</text:p>
          </table:table-cell>
          <table:table-cell table:style-name="ce29" office:value-type="string" calcext:value-type="string">
            <text:p>永福國小</text:p>
          </table:table-cell>
          <table:table-cell table:number-columns-repeated="2" table:style-name="ce30" office:value-type="float" office:value="80" calcext:value-type="float">
            <text:p>8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永福國小</text:p>
          </table:table-cell>
          <table:table-cell table:style-name="ce27" office:value-type="string" calcext:value-type="string">
            <text:p>共同供應契約</text:p>
            <text:p>逕洽廠商</text:p>
          </table:table-cell>
          <table:table-cell table:style-name="ce27" office:value-type="string" calcext:value-type="string">
            <text:p>艾爾加樂器公司</text:p>
            <text:p>百恆威實業有限公司</text:p>
          </table:table-cell>
          <table:table-cell table:style-name="ce47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沈發惠</text:p>
          </table:table-cell>
          <table:table-cell table:style-name="ce20" office:value-type="string" calcext:value-type="string">
            <text:p><text:span text:style-name="T4">教室黑板更新－黑板</text:span>*20</text:p>
          </table:table-cell>
          <table:table-cell table:style-name="ce29" office:value-type="string" calcext:value-type="string">
            <text:p>青山國中小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青山國中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文華黑板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黃永昌</text:p>
          </table:table-cell>
          <table:table-cell table:style-name="ce20" office:value-type="string" calcext:value-type="string">
            <text:p>106<text:span text:style-name="T4">年度空調設備購置計畫－</text:span>701-704<text:span text:style-name="T4">教室冷氣</text:span>*8</text:p>
          </table:table-cell>
          <table:table-cell table:style-name="ce29" office:value-type="string" calcext:value-type="string">
            <text:p>北大高中</text:p>
          </table:table-cell>
          <table:table-cell table:number-columns-repeated="2" table:style-name="ce30" office:value-type="float" office:value="280" calcext:value-type="float">
            <text:p>28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北大高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大同綜合訊電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游輝宂</text:p>
          </table:table-cell>
          <table:table-cell table:style-name="ce20" office:value-type="string" calcext:value-type="string">
            <text:p>106<text:span text:style-name="T4">年度節能設備汰換計畫－冷氣</text:span>*4(<text:span text:style-name="T4">健康中心、體育辦公室、實驗器材管理室、學務處</text:span>)</text:p>
          </table:table-cell>
          <table:table-cell table:style-name="ce29" office:value-type="string" calcext:value-type="string">
            <text:p>中和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和國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百恆威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黃永昌</text:p>
          </table:table-cell>
          <table:table-cell table:style-name="ce20" office:value-type="string" calcext:value-type="string">
            <text:p>106<text:span text:style-name="T4">年度多功能教室冷氣機採購需求－冷氣含安裝、配線</text:span>*2</text:p>
          </table:table-cell>
          <table:table-cell table:style-name="ce29" office:value-type="string" calcext:value-type="string">
            <text:p>北大國小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" calcext:value-type="float">
            <text:p>99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北大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尚承電器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鍾宏仁</text:p>
          </table:table-cell>
          <table:table-cell table:style-name="ce20" office:value-type="string" calcext:value-type="string">
            <text:p>106<text:span text:style-name="T4">年度辦公設備更新－總務處</text:span>OA<text:span text:style-name="T4">辦公設備組</text:span>(<text:span text:style-name="T4">含線路配線</text:span>)</text:p>
          </table:table-cell>
          <table:table-cell table:style-name="ce29" office:value-type="string" calcext:value-type="string">
            <text:p>國泰國小</text:p>
          </table:table-cell>
          <table:table-cell table:number-columns-repeated="2" table:style-name="ce30" office:value-type="float" office:value="80" calcext:value-type="float">
            <text:p>8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國泰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台灣學聯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游輝宂</text:p>
          </table:table-cell>
          <table:table-cell table:style-name="ce20" office:value-type="string" calcext:value-type="string">
            <text:p>106<text:span text:style-name="T4">年度綜合體育館舞台設備改善－折疊式舞台</text:span>(<text:span text:style-name="T4">含階梯及圍裙</text:span>)<text:span text:style-name="T4">、原舞台拆除搬運、廢棄物清除</text:span></text:p>
          </table:table-cell>
          <table:table-cell table:style-name="ce29" office:value-type="string" calcext:value-type="string">
            <text:p>復興國小</text:p>
          </table:table-cell>
          <table:table-cell table:style-name="ce30" office:value-type="float" office:value="400" calcext:value-type="float">
            <text:p>400 </text:p>
          </table:table-cell>
          <table:table-cell table:style-name="ce30" office:value-type="float" office:value="395" calcext:value-type="float">
            <text:p>39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復興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飛躍國際傳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何淑峯</text:p>
          </table:table-cell>
          <table:table-cell table:style-name="ce20" office:value-type="string" calcext:value-type="string">
            <text:p>106<text:span text:style-name="T4">年教學及辦公設備改善－冷氣</text:span>*2<text:span text:style-name="T4">、麥克風擴音設備、觸控式電子白板</text:span></text:p>
          </table:table-cell>
          <table:table-cell table:style-name="ce29" office:value-type="string" calcext:value-type="string">
            <text:p>新莊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新莊國中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宇昇空調工程有限公司</text:p>
            <text:p>春妹企業社</text:p>
            <text:p>雲智匯科技服務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余典</text:p>
          </table:table-cell>
          <table:table-cell table:style-name="ce20" office:value-type="string" calcext:value-type="string">
            <text:p><text:span text:style-name="T4">高中教室空調設備更新－高二信、高三信教室冷氣</text:span>*4<text:span text:style-name="T4">台</text:span></text:p>
          </table:table-cell>
          <table:table-cell table:style-name="ce29" office:value-type="string" calcext:value-type="string">
            <text:p>私立光仁高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私立光仁高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梅山安順電器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明堂</text:p>
          </table:table-cell>
          <table:table-cell table:style-name="ce20" office:value-type="string" calcext:value-type="string">
            <text:p>106<text:span text:style-name="T4">年改善專科教室及充實環境設備申請計畫－</text:span>(<text:span text:style-name="T4">汰換音樂教室</text:span>)<text:span text:style-name="T4">冷氣</text:span>*2<text:span text:style-name="T4">、</text:span>(<text:span text:style-name="T4">中餐教室</text:span>)<text:span text:style-name="T4">冷藏櫃</text:span>*1<text:span text:style-name="T4">、冷凍櫃</text:span>*1<text:span text:style-name="T4">、冰箱</text:span>*1</text:p>
          </table:table-cell>
          <table:table-cell table:style-name="ce29" office:value-type="string" calcext:value-type="string">
            <text:p>二重國中</text:p>
          </table:table-cell>
          <table:table-cell table:number-columns-repeated="2" table:style-name="ce30" office:value-type="float" office:value="156" calcext:value-type="float">
            <text:p>156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二重國中</text:p>
          </table:table-cell>
          <table:table-cell table:style-name="ce27" office:value-type="string" calcext:value-type="string">
            <text:p>共同供應契約</text:p>
            <text:p>逕洽廠商</text:p>
          </table:table-cell>
          <table:table-cell table:style-name="ce27" office:value-type="string" calcext:value-type="string">
            <text:p>百裕電業有限公司</text:p>
            <text:p>三洋電機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永福</text:p>
          </table:table-cell>
          <table:table-cell table:style-name="ce20" office:value-type="string" calcext:value-type="string">
            <text:p>106<text:span text:style-name="T4">年度校園圖書館冷氣設備－冷氣</text:span>(<text:span text:style-name="T4">含配線、安裝架</text:span>)*2</text:p>
          </table:table-cell>
          <table:table-cell table:style-name="ce29" office:value-type="string" calcext:value-type="string">
            <text:p>坪林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坪林國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百裕電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永福</text:p>
          </table:table-cell>
          <table:table-cell table:style-name="ce20" office:value-type="string" calcext:value-type="string">
            <text:p>106<text:span text:style-name="T4">年度充實教學設備實施計畫－筆記型電腦</text:span>*1<text:span text:style-name="T4">、變頻冷氣</text:span>*2(<text:span text:style-name="T4">諮商室及家長會談室</text:span>)</text:p>
          </table:table-cell>
          <table:table-cell table:style-name="ce29" office:value-type="string" calcext:value-type="string">
            <text:p>安坑國小</text:p>
          </table:table-cell>
          <table:table-cell table:number-columns-repeated="2" table:style-name="ce30" office:value-type="float" office:value="115" calcext:value-type="float">
            <text:p>11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安坑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蓁筳園企業有限公司</text:p>
            <text:p>合志資訊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蔡葉偉</text:p>
          </table:table-cell>
          <table:table-cell table:style-name="ce21" office:value-type="string" calcext:value-type="string" table:number-columns-spanned="1" table:number-rows-spanned="2">
            <text:p><text:span text:style-name="T4">改善辦公環境設備補助計畫－</text:span>6<text:span text:style-name="T4">間行政辦公室冷氣各一台</text:span></text:p>
          </table:table-cell>
          <table:table-cell table:style-name="ce25" office:value-type="string" calcext:value-type="string" table:number-columns-spanned="1" table:number-rows-spanned="2">
            <text:p>天生國小</text:p>
          </table:table-cell>
          <table:table-cell table:style-name="ce30" office:value-type="float" office:value="100" calcext:value-type="float">
            <text:p>100 </text:p>
          </table:table-cell>
          <table:table-cell table:style-name="ce32" office:value-type="float" office:value="160" calcext:value-type="float" table:number-columns-spanned="1" table:number-rows-spanned="2">
            <text:p>160 </text:p>
          </table:table-cell>
          <table:table-cell table:style-name="ce16" office:value-type="string" calcext:value-type="string" table:number-columns-spanned="1" table:number-rows-spanned="2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天生國小</text:p>
          </table:table-cell>
          <table:table-cell table:style-name="ce17" office:value-type="string" calcext:value-type="string" table:number-columns-spanned="1" table:number-rows-spanned="2">
            <text:p>共同供應契約</text:p>
          </table:table-cell>
          <table:table-cell table:style-name="ce17" office:value-type="string" calcext:value-type="string" table:number-columns-spanned="1" table:number-rows-spanned="2">
            <text:p>銘崴工程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鄭宇恩</text:p>
          </table:table-cell>
          <table:covered-table-cell table:number-columns-repeated="2"/>
          <table:table-cell table:style-name="ce30" office:value-type="float" office:value="60" calcext:value-type="float">
            <text:p>6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葉偉</text:p>
          </table:table-cell>
          <table:table-cell table:style-name="ce20" office:value-type="string" calcext:value-type="string">
            <text:p><text:span text:style-name="T4">校園設備改善實施計畫－教室音箱喇叭</text:span>*10<text:span text:style-name="T4">、擴大機</text:span>*1<text:span text:style-name="T4">、筆記型電腦</text:span>*1<text:span text:style-name="T4">、數位相機</text:span>*1</text:p>
          </table:table-cell>
          <table:table-cell table:style-name="ce29" office:value-type="string" calcext:value-type="string">
            <text:p>橫山國小</text:p>
          </table:table-cell>
          <table:table-cell table:number-columns-repeated="2" table:style-name="ce30" office:value-type="float" office:value="90" calcext:value-type="float">
            <text:p>9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橫山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華芮工程有限公司</text:p>
            <text:p>精準國際開發有限公司</text:p>
            <text:p><text:span text:style-name="T3">PChome ONLINE</text:span> 網路家庭國際資訊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楊春妹</text:p>
          </table:table-cell>
          <table:table-cell table:style-name="ce20" office:value-type="string" calcext:value-type="string">
            <text:p><text:span text:style-name="T4">更新音樂教室空調設備－冷氣</text:span>*4</text:p>
          </table:table-cell>
          <table:table-cell table:style-name="ce29" office:value-type="string" calcext:value-type="string">
            <text:p>中平國中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平國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長餘國際有限公司</text:p>
          </table:table-cell>
          <table:table-cell table:style-name="ce48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楊春妹</text:p>
          </table:table-cell>
          <table:table-cell table:style-name="ce20" office:value-type="string" calcext:value-type="string">
            <text:p>106<text:span text:style-name="T4">年改善校園老舊電動大門設備－白鐵伸縮門</text:span>*1</text:p>
          </table:table-cell>
          <table:table-cell table:style-name="ce29" office:value-type="string" calcext:value-type="string">
            <text:p>丹鳳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丹鳳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偉鑫有限公司</text:p>
          </table:table-cell>
          <table:table-cell table:style-name="ce48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廖筱清</text:p>
          </table:table-cell>
          <table:table-cell table:style-name="ce20" office:value-type="string" calcext:value-type="string">
            <text:p>106<text:span text:style-name="T4">年改善及充實校園教學環境設備－班級教室塑鋼置物櫃</text:span>*12<text:span text:style-name="T4">班</text:span>(<text:span text:style-name="T4">組</text:span>)</text:p>
          </table:table-cell>
          <table:table-cell table:style-name="ce29" office:value-type="string" calcext:value-type="string">
            <text:p>中平國中</text:p>
          </table:table-cell>
          <table:table-cell table:number-columns-repeated="2" table:style-name="ce30" office:value-type="float" office:value="600" calcext:value-type="float">
            <text:p>6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平國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中日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永福</text:p>
          </table:table-cell>
          <table:table-cell table:style-name="ce20" office:value-type="string" calcext:value-type="string">
            <text:p>106<text:span text:style-name="T4">年度教學設備補助申請計畫－白鐵窗</text:span>*2<text:span text:style-name="T4">、防潮箱</text:span>*1<text:span text:style-name="T4">、除濕機</text:span>*1</text:p>
          </table:table-cell>
          <table:table-cell table:style-name="ce29" office:value-type="string" calcext:value-type="string">
            <text:p>石碇高中</text:p>
          </table:table-cell>
          <table:table-cell table:number-columns-repeated="2" table:style-name="ce30" office:value-type="float" office:value="113" calcext:value-type="float">
            <text:p>113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石碇高中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金翔鋁門窗</text:p>
            <text:p>書豪企業有限公司</text:p>
            <text:p>永光儀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廖筱清</text:p>
          </table:table-cell>
          <table:table-cell table:style-name="ce20" office:value-type="string" calcext:value-type="string">
            <text:p><text:span text:style-name="T4">設備增購實施計畫－辦公室鐵櫃</text:span>*6<text:span text:style-name="T4">、流理臺及水槽</text:span>*1<text:span text:style-name="T4">座、摺疊桌</text:span>*1<text:span text:style-name="T4">、無線麥克風</text:span>*1<text:span text:style-name="T4">組</text:span></text:p>
          </table:table-cell>
          <table:table-cell table:style-name="ce29" office:value-type="string" calcext:value-type="string">
            <text:p>雙城國小</text:p>
          </table:table-cell>
          <table:table-cell table:number-columns-repeated="2" table:style-name="ce30" office:value-type="float" office:value="77" calcext:value-type="float">
            <text:p>77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雙城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明鎰辦公家具有限公司</text:p>
            <text:p>旭元視聽工程有限公司</text:p>
            <text:p>三瑜工程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張瑞山</text:p>
          </table:table-cell>
          <table:table-cell table:style-name="ce21" office:value-type="string" calcext:value-type="string" table:number-columns-spanned="1" table:number-rows-spanned="2">
            <text:p><text:span text:style-name="T4">改善教學環境申請計畫－國三教室購置置物櫃</text:span>-<text:span text:style-name="T4">書包收納櫃</text:span>*217<text:span text:style-name="T4">、收納櫃底座</text:span>*70<text:span text:style-name="T4">、收納櫃串聯螺絲與施工費</text:span></text:p>
          </table:table-cell>
          <table:table-cell table:style-name="ce25" office:value-type="string" calcext:value-type="string" table:number-columns-spanned="1" table:number-rows-spanned="2">
            <text:p>錦和高中</text:p>
          </table:table-cell>
          <table:table-cell table:style-name="ce32" office:value-type="float" office:value="150" calcext:value-type="float" table:number-columns-spanned="1" table:number-rows-spanned="2">
            <text:p>150 </text:p>
          </table:table-cell>
          <table:table-cell table:style-name="ce32" office:value-type="float" office:value="150" calcext:value-type="float" table:number-columns-spanned="1" table:number-rows-spanned="2">
            <text:p>150 </text:p>
          </table:table-cell>
          <table:table-cell table:style-name="ce16" office:value-type="string" calcext:value-type="string" table:number-columns-spanned="1" table:number-rows-spanned="2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錦和高中</text:p>
          </table:table-cell>
          <table:table-cell table:style-name="ce17" office:value-type="string" calcext:value-type="string" table:number-columns-spanned="1" table:number-rows-spanned="2">
            <text:p>共同供應契約</text:p>
          </table:table-cell>
          <table:table-cell table:style-name="ce17" office:value-type="string" calcext:value-type="string" table:number-columns-spanned="1" table:number-rows-spanned="2">
            <text:p>遠欣家具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陳錦錠</text:p>
          </table:table-cell>
          <table:covered-table-cell table:number-columns-repeated="8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宇恩</text:p>
          </table:table-cell>
          <table:table-cell table:style-name="ce20" office:value-type="string" calcext:value-type="string">
            <text:p>106<text:span text:style-name="T4">年度輔諮室建置計畫─廢棄拆除工程、復原泥作工程、牆面油漆工程、資料櫃隔間、水電管線配置</text:span></text:p>
          </table:table-cell>
          <table:table-cell table:style-name="ce29" office:value-type="string" calcext:value-type="string">
            <text:p>屯山國小</text:p>
          </table:table-cell>
          <table:table-cell table:style-name="ce30" office:value-type="float" office:value="143" calcext:value-type="float">
            <text:p>143 </text:p>
          </table:table-cell>
          <table:table-cell table:style-name="ce30" office:value-type="float" office:value="142" calcext:value-type="float">
            <text:p>142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屯山國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德村室內裝修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邱婷蔚</text:p>
          </table:table-cell>
          <table:table-cell table:style-name="ce20" office:value-type="string" calcext:value-type="string">
            <text:p><text:span text:style-name="T4">改善辦公室及充實環境設備申請計畫─鋼製屏風、桌板、複合式系統高櫃、複合式系統半高櫃、開門式系統半高櫃、舊有桌櫃拆移清運</text:span></text:p>
          </table:table-cell>
          <table:table-cell table:style-name="ce29" office:value-type="string" calcext:value-type="string">
            <text:p>二重國中</text:p>
          </table:table-cell>
          <table:table-cell table:style-name="ce30" office:value-type="float" office:value="275" calcext:value-type="float">
            <text:p>275 </text:p>
          </table:table-cell>
          <table:table-cell table:style-name="ce30" office:value-type="float" office:value="237" calcext:value-type="float">
            <text:p>237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二重國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設計家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儀君</text:p>
          </table:table-cell>
          <table:table-cell table:style-name="ce20" office:value-type="string" calcext:value-type="string">
            <text:p>106<text:span text:style-name="T4">年度資源班教師改善計畫─修整特教資源班教室地坪、鋪設</text:span>PVC<text:span text:style-name="T4">地板、修整前校門畸零地坪、沙坑運棄整平、設置教室遮光防燄捲簾</text:span></text:p>
          </table:table-cell>
          <table:table-cell table:style-name="ce29" office:value-type="string" calcext:value-type="string">
            <text:p>烏來國中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烏來國中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森霖工程行</text:p>
            <text:p>崇哲裝潢有限公司</text:p>
            <text:p>真佳豪裝潢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葉偉</text:p>
          </table:table-cell>
          <table:table-cell table:style-name="ce20" office:value-type="string" calcext:value-type="string">
            <text:p><text:span text:style-name="T4">補助辦理「資源班櫥櫃整修」─開門矮櫃、隔間拉門</text:span></text:p>
          </table:table-cell>
          <table:table-cell table:style-name="ce29" office:value-type="string" calcext:value-type="string">
            <text:p>文化國小</text:p>
          </table:table-cell>
          <table:table-cell table:number-columns-repeated="2" table:style-name="ce30" office:value-type="float" office:value="98" calcext:value-type="float">
            <text:p>98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文化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名晟歐化櫥具有限公司</text:p>
            <text:p>禾堃國際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8">
          <table:table-cell table:style-name="ce5" office:value-type="string" calcext:value-type="string">
            <text:p>黃林玲玲</text:p>
          </table:table-cell>
          <table:table-cell table:style-name="ce20" office:value-type="string" calcext:value-type="string">
            <text:p>106<text:span text:style-name="T4">年度教學環境及設施改善計畫─分離式</text:span>1<text:span text:style-name="T4">對</text:span>1<text:span text:style-name="T4">變頻冷氣、安裝架大組、排水器、電源線</text:span>5.5<text:span text:style-name="T4">、銅管</text:span>3<text:span text:style-name="T4">分</text:span>5<text:span text:style-name="T4">分、電梯主鋼索</text:span>12mm(30M*6<text:span text:style-name="T4">條</text:span>)<text:span text:style-name="T4">、調速機鋼索</text:span>-812mm<text:span text:style-name="T4">、靠備福手已、置物休閒桌</text:span></text:p>
          </table:table-cell>
          <table:table-cell table:style-name="ce29" office:value-type="string" calcext:value-type="string">
            <text:p>同榮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同榮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梅山安順電器企業有限公司</text:p>
            <text:p>南協電梯工程有限公司</text:p>
            <text:p>冬稻家居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洪佳君</text:p>
          </table:table-cell>
          <table:table-cell table:style-name="ce20" office:value-type="string" calcext:value-type="string">
            <text:p>106<text:span text:style-name="T4">年度充實資訊設備計畫－</text:span>3D<text:span text:style-name="T4">列印機、雷射切割機、電子海報機</text:span></text:p>
          </table:table-cell>
          <table:table-cell table:style-name="ce29" office:value-type="string" calcext:value-type="string">
            <text:p>龍埔國小</text:p>
          </table:table-cell>
          <table:table-cell table:number-columns-repeated="2" table:style-name="ce30" office:value-type="float" office:value="350" calcext:value-type="float">
            <text:p>3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龍埔國小</text:p>
          </table:table-cell>
          <table:table-cell table:style-name="ce27" office:value-type="string" calcext:value-type="string">
            <text:p>限制性招標</text:p>
          </table:table-cell>
          <table:table-cell table:style-name="ce27" office:value-type="string" calcext:value-type="string">
            <text:p>全楙國際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王建章</text:p>
          </table:table-cell>
          <table:table-cell table:style-name="ce20" office:value-type="string" calcext:value-type="string">
            <text:p>105<text:span text:style-name="T4">學年度充實教學設備計畫－</text:span>3D<text:span text:style-name="T4">列印機、全彩字幕機</text:span></text:p>
          </table:table-cell>
          <table:table-cell table:style-name="ce29" office:value-type="string" calcext:value-type="string">
            <text:p>丹鳳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丹鳳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國輝工業有限公司</text:p>
            <text:p>德慧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洪佳君</text:p>
          </table:table-cell>
          <table:table-cell table:style-name="ce20" office:value-type="string" calcext:value-type="string">
            <text:p><text:span text:style-name="T4">創客課程實施計畫－</text:span>3D<text:span text:style-name="T4">列印機、桌子</text:span></text:p>
          </table:table-cell>
          <table:table-cell table:style-name="ce29" office:value-type="string" calcext:value-type="string">
            <text:p>介壽國小</text:p>
          </table:table-cell>
          <table:table-cell table:number-columns-repeated="2" table:style-name="ce30" office:value-type="float" office:value="199" calcext:value-type="float">
            <text:p>199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介壽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國輝工業有限公司</text:p>
            <text:p>勁園國際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宋明宗</text:p>
          </table:table-cell>
          <table:table-cell table:style-name="ce20" office:value-type="string" calcext:value-type="string">
            <text:p><text:span text:style-name="T4">雷射雕刻機與創客作品展示櫥窗計畫－雷射雕刻機、施工改善</text:span></text:p>
          </table:table-cell>
          <table:table-cell table:style-name="ce29" office:value-type="string" calcext:value-type="string">
            <text:p>泰山國小</text:p>
          </table:table-cell>
          <table:table-cell table:style-name="ce30" office:value-type="float" office:value="200" calcext:value-type="float">
            <text:p>200 </text:p>
          </table:table-cell>
          <table:table-cell table:style-name="ce30" office:value-type="float" office:value="193" calcext:value-type="float">
            <text:p>193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泰山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到特設計有限公司</text:p>
            <text:p>柏騰室內裝修設計工程有限公司</text:p>
            <text:p>慧手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裔綺</text:p>
          </table:table-cell>
          <table:table-cell table:style-name="ce20" office:value-type="string" calcext:value-type="string">
            <text:p><text:span text:style-name="T4">建置未來生活教室計畫－筆記型電腦、電子戶動教學套件、室內繪畫暨油漆彩繪、室內電路施工</text:span></text:p>
          </table:table-cell>
          <table:table-cell table:style-name="ce29" office:value-type="string" calcext:value-type="string">
            <text:p>澳底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澳底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合志資訊有限公司</text:p>
            <text:p>興合資訊有限公司</text:p>
            <text:p>聖陶沙國際有限公司 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楊春妹</text:p>
          </table:table-cell>
          <table:table-cell table:style-name="ce20" office:value-type="string" calcext:value-type="string">
            <text:p>106<text:span text:style-name="T4">學年度原住民創客教師討論桌補助計畫－會議桌</text:span></text:p>
          </table:table-cell>
          <table:table-cell table:style-name="ce29" office:value-type="string" calcext:value-type="string">
            <text:p>丹鳳高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丹鳳高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臺灣學聯有限公司</text:p>
          </table:table-cell>
          <table:table-cell table:style-name="ce46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蔣根煌</text:p>
          </table:table-cell>
          <table:table-cell table:style-name="ce20" office:value-type="string" calcext:value-type="string">
            <text:p>106<text:span text:style-name="T4">年度管樂團培訓暨樂器補足計畫－短笛、長笛</text:span></text:p>
          </table:table-cell>
          <table:table-cell table:style-name="ce29" office:value-type="string" calcext:value-type="string">
            <text:p>金山高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金山高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宸緯樂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何博文</text:p>
          </table:table-cell>
          <table:table-cell table:style-name="ce20" office:value-type="string" calcext:value-type="string">
            <text:p>106<text:span text:style-name="T4">年度節奏樂隊樂器設備採購－合奏手風琴</text:span>5<text:span text:style-name="T4">臺</text:span></text:p>
          </table:table-cell>
          <table:table-cell table:style-name="ce29" office:value-type="string" calcext:value-type="string">
            <text:p>溪洲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溪洲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勝利樂器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邱烽堯</text:p>
          </table:table-cell>
          <table:table-cell table:style-name="ce20" office:value-type="string" calcext:value-type="string">
            <text:p><text:span text:style-name="T4">管樂團樂器申請計畫－上低音薩克斯風、合奏手風琴</text:span>5<text:span text:style-name="T4">臺、法國號</text:span>1<text:span text:style-name="T4">支、長號</text:span>2<text:span text:style-name="T4">支、小號</text:span>3<text:span text:style-name="T4">支</text:span></text:p>
          </table:table-cell>
          <table:table-cell table:style-name="ce29" office:value-type="string" calcext:value-type="string">
            <text:p>積穗國中</text:p>
          </table:table-cell>
          <table:table-cell table:style-name="ce31" office:value-type="float" office:value="595" calcext:value-type="float">
            <text:p>595 </text:p>
          </table:table-cell>
          <table:table-cell table:style-name="ce30" office:value-type="float" office:value="580" calcext:value-type="float">
            <text:p>58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積穗國中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珮姍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建議金額有修正</text:p>
          </table:table-cell>
          <table:table-cell table:style-name="ce58"/>
          <table:table-cell table:style-name="ce58" office:value-type="string" calcext:value-type="string">
            <text:p>已修正</text:p>
          </table:table-cell>
          <table:table-cell table:style-name="ce58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國春</text:p>
          </table:table-cell>
          <table:table-cell table:style-name="ce20" office:value-type="string" calcext:value-type="string">
            <text:p><text:span text:style-name="T4">管樂團樂器設備更新採購計畫－鈴鼓及</text:span>Tom Tom<text:span text:style-name="T4">鼓組</text:span></text:p>
          </table:table-cell>
          <table:table-cell table:style-name="ce29" office:value-type="string" calcext:value-type="string">
            <text:p><text:s/>後埔國小</text:p>
          </table:table-cell>
          <table:table-cell table:number-columns-repeated="2" table:style-name="ce30" office:value-type="float" office:value="47" calcext:value-type="float">
            <text:p>47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後埔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毫聲樂器木業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許昭興</text:p>
          </table:table-cell>
          <table:table-cell table:style-name="ce20" office:value-type="string" calcext:value-type="string">
            <text:p>106<text:span text:style-name="T4">年度教學環境改善</text:span>-<text:span text:style-name="T4">樂團教室照明設備更新計畫－</text:span>LED<text:span text:style-name="T4">輕鋼架燈更換、</text:span>LED<text:span text:style-name="T4">崁燈配線安裝</text:span></text:p>
          </table:table-cell>
          <table:table-cell table:style-name="ce29" office:value-type="string" calcext:value-type="string">
            <text:p>福和國中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7" calcext:value-type="float">
            <text:p>97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福和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小揚室內裝修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婉鈺</text:p>
          </table:table-cell>
          <table:table-cell table:style-name="ce20" office:value-type="string" calcext:value-type="string">
            <text:p><text:span text:style-name="T4">充實教學資源設備經費計畫－購置藝術有聲書籍教材</text:span></text:p>
          </table:table-cell>
          <table:table-cell table:style-name="ce29" office:value-type="string" calcext:value-type="string">
            <text:p>中山國小</text:p>
          </table:table-cell>
          <table:table-cell table:number-columns-repeated="2" table:style-name="ce30" office:value-type="float" office:value="90" calcext:value-type="float">
            <text:p>9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山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財團法人中華音樂文化教育基金會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婉鈺</text:p>
          </table:table-cell>
          <table:table-cell table:style-name="ce20" office:value-type="string" calcext:value-type="string">
            <text:p><text:span text:style-name="T4">充實教學資源設備經費計畫－購置藝術有聲書籍教材</text:span></text:p>
          </table:table-cell>
          <table:table-cell table:style-name="ce29" office:value-type="string" calcext:value-type="string">
            <text:p>板橋國小</text:p>
          </table:table-cell>
          <table:table-cell table:number-columns-repeated="2" table:style-name="ce30" office:value-type="float" office:value="60" calcext:value-type="float">
            <text:p>6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板橋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財團法人中華音樂文化教育基金會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游輝宂</text:p>
          </table:table-cell>
          <table:table-cell table:style-name="ce20" office:value-type="string" calcext:value-type="string">
            <text:p>106<text:span text:style-name="T4">年度管樂社團暨絲竹樂團樂器增購實施計畫－上低音號、高音笙</text:span></text:p>
          </table:table-cell>
          <table:table-cell table:style-name="ce29" office:value-type="string" calcext:value-type="string">
            <text:p>秀山國小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秀山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偉仕育樂用品有限公司</text:p>
            <text:p>長安樂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文治</text:p>
          </table:table-cell>
          <table:table-cell table:style-name="ce20" office:value-type="string" calcext:value-type="string">
            <text:p><text:span text:style-name="T4">購置國樂教室樂器設備實施計畫－琵琶、中胡、大小鑼組</text:span></text:p>
          </table:table-cell>
          <table:table-cell table:style-name="ce29" office:value-type="string" calcext:value-type="string">
            <text:p>中港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港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長安樂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文治</text:p>
          </table:table-cell>
          <table:table-cell table:style-name="ce20" office:value-type="string" calcext:value-type="string">
            <text:p><text:span text:style-name="T4">「充實教學環境設備─飲水機改善計畫」及「充實教學設備─電鋼琴採購計畫」－飲水機</text:span>3<text:span text:style-name="T4">臺及電鋼琴</text:span>5<text:span text:style-name="T4">臺</text:span></text:p>
          </table:table-cell>
          <table:table-cell table:style-name="ce29" office:value-type="string" calcext:value-type="string">
            <text:p>民安國小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民安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賀眾企業股份有限公司</text:p>
            <text:p>員林樂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鍾宏仁</text:p>
          </table:table-cell>
          <table:table-cell table:style-name="ce20" office:value-type="string" calcext:value-type="string">
            <text:p>106<text:span text:style-name="T4">學年度音樂班設備擴充改善計畫－中提琴、套譜</text:span></text:p>
          </table:table-cell>
          <table:table-cell table:style-name="ce29" office:value-type="string" calcext:value-type="string">
            <text:p>重慶國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重慶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義德樂器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廖筱清</text:p>
          </table:table-cell>
          <table:table-cell table:style-name="ce20" office:value-type="string" calcext:value-type="string">
            <text:p><text:span text:style-name="T4">管樂社團樂器增購實施計畫－中音薩克斯風、次中音薩克斯風、長號、</text:span> <text:span text:style-name="T4">低音豎笛、法國號、風鈴、中音鼓組、大鼓皮、雙面鈸</text:span></text:p>
          </table:table-cell>
          <table:table-cell table:style-name="ce29" office:value-type="string" calcext:value-type="string">
            <text:p>秀山國小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秀山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偉仕育樂用品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何淑峯</text:p>
          </table:table-cell>
          <table:table-cell table:style-name="ce20" office:value-type="string" calcext:value-type="string">
            <text:p><text:span text:style-name="T4">發展傳統音樂課程教育計畫－五音排鼓、揚琴</text:span></text:p>
          </table:table-cell>
          <table:table-cell table:style-name="ce29" office:value-type="string" calcext:value-type="string">
            <text:p>莊敬工家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莊敬工家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和碩樂器國際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廖正良</text:p>
          </table:table-cell>
          <table:table-cell table:style-name="ce20" office:value-type="string" calcext:value-type="string">
            <text:p>106<text:span text:style-name="T4">年節奏樂隊樂器購置實施計畫－口風琴、馬林巴木琴</text:span></text:p>
          </table:table-cell>
          <table:table-cell table:style-name="ce29" office:value-type="string" calcext:value-type="string">
            <text:p>秀峰國小</text:p>
          </table:table-cell>
          <table:table-cell table:style-name="ce30" office:value-type="float" office:value="235" calcext:value-type="float">
            <text:p>235 </text:p>
          </table:table-cell>
          <table:table-cell table:style-name="ce30" office:value-type="float" office:value="198" calcext:value-type="float">
            <text:p>198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秀峰國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勝利國際樂器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明義</text:p>
          </table:table-cell>
          <table:table-cell table:style-name="ce20" office:value-type="string" calcext:value-type="string">
            <text:p><text:span text:style-name="T4">童軍團</text:span>106<text:span text:style-name="T4">年裝備添購計畫－童軍露營設備</text:span></text:p>
          </table:table-cell>
          <table:table-cell table:style-name="ce29" office:value-type="string" calcext:value-type="string">
            <text:p>中平國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平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九芹實業有限公司</text:p>
            <text:p>康笛亞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洪佳君</text:p>
          </table:table-cell>
          <table:table-cell table:style-name="ce20" office:value-type="string" calcext:value-type="string">
            <text:p>106<text:span text:style-name="T4">年提升學生音樂素養執行計畫－長笛</text:span></text:p>
          </table:table-cell>
          <table:table-cell table:style-name="ce29" office:value-type="string" calcext:value-type="string">
            <text:p>樹林高中</text:p>
          </table:table-cell>
          <table:table-cell table:number-columns-repeated="2" table:style-name="ce30" office:value-type="float" office:value="60" calcext:value-type="float">
            <text:p>6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樹林高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古點子樂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宋明宗</text:p>
          </table:table-cell>
          <table:table-cell table:style-name="ce20" office:value-type="string" calcext:value-type="string">
            <text:p><text:span text:style-name="T4">豐年樂齡學習中心改善及充實生活綜合教室教學環境設備計畫－烤箱</text:span></text:p>
          </table:table-cell>
          <table:table-cell table:style-name="ce29" office:value-type="string" calcext:value-type="string">
            <text:p>豐年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豐年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陞上工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裔綺</text:p>
          </table:table-cell>
          <table:table-cell table:style-name="ce20" office:value-type="string" calcext:value-type="string">
            <text:p><text:span text:style-name="T4">發展傳統藝術教育</text:span>-<text:span text:style-name="T4">擂鼓舞獅計畫－醒獅</text:span></text:p>
          </table:table-cell>
          <table:table-cell table:style-name="ce29" office:value-type="string" calcext:value-type="string">
            <text:p>吉慶國小</text:p>
          </table:table-cell>
          <table:table-cell table:number-columns-repeated="2" table:style-name="ce30" office:value-type="float" office:value="96" calcext:value-type="float">
            <text:p>96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吉慶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成勝百藝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坤城</text:p>
          </table:table-cell>
          <table:table-cell table:style-name="ce22" office:value-type="string" calcext:value-type="string">
            <text:p><text:span text:style-name="T4">改善弦樂團樂器</text:span><text:span text:style-name="T5">—</text:span><text:span text:style-name="T6">低音大提琴弓</text:span></text:p>
          </table:table-cell>
          <table:table-cell table:style-name="ce29" office:value-type="string" calcext:value-type="string">
            <text:p>三和國中</text:p>
          </table:table-cell>
          <table:table-cell table:number-columns-repeated="2" table:style-name="ce30" office:value-type="float" office:value="30" calcext:value-type="float">
            <text:p>3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和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音樂家樂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/>
          <table:table-cell table:style-name="ce58" office:value-type="string" calcext:value-type="string">
            <text:p>已修正</text:p>
          </table:table-cell>
          <table:table-cell table:style-name="ce58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坤城</text:p>
          </table:table-cell>
          <table:table-cell table:style-name="ce20" office:value-type="string" calcext:value-type="string">
            <text:p><text:span text:style-name="T4">弦樂團樂器設備改善計畫－吸音牆軟木墊</text:span></text:p>
          </table:table-cell>
          <table:table-cell table:style-name="ce29" office:value-type="string" calcext:value-type="string">
            <text:p>蘆洲國小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蘆洲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竑宇設計有限公司</text:p>
          </table:table-cell>
          <table:table-cell table:style-name="ce47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坤城</text:p>
          </table:table-cell>
          <table:table-cell table:style-name="ce20" office:value-type="string" calcext:value-type="string">
            <text:p>107<text:span text:style-name="T4">年度舞蹈教室購置設備計畫－液晶顯示器</text:span></text:p>
          </table:table-cell>
          <table:table-cell table:style-name="ce29" office:value-type="string" calcext:value-type="string">
            <text:p>碧華國小</text:p>
          </table:table-cell>
          <table:table-cell table:number-columns-repeated="2" table:style-name="ce30" office:value-type="float" office:value="60" calcext:value-type="float">
            <text:p>6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碧華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宜耀國際股份有限公司</text:p>
          </table:table-cell>
          <table:table-cell table:style-name="ce47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廖本煙</text:p>
          </table:table-cell>
          <table:table-cell table:style-name="ce23" office:value-type="string" calcext:value-type="string" table:number-columns-spanned="1" table:number-rows-spanned="2">
            <text:p>管樂團樂器維修計畫－維修中音薩克斯風、上低音薩克斯風、次中音薩克斯風、低音豎笛、法國號、爵士鼓、鐵琴、風鈴、鈴鼓、室內大鼓、長號、上低音號、低音號、豎笛、<text:span text:style-name="T3">TOMTOM</text:span>鼓</text:p>
          </table:table-cell>
          <table:table-cell table:style-name="ce25" office:value-type="string" calcext:value-type="string" table:number-columns-spanned="1" table:number-rows-spanned="2">
            <text:p>文林國小</text:p>
          </table:table-cell>
          <table:table-cell table:style-name="ce30" office:value-type="float" office:value="30" calcext:value-type="float">
            <text:p>30 </text:p>
          </table:table-cell>
          <table:table-cell table:style-name="ce32" office:value-type="float" office:value="190" calcext:value-type="float" table:number-columns-spanned="1" table:number-rows-spanned="2">
            <text:p>190 </text:p>
          </table:table-cell>
          <table:table-cell table:style-name="ce16" office:value-type="string" calcext:value-type="string" table:number-columns-spanned="1" table:number-rows-spanned="2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文林國小</text:p>
          </table:table-cell>
          <table:table-cell table:style-name="ce17" office:value-type="string" calcext:value-type="string" table:number-columns-spanned="1" table:number-rows-spanned="2">
            <text:p>公開招標</text:p>
          </table:table-cell>
          <table:table-cell table:style-name="ce17" office:value-type="string" calcext:value-type="string" table:number-columns-spanned="1" table:number-rows-spanned="2">
            <text:p>辰瑋樂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/>
          <table:table-cell table:style-name="ce58" office:value-type="string" calcext:value-type="string">
            <text:p>已修正</text:p>
          </table:table-cell>
          <table:table-cell table:style-name="ce58" office:value-type="string" calcext:value-type="string">
            <text:p>ok<text:span text:style-name="T8">，已修正</text:span></text:p>
          </table:table-cell>
          <table:table-cell table:style-name="ce61"/>
          <table:table-cell table:number-columns-repeated="1008"/>
        </table:table-row>
        <table:table-row table:style-name="ro11">
          <table:table-cell table:style-name="ce5" office:value-type="string" calcext:value-type="string">
            <text:p>林金結</text:p>
          </table:table-cell>
          <table:covered-table-cell table:number-columns-repeated="2"/>
          <table:table-cell table:style-name="ce30" office:value-type="float" office:value="160" calcext:value-type="float">
            <text:p>16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/>
          <table:table-cell table:style-name="ce58" office:value-type="string" calcext:value-type="string">
            <text:p>已修正</text:p>
          </table:table-cell>
          <table:table-cell table:style-name="ce58" office:value-type="string" calcext:value-type="string">
            <text:p>ok<text:span text:style-name="T8">，已修正</text:span></text:p>
          </table:table-cell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邱婷蔚</text:p>
          </table:table-cell>
          <table:table-cell table:style-name="ce20" office:value-type="string" calcext:value-type="string">
            <text:p><text:span text:style-name="T4">國樂團冷氣及相關設備整修工程計畫</text:span></text:p>
          </table:table-cell>
          <table:table-cell table:style-name="ce29" office:value-type="string" calcext:value-type="string">
            <text:p>重陽國小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重陽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蓁莛園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蔣根煌</text:p>
          </table:table-cell>
          <table:table-cell table:style-name="ce20" office:value-type="string" calcext:value-type="string">
            <text:p>106<text:span text:style-name="T4">年度管樂社團實施方案－行進圓號</text:span></text:p>
          </table:table-cell>
          <table:table-cell table:style-name="ce29" office:value-type="string" calcext:value-type="string">
            <text:p>坪林國中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坪林國中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韻特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明堂</text:p>
          </table:table-cell>
          <table:table-cell table:style-name="ce20" office:value-type="string" calcext:value-type="string">
            <text:p><text:span text:style-name="T4">改善及充實教學環境設備申請計畫－高音笙等</text:span></text:p>
          </table:table-cell>
          <table:table-cell table:style-name="ce29" office:value-type="string" calcext:value-type="string">
            <text:p>集美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集美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長安樂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儀君</text:p>
          </table:table-cell>
          <table:table-cell table:style-name="ce20" office:value-type="string" calcext:value-type="string">
            <text:p>106<text:span text:style-name="T4">年度管樂團設備申請計畫－長笛等</text:span></text:p>
          </table:table-cell>
          <table:table-cell table:style-name="ce29" office:value-type="string" calcext:value-type="string">
            <text:p>成功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成功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博凱音樂用品股份有限公司博凱台北分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3">
          <table:table-cell table:style-name="ce5" office:value-type="string" calcext:value-type="string">
            <text:p>蔣根煌</text:p>
          </table:table-cell>
          <table:table-cell table:style-name="ce20" office:value-type="string" calcext:value-type="string">
            <text:p><text:span text:style-name="T4">多功能影音資源展示教室－單槍投影機、電腦、訊號傳輸器、電動銀幕、</text:span>DVD<text:span text:style-name="T4">播放器、擴大機、喇叭、電子白板、控制系統、觀賞席設備、放置櫃、地板、除溼裝置、吸音裝置、數位看板、壁板</text:span></text:p>
          </table:table-cell>
          <table:table-cell table:style-name="ce29" office:value-type="string" calcext:value-type="string">
            <text:p>輔仁大學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輔仁大學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進達資訊有限公司</text:p>
            <text:p>賢永股份有限公司</text:p>
            <text:p>七零年代設計整合企業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世榮</text:p>
          </table:table-cell>
          <table:table-cell table:style-name="ce24" office:value-type="string" calcext:value-type="string">
            <text:p>視聽教室視聽多媒體設備改善計畫－投影機、電動昇降銀幕、液晶顯示器、數位多功能講桌、擴大機、無線麥克風、線材、配線</text:p>
          </table:table-cell>
          <table:table-cell table:style-name="ce29" office:value-type="string" calcext:value-type="string">
            <text:p>大同國小</text:p>
          </table:table-cell>
          <table:table-cell table:number-columns-repeated="2" table:style-name="ce30" office:value-type="float" office:value="250" calcext:value-type="float">
            <text:p>2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大同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精彩電腦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/>
          <table:table-cell table:style-name="ce58" office:value-type="string" calcext:value-type="string">
            <text:p>已修正</text:p>
          </table:table-cell>
          <table:table-cell table:style-name="ce58" office:value-type="string" calcext:value-type="string">
            <text:p>ok<text:span text:style-name="T8">，已修正</text:span></text:p>
          </table:table-cell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洪佳君</text:p>
          </table:table-cell>
          <table:table-cell table:style-name="ce20" office:value-type="string" calcext:value-type="string">
            <text:p>106<text:span text:style-name="T4">年度風雨操場簡報設備改善實施計畫－投影機、資訊車、投影布幕</text:span></text:p>
          </table:table-cell>
          <table:table-cell table:style-name="ce29" office:value-type="string" calcext:value-type="string">
            <text:p>昌福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昌福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旭元視聽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6">
          <table:table-cell table:style-name="ce6" office:value-type="string" calcext:value-type="string" table:number-columns-spanned="1" table:number-rows-spanned="2">
            <text:p>黃俊哲</text:p>
          </table:table-cell>
          <table:table-cell table:style-name="ce21" office:value-type="string" calcext:value-type="string" table:number-columns-spanned="1" table:number-rows-spanned="2">
            <text:p><text:span text:style-name="T4">改善及充實教學環境設備申請計畫－電子白板、互動教學系統、學習反饋系統</text:span></text:p>
          </table:table-cell>
          <table:table-cell table:style-name="ce25" office:value-type="string" calcext:value-type="string" table:number-columns-spanned="1" table:number-rows-spanned="2">
            <text:p>中山國小</text:p>
          </table:table-cell>
          <table:table-cell table:style-name="ce32" office:value-type="float" office:value="400" calcext:value-type="float" table:number-columns-spanned="1" table:number-rows-spanned="2">
            <text:p>400 </text:p>
          </table:table-cell>
          <table:table-cell table:style-name="ce30" office:value-type="float" office:value="154" calcext:value-type="float">
            <text:p>154 </text:p>
          </table:table-cell>
          <table:table-cell table:style-name="ce14" office:value-type="string" calcext:value-type="string">
            <text:p>5M<text:span text:style-name="T4">建築及設備計畫</text:span>-5M5<text:span text:style-name="T4">無形資產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中山國小</text:p>
          </table:table-cell>
          <table:table-cell table:style-name="ce17" office:value-type="string" calcext:value-type="string" table:number-columns-spanned="1" table:number-rows-spanned="2">
            <text:p>公開取得企劃書</text:p>
          </table:table-cell>
          <table:table-cell table:style-name="ce17" office:value-type="string" calcext:value-type="string" table:number-columns-spanned="1" table:number-rows-spanned="2">
            <text:p>吉邦數位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 table:number-columns-repeated="4"/>
          <table:table-cell table:style-name="ce30" office:value-type="float" office:value="246" calcext:value-type="float">
            <text:p>246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 table:number-columns-repeated="3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文治</text:p>
          </table:table-cell>
          <table:table-cell table:style-name="ce20" office:value-type="string" calcext:value-type="string">
            <text:p><text:span text:style-name="T4">資訊融入教學設備需求計畫－平板電腦</text:span></text:p>
          </table:table-cell>
          <table:table-cell table:style-name="ce29" office:value-type="string" calcext:value-type="string">
            <text:p>中港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港國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極電資訊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 table:number-columns-spanned="1" table:number-rows-spanned="2">
            <text:p>何博文</text:p>
          </table:table-cell>
          <table:table-cell table:style-name="ce21" office:value-type="string" calcext:value-type="string" table:number-columns-spanned="1" table:number-rows-spanned="2">
            <text:p><text:span text:style-name="T4">改善及充實教學環境設備申請計畫－電子白板、互動教學系統、學習反饋系統</text:span></text:p>
          </table:table-cell>
          <table:table-cell table:style-name="ce25" office:value-type="string" calcext:value-type="string" table:number-columns-spanned="1" table:number-rows-spanned="2">
            <text:p>中山國小</text:p>
          </table:table-cell>
          <table:table-cell table:style-name="ce32" office:value-type="float" office:value="400" calcext:value-type="float" table:number-columns-spanned="1" table:number-rows-spanned="2">
            <text:p>400 </text:p>
          </table:table-cell>
          <table:table-cell table:style-name="ce30" office:value-type="float" office:value="154" calcext:value-type="float">
            <text:p>154 </text:p>
          </table:table-cell>
          <table:table-cell table:style-name="ce14" office:value-type="string" calcext:value-type="string">
            <text:p>5M<text:span text:style-name="T4">建築及設備計畫</text:span>-5M5<text:span text:style-name="T4">無形資產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中山國小</text:p>
          </table:table-cell>
          <table:table-cell table:style-name="ce17" office:value-type="string" calcext:value-type="string" table:number-columns-spanned="1" table:number-rows-spanned="2">
            <text:p>公開取得企劃書</text:p>
          </table:table-cell>
          <table:table-cell table:style-name="ce17" office:value-type="string" calcext:value-type="string" table:number-columns-spanned="1" table:number-rows-spanned="2">
            <text:p>吉邦數位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 table:number-columns-repeated="4"/>
          <table:table-cell table:style-name="ce30" office:value-type="float" office:value="246" calcext:value-type="float">
            <text:p>246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 table:number-columns-repeated="3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啟能</text:p>
          </table:table-cell>
          <table:table-cell table:style-name="ce20" office:value-type="string" calcext:value-type="string">
            <text:p><text:span text:style-name="T4">無線廣播投影系統採購計畫－無線廣播投影系統</text:span></text:p>
          </table:table-cell>
          <table:table-cell table:style-name="ce29" office:value-type="string" calcext:value-type="string">
            <text:p>實踐國小</text:p>
          </table:table-cell>
          <table:table-cell table:number-columns-repeated="2" table:style-name="ce30" office:value-type="float" office:value="825" calcext:value-type="float">
            <text:p>82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實踐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全球雲端運算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啟能</text:p>
          </table:table-cell>
          <table:table-cell table:style-name="ce20" office:value-type="string" calcext:value-type="string">
            <text:p><text:span text:style-name="T4">平板電腦採購計畫－平板電腦</text:span></text:p>
          </table:table-cell>
          <table:table-cell table:style-name="ce29" office:value-type="string" calcext:value-type="string">
            <text:p>實踐國小</text:p>
          </table:table-cell>
          <table:table-cell table:number-columns-repeated="2" table:style-name="ce30" office:value-type="float" office:value="125" calcext:value-type="float">
            <text:p>12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實踐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台灣富士全錄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 table:number-columns-spanned="1" table:number-rows-spanned="2">
            <text:p>蔡淑君</text:p>
          </table:table-cell>
          <table:table-cell table:style-name="ce21" office:value-type="string" calcext:value-type="string" table:number-columns-spanned="1" table:number-rows-spanned="2">
            <text:p><text:span text:style-name="T4">行動學習計畫－平板電腦、無線基地台、充電車</text:span></text:p>
          </table:table-cell>
          <table:table-cell table:style-name="ce25" office:value-type="string" calcext:value-type="string" table:number-columns-spanned="1" table:number-rows-spanned="2">
            <text:p>林口國小</text:p>
          </table:table-cell>
          <table:table-cell table:style-name="ce32" office:value-type="float" office:value="164" calcext:value-type="float" table:number-columns-spanned="1" table:number-rows-spanned="2">
            <text:p>164 </text:p>
          </table:table-cell>
          <table:table-cell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林口國小</text:p>
          </table:table-cell>
          <table:table-cell table:style-name="ce17" office:value-type="string" calcext:value-type="string" table:number-columns-spanned="1" table:number-rows-spanned="2">
            <text:p>公開取得企劃書</text:p>
            <text:p>公開招標</text:p>
          </table:table-cell>
          <table:table-cell table:style-name="ce17" office:value-type="string" calcext:value-type="string" table:number-columns-spanned="1" table:number-rows-spanned="2">
            <text:p>吉邦數位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 table:number-columns-repeated="4"/>
          <table:table-cell table:style-name="ce30" office:value-type="float" office:value="114" calcext:value-type="float">
            <text:p>114 </text:p>
          </table:table-cell>
          <table:table-cell table:style-name="ce14" office:value-type="string" calcext:value-type="string">
            <text:p>5M<text:span text:style-name="T4">建築及設備計畫</text:span>-5M5<text:span text:style-name="T4">無形資產</text:span>-5-<text:span text:style-name="T4">購建固定資產、無形資產及非理財目的之長期投資</text:span></text:p>
          </table:table-cell>
          <table:covered-table-cell table:number-columns-repeated="3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翁月娥</text:p>
          </table:table-cell>
          <table:table-cell table:style-name="ce20" office:value-type="string" calcext:value-type="string">
            <text:p>106<text:span text:style-name="T4">年度教學設備改善計畫－筆記型電腦、電腦管理系統</text:span></text:p>
          </table:table-cell>
          <table:table-cell table:style-name="ce29" office:value-type="string" calcext:value-type="string">
            <text:p>鷺江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鷺江國中</text:p>
          </table:table-cell>
          <table:table-cell table:style-name="ce27" office:value-type="string" calcext:value-type="string">
            <text:p>共同供應契約</text:p>
            <text:p>公開招標</text:p>
          </table:table-cell>
          <table:table-cell table:style-name="ce27" office:value-type="string" calcext:value-type="string">
            <text:p>非比電腦有限公司</text:p>
            <text:p>昌達資訊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秀惠</text:p>
          </table:table-cell>
          <table:table-cell table:style-name="ce20" office:value-type="string" calcext:value-type="string">
            <text:p><text:span text:style-name="T4">改善教學設備計畫－平板電腦、導覽機</text:span></text:p>
          </table:table-cell>
          <table:table-cell table:style-name="ce29" office:value-type="string" calcext:value-type="string">
            <text:p>自強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自強國中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昌達資訊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黃俊哲</text:p>
          </table:table-cell>
          <table:table-cell table:style-name="ce20" office:value-type="string" calcext:value-type="string">
            <text:p>106<text:span text:style-name="T4">年度增置互動式教學設備實施計畫－電子白板含施工、投影機滑軌施工</text:span></text:p>
          </table:table-cell>
          <table:table-cell table:style-name="ce29" office:value-type="string" calcext:value-type="string">
            <text:p>北新國小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北新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全球雲端運算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錦錠</text:p>
          </table:table-cell>
          <table:table-cell table:style-name="ce20" office:value-type="string" calcext:value-type="string">
            <text:p><text:span text:style-name="T4">改善行動學習教學設備申請計畫－投影機、琺瑯白板、平板電腦</text:span></text:p>
          </table:table-cell>
          <table:table-cell table:style-name="ce29" office:value-type="string" calcext:value-type="string">
            <text:p>自強國中</text:p>
          </table:table-cell>
          <table:table-cell table:number-columns-repeated="2" table:style-name="ce30" office:value-type="float" office:value="298" calcext:value-type="float">
            <text:p>298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自強國中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昌達資訊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坤城</text:p>
          </table:table-cell>
          <table:table-cell table:style-name="ce20" office:value-type="string" calcext:value-type="string">
            <text:p><text:span text:style-name="T4">校園會議室投影機設備改善計畫－投影機</text:span>(<text:span text:style-name="T4">含安裝</text:span>)<text:span text:style-name="T4">、投影布幕、投影伺服器</text:span></text:p>
          </table:table-cell>
          <table:table-cell table:style-name="ce29" office:value-type="string" calcext:value-type="string">
            <text:p>修德國小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修德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欣訊企業有限公司</text:p>
          </table:table-cell>
          <table:table-cell table:style-name="ce47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蘇有仁</text:p>
          </table:table-cell>
          <table:table-cell table:style-name="ce20" office:value-type="string" calcext:value-type="string">
            <text:p><text:span text:style-name="T4">虛擬實境視聽設備－</text:span>360<text:span text:style-name="T4">度相機、</text:span>3D<text:span text:style-name="T4">虛擬實境顯示器</text:span></text:p>
          </table:table-cell>
          <table:table-cell table:style-name="ce29" office:value-type="string" calcext:value-type="string">
            <text:p>昌福國小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昌福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旭元視聽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鴻源</text:p>
          </table:table-cell>
          <table:table-cell table:style-name="ce20" office:value-type="string" calcext:value-type="string">
            <text:p><text:span text:style-name="T4">充實電腦教室設備計畫－電腦</text:span></text:p>
          </table:table-cell>
          <table:table-cell table:style-name="ce29" office:value-type="string" calcext:value-type="string">
            <text:p>南山高中</text:p>
          </table:table-cell>
          <table:table-cell table:number-columns-repeated="2" table:style-name="ce30" office:value-type="float" office:value="400" calcext:value-type="float">
            <text:p>4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南山高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全球雲端運算科技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錦錠</text:p>
          </table:table-cell>
          <table:table-cell table:style-name="ce20" office:value-type="string" calcext:value-type="string">
            <text:p><text:span text:style-name="T4">充實電腦教室設備計畫－電腦</text:span></text:p>
          </table:table-cell>
          <table:table-cell table:style-name="ce29" office:value-type="string" calcext:value-type="string">
            <text:p>南山高中</text:p>
          </table:table-cell>
          <table:table-cell table:number-columns-repeated="2" table:style-name="ce30" office:value-type="float" office:value="600" calcext:value-type="float">
            <text:p>6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南山高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全球雲端運算科技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彭成龍</text:p>
          </table:table-cell>
          <table:table-cell table:style-name="ce20" office:value-type="string" calcext:value-type="string">
            <text:p><text:span text:style-name="T4">教學設備採購實施計畫－投影機、數位相機</text:span></text:p>
          </table:table-cell>
          <table:table-cell table:style-name="ce29" office:value-type="string" calcext:value-type="string">
            <text:p>大成國小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大成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合志資訊有限公司</text:p>
            <text:p>神腦國際企業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蔣根煌</text:p>
          </table:table-cell>
          <table:table-cell table:style-name="ce20" office:value-type="string" calcext:value-type="string">
            <text:p>106<text:span text:style-name="T4">年度數位無線網路建置計畫－無線基地台</text:span></text:p>
          </table:table-cell>
          <table:table-cell table:style-name="ce29" office:value-type="string" calcext:value-type="string">
            <text:p>恆毅高中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恆毅高中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又碩電腦科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鴻源</text:p>
          </table:table-cell>
          <table:table-cell table:style-name="ce20" office:value-type="string" calcext:value-type="string">
            <text:p><text:span text:style-name="T4">購置數位投影機計畫－投影機</text:span></text:p>
          </table:table-cell>
          <table:table-cell table:style-name="ce29" office:value-type="string" calcext:value-type="string">
            <text:p>智光商工</text:p>
          </table:table-cell>
          <table:table-cell table:number-columns-repeated="2" table:style-name="ce30" office:value-type="float" office:value="400" calcext:value-type="float">
            <text:p>4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智光商工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全球雲端運算科技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2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 table:number-columns-spanned="1" table:number-rows-spanned="2">
            <text:p>陳啟能</text:p>
          </table:table-cell>
          <table:table-cell table:style-name="ce21" office:value-type="string" calcext:value-type="string" table:number-columns-spanned="1" table:number-rows-spanned="2">
            <text:p><text:span text:style-name="T4">雲世代設備管理系統建置補助計畫－管理伺服系統</text:span></text:p>
          </table:table-cell>
          <table:table-cell table:style-name="ce25" office:value-type="string" calcext:value-type="string" table:number-columns-spanned="1" table:number-rows-spanned="2">
            <text:p>二重國中</text:p>
          </table:table-cell>
          <table:table-cell table:style-name="ce32" office:value-type="float" office:value="50" calcext:value-type="float" table:number-columns-spanned="1" table:number-rows-spanned="2">
            <text:p>50 </text:p>
          </table:table-cell>
          <table:table-cell table:style-name="ce30" office:value-type="float" office:value="3" calcext:value-type="float">
            <text:p>3 </text:p>
          </table:table-cell>
          <table:table-cell table:style-name="ce14" office:value-type="string" calcext:value-type="string">
            <text:p>5M<text:span text:style-name="T4">建築及設備計畫</text:span>-5M5<text:span text:style-name="T4">無形資產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二重國中</text:p>
          </table:table-cell>
          <table:table-cell table:style-name="ce17" office:value-type="string" calcext:value-type="string" table:number-columns-spanned="1" table:number-rows-spanned="2">
            <text:p>逕洽廠商</text:p>
          </table:table-cell>
          <table:table-cell table:style-name="ce17" office:value-type="string" calcext:value-type="string" table:number-columns-spanned="1" table:number-rows-spanned="2">
            <text:p>極電資訊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 table:number-columns-repeated="4"/>
          <table:table-cell table:style-name="ce30" office:value-type="float" office:value="47" calcext:value-type="float">
            <text:p>47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 table:number-columns-repeated="3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11" office:value-type="string" calcext:value-type="string" table:number-columns-spanned="1" table:number-rows-spanned="2">
            <text:p><text:span text:style-name="T4">宋雨蓁</text:span> Nikar<text:span text:style-name="T4">‧</text:span>Falong</text:p>
          </table:table-cell>
          <table:table-cell table:style-name="ce21" office:value-type="string" calcext:value-type="string" table:number-columns-spanned="1" table:number-rows-spanned="2">
            <text:p>106<text:span text:style-name="T4">年情境教室教學環境改善計畫－</text:span>3D<text:span text:style-name="T4">場景教學軟體、</text:span>3<text:span text:style-name="T4">度空間虛擬場景資料庫、演播台、燈光</text:span>(<text:span text:style-name="T4">含吊架</text:span>)<text:span text:style-name="T4">、電視</text:span>(<text:span text:style-name="T4">含吊架</text:span>)<text:span text:style-name="T4">、攝影機</text:span>(<text:span text:style-name="T4">含吊架</text:span>)<text:span text:style-name="T4">、擴大機、混音器、喇叭組、麥克風、投影機、</text:span>3D<text:span text:style-name="T4">布幕、主控電腦、機櫃、膠合地板、外牆彩繪、室內油漆、線材、雷射雕刻招牌</text:span></text:p>
          </table:table-cell>
          <table:table-cell table:style-name="ce25" office:value-type="string" calcext:value-type="string" table:number-columns-spanned="1" table:number-rows-spanned="2">
            <text:p>丹鳳國小</text:p>
          </table:table-cell>
          <table:table-cell table:style-name="ce32" office:value-type="float" office:value="950" calcext:value-type="float" table:number-columns-spanned="1" table:number-rows-spanned="2">
            <text:p>950 </text:p>
          </table:table-cell>
          <table:table-cell table:style-name="ce30" office:value-type="float" office:value="516" calcext:value-type="float">
            <text:p>516 </text:p>
          </table:table-cell>
          <table:table-cell table:style-name="ce14" office:value-type="string" calcext:value-type="string">
            <text:p>5M<text:span text:style-name="T4">建築及設備計畫</text:span>-5M5<text:span text:style-name="T4">無形資產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丹鳳國小</text:p>
          </table:table-cell>
          <table:table-cell table:style-name="ce27" office:value-type="string" calcext:value-type="string">
            <text:p>公開取得企劃書</text:p>
            <text:p>共同供應契約</text:p>
          </table:table-cell>
          <table:table-cell table:style-name="ce27" office:value-type="string" calcext:value-type="string">
            <text:p>彩達科技有限公司</text:p>
            <text:p>台灣富士全錄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 table:number-columns-repeated="4"/>
          <table:table-cell table:style-name="ce30" office:value-type="float" office:value="434" calcext:value-type="float">
            <text:p>434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/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台灣富士全錄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黃永昌</text:p>
          </table:table-cell>
          <table:table-cell table:style-name="ce20" office:value-type="string" calcext:value-type="string">
            <text:p>105<text:span text:style-name="T4">學年度建置智慧型多功能專科教室計畫－電子白板、投影機、觸控整合白板、擴音機、迷你主機組、喇叭、施工</text:span></text:p>
          </table:table-cell>
          <table:table-cell table:style-name="ce29" office:value-type="string" calcext:value-type="string">
            <text:p>私立中華高中</text:p>
          </table:table-cell>
          <table:table-cell table:number-columns-repeated="2" table:style-name="ce30" office:value-type="float" office:value="125" calcext:value-type="float">
            <text:p>12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私立中華高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台灣富士全錄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5">
          <table:table-cell table:style-name="ce8" office:value-type="string" calcext:value-type="string">
            <text:p><text:span text:style-name="T4">宋雨蓁</text:span> Nikar<text:span text:style-name="T4">‧</text:span>Falong</text:p>
          </table:table-cell>
          <table:table-cell table:style-name="ce21" office:value-type="string" calcext:value-type="string" table:number-columns-spanned="1" table:number-rows-spanned="3">
            <text:p><text:span text:style-name="T4">行動教學設備採購計畫－行動教學系統、平板電腦</text:span></text:p>
          </table:table-cell>
          <table:table-cell table:style-name="ce25" office:value-type="string" calcext:value-type="string" table:number-columns-spanned="1" table:number-rows-spanned="3">
            <text:p>實踐國小</text:p>
          </table:table-cell>
          <table:table-cell table:style-name="ce30" office:value-type="float" office:value="650" calcext:value-type="float">
            <text:p>650 </text:p>
          </table:table-cell>
          <table:table-cell table:style-name="ce37" office:value-type="float" office:value="650" calcext:value-type="float">
            <text:p>650 </text:p>
          </table:table-cell>
          <table:table-cell table:style-name="ce16" office:value-type="string" calcext:value-type="string" table:number-columns-spanned="1" table:number-rows-spanned="2">
            <text:p>5M<text:span text:style-name="T4">建築及設備計畫</text:span>-5M5<text:span text:style-name="T4">無形資產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3">
            <text:p>實踐國小</text:p>
          </table:table-cell>
          <table:table-cell table:style-name="ce17" office:value-type="string" calcext:value-type="string" table:number-columns-spanned="1" table:number-rows-spanned="2">
            <text:p>共同供應契約</text:p>
          </table:table-cell>
          <table:table-cell table:style-name="ce17" office:value-type="string" calcext:value-type="string" table:number-columns-spanned="1" table:number-rows-spanned="2">
            <text:p>萬達立新企業社</text:p>
            <text:p>台灣富士全錄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9">
          <table:table-cell table:style-name="ce6" office:value-type="string" calcext:value-type="string" table:number-columns-spanned="1" table:number-rows-spanned="2">
            <text:p>李倩萍</text:p>
          </table:table-cell>
          <table:covered-table-cell table:number-columns-repeated="2"/>
          <table:table-cell table:style-name="ce32" office:value-type="float" office:value="300" calcext:value-type="float" table:number-columns-spanned="1" table:number-rows-spanned="2">
            <text:p>300 </text:p>
          </table:table-cell>
          <table:table-cell table:style-name="ce32" table:formula="of:=717-650" office:value-type="float" office:value="67" calcext:value-type="float">
            <text:p>67 </text:p>
          </table:table-cell>
          <table:covered-table-cell table:number-columns-repeated="4"/>
          <table:table-cell table:style-name="ce41" table:number-columns-repeated="2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 table:number-columns-repeated="4"/>
          <table:table-cell table:style-name="ce30" office:value-type="float" office:value="233" calcext:value-type="float">
            <text:p>233 </text:p>
          </table:table-cell>
          <table:table-cell table:style-name="ce16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/>
          <table:table-cell table:style-name="ce17" office:value-type="string" calcext:value-type="string">
            <text:p>共同供應契約</text:p>
          </table:table-cell>
          <table:table-cell table:style-name="ce17" office:value-type="string" calcext:value-type="string">
            <text:p>萬達立新企業社</text:p>
            <text:p>台灣富士全錄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游輝宂</text:p>
          </table:table-cell>
          <table:table-cell table:style-name="ce20" office:value-type="string" calcext:value-type="string">
            <text:p><text:span text:style-name="T4">充實學務工作設備－碳粉匣、記憶體、硬碟、電腦螢幕、桌上型電腦、印表機</text:span></text:p>
          </table:table-cell>
          <table:table-cell table:style-name="ce29" office:value-type="string" calcext:value-type="string">
            <text:p>華夏科技大學</text:p>
          </table:table-cell>
          <table:table-cell table:number-columns-repeated="2" table:style-name="ce30" office:value-type="float" office:value="38" calcext:value-type="float">
            <text:p>38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華夏科技大學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開駿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蔣根煌</text:p>
          </table:table-cell>
          <table:table-cell table:style-name="ce20" office:value-type="string" calcext:value-type="string">
            <text:p><text:span text:style-name="T4">充實科技創作實驗器材計畫－積木機關方案、科學實驗方案、物聯網開發板套件、觸控電視、儲藏櫃、講台與黑板打除</text:span>(<text:span text:style-name="T4">含清運</text:span>)</text:p>
          </table:table-cell>
          <table:table-cell table:style-name="ce29" office:value-type="string" calcext:value-type="string">
            <text:p>中港國小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港國小</text:p>
          </table:table-cell>
          <table:table-cell table:style-name="ce27" office:value-type="string" calcext:value-type="string">
            <text:p>公開取得企劃書</text:p>
            <text:p>逕洽廠商</text:p>
          </table:table-cell>
          <table:table-cell table:style-name="ce27" office:value-type="string" calcext:value-type="string">
            <text:p>三豐文化實業有限公司</text:p>
            <text:p>彩達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宋明宗</text:p>
          </table:table-cell>
          <table:table-cell table:style-name="ce20" office:value-type="string" calcext:value-type="string">
            <text:p>106<text:span text:style-name="T4">年度資訊設備建置計畫－伺服器、儲存系統、主機</text:span></text:p>
          </table:table-cell>
          <table:table-cell table:style-name="ce29" office:value-type="string" calcext:value-type="string">
            <text:p>泰山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泰山國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合志資訊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10" office:value-type="string" calcext:value-type="string">
            <text:p>羅文崇</text:p>
          </table:table-cell>
          <table:table-cell table:style-name="ce22" office:value-type="string" calcext:value-type="string">
            <text:p>106<text:span text:style-name="T4">年度充實教學設備採購案－超短焦互動投影機、液晶顯示器</text:span></text:p>
          </table:table-cell>
          <table:table-cell table:style-name="ce24" office:value-type="string" calcext:value-type="string">
            <text:p>頂溪國小</text:p>
          </table:table-cell>
          <table:table-cell table:number-columns-repeated="2" table:style-name="ce31" office:value-type="float" office:value="50" calcext:value-type="float">
            <text:p>50 </text:p>
          </table:table-cell>
          <table:table-cell table:style-name="ce18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10" office:value-type="string" calcext:value-type="string">
            <text:p>頂溪國小</text:p>
          </table:table-cell>
          <table:table-cell table:style-name="ce15" office:value-type="string" calcext:value-type="string">
            <text:p>逕洽廠商</text:p>
          </table:table-cell>
          <table:table-cell table:style-name="ce15" office:value-type="string" calcext:value-type="string">
            <text:p>台灣學聯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重複</text:p>
          </table:table-cell>
          <table:table-cell table:style-name="ce58" office:value-type="string" calcext:value-type="string">
            <text:p>V</text:p>
          </table:table-cell>
          <table:table-cell table:style-name="ce53" office:value-type="string" calcext:value-type="string">
            <text:p>已刪除重複</text:p>
          </table:table-cell>
          <table:table-cell table:style-name="ce58" office:value-type="string" calcext:value-type="string">
            <text:p>ok</text:p>
          </table:table-cell>
          <table:table-cell table:style-name="ce61"/>
          <table:table-cell table:number-columns-repeated="1008"/>
        </table:table-row>
        <table:table-row table:style-name="ro10">
          <table:table-cell table:style-name="ce10" office:value-type="string" calcext:value-type="string">
            <text:p>許昭興</text:p>
          </table:table-cell>
          <table:table-cell table:style-name="ce22" office:value-type="string" calcext:value-type="string">
            <text:p>106<text:span text:style-name="T4">年度充實教學設備採購案－超短焦互動投影機、液晶顯示器</text:span></text:p>
          </table:table-cell>
          <table:table-cell table:style-name="ce24" office:value-type="string" calcext:value-type="string">
            <text:p>頂溪國小</text:p>
          </table:table-cell>
          <table:table-cell table:number-columns-repeated="2" table:style-name="ce31" office:value-type="float" office:value="150" calcext:value-type="float">
            <text:p>150 </text:p>
          </table:table-cell>
          <table:table-cell table:style-name="ce18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10" office:value-type="string" calcext:value-type="string">
            <text:p>頂溪國小</text:p>
          </table:table-cell>
          <table:table-cell table:style-name="ce15" office:value-type="string" calcext:value-type="string">
            <text:p>逕洽廠商</text:p>
            <text:p>(分別採購)</text:p>
          </table:table-cell>
          <table:table-cell table:style-name="ce15" office:value-type="string" calcext:value-type="string">
            <text:p>台灣學聯有限公司</text:p>
            <text:p>洋拓企業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重複</text:p>
          </table:table-cell>
          <table:table-cell table:style-name="ce58" office:value-type="string" calcext:value-type="string">
            <text:p>V</text:p>
          </table:table-cell>
          <table:table-cell table:style-name="ce53" office:value-type="string" calcext:value-type="string">
            <text:p>已刪除重複</text:p>
          </table:table-cell>
          <table:table-cell table:style-name="ce58" office:value-type="string" calcext:value-type="string">
            <text:p>ok</text:p>
          </table:table-cell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婉鈺</text:p>
          </table:table-cell>
          <table:table-cell table:style-name="ce20" office:value-type="string" calcext:value-type="string">
            <text:p>106<text:span text:style-name="T4">年度改善及充實教學環境申請計畫－無線廣播投影系統</text:span></text:p>
          </table:table-cell>
          <table:table-cell table:style-name="ce29" office:value-type="string" calcext:value-type="string">
            <text:p>達觀國中小</text:p>
          </table:table-cell>
          <table:table-cell table:number-columns-repeated="2" table:style-name="ce30" office:value-type="float" office:value="870" calcext:value-type="float">
            <text:p>87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達觀國中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全球雲端運算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11" office:value-type="string" calcext:value-type="string" table:number-columns-spanned="1" table:number-rows-spanned="2">
            <text:p><text:span text:style-name="T4">宋雨蓁</text:span> Nikar<text:span text:style-name="T4">‧</text:span>Falong</text:p>
          </table:table-cell>
          <table:table-cell table:style-name="ce21" office:value-type="string" calcext:value-type="string" table:number-columns-spanned="1" table:number-rows-spanned="2">
            <text:p>106<text:span text:style-name="T4">學年度即時影像廣播系統設備計畫－錄影直播系統、工業錄播主機、影音伺服系統、伺服器、</text:span>DV<text:span text:style-name="T4">攝影機、機櫃、無線基地台</text:span></text:p>
          </table:table-cell>
          <table:table-cell table:style-name="ce25" office:value-type="string" calcext:value-type="string" table:number-columns-spanned="1" table:number-rows-spanned="2">
            <text:p>介壽國小</text:p>
          </table:table-cell>
          <table:table-cell table:style-name="ce32" office:value-type="float" office:value="300" calcext:value-type="float" table:number-columns-spanned="1" table:number-rows-spanned="2">
            <text:p>300 </text:p>
          </table:table-cell>
          <table:table-cell table:style-name="ce30" office:value-type="float" office:value="92" calcext:value-type="float">
            <text:p>92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介壽國小</text:p>
          </table:table-cell>
          <table:table-cell table:style-name="ce17" office:value-type="string" calcext:value-type="string" table:number-columns-spanned="1" table:number-rows-spanned="2">
            <text:p>共同供應契約</text:p>
          </table:table-cell>
          <table:table-cell table:style-name="ce17" office:value-type="string" calcext:value-type="string" table:number-columns-spanned="1" table:number-rows-spanned="2">
            <text:p>信業科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 table:number-columns-repeated="4"/>
          <table:table-cell table:style-name="ce30" office:value-type="float" office:value="208" calcext:value-type="float">
            <text:p>208 </text:p>
          </table:table-cell>
          <table:table-cell table:style-name="ce14" office:value-type="string" calcext:value-type="string">
            <text:p>5M<text:span text:style-name="T4">建築及設備計畫</text:span>-5M5<text:span text:style-name="T4">無形資產</text:span>-5-<text:span text:style-name="T4">購建固定資產、無形資產及非理財目的之長期投資</text:span></text:p>
          </table:table-cell>
          <table:covered-table-cell table:number-columns-repeated="3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6">
          <table:table-cell table:style-name="ce6" office:value-type="string" calcext:value-type="string" table:number-columns-spanned="1" table:number-rows-spanned="2">
            <text:p>陳科名</text:p>
          </table:table-cell>
          <table:table-cell table:style-name="ce21" office:value-type="string" calcext:value-type="string" table:number-columns-spanned="1" table:number-rows-spanned="2">
            <text:p><text:span text:style-name="T4">充實教學資源建置智慧教室申請計畫－即時反饋系統、團隊合作學習系統、電子白板</text:span>(<text:span text:style-name="T4">含滑軌施工</text:span>)<text:span text:style-name="T4">、投影設備</text:span>(<text:span text:style-name="T4">含施工</text:span>)<text:span text:style-name="T4">、雲端補救學習平台、實物投影機、系統整合設定費</text:span></text:p>
          </table:table-cell>
          <table:table-cell table:style-name="ce25" office:value-type="string" calcext:value-type="string" table:number-columns-spanned="1" table:number-rows-spanned="2">
            <text:p>中平國中</text:p>
          </table:table-cell>
          <table:table-cell table:style-name="ce32" office:value-type="float" office:value="917" calcext:value-type="float" table:number-columns-spanned="1" table:number-rows-spanned="2">
            <text:p>917 </text:p>
          </table:table-cell>
          <table:table-cell table:style-name="ce30" office:value-type="float" office:value="151" calcext:value-type="float">
            <text:p>151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中平國中</text:p>
          </table:table-cell>
          <table:table-cell table:style-name="ce17" office:value-type="string" calcext:value-type="string" table:number-columns-spanned="1" table:number-rows-spanned="2">
            <text:p>共同供應契約</text:p>
          </table:table-cell>
          <table:table-cell table:style-name="ce17" office:value-type="string" calcext:value-type="string" table:number-columns-spanned="1" table:number-rows-spanned="2">
            <text:p>威雲科技股份有限公司</text:p>
            <text:p>精誠科技整合股份有限公司</text:p>
            <text:p>精誠軟體服務股份有限公司</text:p>
          </table:table-cell>
          <table:table-cell table:style-name="ce41" office:value-type="string" calcext:value-type="string" table:number-columns-spanned="1" table:number-rows-spanned="2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 table:number-columns-repeated="4"/>
          <table:table-cell table:style-name="ce30" office:value-type="float" office:value="766" calcext:value-type="float">
            <text:p>766 </text:p>
          </table:table-cell>
          <table:table-cell table:style-name="ce14" office:value-type="string" calcext:value-type="string">
            <text:p>5M<text:span text:style-name="T4">建築及設備計畫</text:span>-5M5<text:span text:style-name="T4">無形資產</text:span>-5-<text:span text:style-name="T4">購建固定資產、無形資產及非理財目的之長期投資</text:span></text:p>
          </table:table-cell>
          <table:covered-table-cell table:number-columns-repeated="4"/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世榮</text:p>
          </table:table-cell>
          <table:table-cell table:style-name="ce20" office:value-type="string" calcext:value-type="string">
            <text:p><text:span text:style-name="T4">充實資訊教學設備計畫－桌上型電腦</text:span></text:p>
          </table:table-cell>
          <table:table-cell table:style-name="ce29" office:value-type="string" calcext:value-type="string">
            <text:p>三多國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多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中華電信北區分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余典</text:p>
          </table:table-cell>
          <table:table-cell table:style-name="ce20" office:value-type="string" calcext:value-type="string">
            <text:p><text:span text:style-name="T4">行動學習計畫－平板電腦</text:span></text:p>
          </table:table-cell>
          <table:table-cell table:style-name="ce29" office:value-type="string" calcext:value-type="string">
            <text:p>三和國中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和國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世偉資訊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 table:number-columns-spanned="1" table:number-rows-spanned="2">
            <text:p>陳科名</text:p>
          </table:table-cell>
          <table:table-cell table:style-name="ce21" office:value-type="string" calcext:value-type="string" table:number-columns-spanned="1" table:number-rows-spanned="2">
            <text:p><text:span text:style-name="T4">充實教學環境設備計畫－即時反饋系統、團隊合作學習系統、電子白板</text:span>(<text:span text:style-name="T4">含滑軌施工</text:span>)<text:span text:style-name="T4">、雲端補救學習平台、短焦投影機、</text:span>80<text:span text:style-name="T4">吋互動式螢幕、電腦</text:span></text:p>
          </table:table-cell>
          <table:table-cell table:style-name="ce25" office:value-type="string" calcext:value-type="string" table:number-columns-spanned="1" table:number-rows-spanned="2">
            <text:p>中信國小</text:p>
          </table:table-cell>
          <table:table-cell table:style-name="ce32" office:value-type="float" office:value="1000" calcext:value-type="float" table:number-columns-spanned="1" table:number-rows-spanned="2">
            <text:p>1000 </text:p>
          </table:table-cell>
          <table:table-cell table:style-name="ce30" office:value-type="float" office:value="662" calcext:value-type="float">
            <text:p>662 </text:p>
          </table:table-cell>
          <table:table-cell table:style-name="ce14" office:value-type="string" calcext:value-type="string">
            <text:p>5M<text:span text:style-name="T4">建築及設備計畫</text:span>-5M5<text:span text:style-name="T4">無形資產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中信國小</text:p>
          </table:table-cell>
          <table:table-cell table:style-name="ce17" office:value-type="string" calcext:value-type="string" table:number-columns-spanned="1" table:number-rows-spanned="2">
            <text:p>共同供應契約</text:p>
            <text:p>公開招標</text:p>
          </table:table-cell>
          <table:table-cell table:style-name="ce17" office:value-type="string" calcext:value-type="string" table:number-columns-spanned="1" table:number-rows-spanned="2">
            <text:p>威雲科技股份有限公司</text:p>
            <text:p>精誠軟體服務股份有限公司</text:p>
            <text:p>合志資訊有限公司</text:p>
            <text:p>捷達數位系統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 table:number-columns-repeated="4"/>
          <table:table-cell table:style-name="ce30" office:value-type="float" office:value="338" calcext:value-type="float">
            <text:p>338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covered-table-cell table:number-columns-repeated="3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明堂</text:p>
          </table:table-cell>
          <table:table-cell table:style-name="ce20" office:value-type="string" calcext:value-type="string">
            <text:p>106<text:span text:style-name="T4">年度增購行動學習電腦教室設備計畫－平板電腦、無線投影設備及伺服器</text:span></text:p>
          </table:table-cell>
          <table:table-cell table:style-name="ce29" office:value-type="string" calcext:value-type="string">
            <text:p>三重國小</text:p>
          </table:table-cell>
          <table:table-cell table:number-columns-repeated="2" table:style-name="ce30" office:value-type="float" office:value="202" calcext:value-type="float">
            <text:p>202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重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晶盛科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永福</text:p>
          </table:table-cell>
          <table:table-cell table:style-name="ce20" office:value-type="string" calcext:value-type="string">
            <text:p><text:span text:style-name="T4">教學設備補助申請計畫－不鏽鋼門、白鐵窗、圓盤鋸機、除濕機、筆記型電腦、雷射印表機、投影機</text:span></text:p>
          </table:table-cell>
          <table:table-cell table:style-name="ce29" office:value-type="string" calcext:value-type="string">
            <text:p>石碇高中</text:p>
          </table:table-cell>
          <table:table-cell table:number-columns-repeated="2" table:style-name="ce30" office:value-type="float" office:value="250" calcext:value-type="float">
            <text:p>2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石碇高中</text:p>
          </table:table-cell>
          <table:table-cell table:style-name="ce27" office:value-type="string" calcext:value-type="string">
            <text:p>共同供應契約</text:p>
            <text:p>逕洽廠商</text:p>
          </table:table-cell>
          <table:table-cell table:style-name="ce27" office:value-type="string" calcext:value-type="string">
            <text:p>金翔鋁門窗行</text:p>
            <text:p>永光儀器有限公司</text:p>
            <text:p>締鑫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楊春妹</text:p>
          </table:table-cell>
          <table:table-cell table:style-name="ce20" office:value-type="string" calcext:value-type="string">
            <text:p><text:span text:style-name="T4">科任教室教學設備改善採購計畫－投影機</text:span></text:p>
          </table:table-cell>
          <table:table-cell table:style-name="ce29" office:value-type="string" calcext:value-type="string">
            <text:p>裕民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裕民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合志資訊有限公司</text:p>
          </table:table-cell>
          <table:table-cell table:style-name="ce46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明義</text:p>
          </table:table-cell>
          <table:table-cell table:style-name="ce20" office:value-type="string" calcext:value-type="string">
            <text:p><text:span text:style-name="T4">教學設備改善</text:span>-<text:span text:style-name="T4">單槍資訊設備規劃及採購計畫－投影機</text:span></text:p>
          </table:table-cell>
          <table:table-cell table:style-name="ce29" office:value-type="string" calcext:value-type="string">
            <text:p>五股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五股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中華電信北區分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賴秋媚</text:p>
          </table:table-cell>
          <table:table-cell table:style-name="ce20" office:value-type="string" calcext:value-type="string">
            <text:p><text:span text:style-name="T4">討論桌、彩色塑鋼椅、工作桌、防潮櫃、吊扇、照明燈具、展示架、多媒體工作檯、高腳椅</text:span></text:p>
          </table:table-cell>
          <table:table-cell table:style-name="ce29" office:value-type="string" calcext:value-type="string">
            <text:p>丹鳳高中</text:p>
          </table:table-cell>
          <table:table-cell table:style-name="ce30" office:value-type="float" office:value="300" calcext:value-type="float">
            <text:p>300 </text:p>
          </table:table-cell>
          <table:table-cell table:style-name="ce30" office:value-type="float" office:value="295" calcext:value-type="float">
            <text:p>29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丹鳳高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聯克室內裝修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許昭興</text:p>
          </table:table-cell>
          <table:table-cell table:style-name="ce20" office:value-type="string" calcext:value-type="string">
            <text:p><text:span text:style-name="T4">圖書一批</text:span></text:p>
          </table:table-cell>
          <table:table-cell table:style-name="ce29" office:value-type="string" calcext:value-type="string">
            <text:p>漳和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漳和國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金寶書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余典</text:p>
          </table:table-cell>
          <table:table-cell table:style-name="ce20" office:value-type="string" calcext:value-type="string">
            <text:p><text:span text:style-name="T4">分離式冷氣</text:span>(<text:span text:style-name="T4">一對一</text:span>)</text:p>
          </table:table-cell>
          <table:table-cell table:style-name="ce29" office:value-type="string" calcext:value-type="string">
            <text:p>光仁高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光仁高中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梅山安順電器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永福</text:p>
          </table:table-cell>
          <table:table-cell table:style-name="ce20" office:value-type="string" calcext:value-type="string">
            <text:p><text:span text:style-name="T4">閱讀桌、閱讀長椅</text:span></text:p>
          </table:table-cell>
          <table:table-cell table:style-name="ce29" office:value-type="string" calcext:value-type="string">
            <text:p>深坑國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深坑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新家園傢俱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永福</text:p>
          </table:table-cell>
          <table:table-cell table:style-name="ce20" office:value-type="string" calcext:value-type="string">
            <text:p><text:span text:style-name="T4">換藥車、三合一急救甦醒組、桌上型電腦、液晶螢幕、雷射印表機及全景相機</text:span></text:p>
          </table:table-cell>
          <table:table-cell table:style-name="ce29" office:value-type="string" calcext:value-type="string">
            <text:p>五峰國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五峰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非比電腦有限公司 </text:p>
            <text:p>新禾醫療用品有限公司 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劉美芳</text:p>
          </table:table-cell>
          <table:table-cell table:style-name="ce20" office:value-type="string" calcext:value-type="string">
            <text:p>106<text:span text:style-name="T4">年度健康中心空間改造計畫－健康中心空間改造工程</text:span></text:p>
          </table:table-cell>
          <table:table-cell table:style-name="ce29" office:value-type="string" calcext:value-type="string">
            <text:p>板橋國中</text:p>
          </table:table-cell>
          <table:table-cell table:number-columns-repeated="2" table:style-name="ce30" office:value-type="float" office:value="600" calcext:value-type="float">
            <text:p>6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板橋國中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榮華富貴室內裝修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葉偉</text:p>
          </table:table-cell>
          <table:table-cell table:style-name="ce20" office:value-type="string" calcext:value-type="string">
            <text:p>106<text:span text:style-name="T4">年度學生體能訓練場修繕－體能訓練場修繕</text:span></text:p>
          </table:table-cell>
          <table:table-cell table:style-name="ce29" office:value-type="string" calcext:value-type="string">
            <text:p>石門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石門國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盛宇室內裝修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6">
          <table:table-cell table:style-name="ce6" office:value-type="string" calcext:value-type="string" table:number-columns-spanned="1" table:number-rows-spanned="2">
            <text:p>李翁月娥</text:p>
          </table:table-cell>
          <table:table-cell table:style-name="ce21" office:value-type="string" calcext:value-type="string" table:number-columns-spanned="1" table:number-rows-spanned="2">
            <text:p>106<text:span text:style-name="T4">年度充實體育設備計畫－桌球桌</text:span>*12<text:span text:style-name="T4">、發球機</text:span>*2<text:span text:style-name="T4">、地板修繕</text:span>-<text:span text:style-name="T4">桌球專用地膠</text:span></text:p>
          </table:table-cell>
          <table:table-cell table:style-name="ce25" office:value-type="string" calcext:value-type="string" table:number-columns-spanned="1" table:number-rows-spanned="2">
            <text:p>碧華國小</text:p>
          </table:table-cell>
          <table:table-cell table:style-name="ce32" office:value-type="float" office:value="942" calcext:value-type="float" table:number-columns-spanned="1" table:number-rows-spanned="2">
            <text:p>942 </text:p>
          </table:table-cell>
          <table:table-cell table:style-name="ce30" office:value-type="float" office:value="382" calcext:value-type="float">
            <text:p>382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碧華國小</text:p>
          </table:table-cell>
          <table:table-cell table:style-name="ce17" office:value-type="string" calcext:value-type="string" table:number-columns-spanned="1" table:number-rows-spanned="2">
            <text:p>公開取得企劃書</text:p>
          </table:table-cell>
          <table:table-cell table:style-name="ce17" office:value-type="string" calcext:value-type="string" table:number-columns-spanned="1" table:number-rows-spanned="2">
            <text:p>銪福國際有限公司</text:p>
          </table:table-cell>
          <table:table-cell table:style-name="ce41"/>
          <table:table-cell table:style-name="ce41" office:value-type="string" calcext:value-type="string" table:number-columns-spanned="1" table:number-rows-spanned="2">
            <text:p>V</text:p>
          </table:table-cell>
          <table:table-cell table:style-name="ce56" office:value-type="string" calcext:value-type="string" table:number-columns-spanned="1" table:number-rows-spanned="2">
            <text:p>上半年已公告</text:p>
          </table:table-cell>
          <table:table-cell table:style-name="ce53" office:value-type="string" calcext:value-type="string" table:number-columns-spanned="1" table:number-rows-spanned="2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covered-table-cell table:number-columns-repeated="4"/>
          <table:table-cell table:style-name="ce30" office:value-type="float" office:value="560" calcext:value-type="float">
            <text:p>56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covered-table-cell table:number-columns-repeated="3"/>
          <table:table-cell table:style-name="ce41"/>
          <table:covered-table-cell table:number-columns-repeated="3"/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錦賢</text:p>
          </table:table-cell>
          <table:table-cell table:style-name="ce20" office:value-type="string" calcext:value-type="string">
            <text:p><text:span text:style-name="T4">健身沙坑－垂繩組、攀爬組、護緣增設及修繕、黃沙、塑木地板、舊設施運棄</text:span></text:p>
          </table:table-cell>
          <table:table-cell table:style-name="ce29" office:value-type="string" calcext:value-type="string">
            <text:p>長坑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長坑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億勝實業有限公司</text:p>
            <text:p>崧順有限公司</text:p>
            <text:p>幼學企業有限公司</text:p>
            <text:p>仲順鋼鋁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秀惠</text:p>
          </table:table-cell>
          <table:table-cell table:style-name="ce20" office:value-type="string" calcext:value-type="string">
            <text:p>106<text:span text:style-name="T4">年教學環境改善計畫－</text:span>LED<text:span text:style-name="T4">投射燈</text:span>*10<text:span text:style-name="T4">、風雨操場搭架、配線設置</text:span></text:p>
          </table:table-cell>
          <table:table-cell table:style-name="ce29" office:value-type="string" calcext:value-type="string">
            <text:p>漳和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漳和國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綠能國際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洪佳君</text:p>
          </table:table-cell>
          <table:table-cell table:style-name="ce20" office:value-type="string" calcext:value-type="string">
            <text:p><text:span text:style-name="T4">桌球教室球場地坪整修－信義樓桌球教室地坪整修</text:span></text:p>
          </table:table-cell>
          <table:table-cell table:style-name="ce29" office:value-type="string" calcext:value-type="string">
            <text:p>大同國小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大同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高群運動事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白珮茹</text:p>
          </table:table-cell>
          <table:table-cell table:style-name="ce20" office:value-type="string" calcext:value-type="string">
            <text:p><text:span text:style-name="T4">校園跑道整修工程－整修</text:span>PU<text:span text:style-name="T4">跑道</text:span></text:p>
          </table:table-cell>
          <table:table-cell table:style-name="ce29" office:value-type="string" calcext:value-type="string">
            <text:p>大坪國小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大坪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振煜實業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3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儀君</text:p>
          </table:table-cell>
          <table:table-cell table:style-name="ce20" office:value-type="string" calcext:value-type="string">
            <text:p><text:span text:style-name="T4">自立廚房增設油煙排放設備案－水洗式油煙濾清機</text:span></text:p>
          </table:table-cell>
          <table:table-cell table:style-name="ce29" office:value-type="string" calcext:value-type="string">
            <text:p>中正國小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正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華進不銹鋼金屬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金隆</text:p>
          </table:table-cell>
          <table:table-cell table:style-name="ce20" office:value-type="string" calcext:value-type="string">
            <text:p>106<text:span text:style-name="T4">年度健康中心整修計畫－健康中心整修</text:span></text:p>
          </table:table-cell>
          <table:table-cell table:style-name="ce29" office:value-type="string" calcext:value-type="string">
            <text:p>貢寮國中</text:p>
          </table:table-cell>
          <table:table-cell table:style-name="ce30" office:value-type="float" office:value="300" calcext:value-type="float">
            <text:p>300 </text:p>
          </table:table-cell>
          <table:table-cell table:style-name="ce30" office:value-type="float" office:value="99" calcext:value-type="float">
            <text:p>99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貢寮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臺灣愛得力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廖正良</text:p>
          </table:table-cell>
          <table:table-cell table:style-name="ce20" office:value-type="string" calcext:value-type="string">
            <text:p>106<text:span text:style-name="T4">年度校園側門籃球場照明工程－籃球場照明工程</text:span></text:p>
          </table:table-cell>
          <table:table-cell table:style-name="ce29" office:value-type="string" calcext:value-type="string">
            <text:p>坪林國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坪林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冠瑩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銘仁</text:p>
          </table:table-cell>
          <table:table-cell table:style-name="ce20" office:value-type="string" calcext:value-type="string">
            <text:p><text:span text:style-name="T4">風雨操場</text:span>(<text:span text:style-name="T4">廣福小巨蛋</text:span>)<text:span text:style-name="T4">設備增置工程計畫－照明燈光安裝、手搖桿設備增購</text:span></text:p>
          </table:table-cell>
          <table:table-cell table:style-name="ce29" office:value-type="string" calcext:value-type="string">
            <text:p>廣福國小</text:p>
          </table:table-cell>
          <table:table-cell table:number-columns-repeated="2" table:style-name="ce30" office:value-type="float" office:value="260" calcext:value-type="float">
            <text:p>26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廣福國小</text:p>
          </table:table-cell>
          <table:table-cell table:style-name="ce27" office:value-type="string" calcext:value-type="string">
            <text:p>公開取得企劃書</text:p>
            <text:p>逕洽廠商</text:p>
          </table:table-cell>
          <table:table-cell table:style-name="ce27" office:value-type="string" calcext:value-type="string">
            <text:p>璟漢有限公司</text:p>
            <text:p>正伸創意廣告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啟能</text:p>
          </table:table-cell>
          <table:table-cell table:style-name="ce20" office:value-type="string" calcext:value-type="string">
            <text:p>106<text:span text:style-name="T4">年選手訓練計畫－德製鋁質劍道、電審器</text:span></text:p>
          </table:table-cell>
          <table:table-cell table:style-name="ce29" office:value-type="string" calcext:value-type="string">
            <text:p>三重高中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重高中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辰記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3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廖本煙</text:p>
          </table:table-cell>
          <table:table-cell table:style-name="ce20" office:value-type="string" calcext:value-type="string">
            <text:p>106<text:span text:style-name="T4">年度籃球隊訓練計畫－比賽用電動計時器</text:span></text:p>
          </table:table-cell>
          <table:table-cell table:style-name="ce29" office:value-type="string" calcext:value-type="string">
            <text:p>鶯歌國中</text:p>
          </table:table-cell>
          <table:table-cell table:style-name="ce30" office:value-type="float" office:value="210" calcext:value-type="float">
            <text:p>210 </text:p>
          </table:table-cell>
          <table:table-cell table:style-name="ce30" office:value-type="float" office:value="52" calcext:value-type="float">
            <text:p>52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鶯歌國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汀沃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7">
          <table:table-cell table:style-name="ce5" office:value-type="string" calcext:value-type="string">
            <text:p>蔡淑君</text:p>
          </table:table-cell>
          <table:table-cell table:style-name="ce20" office:value-type="string" calcext:value-type="string">
            <text:p>106<text:span text:style-name="T4">年度發展適應體育暨學生輔具相關設備充實計畫－投籃機</text:span>*2<text:span text:style-name="T4">、大腿內</text:span>/<text:span text:style-name="T4">外展機、高壓清洗機、選物販賣機、窗簾、除濕機</text:span>*2</text:p>
          </table:table-cell>
          <table:table-cell table:style-name="ce29" office:value-type="string" calcext:value-type="string">
            <text:p>新北特教學校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新北特教學校</text:p>
          </table:table-cell>
          <table:table-cell table:style-name="ce27" office:value-type="string" calcext:value-type="string">
            <text:p>公開取得企劃書</text:p>
            <text:p>逕洽廠商</text:p>
          </table:table-cell>
          <table:table-cell table:style-name="ce27" office:value-type="string" calcext:value-type="string">
            <text:p>汀沃克有限公司</text:p>
            <text:p>橋山健康股份有限公司</text:p>
            <text:p>凱馬清潔股份有限公司</text:p>
            <text:p>飛絡力電子股份有限公司</text:p>
            <text:p>華簾窗飾有限公司</text:p>
            <text:p>緯泰電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曾煥嘉</text:p>
          </table:table-cell>
          <table:table-cell table:style-name="ce20" office:value-type="string" calcext:value-type="string">
            <text:p>106<text:span text:style-name="T4">年度充實運動場器材計畫</text:span>(<text:span text:style-name="T4">自行車</text:span>)<text:span text:style-name="T4">暨</text:span>106<text:span text:style-name="T4">年度充實運動場器材計畫－貨櫃屋</text:span></text:p>
          </table:table-cell>
          <table:table-cell table:style-name="ce29" office:value-type="string" calcext:value-type="string">
            <text:p>板橋國中</text:p>
          </table:table-cell>
          <table:table-cell table:style-name="ce30" office:value-type="float" office:value="500" calcext:value-type="float">
            <text:p>500 </text:p>
          </table:table-cell>
          <table:table-cell table:style-name="ce30" office:value-type="float" office:value="180" calcext:value-type="float">
            <text:p>18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板橋國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開富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10" office:value-type="string" calcext:value-type="string">
            <text:p>蔡明堂</text:p>
          </table:table-cell>
          <table:table-cell table:style-name="ce22" office:value-type="string" calcext:value-type="string">
            <text:p>106<text:span text:style-name="T4">年充實體育教學設備計畫－桌球桌</text:span>*2<text:span text:style-name="T4">、置物櫃</text:span>*18<text:span text:style-name="T4">、拔河車</text:span></text:p>
          </table:table-cell>
          <table:table-cell table:style-name="ce24" office:value-type="string" calcext:value-type="string">
            <text:p>二重國小</text:p>
          </table:table-cell>
          <table:table-cell table:style-name="ce31" office:value-type="float" office:value="274" calcext:value-type="float">
            <text:p>274 </text:p>
          </table:table-cell>
          <table:table-cell table:style-name="ce31" office:value-type="float" office:value="273" calcext:value-type="float">
            <text:p>273 </text:p>
          </table:table-cell>
          <table:table-cell table:style-name="ce18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10" office:value-type="string" calcext:value-type="string">
            <text:p>二重國小</text:p>
          </table:table-cell>
          <table:table-cell table:style-name="ce15" office:value-type="string" calcext:value-type="string">
            <text:p>公開取得報價單</text:p>
          </table:table-cell>
          <table:table-cell table:style-name="ce15" office:value-type="string" calcext:value-type="string">
            <text:p>光標工程行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2"/>
          <table:table-cell table:style-name="ce63" table:number-columns-repeated="1008"/>
        </table:table-row>
        <table:table-row table:style-name="ro10">
          <table:table-cell table:style-name="ce5" office:value-type="string" calcext:value-type="string">
            <text:p>林銘仁</text:p>
          </table:table-cell>
          <table:table-cell table:style-name="ce20" office:value-type="string" calcext:value-type="string">
            <text:p><text:span text:style-name="T4">推展空手道運動及向下紮根計畫－擬真人矽膠把</text:span>*2<text:span text:style-name="T4">、空手道專用得分靶</text:span>*2<text:span text:style-name="T4">、直立數字靶、反映旋轉靶</text:span>*2</text:p>
          </table:table-cell>
          <table:table-cell table:style-name="ce29" office:value-type="string" calcext:value-type="string">
            <text:p>忠孝國中</text:p>
          </table:table-cell>
          <table:table-cell table:style-name="ce30" office:value-type="float" office:value="99" calcext:value-type="float">
            <text:p>99 </text:p>
          </table:table-cell>
          <table:table-cell table:style-name="ce30" office:value-type="float" office:value="94" calcext:value-type="float">
            <text:p>94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忠孝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歐美興國際貿易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宇恩</text:p>
          </table:table-cell>
          <table:table-cell table:style-name="ce20" office:value-type="string" calcext:value-type="string">
            <text:p><text:span text:style-name="T4">體育及社團活動與教學設備擴充－圖書</text:span>*1<text:span text:style-name="T4">批</text:span></text:p>
          </table:table-cell>
          <table:table-cell table:style-name="ce29" office:value-type="string" calcext:value-type="string">
            <text:p>乾華國小</text:p>
          </table:table-cell>
          <table:table-cell table:style-name="ce30" office:value-type="float" office:value="80" calcext:value-type="float">
            <text:p>80 </text:p>
          </table:table-cell>
          <table:table-cell table:style-name="ce30" office:value-type="float" office:value="10" calcext:value-type="float">
            <text:p>1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乾華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博客來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明堂</text:p>
          </table:table-cell>
          <table:table-cell table:style-name="ce20" office:value-type="string" calcext:value-type="string">
            <text:p><text:span text:style-name="T4">籃球隊增購重量器材設備計畫－多功能訓練機、舉重椅、槓把放置架</text:span></text:p>
          </table:table-cell>
          <table:table-cell table:style-name="ce29" office:value-type="string" calcext:value-type="string">
            <text:p>三重商工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重商工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宇岦健康事業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彭成龍</text:p>
          </table:table-cell>
          <table:table-cell table:style-name="ce20" office:value-type="string" calcext:value-type="string">
            <text:p>106<text:span text:style-name="T4">年度棒球隊訓練設備及運動傷害防護設備添購計畫－雷達測速槍、攜帶式超音波、低週波治療器、復健診療床</text:span></text:p>
          </table:table-cell>
          <table:table-cell table:style-name="ce29" office:value-type="string" calcext:value-type="string">
            <text:p>私立中華高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私立中華高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樂運健康科技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何淑峯</text:p>
          </table:table-cell>
          <table:table-cell table:style-name="ce20" office:value-type="string" calcext:value-type="string">
            <text:p><text:span text:style-name="T4">運動代表隊增設訓練器材實施計畫－桌球桌</text:span>*2<text:span text:style-name="T4">、籃球架、五段式欄架</text:span></text:p>
          </table:table-cell>
          <table:table-cell table:style-name="ce29" office:value-type="string" calcext:value-type="string">
            <text:p>永和國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永和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長城桌球體育用品社</text:p>
            <text:p>北泰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余典</text:p>
          </table:table-cell>
          <table:table-cell table:style-name="ce20" office:value-type="string" calcext:value-type="string">
            <text:p>106<text:span text:style-name="T4">年運動訓練設備購置計畫－投籃機</text:span>*5</text:p>
          </table:table-cell>
          <table:table-cell table:style-name="ce29" office:value-type="string" calcext:value-type="string">
            <text:p>正義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正義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強生運動科技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3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彭成龍</text:p>
          </table:table-cell>
          <table:table-cell table:style-name="ce20" office:value-type="string" calcext:value-type="string">
            <text:p>106<text:span text:style-name="T4">年棒球隊軟式打擊設備添購計畫－球棒</text:span>*4<text:span text:style-name="T4">、球棒含球</text:span>*5<text:span text:style-name="T4">組</text:span></text:p>
          </table:table-cell>
          <table:table-cell table:style-name="ce29" office:value-type="string" calcext:value-type="string">
            <text:p>正義國小</text:p>
          </table:table-cell>
          <table:table-cell table:number-columns-repeated="2" table:style-name="ce30" office:value-type="float" office:value="90" calcext:value-type="float">
            <text:p>9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正義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羿品企業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蔣根煌</text:p>
          </table:table-cell>
          <table:table-cell table:style-name="ce20" office:value-type="string" calcext:value-type="string">
            <text:p><text:span text:style-name="T4">棒球隊團隊設備改善計畫－打擊網架、投手網架、平面網架、相機</text:span></text:p>
          </table:table-cell>
          <table:table-cell table:style-name="ce29" office:value-type="string" calcext:value-type="string">
            <text:p>光華國小</text:p>
          </table:table-cell>
          <table:table-cell table:style-name="ce30" office:value-type="float" office:value="160" calcext:value-type="float">
            <text:p>160 </text:p>
          </table:table-cell>
          <table:table-cell table:style-name="ce30" office:value-type="float" office:value="63" calcext:value-type="float">
            <text:p>63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光華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上禾體育用品有限公司</text:p>
            <text:p>國毅數位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彭成龍</text:p>
          </table:table-cell>
          <table:table-cell table:style-name="ce20" office:value-type="string" calcext:value-type="string">
            <text:p>106<text:span text:style-name="T4">年度棒球隊訓練設備改善－動態學習視聽系統、打擊球棒</text:span></text:p>
          </table:table-cell>
          <table:table-cell table:style-name="ce29" office:value-type="string" calcext:value-type="string">
            <text:p>土城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土城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耀盛通信有限公司</text:p>
            <text:p>一軍國際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金隆</text:p>
          </table:table-cell>
          <table:table-cell table:style-name="ce20" office:value-type="string" calcext:value-type="string">
            <text:p><text:span text:style-name="T4">充實及改善教學環境設備－桌球桌</text:span>*4</text:p>
          </table:table-cell>
          <table:table-cell table:style-name="ce29" office:value-type="string" calcext:value-type="string">
            <text:p>蘆洲國小</text:p>
          </table:table-cell>
          <table:table-cell table:style-name="ce30" office:value-type="float" office:value="99" calcext:value-type="float">
            <text:p>99 </text:p>
          </table:table-cell>
          <table:table-cell table:style-name="ce30" office:value-type="float" office:value="88" calcext:value-type="float">
            <text:p>88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蘆洲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長城桌球體育用品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翁月娥</text:p>
          </table:table-cell>
          <table:table-cell table:style-name="ce20" office:value-type="string" calcext:value-type="string">
            <text:p>106<text:span text:style-name="T4">年度桌球體育器材購置計畫－桌球桌</text:span>*4</text:p>
          </table:table-cell>
          <table:table-cell table:style-name="ce29" office:value-type="string" calcext:value-type="string">
            <text:p>碧華國小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碧華國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寶獅維麒實業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3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劉哲彰</text:p>
          </table:table-cell>
          <table:table-cell table:style-name="ce20" office:value-type="string" calcext:value-type="string">
            <text:p><text:span text:style-name="T4">購置籃球計時器－計時器</text:span>*1</text:p>
          </table:table-cell>
          <table:table-cell table:style-name="ce29" office:value-type="string" calcext:value-type="string">
            <text:p>安康高中</text:p>
          </table:table-cell>
          <table:table-cell table:number-columns-repeated="2" table:style-name="ce30" office:value-type="float" office:value="30" calcext:value-type="float">
            <text:p>3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安康高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智鴻運動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彭成龍</text:p>
          </table:table-cell>
          <table:table-cell table:style-name="ce20" office:value-type="string" calcext:value-type="string">
            <text:p>106<text:span text:style-name="T4">年度棒球隊訓練設備改善計畫－球棒</text:span>*5<text:span text:style-name="T4">、捕手整組專用護具</text:span>*2</text:p>
          </table:table-cell>
          <table:table-cell table:style-name="ce29" office:value-type="string" calcext:value-type="string">
            <text:p>尖山國中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87" calcext:value-type="float">
            <text:p>87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尖山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捷輝企業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宇恩</text:p>
          </table:table-cell>
          <table:table-cell table:style-name="ce20" office:value-type="string" calcext:value-type="string">
            <text:p><text:span text:style-name="T4">訓練設備增購計畫－球場灑水系統、擒抱柱、碰撞墊、欄架、藥球、握推椅</text:span></text:p>
          </table:table-cell>
          <table:table-cell table:style-name="ce29" office:value-type="string" calcext:value-type="string">
            <text:p>正德國中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正德國中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淡海水電消防工程行</text:p>
            <text:p>純美體育用品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楊春妹</text:p>
          </table:table-cell>
          <table:table-cell table:style-name="ce20" office:value-type="string" calcext:value-type="string">
            <text:p>106<text:span text:style-name="T4">年度籃球隊宿舍設備改善－洗衣機</text:span>*4</text:p>
          </table:table-cell>
          <table:table-cell table:style-name="ce29" office:value-type="string" calcext:value-type="string">
            <text:p>三峽國中</text:p>
          </table:table-cell>
          <table:table-cell table:number-columns-repeated="2" table:style-name="ce30" office:value-type="float" office:value="90" calcext:value-type="float">
            <text:p>9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峽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全國電子股份有限公司</text:p>
          </table:table-cell>
          <table:table-cell table:style-name="ce49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 table:number-columns-spanned="1" table:number-rows-spanned="2">
            <text:p>鄭宇恩</text:p>
          </table:table-cell>
          <table:table-cell table:style-name="ce21" office:value-type="string" calcext:value-type="string" table:number-columns-spanned="1" table:number-rows-spanned="2">
            <text:p>106<text:span text:style-name="T4">年度新北市八里跆拳道訓練站實施計畫－踢靶櫃子、訓練用設備、直立式打擊座</text:span></text:p>
          </table:table-cell>
          <table:table-cell table:style-name="ce25" office:value-type="string" calcext:value-type="string" table:number-columns-spanned="1" table:number-rows-spanned="2">
            <text:p>八里國小</text:p>
          </table:table-cell>
          <table:table-cell table:style-name="ce32" office:value-type="float" office:value="90" calcext:value-type="float" table:number-columns-spanned="1" table:number-rows-spanned="2">
            <text:p>90 </text:p>
          </table:table-cell>
          <table:table-cell table:style-name="ce30" office:value-type="float" office:value="71" calcext:value-type="float">
            <text:p>71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八里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立東裝潢工程有限公司</text:p>
            <text:p>展俐企業有限公司</text:p>
            <text:p>威利企業有限公司</text:p>
            <text:p>順鼎企業有限公司</text:p>
            <text:p>展俐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 table:number-columns-repeated="4"/>
          <table:table-cell table:style-name="ce30" office:value-type="float" office:value="19" calcext:value-type="float">
            <text:p>19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covered-table-cell/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立東裝潢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何淑峯</text:p>
          </table:table-cell>
          <table:table-cell table:style-name="ce20" office:value-type="string" calcext:value-type="string">
            <text:p><text:span text:style-name="T4">體育班</text:span>106<text:span text:style-name="T4">學年度學生宿舍整修－分離式冷氣、窗型冷氣、洗衣機、床組、窗簾</text:span></text:p>
          </table:table-cell>
          <table:table-cell table:style-name="ce29" office:value-type="string" calcext:value-type="string">
            <text:p>頭前國中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7" calcext:value-type="float">
            <text:p>97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頭前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樂饗遊企業社</text:p>
            <text:p>晟業電器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羅文崇</text:p>
          </table:table-cell>
          <table:table-cell table:style-name="ce20" office:value-type="string" calcext:value-type="string">
            <text:p><text:span text:style-name="T4">角力場防風遮改善工程計畫－體能訓練場遮雨檔板、樓梯三角遮雨檔板、防風雨透明遮雨擋布</text:span></text:p>
          </table:table-cell>
          <table:table-cell table:style-name="ce29" office:value-type="string" calcext:value-type="string">
            <text:p>達觀國中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達觀國中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叡鈦有限公司</text:p>
            <text:p>錦田帆布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20">
          <table:table-cell table:style-name="ce5" office:value-type="string" calcext:value-type="string">
            <text:p>許昭興</text:p>
          </table:table-cell>
          <table:table-cell table:style-name="ce21" office:value-type="string" calcext:value-type="string" table:number-columns-spanned="1" table:number-rows-spanned="4">
            <text:p>106<text:span text:style-name="T4">年度食育教室建置工程－抽油煙機、瓦斯爐、冰箱、烤箱、液晶顯示器</text:span>*2<text:span text:style-name="T4">、冷氣機、咖啡機、水波爐</text:span></text:p>
          </table:table-cell>
          <table:table-cell table:style-name="ce25" office:value-type="string" calcext:value-type="string" table:number-columns-spanned="1" table:number-rows-spanned="4">
            <text:p>頂溪國小</text:p>
          </table:table-cell>
          <table:table-cell table:style-name="ce30" office:value-type="float" office:value="300" calcext:value-type="float">
            <text:p>300 </text:p>
          </table:table-cell>
          <table:table-cell table:style-name="ce32" office:value-type="float" office:value="342" calcext:value-type="float" table:number-columns-spanned="1" table:number-rows-spanned="2">
            <text:p>342 </text:p>
          </table:table-cell>
          <table:table-cell table:style-name="ce16" office:value-type="string" calcext:value-type="string" table:number-columns-spanned="1" table:number-rows-spanned="2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4">
            <text:p>頂溪國小</text:p>
          </table:table-cell>
          <table:table-cell table:style-name="ce17" office:value-type="string" calcext:value-type="string" table:number-columns-spanned="1" table:number-rows-spanned="4">
            <text:p>公開招標</text:p>
          </table:table-cell>
          <table:table-cell table:style-name="ce17" office:value-type="string" calcext:value-type="string" table:number-columns-spanned="1" table:number-rows-spanned="4">
            <text:p>漢紜室內裝修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6" office:value-type="string" calcext:value-type="string" table:number-columns-spanned="1" table:number-rows-spanned="2">
            <text:p>連斐璠</text:p>
          </table:table-cell>
          <table:covered-table-cell table:number-columns-repeated="2"/>
          <table:table-cell table:style-name="ce34" office:value-type="float" office:value="500" calcext:value-type="float" table:number-columns-spanned="1" table:number-rows-spanned="2">
            <text:p>5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covered-table-cell table:number-columns-repeated="4"/>
          <table:table-cell table:style-name="ce32" office:value-type="float" office:value="1058" calcext:value-type="float" table:number-columns-spanned="1" table:number-rows-spanned="2">
            <text:p>1058 </text:p>
          </table:table-cell>
          <table:table-cell table:style-name="ce16" office:value-type="string" calcext:value-type="string" table:number-columns-spanned="1" table:number-rows-spanned="2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covered-table-cell table:number-columns-repeated="3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7">
          <table:table-cell table:style-name="ce5" office:value-type="string" calcext:value-type="string">
            <text:p>陳鴻源</text:p>
          </table:table-cell>
          <table:covered-table-cell table:number-columns-repeated="2"/>
          <table:table-cell table:style-name="ce30" office:value-type="float" office:value="600" calcext:value-type="float">
            <text:p>600 </text:p>
          </table:table-cell>
          <table:covered-table-cell table:number-columns-repeated="5"/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翁月娥</text:p>
          </table:table-cell>
          <table:table-cell table:style-name="ce20" office:value-type="string" calcext:value-type="string">
            <text:p>106<text:span text:style-name="T4">年度桌球團隊設備－桌球桌</text:span>*5<text:span text:style-name="T4">、冷氣機</text:span>*2</text:p>
          </table:table-cell>
          <table:table-cell table:style-name="ce29" office:value-type="string" calcext:value-type="string">
            <text:p>修德國小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修德國小</text:p>
          </table:table-cell>
          <table:table-cell table:style-name="ce27" office:value-type="string" calcext:value-type="string">
            <text:p>共同供應契約</text:p>
            <text:p>逕洽廠商</text:p>
          </table:table-cell>
          <table:table-cell table:style-name="ce27" office:value-type="string" calcext:value-type="string">
            <text:p>淨寶企業有限公司</text:p>
            <text:p>乒乓世界桌球用品有限公司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坤城</text:p>
          </table:table-cell>
          <table:table-cell table:style-name="ce20" office:value-type="string" calcext:value-type="string">
            <text:p>106<text:span text:style-name="T4">年桌球隊通風設備建置計畫－除濕機、冷氣機</text:span></text:p>
          </table:table-cell>
          <table:table-cell table:style-name="ce29" office:value-type="string" calcext:value-type="string">
            <text:p>正義國小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正義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長餘國際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明堂</text:p>
          </table:table-cell>
          <table:table-cell table:style-name="ce20" office:value-type="string" calcext:value-type="string">
            <text:p><text:span text:style-name="T4">增購棒球投球機計畫－棒球投球機</text:span></text:p>
          </table:table-cell>
          <table:table-cell table:style-name="ce29" office:value-type="string" calcext:value-type="string">
            <text:p>二重國中</text:p>
          </table:table-cell>
          <table:table-cell table:number-columns-repeated="2" table:style-name="ce30" office:value-type="float" office:value="98" calcext:value-type="float">
            <text:p>98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二重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一軍國際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游輝宂</text:p>
          </table:table-cell>
          <table:table-cell table:style-name="ce20" office:value-type="string" calcext:value-type="string">
            <text:p><text:span text:style-name="T4">跆拳道暨體適能教室相關設備－人型靶</text:span>*2</text:p>
          </table:table-cell>
          <table:table-cell table:style-name="ce29" office:value-type="string" calcext:value-type="string">
            <text:p>秀山國小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23" calcext:value-type="float">
            <text:p>23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秀山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新武堂體育用品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洪佳君</text:p>
          </table:table-cell>
          <table:table-cell table:style-name="ce20" office:value-type="string" calcext:value-type="string">
            <text:p>106<text:span text:style-name="T4">年度改善體育教學運動傷害器材設備計畫－製冰機</text:span>*1</text:p>
          </table:table-cell>
          <table:table-cell table:style-name="ce29" office:value-type="string" calcext:value-type="string">
            <text:p>育林國中</text:p>
          </table:table-cell>
          <table:table-cell table:number-columns-repeated="2" table:style-name="ce30" office:value-type="float" office:value="55" calcext:value-type="float">
            <text:p>5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育林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康保企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廖筱清</text:p>
          </table:table-cell>
          <table:table-cell table:style-name="ce20" office:value-type="string" calcext:value-type="string">
            <text:p><text:span text:style-name="T4">廚房整修工程及冷氣設備－分離式冷氣</text:span>*1<text:span text:style-name="T4">、置物收納矮櫃</text:span>*2</text:p>
          </table:table-cell>
          <table:table-cell table:style-name="ce29" office:value-type="string" calcext:value-type="string">
            <text:p>和平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和平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鈱晟企業社</text:p>
            <text:p>撰美室內裝修事業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黃永昌</text:p>
          </table:table-cell>
          <table:table-cell table:style-name="ce20" office:value-type="string" calcext:value-type="string">
            <text:p><text:span text:style-name="T4">體育器材及設備申請計畫－柔道墊</text:span>*8<text:span text:style-name="T4">組</text:span></text:p>
          </table:table-cell>
          <table:table-cell table:style-name="ce29" office:value-type="string" calcext:value-type="string">
            <text:p>土城國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土城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強生運動科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余典</text:p>
          </table:table-cell>
          <table:table-cell table:style-name="ce20" office:value-type="string" calcext:value-type="string">
            <text:p><text:span text:style-name="T4">健康中心環境改善計畫－冷氣</text:span>*2</text:p>
          </table:table-cell>
          <table:table-cell table:style-name="ce29" office:value-type="string" calcext:value-type="string">
            <text:p>蘆洲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蘆洲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艾而康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游輝宂</text:p>
          </table:table-cell>
          <table:table-cell table:style-name="ce20" office:value-type="string" calcext:value-type="string">
            <text:p>106<text:span text:style-name="T4">學年度充實體育教學設備計畫－籃球電動計時計分板</text:span></text:p>
          </table:table-cell>
          <table:table-cell table:style-name="ce29" office:value-type="string" calcext:value-type="string">
            <text:p>江翠國小</text:p>
          </table:table-cell>
          <table:table-cell table:number-columns-repeated="2" table:style-name="ce30" office:value-type="float" office:value="30" calcext:value-type="float">
            <text:p>3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江翠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聖聿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 table:number-columns-spanned="1" table:number-rows-spanned="2">
            <text:p>金中玉</text:p>
          </table:table-cell>
          <table:table-cell table:style-name="ce21" office:value-type="string" calcext:value-type="string" table:number-columns-spanned="1" table:number-rows-spanned="2">
            <text:p><text:span text:style-name="T4">改善校園環境設施案－飲水機</text:span>*4<text:span text:style-name="T4">、比賽計時器</text:span>*1</text:p>
          </table:table-cell>
          <table:table-cell table:style-name="ce25" office:value-type="string" calcext:value-type="string" table:number-columns-spanned="1" table:number-rows-spanned="2">
            <text:p>中正國小</text:p>
          </table:table-cell>
          <table:table-cell table:style-name="ce32" office:value-type="float" office:value="200" calcext:value-type="float" table:number-columns-spanned="1" table:number-rows-spanned="2">
            <text:p>200 </text:p>
          </table:table-cell>
          <table:table-cell table:style-name="ce30" office:value-type="float" office:value="114" calcext:value-type="float">
            <text:p>114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中正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力霸工業科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 table:number-columns-repeated="4"/>
          <table:table-cell table:style-name="ce30" office:value-type="float" office:value="86" calcext:value-type="float">
            <text:p>86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covered-table-cell/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聖聿實業有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羅文崇</text:p>
          </table:table-cell>
          <table:table-cell table:style-name="ce20" office:value-type="string" calcext:value-type="string">
            <text:p><text:span text:style-name="T4">改善桌球社團運動器材計畫－桌球檯</text:span>*6</text:p>
          </table:table-cell>
          <table:table-cell table:style-name="ce29" office:value-type="string" calcext:value-type="string">
            <text:p>復興國小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99" calcext:value-type="float">
            <text:p>99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復興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乒乓世界桌球用品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張瑞山</text:p>
          </table:table-cell>
          <table:table-cell table:style-name="ce20" office:value-type="string" calcext:value-type="string">
            <text:p>106<text:span text:style-name="T4">年教學環境改善計畫－冷氣</text:span>*1(<text:span text:style-name="T4">輔導處</text:span>)<text:span text:style-name="T4">、監視系統</text:span>*1(<text:span text:style-name="T4">自立午餐廚房</text:span>)</text:p>
          </table:table-cell>
          <table:table-cell table:style-name="ce29" office:value-type="string" calcext:value-type="string">
            <text:p>漳和國中</text:p>
          </table:table-cell>
          <table:table-cell table:style-name="ce30" office:value-type="float" office:value="200" calcext:value-type="float">
            <text:p>200 </text:p>
          </table:table-cell>
          <table:table-cell table:style-name="ce30" office:value-type="float" office:value="139" calcext:value-type="float">
            <text:p>139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漳和國中</text:p>
          </table:table-cell>
          <table:table-cell table:style-name="ce27" office:value-type="string" calcext:value-type="string">
            <text:p>共同供應契約</text:p>
            <text:p>逕洽廠商</text:p>
          </table:table-cell>
          <table:table-cell table:style-name="ce27" office:value-type="string" calcext:value-type="string">
            <text:p>嘉樂福企業有限公司</text:p>
            <text:p>銓燦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裔綺</text:p>
          </table:table-cell>
          <table:table-cell table:style-name="ce20" office:value-type="string" calcext:value-type="string">
            <text:p>106<text:span text:style-name="T4">年度改善校園衛生環境設備計畫－紫外線殺菌燈</text:span>*2</text:p>
          </table:table-cell>
          <table:table-cell table:style-name="ce29" office:value-type="string" calcext:value-type="string">
            <text:p>十分國小</text:p>
          </table:table-cell>
          <table:table-cell table:number-columns-repeated="2" table:style-name="ce30" office:value-type="float" office:value="52" calcext:value-type="float">
            <text:p>52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十分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新禾醫療用品有限公司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錦錠</text:p>
          </table:table-cell>
          <table:table-cell table:style-name="ce20" office:value-type="string" calcext:value-type="string">
            <text:p><text:span text:style-name="T4">改善校園環境衛生設備計畫－購置冰溫熱飲水機</text:span>*8</text:p>
          </table:table-cell>
          <table:table-cell table:style-name="ce29" office:value-type="string" calcext:value-type="string">
            <text:p>私立竹林高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私立竹林高中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力霸工業科技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何淑峯</text:p>
          </table:table-cell>
          <table:table-cell table:style-name="ce20" office:value-type="string" calcext:value-type="string">
            <text:p><text:span text:style-name="T4">體育班</text:span>106<text:span text:style-name="T4">學年度羽球隊訓練器材－羽球發球機</text:span></text:p>
          </table:table-cell>
          <table:table-cell table:style-name="ce29" office:value-type="string" calcext:value-type="string">
            <text:p>頭前國中</text:p>
          </table:table-cell>
          <table:table-cell table:style-name="ce30" office:value-type="float" office:value="95" calcext:value-type="float">
            <text:p>95 </text:p>
          </table:table-cell>
          <table:table-cell table:style-name="ce30" office:value-type="float" office:value="93" calcext:value-type="float">
            <text:p>93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頭前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宏暢國際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明堂</text:p>
          </table:table-cell>
          <table:table-cell table:style-name="ce20" office:value-type="string" calcext:value-type="string">
            <text:p><text:span text:style-name="T4">增添棒球訓練設備－壺鈴</text:span>*1<text:span text:style-name="T4">、奧林匹克槓</text:span>*2<text:span text:style-name="T4">、深蹲架</text:span>*2<text:span text:style-name="T4">、鋁棒</text:span>*6<text:span text:style-name="T4">、氣墊床</text:span>*1</text:p>
          </table:table-cell>
          <table:table-cell table:style-name="ce29" office:value-type="string" calcext:value-type="string">
            <text:p>私立穀保家商</text:p>
          </table:table-cell>
          <table:table-cell table:number-columns-repeated="2" table:style-name="ce30" office:value-type="float" office:value="302" calcext:value-type="float">
            <text:p>302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私立穀保家商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鈞鼎運動事業有限公司</text:p>
            <text:p>御象體育用品有限公司</text:p>
            <text:p>盛浩國際貿易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宇恩</text:p>
          </table:table-cell>
          <table:table-cell table:style-name="ce20" office:value-type="string" calcext:value-type="string">
            <text:p>106<text:span text:style-name="T4">年橄欖球訓練設備增購計畫－攝影機</text:span>*1<text:span text:style-name="T4">、洗衣機</text:span>*2<text:span text:style-name="T4">、訓練推車</text:span>*2<text:span text:style-name="T4">、擒抱柱訓練組</text:span>*3</text:p>
          </table:table-cell>
          <table:table-cell table:style-name="ce29" office:value-type="string" calcext:value-type="string">
            <text:p>竹圍高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竹圍高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富豪影音企業</text:p>
            <text:p>昌源電器公司</text:p>
            <text:p>汀沃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7">
          <table:table-cell table:style-name="ce5" office:value-type="string" calcext:value-type="string">
            <text:p>蔡葉偉</text:p>
          </table:table-cell>
          <table:table-cell table:style-name="ce20" office:value-type="string" calcext:value-type="string">
            <text:p><text:span text:style-name="T4">改善及充實教學行政設備－健康中心桌椅一套、資料卡存放櫃一組、急救設備器材櫃一組、多功能事務機一台、碎紙機三台、數位相機一台</text:span></text:p>
          </table:table-cell>
          <table:table-cell table:style-name="ce29" office:value-type="string" calcext:value-type="string">
            <text:p>石門國中</text:p>
          </table:table-cell>
          <table:table-cell table:number-columns-repeated="2" table:style-name="ce30" office:value-type="float" office:value="95" calcext:value-type="float">
            <text:p>9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石門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禾順傢俱行</text:p>
            <text:p>承鑫家具有限公司</text:p>
            <text:p>永鉅事務機器有限公司</text:p>
            <text:p>復升資訊科技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沈發惠</text:p>
          </table:table-cell>
          <table:table-cell table:style-name="ce20" office:value-type="string" calcext:value-type="string">
            <text:p><text:span text:style-name="T4">棒球隊成長訓練計畫－校車購置</text:span></text:p>
          </table:table-cell>
          <table:table-cell table:style-name="ce29" office:value-type="string" calcext:value-type="string">
            <text:p>私立崇義高中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私立崇義高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上禾汽車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黃永昌</text:p>
          </table:table-cell>
          <table:table-cell table:style-name="ce20" office:value-type="string" calcext:value-type="string">
            <text:p><text:span text:style-name="T4">校隊訓練設備器材申請計畫－啞鈴組</text:span>*1<text:span text:style-name="T4">、懸吊訓練器</text:span>*1<text:span text:style-name="T4">、保護墊</text:span>*2<text:span text:style-name="T4">、除濕機</text:span>*4<text:span text:style-name="T4">、洗衣機</text:span>*1</text:p>
          </table:table-cell>
          <table:table-cell table:style-name="ce29" office:value-type="string" calcext:value-type="string">
            <text:p>土城國中</text:p>
          </table:table-cell>
          <table:table-cell table:style-name="ce30" office:value-type="float" office:value="90" calcext:value-type="float">
            <text:p>90 </text:p>
          </table:table-cell>
          <table:table-cell table:style-name="ce30" office:value-type="float" office:value="89" calcext:value-type="float">
            <text:p>89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土城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鴻豐國際有限公司</text:p>
            <text:p>桓昇電器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 table:number-columns-spanned="1" table:number-rows-spanned="2">
            <text:p>楊春妹</text:p>
          </table:table-cell>
          <table:table-cell table:style-name="ce21" office:value-type="string" calcext:value-type="string" table:number-columns-spanned="1" table:number-rows-spanned="2">
            <text:p><text:span text:style-name="T4">教學環境設施改善－網路伺服器</text:span>*1<text:span text:style-name="T4">、電腦桌機</text:span>*1</text:p>
          </table:table-cell>
          <table:table-cell table:style-name="ce25" office:value-type="string" calcext:value-type="string" table:number-columns-spanned="1" table:number-rows-spanned="2">
            <text:p>裕民國小</text:p>
          </table:table-cell>
          <table:table-cell table:style-name="ce33" office:value-type="float" office:value="100" calcext:value-type="float" table:number-columns-spanned="1" table:number-rows-spanned="2">
            <text:p>100 </text:p>
          </table:table-cell>
          <table:table-cell table:style-name="ce30" office:value-type="float" office:value="45" calcext:value-type="float">
            <text:p>4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6" office:value-type="string" calcext:value-type="string" table:number-columns-spanned="1" table:number-rows-spanned="2">
            <text:p>裕民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嘉君科技有限公司 <text:s/></text:p>
          </table:table-cell>
          <table:table-cell table:style-name="ce46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covered-table-cell table:number-columns-repeated="4"/>
          <table:table-cell table:style-name="ce30" office:value-type="float" office:value="55" calcext:value-type="float">
            <text:p>55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covered-table-cell/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寶頡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廖正良</text:p>
          </table:table-cell>
          <table:table-cell table:style-name="ce20" office:value-type="string" calcext:value-type="string">
            <text:p><text:span text:style-name="T4">女子壘球隊培訓計畫－捕手護具</text:span>*1<text:span text:style-name="T4">套</text:span></text:p>
          </table:table-cell>
          <table:table-cell table:style-name="ce29" office:value-type="string" calcext:value-type="string">
            <text:p>秀峰高中</text:p>
          </table:table-cell>
          <table:table-cell table:number-columns-repeated="2" table:style-name="ce30" office:value-type="float" office:value="10" calcext:value-type="float">
            <text:p>1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秀峰高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生明貿易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連斐璠</text:p>
          </table:table-cell>
          <table:table-cell table:style-name="ce20" office:value-type="string" calcext:value-type="string">
            <text:p>106<text:span text:style-name="T4">年度教學環境改善－風雨操場地面整修更新改善</text:span></text:p>
          </table:table-cell>
          <table:table-cell table:style-name="ce29" office:value-type="string" calcext:value-type="string">
            <text:p>福和國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福和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律動國際體育設備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廖筱清</text:p>
          </table:table-cell>
          <table:table-cell table:style-name="ce20" office:value-type="string" calcext:value-type="string">
            <text:p>106<text:span text:style-name="T4">年運動場跑道整建工程</text:span></text:p>
          </table:table-cell>
          <table:table-cell table:style-name="ce29" office:value-type="string" calcext:value-type="string">
            <text:p>達觀國中小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達觀國中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亨運營造事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白珮茹</text:p>
          </table:table-cell>
          <table:table-cell table:style-name="ce20" office:value-type="string" calcext:value-type="string">
            <text:p><text:span text:style-name="T4">戶外活動場地整修工程</text:span></text:p>
          </table:table-cell>
          <table:table-cell table:style-name="ce29" office:value-type="string" calcext:value-type="string">
            <text:p>北峰國小</text:p>
          </table:table-cell>
          <table:table-cell table:number-columns-repeated="2" table:style-name="ce30" office:value-type="float" office:value="500" calcext:value-type="float">
            <text:p>5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北峰國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禾螢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楊春妹</text:p>
          </table:table-cell>
          <table:table-cell table:style-name="ce20" office:value-type="string" calcext:value-type="string">
            <text:p>106<text:span text:style-name="T4">年度桌球訓練環境改善計畫－照明改善、通風改善、牆面壁嚴改善粉刷、地面整平排水工程</text:span></text:p>
          </table:table-cell>
          <table:table-cell table:style-name="ce29" office:value-type="string" calcext:value-type="string">
            <text:p>民安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民安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宇昌工程有限公司</text:p>
          </table:table-cell>
          <table:table-cell table:style-name="ce49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金中玉</text:p>
          </table:table-cell>
          <table:table-cell table:style-name="ce20" office:value-type="string" calcext:value-type="string">
            <text:p>106<text:span text:style-name="T4">年度角力訓練室防颱鋁窗增置工程計畫－防颱鋁窗</text:span>*60</text:p>
          </table:table-cell>
          <table:table-cell table:style-name="ce29" office:value-type="string" calcext:value-type="string">
            <text:p>文山國中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文山國中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堂發設計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張瑞山</text:p>
          </table:table-cell>
          <table:table-cell table:style-name="ce20" office:value-type="string" calcext:value-type="string">
            <text:p>106<text:span text:style-name="T4">年度學務處辦公室及健康中心環境改善－講台打除、天花板及牆面粉刷、桌椅防塵、吊扇、吊燈更新</text:span></text:p>
          </table:table-cell>
          <table:table-cell table:style-name="ce29" office:value-type="string" calcext:value-type="string">
            <text:p>復興國小</text:p>
          </table:table-cell>
          <table:table-cell table:style-name="ce30" office:value-type="float" office:value="95" calcext:value-type="float">
            <text:p>95 </text:p>
          </table:table-cell>
          <table:table-cell table:style-name="ce30" office:value-type="float" office:value="88" calcext:value-type="float">
            <text:p>88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復興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小熊土木包工業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王淑慧</text:p>
          </table:table-cell>
          <table:table-cell table:style-name="ce20" office:value-type="string" calcext:value-type="string">
            <text:p><text:span text:style-name="T4">購置桌球專用器材與提升訓練環境－比賽級桌球檯</text:span>*4</text:p>
          </table:table-cell>
          <table:table-cell table:style-name="ce29" office:value-type="string" calcext:value-type="string">
            <text:p>海山高中</text:p>
          </table:table-cell>
          <table:table-cell table:number-columns-repeated="2" table:style-name="ce30" office:value-type="float" office:value="96" calcext:value-type="float">
            <text:p>96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海山高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弘仁貿易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宇恩</text:p>
          </table:table-cell>
          <table:table-cell table:style-name="ce20" office:value-type="string" calcext:value-type="string">
            <text:p><text:span text:style-name="T4">遊戲器材改建樹屋修繕工程計畫－遊戲器材改建樹屋修繕工程</text:span></text:p>
          </table:table-cell>
          <table:table-cell table:style-name="ce29" office:value-type="string" calcext:value-type="string">
            <text:p>坪頂國小</text:p>
          </table:table-cell>
          <table:table-cell table:number-columns-repeated="2" table:style-name="ce30" office:value-type="float" office:value="60" calcext:value-type="float">
            <text:p>6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坪頂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億勝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葉偉</text:p>
          </table:table-cell>
          <table:table-cell table:style-name="ce20" office:value-type="string" calcext:value-type="string">
            <text:p><text:span text:style-name="T4">運動場整修工程</text:span></text:p>
          </table:table-cell>
          <table:table-cell table:style-name="ce29" office:value-type="string" calcext:value-type="string">
            <text:p>文化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文化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陳忠民建築師事務所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沈發惠</text:p>
          </table:table-cell>
          <table:table-cell table:style-name="ce20" office:value-type="string" calcext:value-type="string">
            <text:p><text:span text:style-name="T4">遊戲器材充實改善計畫－安全地墊及收邊、溜滑梯</text:span></text:p>
          </table:table-cell>
          <table:table-cell table:style-name="ce29" office:value-type="string" calcext:value-type="string">
            <text:p>金山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金山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華森崴國際教育用品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沈發惠</text:p>
          </table:table-cell>
          <table:table-cell table:style-name="ce20" office:value-type="string" calcext:value-type="string">
            <text:p>106<text:span text:style-name="T4">年度棒球打擊練習場修繕計畫－整修室內打擊場圍網工程</text:span></text:p>
          </table:table-cell>
          <table:table-cell table:style-name="ce29" office:value-type="string" calcext:value-type="string">
            <text:p>秀峰高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秀峰高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捷揮企業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葉偉</text:p>
          </table:table-cell>
          <table:table-cell table:style-name="ce20" office:value-type="string" calcext:value-type="string">
            <text:p><text:span text:style-name="T4">同心園戶外遊戲器具－戶外遊戲器具</text:span>(<text:span text:style-name="T4">含弧形滑梯、雙滑道滑梯、鑽龍、斜坡攀爬板</text:span>)</text:p>
          </table:table-cell>
          <table:table-cell table:style-name="ce29" office:value-type="string" calcext:value-type="string">
            <text:p>三芝國小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芝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億勝實業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賴秋媚</text:p>
          </table:table-cell>
          <table:table-cell table:style-name="ce20" office:value-type="string" calcext:value-type="string">
            <text:p><text:span text:style-name="T4">運動草坪整修工程</text:span></text:p>
          </table:table-cell>
          <table:table-cell table:style-name="ce29" office:value-type="string" calcext:value-type="string">
            <text:p>光華國小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光華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禾螢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張瑞山</text:p>
          </table:table-cell>
          <table:table-cell table:style-name="ce20" office:value-type="string" calcext:value-type="string">
            <text:p><text:span text:style-name="T4">班級置物櫃更新計畫－塑鋼舒美板製置物櫃</text:span>*15<text:span text:style-name="T4">組</text:span></text:p>
          </table:table-cell>
          <table:table-cell table:style-name="ce29" office:value-type="string" calcext:value-type="string">
            <text:p>自強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自強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力承室內裝修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裔綺</text:p>
          </table:table-cell>
          <table:table-cell table:style-name="ce20" office:value-type="string" calcext:value-type="string">
            <text:p><text:span text:style-name="T4">置物櫃改善計畫－窗邊藝術造型木質置物櫃</text:span>*5<text:span text:style-name="T4">組</text:span></text:p>
          </table:table-cell>
          <table:table-cell table:style-name="ce29" office:value-type="string" calcext:value-type="string">
            <text:p>瑞芳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瑞芳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澳亞室內裝修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葉偉</text:p>
          </table:table-cell>
          <table:table-cell table:style-name="ce20" office:value-type="string" calcext:value-type="string">
            <text:p><text:span text:style-name="T4">中泰國小附設幼兒園</text:span>106<text:span text:style-name="T4">年購置塗鴉牆及改善地坪經費</text:span></text:p>
          </table:table-cell>
          <table:table-cell table:style-name="ce29" office:value-type="string" calcext:value-type="string">
            <text:p>中泰國小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泰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朋祥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蔣根煌</text:p>
          </table:table-cell>
          <table:table-cell table:style-name="ce20" office:value-type="string" calcext:value-type="string">
            <text:p><text:span text:style-name="T4">泰山國小附設幼兒園</text:span>106<text:span text:style-name="T4">年增設送餐坡道花架美化工程經費</text:span></text:p>
          </table:table-cell>
          <table:table-cell table:style-name="ce29" office:value-type="string" calcext:value-type="string">
            <text:p>泰山國小</text:p>
          </table:table-cell>
          <table:table-cell table:number-columns-repeated="2" table:style-name="ce30" office:value-type="float" office:value="99" calcext:value-type="float">
            <text:p>99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泰山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椿鑫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何博文</text:p>
          </table:table-cell>
          <table:table-cell table:style-name="ce20" office:value-type="string" calcext:value-type="string">
            <text:p><text:span text:style-name="T4">光復國小附設幼兒園</text:span>106<text:span text:style-name="T4">年增設水泥塗鴉牆工程經費計畫案</text:span></text:p>
          </table:table-cell>
          <table:table-cell table:style-name="ce29" office:value-type="string" calcext:value-type="string">
            <text:p>光復國小</text:p>
          </table:table-cell>
          <table:table-cell table:number-columns-repeated="2" table:style-name="ce30" office:value-type="float" office:value="62" calcext:value-type="float">
            <text:p>62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光復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笙慈室內裝修工程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羅文崇</text:p>
          </table:table-cell>
          <table:table-cell table:style-name="ce20" office:value-type="string" calcext:value-type="string">
            <text:p><text:span text:style-name="T4">網溪國小附設幼兒園</text:span>106<text:span text:style-name="T4">年施作地坪、天花板及牆面工程經費計畫</text:span></text:p>
          </table:table-cell>
          <table:table-cell table:style-name="ce29" office:value-type="string" calcext:value-type="string">
            <text:p>網溪國小</text:p>
          </table:table-cell>
          <table:table-cell table:number-columns-repeated="2" table:style-name="ce30" office:value-type="float" office:value="295" calcext:value-type="float">
            <text:p>295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網溪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登山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連斐璠</text:p>
          </table:table-cell>
          <table:table-cell table:style-name="ce20" office:value-type="string" calcext:value-type="string">
            <text:p><text:span text:style-name="T4">網溪國小附設幼兒園</text:span>106<text:span text:style-name="T4">年增置遊樂設施工程經費計畫</text:span></text:p>
          </table:table-cell>
          <table:table-cell table:style-name="ce29" office:value-type="string" calcext:value-type="string">
            <text:p>網溪國小</text:p>
          </table:table-cell>
          <table:table-cell table:style-name="ce30" office:value-type="float" office:value="350" calcext:value-type="float">
            <text:p>350 </text:p>
          </table:table-cell>
          <table:table-cell table:style-name="ce30" office:value-type="float" office:value="345" calcext:value-type="float">
            <text:p>345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網溪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登山營造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何淑峯</text:p>
          </table:table-cell>
          <table:table-cell table:style-name="ce20" office:value-type="string" calcext:value-type="string">
            <text:p><text:span text:style-name="T4">思賢國小附設幼兒園</text:span>106<text:span text:style-name="T4">年增置不鏽鋼柵欄工程經費計畫案</text:span></text:p>
          </table:table-cell>
          <table:table-cell table:style-name="ce29" office:value-type="string" calcext:value-type="string">
            <text:p>思賢國小</text:p>
          </table:table-cell>
          <table:table-cell table:number-columns-repeated="2" table:style-name="ce30" office:value-type="float" office:value="80" calcext:value-type="float">
            <text:p>8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思賢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育翔土木包工業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許昭興</text:p>
          </table:table-cell>
          <table:table-cell table:style-name="ce20" office:value-type="string" calcext:value-type="string">
            <text:p><text:span text:style-name="T4">網溪國小申請</text:span>106<text:span text:style-name="T4">年附設幼兒園教學設備改善經費計畫案</text:span></text:p>
          </table:table-cell>
          <table:table-cell table:style-name="ce29" office:value-type="string" calcext:value-type="string">
            <text:p>網溪國小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網溪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登山營造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幸進</text:p>
          </table:table-cell>
          <table:table-cell table:style-name="ce20" office:value-type="string" calcext:value-type="string">
            <text:p><text:span text:style-name="T4">正義國小附設幼兒園走廊設施改善工程經費</text:span></text:p>
          </table:table-cell>
          <table:table-cell table:style-name="ce29" office:value-type="string" calcext:value-type="string">
            <text:p>正義國小</text:p>
          </table:table-cell>
          <table:table-cell table:number-columns-repeated="2" table:style-name="ce30" office:value-type="float" office:value="96" calcext:value-type="float">
            <text:p>96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正義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木匠室內裝修工作室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戴麗香</text:p>
          </table:table-cell>
          <table:table-cell table:style-name="ce20" office:value-type="string" calcext:value-type="string">
            <text:p><text:span text:style-name="T4">大崁國小附設幼兒園廚房改善工程經費</text:span></text:p>
          </table:table-cell>
          <table:table-cell table:style-name="ce29" office:value-type="string" calcext:value-type="string">
            <text:p>大崁國小</text:p>
          </table:table-cell>
          <table:table-cell table:style-name="ce30" office:value-type="float" office:value="300" calcext:value-type="float">
            <text:p>300 </text:p>
          </table:table-cell>
          <table:table-cell table:style-name="ce30" office:value-type="float" office:value="296" calcext:value-type="float">
            <text:p>296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大崁國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亨展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余典</text:p>
          </table:table-cell>
          <table:table-cell table:style-name="ce20" office:value-type="string" calcext:value-type="string">
            <text:p><text:span text:style-name="T4">蘆洲國小附設幼兒園出入通道改善工程經費</text:span></text:p>
          </table:table-cell>
          <table:table-cell table:style-name="ce29" office:value-type="string" calcext:value-type="string">
            <text:p>蘆洲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蘆洲國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宏旭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宇恩</text:p>
          </table:table-cell>
          <table:table-cell table:style-name="ce20" office:value-type="string" calcext:value-type="string">
            <text:p><text:span text:style-name="T4">中泰國小附設幼兒園</text:span>106<text:span text:style-name="T4">年教室空間暨寢室整建工程經費計畫案</text:span></text:p>
          </table:table-cell>
          <table:table-cell table:style-name="ce29" office:value-type="string" calcext:value-type="string">
            <text:p>中泰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泰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公化工程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宇恩</text:p>
          </table:table-cell>
          <table:table-cell table:style-name="ce20" office:value-type="string" calcext:value-type="string">
            <text:p><text:span text:style-name="T4">文化國小附設幼兒園</text:span>106<text:span text:style-name="T4">年購置冰箱及櫥櫃經費</text:span></text:p>
          </table:table-cell>
          <table:table-cell table:style-name="ce29" office:value-type="string" calcext:value-type="string">
            <text:p>文化國小</text:p>
          </table:table-cell>
          <table:table-cell table:style-name="ce30" office:value-type="float" office:value="85" calcext:value-type="float">
            <text:p>85 </text:p>
          </table:table-cell>
          <table:table-cell table:style-name="ce30" office:value-type="float" office:value="84" calcext:value-type="float">
            <text:p>84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文化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依德電器有限公司</text:p>
            <text:p>名晟歐化廚具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錦賢</text:p>
          </table:table-cell>
          <table:table-cell table:style-name="ce20" office:value-type="string" calcext:value-type="string">
            <text:p><text:span text:style-name="T4">興仁國小附設幼兒園</text:span>106<text:span text:style-name="T4">年購置冷氣空調經費計畫案</text:span></text:p>
          </table:table-cell>
          <table:table-cell table:style-name="ce29" office:value-type="string" calcext:value-type="string">
            <text:p>興仁國小</text:p>
          </table:table-cell>
          <table:table-cell table:style-name="ce30" office:value-type="float" office:value="140" calcext:value-type="float">
            <text:p>140 </text:p>
          </table:table-cell>
          <table:table-cell table:style-name="ce30" office:value-type="float" office:value="135" calcext:value-type="float">
            <text:p>13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興仁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台灣電器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葉偉</text:p>
          </table:table-cell>
          <table:table-cell table:style-name="ce20" office:value-type="string" calcext:value-type="string">
            <text:p><text:span text:style-name="T4">中泰國小附設幼兒園</text:span>106<text:span text:style-name="T4">年改善環境設備經費計畫案</text:span></text:p>
          </table:table-cell>
          <table:table-cell table:style-name="ce29" office:value-type="string" calcext:value-type="string">
            <text:p>中泰國小</text:p>
          </table:table-cell>
          <table:table-cell table:number-columns-repeated="2" table:style-name="ce30" office:value-type="float" office:value="50" calcext:value-type="float">
            <text:p>5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泰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朋翔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鄭金隆</text:p>
          </table:table-cell>
          <table:table-cell table:style-name="ce20" office:value-type="string" calcext:value-type="string">
            <text:p><text:span text:style-name="T4">三重國小附設幼兒園</text:span>106<text:span text:style-name="T4">年更新教具櫃、樂器、大型積木經費計畫案</text:span></text:p>
          </table:table-cell>
          <table:table-cell table:style-name="ce29" office:value-type="string" calcext:value-type="string">
            <text:p>三重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三重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微笑文化事業有限公司</text:p>
            <text:p>泓育國際有限公司</text:p>
            <text:p>信全幼教用品社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何博文</text:p>
          </table:table-cell>
          <table:table-cell table:style-name="ce20" office:value-type="string" calcext:value-type="string">
            <text:p><text:span text:style-name="T4">光復國小附設幼兒園</text:span>106<text:span text:style-name="T4">年購置身高體重計經費</text:span></text:p>
          </table:table-cell>
          <table:table-cell table:style-name="ce29" office:value-type="string" calcext:value-type="string">
            <text:p>光復國小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38" calcext:value-type="float">
            <text:p>38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光復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威震健康事業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林秀惠</text:p>
          </table:table-cell>
          <table:table-cell table:style-name="ce20" office:value-type="string" calcext:value-type="string">
            <text:p><text:span text:style-name="T4">復興國小附設幼兒園</text:span>106<text:span text:style-name="T4">年汰換冷氣空調經費計畫案</text:span></text:p>
          </table:table-cell>
          <table:table-cell table:style-name="ce29" office:value-type="string" calcext:value-type="string">
            <text:p>復興國小</text:p>
          </table:table-cell>
          <table:table-cell table:number-columns-repeated="2" table:style-name="ce30" office:value-type="float" office:value="220" calcext:value-type="float">
            <text:p>22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復興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祐倡電氣工程行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連斐璠</text:p>
          </table:table-cell>
          <table:table-cell table:style-name="ce20" office:value-type="string" calcext:value-type="string">
            <text:p><text:span text:style-name="T4">福和國中附設幼兒園</text:span>106<text:span text:style-name="T4">年體能地墊及遊具設備增設經費計畫案</text:span></text:p>
          </table:table-cell>
          <table:table-cell table:style-name="ce29" office:value-type="string" calcext:value-type="string">
            <text:p>福和國中</text:p>
          </table:table-cell>
          <table:table-cell table:style-name="ce30" office:value-type="float" office:value="100" calcext:value-type="float">
            <text:p>100 </text:p>
          </table:table-cell>
          <table:table-cell table:style-name="ce30" office:value-type="float" office:value="40" calcext:value-type="float">
            <text:p>4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福和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華森葳國際教育用品有限公司</text:p>
            <text:p>台灣學聯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上半年已公告</text:p>
          </table:table-cell>
          <table:table-cell table:style-name="ce58" office:value-type="string" calcext:value-type="string">
            <text:p>沒公告</text:p>
          </table:table-cell>
          <table:table-cell table:style-name="ce58" table:number-columns-repeated="2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鴻源</text:p>
          </table:table-cell>
          <table:table-cell table:style-name="ce20" office:value-type="string" calcext:value-type="string">
            <text:p><text:span text:style-name="T4">網溪國小申請</text:span>106<text:span text:style-name="T4">年度附設幼兒園暨運動教學設備改善經費計畫案</text:span></text:p>
          </table:table-cell>
          <table:table-cell table:style-name="ce29" office:value-type="string" calcext:value-type="string">
            <text:p>網溪國小</text:p>
          </table:table-cell>
          <table:table-cell table:number-columns-repeated="2" table:style-name="ce30" office:value-type="float" office:value="307" calcext:value-type="float">
            <text:p>307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網溪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登山營造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彭成龍</text:p>
          </table:table-cell>
          <table:table-cell table:style-name="ce20" office:value-type="string" calcext:value-type="string">
            <text:p><text:span text:style-name="T4">彭福國小申請</text:span>106<text:span text:style-name="T4">年度附設幼兒園活動教室視聽教學設備改善經費計畫案</text:span></text:p>
          </table:table-cell>
          <table:table-cell table:style-name="ce29" office:value-type="string" calcext:value-type="string">
            <text:p>彭福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彭福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精彩電腦股份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沈發惠</text:p>
          </table:table-cell>
          <table:table-cell table:style-name="ce20" office:value-type="string" calcext:value-type="string">
            <text:p><text:span text:style-name="T4">金美國小附設幼兒園</text:span>106<text:span text:style-name="T4">年教具及清潔衛生設備增設經費計畫案</text:span></text:p>
          </table:table-cell>
          <table:table-cell table:style-name="ce29" office:value-type="string" calcext:value-type="string">
            <text:p>金美國小</text:p>
          </table:table-cell>
          <table:table-cell table:style-name="ce30" office:value-type="float" office:value="151" calcext:value-type="float">
            <text:p>151 </text:p>
          </table:table-cell>
          <table:table-cell table:style-name="ce30" office:value-type="float" office:value="106" calcext:value-type="float">
            <text:p>106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金美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聖陶沙國際有限公司</text:p>
            <text:p>劼昕的店</text:p>
            <text:p>四圖商行</text:p>
            <text:p>裕輝電器行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葉偉</text:p>
          </table:table-cell>
          <table:table-cell table:style-name="ce20" office:value-type="string" calcext:value-type="string">
            <text:p><text:span text:style-name="T4">中泰國小附設幼兒園</text:span>106<text:span text:style-name="T4">年冰箱及櫃體設備改善經費計畫案</text:span></text:p>
          </table:table-cell>
          <table:table-cell table:style-name="ce29" office:value-type="string" calcext:value-type="string">
            <text:p>中泰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中泰國小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創時代有限公司</text:p>
            <text:p>千逸不鏽鋼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淑君</text:p>
          </table:table-cell>
          <table:table-cell table:style-name="ce20" office:value-type="string" calcext:value-type="string">
            <text:p><text:span text:style-name="T4">教學設施實施計畫－壁面人工彩繪、木書櫃、燈具、圖書</text:span></text:p>
          </table:table-cell>
          <table:table-cell table:style-name="ce29" office:value-type="string" calcext:value-type="string">
            <text:p>頭湖國小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頭湖國小</text:p>
          </table:table-cell>
          <table:table-cell table:style-name="ce27" office:value-type="string" calcext:value-type="string">
            <text:p>公開取得報價</text:p>
          </table:table-cell>
          <table:table-cell table:style-name="ce27" office:value-type="string" calcext:value-type="string">
            <text:p>澳亞室內裝修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10" office:value-type="string" calcext:value-type="string">
            <text:p>宋明宗</text:p>
          </table:table-cell>
          <table:table-cell table:style-name="ce22" office:value-type="string" calcext:value-type="string">
            <text:p><text:span text:style-name="T4">海洋閱讀角建置計畫</text:span></text:p>
          </table:table-cell>
          <table:table-cell table:style-name="ce24" office:value-type="string" calcext:value-type="string">
            <text:p>丹鳳國小</text:p>
          </table:table-cell>
          <table:table-cell table:number-columns-repeated="2" table:style-name="ce31" office:value-type="float" office:value="95" calcext:value-type="float">
            <text:p>95 </text:p>
          </table:table-cell>
          <table:table-cell table:style-name="ce18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10" office:value-type="string" calcext:value-type="string">
            <text:p>丹鳳國小</text:p>
          </table:table-cell>
          <table:table-cell table:style-name="ce15" office:value-type="string" calcext:value-type="string">
            <text:p>逕洽廠商</text:p>
          </table:table-cell>
          <table:table-cell table:style-name="ce15" office:value-type="string" calcext:value-type="string">
            <text:p>亼藝印刷藝術國際股份有限公司</text:p>
          </table:table-cell>
          <table:table-cell table:style-name="ce50" office:value-type="string" calcext:value-type="string">
            <text:p>V</text:p>
          </table:table-cell>
          <table:table-cell table:style-name="ce50"/>
          <table:table-cell table:style-name="ce57"/>
          <table:table-cell table:style-name="ce60" table:number-columns-repeated="3"/>
          <table:table-cell table:style-name="ce62"/>
          <table:table-cell table:style-name="ce63" table:number-columns-repeated="1008"/>
        </table:table-row>
        <table:table-row table:style-name="ro10">
          <table:table-cell table:style-name="ce5" office:value-type="string" calcext:value-type="string">
            <text:p>白珮茹</text:p>
          </table:table-cell>
          <table:table-cell table:style-name="ce20" office:value-type="string" calcext:value-type="string">
            <text:p><text:span text:style-name="T4">閱讀空間改善工程</text:span></text:p>
          </table:table-cell>
          <table:table-cell table:style-name="ce29" office:value-type="string" calcext:value-type="string">
            <text:p>東山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東山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法克工程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倩萍</text:p>
          </table:table-cell>
          <table:table-cell table:style-name="ce20" office:value-type="string" calcext:value-type="string">
            <text:p><text:span text:style-name="T4">國際教育閱讀角建置</text:span></text:p>
          </table:table-cell>
          <table:table-cell table:style-name="ce29" office:value-type="string" calcext:value-type="string">
            <text:p>正義國小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正義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亼藝印刷藝術國際股份有限公司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明堂</text:p>
          </table:table-cell>
          <table:table-cell table:style-name="ce20" office:value-type="string" calcext:value-type="string">
            <text:p><text:span text:style-name="T4">圖書館環境美化改善工程</text:span></text:p>
          </table:table-cell>
          <table:table-cell table:style-name="ce29" office:value-type="string" calcext:value-type="string">
            <text:p>興穀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興穀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澳亞室內裝修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6">
          <table:table-cell table:style-name="ce5" office:value-type="string" calcext:value-type="string">
            <text:p>李余典</text:p>
          </table:table-cell>
          <table:table-cell table:style-name="ce21" office:value-type="string" calcext:value-type="string" table:number-columns-spanned="1" table:number-rows-spanned="3">
            <text:p><text:span text:style-name="T4">微書館建置計畫</text:span></text:p>
          </table:table-cell>
          <table:table-cell table:style-name="ce25" office:value-type="string" calcext:value-type="string" table:number-columns-spanned="1" table:number-rows-spanned="3">
            <text:p>忠義國小</text:p>
          </table:table-cell>
          <table:table-cell table:style-name="ce30" office:value-type="float" office:value="180" calcext:value-type="float">
            <text:p>180 </text:p>
          </table:table-cell>
          <table:table-cell table:style-name="ce32" office:value-type="float" office:value="530" calcext:value-type="float" table:number-columns-spanned="1" table:number-rows-spanned="3">
            <text:p>530 </text:p>
          </table:table-cell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忠義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澳亞室內裝修有限公司</text:p>
          </table:table-cell>
          <table:table-cell table:style-name="ce47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蔡明堂</text:p>
          </table:table-cell>
          <table:covered-table-cell table:number-columns-repeated="2"/>
          <table:table-cell table:style-name="ce30" office:value-type="float" office:value="200" calcext:value-type="float">
            <text:p>200 </text:p>
          </table:table-cell>
          <table:covered-table-cell/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忠義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澳亞室內裝修有限公司</text:p>
          </table:table-cell>
          <table:table-cell table:style-name="ce47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李坤城</text:p>
          </table:table-cell>
          <table:covered-table-cell table:number-columns-repeated="2"/>
          <table:table-cell table:style-name="ce30" office:value-type="float" office:value="150" calcext:value-type="float">
            <text:p>150 </text:p>
          </table:table-cell>
          <table:covered-table-cell/>
          <table:table-cell table:style-name="ce14" office:value-type="string" calcext:value-type="string">
            <text:p>5M<text:span text:style-name="T4">建築及設備計畫</text:span>-5M2<text:span text:style-name="T4">營建及修建工程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忠義國小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澳亞室內裝修有限公司</text:p>
          </table:table-cell>
          <table:table-cell table:style-name="ce47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5" office:value-type="string" calcext:value-type="string">
            <text:p>陳永福</text:p>
          </table:table-cell>
          <table:table-cell table:style-name="ce20" office:value-type="string" calcext:value-type="string">
            <text:p><text:span text:style-name="T4">大豐國小</text:span>106<text:span text:style-name="T4">年度書法教育實施計畫－書法文化藝廊裝潢、展示櫃等設備</text:span>)</text:p>
          </table:table-cell>
          <table:table-cell table:style-name="ce29" office:value-type="string" calcext:value-type="string">
            <text:p>大豐國小</text:p>
          </table:table-cell>
          <table:table-cell table:number-columns-repeated="2" table:style-name="ce30" office:value-type="float" office:value="319" calcext:value-type="float">
            <text:p>319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大豐國小</text:p>
          </table:table-cell>
          <table:table-cell table:style-name="ce15" office:value-type="string" calcext:value-type="string">
            <text:p>公開取得企劃書</text:p>
          </table:table-cell>
          <table:table-cell table:style-name="ce27" office:value-type="string" calcext:value-type="string">
            <text:p>樸石設計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/>
          <table:table-cell table:style-name="ce58" office:value-type="string" calcext:value-type="string">
            <text:p>已修正</text:p>
          </table:table-cell>
          <table:table-cell table:style-name="ce58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>
            <text:p>廖筱清</text:p>
          </table:table-cell>
          <table:table-cell table:style-name="ce21" office:value-type="string" calcext:value-type="string">
            <text:p><text:span text:style-name="T4">坪林國小改善環境與教學設備－工程、教學課桌椅組</text:span>*6<text:span text:style-name="T4">、液晶顯示器</text:span>*1</text:p>
          </table:table-cell>
          <table:table-cell table:style-name="ce25" office:value-type="string" calcext:value-type="string">
            <text:p>坪林國小</text:p>
          </table:table-cell>
          <table:table-cell table:number-columns-repeated="2" table:style-name="ce30" office:value-type="float" office:value="60" calcext:value-type="float">
            <text:p>6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坪林國小</text:p>
          </table:table-cell>
          <table:table-cell table:style-name="ce27" office:value-type="string" calcext:value-type="string">
            <text:p>公開招標</text:p>
          </table:table-cell>
          <table:table-cell table:style-name="ce27" office:value-type="string" calcext:value-type="string">
            <text:p>上立文教有限公司</text:p>
          </table:table-cell>
          <table:table-cell table:style-name="ce41" office:value-type="string" calcext:value-type="string">
            <text:p>V</text:p>
          </table:table-cell>
          <table:table-cell table:style-name="ce41"/>
          <table:table-cell table:style-name="ce52"/>
          <table:table-cell table:style-name="ce58" table:number-columns-repeated="3"/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>
            <text:p>張瑞山</text:p>
          </table:table-cell>
          <table:table-cell table:style-name="ce25" office:value-type="string" calcext:value-type="string">
            <text:p>增設新住民學習中心設備及汰換冷氣機</text:p>
          </table:table-cell>
          <table:table-cell table:style-name="ce25" office:value-type="string" calcext:value-type="string">
            <text:p>漳和國中</text:p>
          </table:table-cell>
          <table:table-cell table:number-columns-repeated="2" table:style-name="ce30" office:value-type="float" office:value="61" calcext:value-type="float">
            <text:p>61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漳和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聲寶股份有限公司</text:p>
            <text:p>三麥機械股份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新增</text:p>
          </table:table-cell>
          <table:table-cell table:style-name="ce58"/>
          <table:table-cell table:number-columns-repeated="2" table:style-name="ce53" office:value-type="string" calcext:value-type="string">
            <text:p>新增</text:p>
          </table:table-cell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>
            <text:p>林銘仁</text:p>
          </table:table-cell>
          <table:table-cell table:style-name="ce21" office:value-type="string" calcext:value-type="string">
            <text:p><text:span text:style-name="T4">圖書館環境設施改善</text:span>—<text:span text:style-name="T4">窗型冷氣</text:span>*5<text:span text:style-name="T4">、一對一變頻冷氣</text:span>*4</text:p>
          </table:table-cell>
          <table:table-cell table:style-name="ce25" office:value-type="string" calcext:value-type="string">
            <text:p>介壽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介壽國小</text:p>
          </table:table-cell>
          <table:table-cell table:style-name="ce27" office:value-type="string" calcext:value-type="string">
            <text:p>共同供應契約</text:p>
          </table:table-cell>
          <table:table-cell table:style-name="ce27" office:value-type="string" calcext:value-type="string">
            <text:p>冠成家電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新增</text:p>
          </table:table-cell>
          <table:table-cell table:style-name="ce58"/>
          <table:table-cell table:number-columns-repeated="2" table:style-name="ce53" office:value-type="string" calcext:value-type="string">
            <text:p>新增</text:p>
          </table:table-cell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>
            <text:p>陳文治</text:p>
          </table:table-cell>
          <table:table-cell table:style-name="ce21" office:value-type="string" calcext:value-type="string">
            <text:p><text:span text:style-name="T4">數位鋼琴設備</text:span>—<text:span text:style-name="T4">數位鋼琴</text:span>*1</text:p>
          </table:table-cell>
          <table:table-cell table:style-name="ce25" office:value-type="string" calcext:value-type="string">
            <text:p>頭前國中</text:p>
          </table:table-cell>
          <table:table-cell table:number-columns-repeated="2" table:style-name="ce30" office:value-type="float" office:value="100" calcext:value-type="float">
            <text:p>100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頭前國中</text:p>
          </table:table-cell>
          <table:table-cell table:style-name="ce27" office:value-type="string" calcext:value-type="string">
            <text:p>逕洽廠商</text:p>
          </table:table-cell>
          <table:table-cell table:style-name="ce27" office:value-type="string" calcext:value-type="string">
            <text:p>佩姍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新增</text:p>
          </table:table-cell>
          <table:table-cell table:style-name="ce58"/>
          <table:table-cell table:number-columns-repeated="2" table:style-name="ce53" office:value-type="string" calcext:value-type="string">
            <text:p>新增</text:p>
          </table:table-cell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>
            <text:p>陳文治</text:p>
          </table:table-cell>
          <table:table-cell table:style-name="ce21" office:value-type="string" calcext:value-type="string">
            <text:p><text:span text:style-name="T4">國樂社大團樂器補助計畫</text:span>—23<text:span text:style-name="T4">吋定音鼓、</text:span>26<text:span text:style-name="T4">吋定音鼓、</text:span>32<text:span text:style-name="T4">吋定音鼓、中音加鍵嗩吶</text:span></text:p>
          </table:table-cell>
          <table:table-cell table:style-name="ce25" office:value-type="string" calcext:value-type="string">
            <text:p>新泰國中</text:p>
          </table:table-cell>
          <table:table-cell table:number-columns-repeated="2" table:style-name="ce30" office:value-type="float" office:value="995" calcext:value-type="float">
            <text:p>995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新泰國中</text:p>
          </table:table-cell>
          <table:table-cell table:style-name="ce27" office:value-type="string" calcext:value-type="string">
            <text:p>公開取得企劃書</text:p>
          </table:table-cell>
          <table:table-cell table:style-name="ce27" office:value-type="string" calcext:value-type="string">
            <text:p>長安樂器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新增</text:p>
          </table:table-cell>
          <table:table-cell table:style-name="ce58"/>
          <table:table-cell table:number-columns-repeated="2" table:style-name="ce53" office:value-type="string" calcext:value-type="string">
            <text:p>新增</text:p>
          </table:table-cell>
          <table:table-cell table:style-name="ce61"/>
          <table:table-cell table:number-columns-repeated="1008"/>
        </table:table-row>
        <table:table-row table:style-name="ro10">
          <table:table-cell table:style-name="ce6" office:value-type="string" calcext:value-type="string">
            <text:p>鄭戴麗香</text:p>
          </table:table-cell>
          <table:table-cell table:style-name="ce21" office:value-type="string" calcext:value-type="string">
            <text:p><text:span text:style-name="T4">會議室設備改善</text:span>—<text:span text:style-name="T4">會議桌更新修繕一式、擴大機</text:span>*1<text:span text:style-name="T4">、喇叭</text:span>*2</text:p>
          </table:table-cell>
          <table:table-cell table:style-name="ce25" office:value-type="string" calcext:value-type="string">
            <text:p>鄧公國小</text:p>
          </table:table-cell>
          <table:table-cell table:number-columns-repeated="2" table:style-name="ce30" office:value-type="float" office:value="108" calcext:value-type="float">
            <text:p>108 </text:p>
          </table:table-cell>
          <table:table-cell table:style-name="ce14" office:value-type="string" calcext:value-type="string">
            <text:p>5M<text:span text:style-name="T4">建築及設備計畫</text:span>-5M4<text:span text:style-name="T4">其他設備</text:span>-5-<text:span text:style-name="T4">購建固定資產、無形資產及非理財目的之長期投資</text:span></text:p>
          </table:table-cell>
          <table:table-cell table:style-name="ce5" office:value-type="string" calcext:value-type="string">
            <text:p>鄧公國小</text:p>
          </table:table-cell>
          <table:table-cell table:style-name="ce27" office:value-type="string" calcext:value-type="string">
            <text:p>逕洽廠商</text:p>
            <text:p>(分別採購)</text:p>
          </table:table-cell>
          <table:table-cell table:style-name="ce27" office:value-type="string" calcext:value-type="string">
            <text:p>信昇裝璜工程有限公司</text:p>
            <text:p>亙美有限公司</text:p>
          </table:table-cell>
          <table:table-cell table:style-name="ce41"/>
          <table:table-cell table:style-name="ce41" office:value-type="string" calcext:value-type="string">
            <text:p>V</text:p>
          </table:table-cell>
          <table:table-cell table:style-name="ce51" office:value-type="string" calcext:value-type="string">
            <text:p>新增</text:p>
          </table:table-cell>
          <table:table-cell table:style-name="ce58"/>
          <table:table-cell table:number-columns-repeated="2" table:style-name="ce53" office:value-type="string" calcext:value-type="string">
            <text:p>新增</text:p>
          </table:table-cell>
          <table:table-cell table:style-name="ce61"/>
          <table:table-cell table:number-columns-repeated="1008"/>
        </table:table-row>
        <table:table-row table:style-name="ro21">
          <table:table-cell table:style-name="ce12" office:value-type="string" calcext:value-type="string" table:number-columns-spanned="3" table:number-rows-spanned="1">
            <text:p><text:span text:style-name="T2">合</text:span>          <text:span text:style-name="T2">計</text:span></text:p>
          </table:table-cell>
          <table:covered-table-cell table:number-columns-repeated="2"/>
          <table:table-cell table:style-name="ce35" table:formula="of:=SUM([.D6:.D561])" office:value-type="float" office:value="105809" calcext:value-type="float">
            <text:p>105,809</text:p>
          </table:table-cell>
          <table:table-cell table:style-name="ce35" table:formula="of:=SUM([.E6:.E561])" office:value-type="float" office:value="102434.34" calcext:value-type="float">
            <text:p>102,434</text:p>
          </table:table-cell>
          <table:table-cell table:style-name="ce38" table:number-columns-spanned="4" table:number-rows-spanned="1"/>
          <table:covered-table-cell table:number-columns-repeated="3"/>
          <table:table-cell table:number-columns-repeated="1015"/>
        </table:table-row>
        <table:table-row table:style-name="ro22" table:number-rows-repeated="1048013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  <table:database-ranges>
        <table:database-range table:name="__Anonymous_Sheet_DB__0" table:target-range-address="10612議員建議事項.A5:10612議員建議事項.O56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新細明體" svg:font-family="新細明體"/>
    <style:font-face style:name="標楷體1" svg:font-family="標楷體"/>
    <style:font-face style:name="細明體1" svg:font-family="細明體"/>
    <style:font-face style:name="細明體" svg:font-family="細明體" style:font-family-generic="modern"/>
    <style:font-face style:name="標楷體" svg:font-family="標楷體" style:font-family-generic="scrip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loext:min-decimal-places="0" number:min-integer-digits="2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">
      <number:text>-</number:text>
      <number:number number:decimal-places="2" loext:min-decimal-places="2" number:min-integer-digits="1" number:grouping="true"/>
      <number:text> </number:text>
    </number:number-style>
    <number:number-style style:name="N140">
      <number:text> -</number:text>
      <number:number number:decimal-places="0" loext:min-decimal-places="0" number:min-integer-digits="2"/>
      <number:text> </number:text>
    </number:number-style>
    <number:number-style style:name="N142">
      <number:number number:decimal-places="0" loext:min-decimal-places="0" number:min-integer-digits="1"/>
      <number:text> </number:text>
    </number:number-style>
    <number:number-style style:name="N143">
      <number:text>-</number:text>
      <number:number number:decimal-places="0" loext:min-decimal-places="0" number:min-integer-digits="1"/>
      <number:text> </number:text>
    </number:number-style>
    <number:number-style style:name="N144P0" style:volatile="true">
      <number:number number:decimal-places="0" loext:min-decimal-places="0" number:min-integer-digits="1"/>
      <number:text> </number:text>
    </number:number-style>
    <number:number-style style:name="N144P1" style:volatile="true">
      <number:text>-</number:text>
      <number:number number:decimal-places="0" loext:min-decimal-places="0" number:min-integer-digits="1"/>
      <number:text> </number:text>
    </number:number-style>
    <number:number-style style:name="N144P2" style:volatile="true">
      <number:text> -</number:text>
      <number:number number:decimal-places="0" loext:min-decimal-places="0" number:min-integer-digits="2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空白備查簿" style:display-name="一般_空白備查簿" style:family="table-cell" style:parent-style-name="Default" style:data-style-name="N0">
      <style:table-cell-properties fo:background-color="transparent" style:vertical-align="automatic"/>
    </style:style>
    <style:style style:name="千分位" style:family="table-cell" style:parent-style-name="Default" style:data-style-name="N14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.99mm" fo:margin-bottom="10mm" fo:margin-left="14.99mm" fo:margin-right="14.99mm" style:print-page-order="ttb" style:first-page-number="continue" style:scale-to="85%" style:table-centering="horizontal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fo:color="#000000" style:font-name="Arial1" fo:font-size="12pt" style:font-name-asian="Arial1" style:font-size-asian="12pt" style:font-name-complex="Arial1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00/00/00</text:date>, <text:time style:data-style-name="N2" text:time-value="10:48:05.43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第<text:span text:style-name="MT1"> </text:span><text:span text:style-name="MT1"><text:page-number>1</text:page-number></text:span><text:span text:style-name="MT1"> </text:span>頁，共<text:span text:style-name="MT1"> </text:span><text:span text:style-name="MT1"><text:page-count>99</text:page-count></text:span><text:span text:style-name="MT1"> </text:span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initial-creator>郭鎮豪</meta:initial-creator>
    <meta:creation-date>2015-12-30T01:08:32Z</meta:creation-date>
    <dc:date>2018-02-23T10:53:35.892000000</dc:date>
    <meta:print-date>2018-02-23T02:42:30Z</meta:print-date>
    <meta:editing-duration>PT8M23S</meta:editing-duration>
    <meta:editing-cycles>4</meta:editing-cycles>
    <meta:document-statistic meta:table-count="1" meta:cell-count="5421" meta:object-count="0"/>
  </office:meta>
</office:document-meta>
</file>